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85mm"/>
    </style:style>
    <style:style style:name="co4" style:family="table-column">
      <style:table-column-properties fo:break-before="auto" style:column-width="48.82mm"/>
    </style:style>
    <style:style style:name="co5" style:family="table-column">
      <style:table-column-properties fo:break-before="auto" style:column-width="60.25mm"/>
    </style:style>
    <style:style style:name="co6" style:family="table-column">
      <style:table-column-properties fo:break-before="auto" style:column-width="49.92mm"/>
    </style:style>
    <style:style style:name="co7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nfig_no</text:p>
          </table:table-cell>
          <table:table-cell office:value-type="string" calcext:value-type="string">
            <text:p>embedding_no</text:p>
          </table:table-cell>
          <table:table-cell office:value-type="string" calcext:value-type="string">
            <text:p>lstm_no</text:p>
          </table:table-cell>
          <table:table-cell office:value-type="string" calcext:value-type="string">
            <text:p>lb_no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];&quot;.json&quot;)" office:value-type="string" office:string-value="cp template.json 0.json" calcext:value-type="string">
            <text:p>cp template.json 0.json</text:p>
          </table:table-cell>
          <table:table-cell table:formula="of:=CONCATENATE(&quot;sed -i 's/&quot;;[.$A$1];&quot;/&quot;;[.A2];&quot;/g' &quot;;[.A2];&quot;.json&quot;)" office:value-type="string" office:string-value="sed -i 's/config_no/0/g' 0.json" calcext:value-type="string">
            <text:p>sed -i 's/config_no/0/g' 0.json</text:p>
          </table:table-cell>
          <table:table-cell table:formula="of:=CONCATENATE(&quot;sed -i 's/&quot;;[.$B$1];&quot;/&quot;;[.B2];&quot;/g' &quot;;[.A2];&quot;.json&quot;)" office:value-type="string" office:string-value="sed -i 's/embedding_no/100/g' 0.json" calcext:value-type="string">
            <text:p>sed -i 's/embedding_no/100/g' 0.json</text:p>
          </table:table-cell>
          <table:table-cell table:formula="of:=CONCATENATE(&quot;sed -i 's/&quot;;[.$C$1];&quot;/&quot;;[.C2];&quot;/g' &quot;;[.A2];&quot;.json&quot;)" office:value-type="string" office:string-value="sed -i 's/lstm_no/100/g' 0.json" calcext:value-type="string">
            <text:p>sed -i 's/lstm_no/100/g' 0.json</text:p>
          </table:table-cell>
          <table:table-cell table:formula="of:=CONCATENATE(&quot;sed -i 's/&quot;;[.$D$1];&quot;/&quot;;[.D2];&quot;/g' &quot;;[.A2];&quot;.json&quot;)" office:value-type="string" office:string-value="sed -i 's/lb_no/2/g' 0.json" calcext:value-type="string">
            <text:p>sed -i 's/lb_no/2/g' 0.json</text:p>
          </table:table-cell>
          <table:table-cell table:formula="of:=CONCATENATE(&quot;echo 'python ../../../dlopt/tools/main.py --config config/&quot;;[.A2];&quot;.json --verbose=2' $&quot;)" office:value-type="string" office:string-value="echo 'python ../../../dlopt/tools/main.py --config config/0.json --verbose=2' $" calcext:value-type="string">
            <text:p>echo 'python ../../../dlopt/tools/main.py --config config/0.json --verbose=2' $</text:p>
          </table:table-cell>
          <table:table-cell table:formula="of:=CONCATENATE(&quot;python ../../../dlopt/tools/main.py --config config/&quot;;[.A2];&quot;.json --verbose=2&quot;)" office:value-type="string" office:string-value="python ../../../dlopt/tools/main.py --config config/0.json --verbose=2" calcext:value-type="string">
            <text:p>python ../../../dlopt/tools/main.py --config config/0.json --verbose=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3];&quot;.json&quot;)" office:value-type="string" office:string-value="cp template.json 1.json" calcext:value-type="string">
            <text:p>cp template.json 1.json</text:p>
          </table:table-cell>
          <table:table-cell table:formula="of:=CONCATENATE(&quot;sed -i 's/&quot;;[.$A$1];&quot;/&quot;;[.A3];&quot;/g' &quot;;[.A3];&quot;.json&quot;)" office:value-type="string" office:string-value="sed -i 's/config_no/1/g' 1.json" calcext:value-type="string">
            <text:p>sed -i 's/config_no/1/g' 1.json</text:p>
          </table:table-cell>
          <table:table-cell table:formula="of:=CONCATENATE(&quot;sed -i 's/&quot;;[.$B$1];&quot;/&quot;;[.B3];&quot;/g' &quot;;[.A3];&quot;.json&quot;)" office:value-type="string" office:string-value="sed -i 's/embedding_no/100/g' 1.json" calcext:value-type="string">
            <text:p>sed -i 's/embedding_no/100/g' 1.json</text:p>
          </table:table-cell>
          <table:table-cell table:formula="of:=CONCATENATE(&quot;sed -i 's/&quot;;[.$C$1];&quot;/&quot;;[.C3];&quot;/g' &quot;;[.A3];&quot;.json&quot;)" office:value-type="string" office:string-value="sed -i 's/lstm_no/100/g' 1.json" calcext:value-type="string">
            <text:p>sed -i 's/lstm_no/100/g' 1.json</text:p>
          </table:table-cell>
          <table:table-cell table:formula="of:=CONCATENATE(&quot;sed -i 's/&quot;;[.$D$1];&quot;/&quot;;[.D3];&quot;/g' &quot;;[.A3];&quot;.json&quot;)" office:value-type="string" office:string-value="sed -i 's/lb_no/5/g' 1.json" calcext:value-type="string">
            <text:p>sed -i 's/lb_no/5/g' 1.json</text:p>
          </table:table-cell>
          <table:table-cell table:formula="of:=CONCATENATE(&quot;echo 'python ../../../dlopt/tools/main.py --config config/&quot;;[.A3];&quot;.json --verbose=2' $&quot;)" office:value-type="string" office:string-value="echo 'python ../../../dlopt/tools/main.py --config config/1.json --verbose=2' $" calcext:value-type="string">
            <text:p>echo 'python ../../../dlopt/tools/main.py --config config/1.json --verbose=2' $</text:p>
          </table:table-cell>
          <table:table-cell table:formula="of:=CONCATENATE(&quot;python ../../../dlopt/tools/main.py --config config/&quot;;[.A3];&quot;.json --verbose=2&quot;)" office:value-type="string" office:string-value="python ../../../dlopt/tools/main.py --config config/1.json --verbose=2" calcext:value-type="string">
            <text:p>python ../../../dlopt/tools/main.py --config config/1.json --verbose=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4];&quot;.json&quot;)" office:value-type="string" office:string-value="cp template.json 2.json" calcext:value-type="string">
            <text:p>cp template.json 2.json</text:p>
          </table:table-cell>
          <table:table-cell table:formula="of:=CONCATENATE(&quot;sed -i 's/&quot;;[.$A$1];&quot;/&quot;;[.A4];&quot;/g' &quot;;[.A4];&quot;.json&quot;)" office:value-type="string" office:string-value="sed -i 's/config_no/2/g' 2.json" calcext:value-type="string">
            <text:p>sed -i 's/config_no/2/g' 2.json</text:p>
          </table:table-cell>
          <table:table-cell table:formula="of:=CONCATENATE(&quot;sed -i 's/&quot;;[.$B$1];&quot;/&quot;;[.B4];&quot;/g' &quot;;[.A4];&quot;.json&quot;)" office:value-type="string" office:string-value="sed -i 's/embedding_no/100/g' 2.json" calcext:value-type="string">
            <text:p>sed -i 's/embedding_no/100/g' 2.json</text:p>
          </table:table-cell>
          <table:table-cell table:formula="of:=CONCATENATE(&quot;sed -i 's/&quot;;[.$C$1];&quot;/&quot;;[.C4];&quot;/g' &quot;;[.A4];&quot;.json&quot;)" office:value-type="string" office:string-value="sed -i 's/lstm_no/100/g' 2.json" calcext:value-type="string">
            <text:p>sed -i 's/lstm_no/100/g' 2.json</text:p>
          </table:table-cell>
          <table:table-cell table:formula="of:=CONCATENATE(&quot;sed -i 's/&quot;;[.$D$1];&quot;/&quot;;[.D4];&quot;/g' &quot;;[.A4];&quot;.json&quot;)" office:value-type="string" office:string-value="sed -i 's/lb_no/10/g' 2.json" calcext:value-type="string">
            <text:p>sed -i 's/lb_no/10/g' 2.json</text:p>
          </table:table-cell>
          <table:table-cell table:formula="of:=CONCATENATE(&quot;echo 'python ../../../dlopt/tools/main.py --config config/&quot;;[.A4];&quot;.json --verbose=2' $&quot;)" office:value-type="string" office:string-value="echo 'python ../../../dlopt/tools/main.py --config config/2.json --verbose=2' $" calcext:value-type="string">
            <text:p>echo 'python ../../../dlopt/tools/main.py --config config/2.json --verbose=2' $</text:p>
          </table:table-cell>
          <table:table-cell table:formula="of:=CONCATENATE(&quot;python ../../../dlopt/tools/main.py --config config/&quot;;[.A4];&quot;.json --verbose=2&quot;)" office:value-type="string" office:string-value="python ../../../dlopt/tools/main.py --config config/2.json --verbose=2" calcext:value-type="string">
            <text:p>python ../../../dlopt/tools/main.py --config config/2.json --verbose=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5];&quot;.json&quot;)" office:value-type="string" office:string-value="cp template.json 3.json" calcext:value-type="string">
            <text:p>cp template.json 3.json</text:p>
          </table:table-cell>
          <table:table-cell table:formula="of:=CONCATENATE(&quot;sed -i 's/&quot;;[.$A$1];&quot;/&quot;;[.A5];&quot;/g' &quot;;[.A5];&quot;.json&quot;)" office:value-type="string" office:string-value="sed -i 's/config_no/3/g' 3.json" calcext:value-type="string">
            <text:p>sed -i 's/config_no/3/g' 3.json</text:p>
          </table:table-cell>
          <table:table-cell table:formula="of:=CONCATENATE(&quot;sed -i 's/&quot;;[.$B$1];&quot;/&quot;;[.B5];&quot;/g' &quot;;[.A5];&quot;.json&quot;)" office:value-type="string" office:string-value="sed -i 's/embedding_no/100/g' 3.json" calcext:value-type="string">
            <text:p>sed -i 's/embedding_no/100/g' 3.json</text:p>
          </table:table-cell>
          <table:table-cell table:formula="of:=CONCATENATE(&quot;sed -i 's/&quot;;[.$C$1];&quot;/&quot;;[.C5];&quot;/g' &quot;;[.A5];&quot;.json&quot;)" office:value-type="string" office:string-value="sed -i 's/lstm_no/100/g' 3.json" calcext:value-type="string">
            <text:p>sed -i 's/lstm_no/100/g' 3.json</text:p>
          </table:table-cell>
          <table:table-cell table:formula="of:=CONCATENATE(&quot;sed -i 's/&quot;;[.$D$1];&quot;/&quot;;[.D5];&quot;/g' &quot;;[.A5];&quot;.json&quot;)" office:value-type="string" office:string-value="sed -i 's/lb_no/15/g' 3.json" calcext:value-type="string">
            <text:p>sed -i 's/lb_no/15/g' 3.json</text:p>
          </table:table-cell>
          <table:table-cell table:formula="of:=CONCATENATE(&quot;echo 'python ../../../dlopt/tools/main.py --config config/&quot;;[.A5];&quot;.json --verbose=2' $&quot;)" office:value-type="string" office:string-value="echo 'python ../../../dlopt/tools/main.py --config config/3.json --verbose=2' $" calcext:value-type="string">
            <text:p>echo 'python ../../../dlopt/tools/main.py --config config/3.json --verbose=2' $</text:p>
          </table:table-cell>
          <table:table-cell table:formula="of:=CONCATENATE(&quot;python ../../../dlopt/tools/main.py --config config/&quot;;[.A5];&quot;.json --verbose=2&quot;)" office:value-type="string" office:string-value="python ../../../dlopt/tools/main.py --config config/3.json --verbose=2" calcext:value-type="string">
            <text:p>python ../../../dlopt/tools/main.py --config config/3.json --verbose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6];&quot;.json&quot;)" office:value-type="string" office:string-value="cp template.json 4.json" calcext:value-type="string">
            <text:p>cp template.json 4.json</text:p>
          </table:table-cell>
          <table:table-cell table:formula="of:=CONCATENATE(&quot;sed -i 's/&quot;;[.$A$1];&quot;/&quot;;[.A6];&quot;/g' &quot;;[.A6];&quot;.json&quot;)" office:value-type="string" office:string-value="sed -i 's/config_no/4/g' 4.json" calcext:value-type="string">
            <text:p>sed -i 's/config_no/4/g' 4.json</text:p>
          </table:table-cell>
          <table:table-cell table:formula="of:=CONCATENATE(&quot;sed -i 's/&quot;;[.$B$1];&quot;/&quot;;[.B6];&quot;/g' &quot;;[.A6];&quot;.json&quot;)" office:value-type="string" office:string-value="sed -i 's/embedding_no/100/g' 4.json" calcext:value-type="string">
            <text:p>sed -i 's/embedding_no/100/g' 4.json</text:p>
          </table:table-cell>
          <table:table-cell table:formula="of:=CONCATENATE(&quot;sed -i 's/&quot;;[.$C$1];&quot;/&quot;;[.C6];&quot;/g' &quot;;[.A6];&quot;.json&quot;)" office:value-type="string" office:string-value="sed -i 's/lstm_no/100/g' 4.json" calcext:value-type="string">
            <text:p>sed -i 's/lstm_no/100/g' 4.json</text:p>
          </table:table-cell>
          <table:table-cell table:formula="of:=CONCATENATE(&quot;sed -i 's/&quot;;[.$D$1];&quot;/&quot;;[.D6];&quot;/g' &quot;;[.A6];&quot;.json&quot;)" office:value-type="string" office:string-value="sed -i 's/lb_no/20/g' 4.json" calcext:value-type="string">
            <text:p>sed -i 's/lb_no/20/g' 4.json</text:p>
          </table:table-cell>
          <table:table-cell table:formula="of:=CONCATENATE(&quot;echo 'python ../../../dlopt/tools/main.py --config config/&quot;;[.A6];&quot;.json --verbose=2' $&quot;)" office:value-type="string" office:string-value="echo 'python ../../../dlopt/tools/main.py --config config/4.json --verbose=2' $" calcext:value-type="string">
            <text:p>echo 'python ../../../dlopt/tools/main.py --config config/4.json --verbose=2' $</text:p>
          </table:table-cell>
          <table:table-cell table:formula="of:=CONCATENATE(&quot;python ../../../dlopt/tools/main.py --config config/&quot;;[.A6];&quot;.json --verbose=2&quot;)" office:value-type="string" office:string-value="python ../../../dlopt/tools/main.py --config config/4.json --verbose=2" calcext:value-type="string">
            <text:p>python ../../../dlopt/tools/main.py --config config/4.json --verbose=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7];&quot;.json&quot;)" office:value-type="string" office:string-value="cp template.json 5.json" calcext:value-type="string">
            <text:p>cp template.json 5.json</text:p>
          </table:table-cell>
          <table:table-cell table:formula="of:=CONCATENATE(&quot;sed -i 's/&quot;;[.$A$1];&quot;/&quot;;[.A7];&quot;/g' &quot;;[.A7];&quot;.json&quot;)" office:value-type="string" office:string-value="sed -i 's/config_no/5/g' 5.json" calcext:value-type="string">
            <text:p>sed -i 's/config_no/5/g' 5.json</text:p>
          </table:table-cell>
          <table:table-cell table:formula="of:=CONCATENATE(&quot;sed -i 's/&quot;;[.$B$1];&quot;/&quot;;[.B7];&quot;/g' &quot;;[.A7];&quot;.json&quot;)" office:value-type="string" office:string-value="sed -i 's/embedding_no/100/g' 5.json" calcext:value-type="string">
            <text:p>sed -i 's/embedding_no/100/g' 5.json</text:p>
          </table:table-cell>
          <table:table-cell table:formula="of:=CONCATENATE(&quot;sed -i 's/&quot;;[.$C$1];&quot;/&quot;;[.C7];&quot;/g' &quot;;[.A7];&quot;.json&quot;)" office:value-type="string" office:string-value="sed -i 's/lstm_no/100/g' 5.json" calcext:value-type="string">
            <text:p>sed -i 's/lstm_no/100/g' 5.json</text:p>
          </table:table-cell>
          <table:table-cell table:formula="of:=CONCATENATE(&quot;sed -i 's/&quot;;[.$D$1];&quot;/&quot;;[.D7];&quot;/g' &quot;;[.A7];&quot;.json&quot;)" office:value-type="string" office:string-value="sed -i 's/lb_no/25/g' 5.json" calcext:value-type="string">
            <text:p>sed -i 's/lb_no/25/g' 5.json</text:p>
          </table:table-cell>
          <table:table-cell table:formula="of:=CONCATENATE(&quot;echo 'python ../../../dlopt/tools/main.py --config config/&quot;;[.A7];&quot;.json --verbose=2' $&quot;)" office:value-type="string" office:string-value="echo 'python ../../../dlopt/tools/main.py --config config/5.json --verbose=2' $" calcext:value-type="string">
            <text:p>echo 'python ../../../dlopt/tools/main.py --config config/5.json --verbose=2' $</text:p>
          </table:table-cell>
          <table:table-cell table:formula="of:=CONCATENATE(&quot;python ../../../dlopt/tools/main.py --config config/&quot;;[.A7];&quot;.json --verbose=2&quot;)" office:value-type="string" office:string-value="python ../../../dlopt/tools/main.py --config config/5.json --verbose=2" calcext:value-type="string">
            <text:p>python ../../../dlopt/tools/main.py --config config/5.json --verbose=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8];&quot;.json&quot;)" office:value-type="string" office:string-value="cp template.json 6.json" calcext:value-type="string">
            <text:p>cp template.json 6.json</text:p>
          </table:table-cell>
          <table:table-cell table:formula="of:=CONCATENATE(&quot;sed -i 's/&quot;;[.$A$1];&quot;/&quot;;[.A8];&quot;/g' &quot;;[.A8];&quot;.json&quot;)" office:value-type="string" office:string-value="sed -i 's/config_no/6/g' 6.json" calcext:value-type="string">
            <text:p>sed -i 's/config_no/6/g' 6.json</text:p>
          </table:table-cell>
          <table:table-cell table:formula="of:=CONCATENATE(&quot;sed -i 's/&quot;;[.$B$1];&quot;/&quot;;[.B8];&quot;/g' &quot;;[.A8];&quot;.json&quot;)" office:value-type="string" office:string-value="sed -i 's/embedding_no/100/g' 6.json" calcext:value-type="string">
            <text:p>sed -i 's/embedding_no/100/g' 6.json</text:p>
          </table:table-cell>
          <table:table-cell table:formula="of:=CONCATENATE(&quot;sed -i 's/&quot;;[.$C$1];&quot;/&quot;;[.C8];&quot;/g' &quot;;[.A8];&quot;.json&quot;)" office:value-type="string" office:string-value="sed -i 's/lstm_no/100/g' 6.json" calcext:value-type="string">
            <text:p>sed -i 's/lstm_no/100/g' 6.json</text:p>
          </table:table-cell>
          <table:table-cell table:formula="of:=CONCATENATE(&quot;sed -i 's/&quot;;[.$D$1];&quot;/&quot;;[.D8];&quot;/g' &quot;;[.A8];&quot;.json&quot;)" office:value-type="string" office:string-value="sed -i 's/lb_no/30/g' 6.json" calcext:value-type="string">
            <text:p>sed -i 's/lb_no/30/g' 6.json</text:p>
          </table:table-cell>
          <table:table-cell table:formula="of:=CONCATENATE(&quot;echo 'python ../../../dlopt/tools/main.py --config config/&quot;;[.A8];&quot;.json --verbose=2' $&quot;)" office:value-type="string" office:string-value="echo 'python ../../../dlopt/tools/main.py --config config/6.json --verbose=2' $" calcext:value-type="string">
            <text:p>echo 'python ../../../dlopt/tools/main.py --config config/6.json --verbose=2' $</text:p>
          </table:table-cell>
          <table:table-cell table:formula="of:=CONCATENATE(&quot;python ../../../dlopt/tools/main.py --config config/&quot;;[.A8];&quot;.json --verbose=2&quot;)" office:value-type="string" office:string-value="python ../../../dlopt/tools/main.py --config config/6.json --verbose=2" calcext:value-type="string">
            <text:p>python ../../../dlopt/tools/main.py --config config/6.json --verbose=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100" calcext:value-type="float">
            <text:p>100</text:p>
          </table:table-cell>
          <table:table-cell table:formula="of:=[.C8]+50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9];&quot;.json&quot;)" office:value-type="string" office:string-value="cp template.json 7.json" calcext:value-type="string">
            <text:p>cp template.json 7.json</text:p>
          </table:table-cell>
          <table:table-cell table:formula="of:=CONCATENATE(&quot;sed -i 's/&quot;;[.$A$1];&quot;/&quot;;[.A9];&quot;/g' &quot;;[.A9];&quot;.json&quot;)" office:value-type="string" office:string-value="sed -i 's/config_no/7/g' 7.json" calcext:value-type="string">
            <text:p>sed -i 's/config_no/7/g' 7.json</text:p>
          </table:table-cell>
          <table:table-cell table:formula="of:=CONCATENATE(&quot;sed -i 's/&quot;;[.$B$1];&quot;/&quot;;[.B9];&quot;/g' &quot;;[.A9];&quot;.json&quot;)" office:value-type="string" office:string-value="sed -i 's/embedding_no/100/g' 7.json" calcext:value-type="string">
            <text:p>sed -i 's/embedding_no/100/g' 7.json</text:p>
          </table:table-cell>
          <table:table-cell table:formula="of:=CONCATENATE(&quot;sed -i 's/&quot;;[.$C$1];&quot;/&quot;;[.C9];&quot;/g' &quot;;[.A9];&quot;.json&quot;)" office:value-type="string" office:string-value="sed -i 's/lstm_no/150/g' 7.json" calcext:value-type="string">
            <text:p>sed -i 's/lstm_no/150/g' 7.json</text:p>
          </table:table-cell>
          <table:table-cell table:formula="of:=CONCATENATE(&quot;sed -i 's/&quot;;[.$D$1];&quot;/&quot;;[.D9];&quot;/g' &quot;;[.A9];&quot;.json&quot;)" office:value-type="string" office:string-value="sed -i 's/lb_no/2/g' 7.json" calcext:value-type="string">
            <text:p>sed -i 's/lb_no/2/g' 7.json</text:p>
          </table:table-cell>
          <table:table-cell table:formula="of:=CONCATENATE(&quot;echo 'python ../../../dlopt/tools/main.py --config config/&quot;;[.A9];&quot;.json --verbose=2' $&quot;)" office:value-type="string" office:string-value="echo 'python ../../../dlopt/tools/main.py --config config/7.json --verbose=2' $" calcext:value-type="string">
            <text:p>echo 'python ../../../dlopt/tools/main.py --config config/7.json --verbose=2' $</text:p>
          </table:table-cell>
          <table:table-cell table:formula="of:=CONCATENATE(&quot;python ../../../dlopt/tools/main.py --config config/&quot;;[.A9];&quot;.json --verbose=2&quot;)" office:value-type="string" office:string-value="python ../../../dlopt/tools/main.py --config config/7.json --verbose=2" calcext:value-type="string">
            <text:p>python ../../../dlopt/tools/main.py --config config/7.json --verbose=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100" calcext:value-type="float">
            <text:p>100</text:p>
          </table:table-cell>
          <table:table-cell table:formula="of:=[.C9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0];&quot;.json&quot;)" office:value-type="string" office:string-value="cp template.json 8.json" calcext:value-type="string">
            <text:p>cp template.json 8.json</text:p>
          </table:table-cell>
          <table:table-cell table:formula="of:=CONCATENATE(&quot;sed -i 's/&quot;;[.$A$1];&quot;/&quot;;[.A10];&quot;/g' &quot;;[.A10];&quot;.json&quot;)" office:value-type="string" office:string-value="sed -i 's/config_no/8/g' 8.json" calcext:value-type="string">
            <text:p>sed -i 's/config_no/8/g' 8.json</text:p>
          </table:table-cell>
          <table:table-cell table:formula="of:=CONCATENATE(&quot;sed -i 's/&quot;;[.$B$1];&quot;/&quot;;[.B10];&quot;/g' &quot;;[.A10];&quot;.json&quot;)" office:value-type="string" office:string-value="sed -i 's/embedding_no/100/g' 8.json" calcext:value-type="string">
            <text:p>sed -i 's/embedding_no/100/g' 8.json</text:p>
          </table:table-cell>
          <table:table-cell table:formula="of:=CONCATENATE(&quot;sed -i 's/&quot;;[.$C$1];&quot;/&quot;;[.C10];&quot;/g' &quot;;[.A10];&quot;.json&quot;)" office:value-type="string" office:string-value="sed -i 's/lstm_no/150/g' 8.json" calcext:value-type="string">
            <text:p>sed -i 's/lstm_no/150/g' 8.json</text:p>
          </table:table-cell>
          <table:table-cell table:formula="of:=CONCATENATE(&quot;sed -i 's/&quot;;[.$D$1];&quot;/&quot;;[.D10];&quot;/g' &quot;;[.A10];&quot;.json&quot;)" office:value-type="string" office:string-value="sed -i 's/lb_no/5/g' 8.json" calcext:value-type="string">
            <text:p>sed -i 's/lb_no/5/g' 8.json</text:p>
          </table:table-cell>
          <table:table-cell table:formula="of:=CONCATENATE(&quot;echo 'python ../../../dlopt/tools/main.py --config config/&quot;;[.A10];&quot;.json --verbose=2' $&quot;)" office:value-type="string" office:string-value="echo 'python ../../../dlopt/tools/main.py --config config/8.json --verbose=2' $" calcext:value-type="string">
            <text:p>echo 'python ../../../dlopt/tools/main.py --config config/8.json --verbose=2' $</text:p>
          </table:table-cell>
          <table:table-cell table:formula="of:=CONCATENATE(&quot;python ../../../dlopt/tools/main.py --config config/&quot;;[.A10];&quot;.json --verbose=2&quot;)" office:value-type="string" office:string-value="python ../../../dlopt/tools/main.py --config config/8.json --verbose=2" calcext:value-type="string">
            <text:p>python ../../../dlopt/tools/main.py --config config/8.json --verbose=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100" calcext:value-type="float">
            <text:p>100</text:p>
          </table:table-cell>
          <table:table-cell table:formula="of:=[.C10]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1];&quot;.json&quot;)" office:value-type="string" office:string-value="cp template.json 9.json" calcext:value-type="string">
            <text:p>cp template.json 9.json</text:p>
          </table:table-cell>
          <table:table-cell table:formula="of:=CONCATENATE(&quot;sed -i 's/&quot;;[.$A$1];&quot;/&quot;;[.A11];&quot;/g' &quot;;[.A11];&quot;.json&quot;)" office:value-type="string" office:string-value="sed -i 's/config_no/9/g' 9.json" calcext:value-type="string">
            <text:p>sed -i 's/config_no/9/g' 9.json</text:p>
          </table:table-cell>
          <table:table-cell table:formula="of:=CONCATENATE(&quot;sed -i 's/&quot;;[.$B$1];&quot;/&quot;;[.B11];&quot;/g' &quot;;[.A11];&quot;.json&quot;)" office:value-type="string" office:string-value="sed -i 's/embedding_no/100/g' 9.json" calcext:value-type="string">
            <text:p>sed -i 's/embedding_no/100/g' 9.json</text:p>
          </table:table-cell>
          <table:table-cell table:formula="of:=CONCATENATE(&quot;sed -i 's/&quot;;[.$C$1];&quot;/&quot;;[.C11];&quot;/g' &quot;;[.A11];&quot;.json&quot;)" office:value-type="string" office:string-value="sed -i 's/lstm_no/150/g' 9.json" calcext:value-type="string">
            <text:p>sed -i 's/lstm_no/150/g' 9.json</text:p>
          </table:table-cell>
          <table:table-cell table:formula="of:=CONCATENATE(&quot;sed -i 's/&quot;;[.$D$1];&quot;/&quot;;[.D11];&quot;/g' &quot;;[.A11];&quot;.json&quot;)" office:value-type="string" office:string-value="sed -i 's/lb_no/10/g' 9.json" calcext:value-type="string">
            <text:p>sed -i 's/lb_no/10/g' 9.json</text:p>
          </table:table-cell>
          <table:table-cell table:formula="of:=CONCATENATE(&quot;echo 'python ../../../dlopt/tools/main.py --config config/&quot;;[.A11];&quot;.json --verbose=2' $&quot;)" office:value-type="string" office:string-value="echo 'python ../../../dlopt/tools/main.py --config config/9.json --verbose=2' $" calcext:value-type="string">
            <text:p>echo 'python ../../../dlopt/tools/main.py --config config/9.json --verbose=2' $</text:p>
          </table:table-cell>
          <table:table-cell table:formula="of:=CONCATENATE(&quot;python ../../../dlopt/tools/main.py --config config/&quot;;[.A11];&quot;.json --verbose=2&quot;)" office:value-type="string" office:string-value="python ../../../dlopt/tools/main.py --config config/9.json --verbose=2" calcext:value-type="string">
            <text:p>python ../../../dlopt/tools/main.py --config config/9.json --verbose=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100" calcext:value-type="float">
            <text:p>100</text:p>
          </table:table-cell>
          <table:table-cell table:formula="of:=[.C11]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2];&quot;.json&quot;)" office:value-type="string" office:string-value="cp template.json 10.json" calcext:value-type="string">
            <text:p>cp template.json 10.json</text:p>
          </table:table-cell>
          <table:table-cell table:formula="of:=CONCATENATE(&quot;sed -i 's/&quot;;[.$A$1];&quot;/&quot;;[.A12];&quot;/g' &quot;;[.A12];&quot;.json&quot;)" office:value-type="string" office:string-value="sed -i 's/config_no/10/g' 10.json" calcext:value-type="string">
            <text:p>sed -i 's/config_no/10/g' 10.json</text:p>
          </table:table-cell>
          <table:table-cell table:formula="of:=CONCATENATE(&quot;sed -i 's/&quot;;[.$B$1];&quot;/&quot;;[.B12];&quot;/g' &quot;;[.A12];&quot;.json&quot;)" office:value-type="string" office:string-value="sed -i 's/embedding_no/100/g' 10.json" calcext:value-type="string">
            <text:p>sed -i 's/embedding_no/100/g' 10.json</text:p>
          </table:table-cell>
          <table:table-cell table:formula="of:=CONCATENATE(&quot;sed -i 's/&quot;;[.$C$1];&quot;/&quot;;[.C12];&quot;/g' &quot;;[.A12];&quot;.json&quot;)" office:value-type="string" office:string-value="sed -i 's/lstm_no/150/g' 10.json" calcext:value-type="string">
            <text:p>sed -i 's/lstm_no/150/g' 10.json</text:p>
          </table:table-cell>
          <table:table-cell table:formula="of:=CONCATENATE(&quot;sed -i 's/&quot;;[.$D$1];&quot;/&quot;;[.D12];&quot;/g' &quot;;[.A12];&quot;.json&quot;)" office:value-type="string" office:string-value="sed -i 's/lb_no/15/g' 10.json" calcext:value-type="string">
            <text:p>sed -i 's/lb_no/15/g' 10.json</text:p>
          </table:table-cell>
          <table:table-cell table:formula="of:=CONCATENATE(&quot;echo 'python ../../../dlopt/tools/main.py --config config/&quot;;[.A12];&quot;.json --verbose=2' $&quot;)" office:value-type="string" office:string-value="echo 'python ../../../dlopt/tools/main.py --config config/10.json --verbose=2' $" calcext:value-type="string">
            <text:p>echo 'python ../../../dlopt/tools/main.py --config config/10.json --verbose=2' $</text:p>
          </table:table-cell>
          <table:table-cell table:formula="of:=CONCATENATE(&quot;python ../../../dlopt/tools/main.py --config config/&quot;;[.A12];&quot;.json --verbose=2&quot;)" office:value-type="string" office:string-value="python ../../../dlopt/tools/main.py --config config/10.json --verbose=2" calcext:value-type="string">
            <text:p>python ../../../dlopt/tools/main.py --config config/10.json --verbose=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100" calcext:value-type="float">
            <text:p>100</text:p>
          </table:table-cell>
          <table:table-cell table:formula="of:=[.C12]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3];&quot;.json&quot;)" office:value-type="string" office:string-value="cp template.json 11.json" calcext:value-type="string">
            <text:p>cp template.json 11.json</text:p>
          </table:table-cell>
          <table:table-cell table:formula="of:=CONCATENATE(&quot;sed -i 's/&quot;;[.$A$1];&quot;/&quot;;[.A13];&quot;/g' &quot;;[.A13];&quot;.json&quot;)" office:value-type="string" office:string-value="sed -i 's/config_no/11/g' 11.json" calcext:value-type="string">
            <text:p>sed -i 's/config_no/11/g' 11.json</text:p>
          </table:table-cell>
          <table:table-cell table:formula="of:=CONCATENATE(&quot;sed -i 's/&quot;;[.$B$1];&quot;/&quot;;[.B13];&quot;/g' &quot;;[.A13];&quot;.json&quot;)" office:value-type="string" office:string-value="sed -i 's/embedding_no/100/g' 11.json" calcext:value-type="string">
            <text:p>sed -i 's/embedding_no/100/g' 11.json</text:p>
          </table:table-cell>
          <table:table-cell table:formula="of:=CONCATENATE(&quot;sed -i 's/&quot;;[.$C$1];&quot;/&quot;;[.C13];&quot;/g' &quot;;[.A13];&quot;.json&quot;)" office:value-type="string" office:string-value="sed -i 's/lstm_no/150/g' 11.json" calcext:value-type="string">
            <text:p>sed -i 's/lstm_no/150/g' 11.json</text:p>
          </table:table-cell>
          <table:table-cell table:formula="of:=CONCATENATE(&quot;sed -i 's/&quot;;[.$D$1];&quot;/&quot;;[.D13];&quot;/g' &quot;;[.A13];&quot;.json&quot;)" office:value-type="string" office:string-value="sed -i 's/lb_no/20/g' 11.json" calcext:value-type="string">
            <text:p>sed -i 's/lb_no/20/g' 11.json</text:p>
          </table:table-cell>
          <table:table-cell table:formula="of:=CONCATENATE(&quot;echo 'python ../../../dlopt/tools/main.py --config config/&quot;;[.A13];&quot;.json --verbose=2' $&quot;)" office:value-type="string" office:string-value="echo 'python ../../../dlopt/tools/main.py --config config/11.json --verbose=2' $" calcext:value-type="string">
            <text:p>echo 'python ../../../dlopt/tools/main.py --config config/11.json --verbose=2' $</text:p>
          </table:table-cell>
          <table:table-cell table:formula="of:=CONCATENATE(&quot;python ../../../dlopt/tools/main.py --config config/&quot;;[.A13];&quot;.json --verbose=2&quot;)" office:value-type="string" office:string-value="python ../../../dlopt/tools/main.py --config config/11.json --verbose=2" calcext:value-type="string">
            <text:p>python ../../../dlopt/tools/main.py --config config/11.json --verbose=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100" calcext:value-type="float">
            <text:p>100</text:p>
          </table:table-cell>
          <table:table-cell table:formula="of:=[.C13]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4];&quot;.json&quot;)" office:value-type="string" office:string-value="cp template.json 12.json" calcext:value-type="string">
            <text:p>cp template.json 12.json</text:p>
          </table:table-cell>
          <table:table-cell table:formula="of:=CONCATENATE(&quot;sed -i 's/&quot;;[.$A$1];&quot;/&quot;;[.A14];&quot;/g' &quot;;[.A14];&quot;.json&quot;)" office:value-type="string" office:string-value="sed -i 's/config_no/12/g' 12.json" calcext:value-type="string">
            <text:p>sed -i 's/config_no/12/g' 12.json</text:p>
          </table:table-cell>
          <table:table-cell table:formula="of:=CONCATENATE(&quot;sed -i 's/&quot;;[.$B$1];&quot;/&quot;;[.B14];&quot;/g' &quot;;[.A14];&quot;.json&quot;)" office:value-type="string" office:string-value="sed -i 's/embedding_no/100/g' 12.json" calcext:value-type="string">
            <text:p>sed -i 's/embedding_no/100/g' 12.json</text:p>
          </table:table-cell>
          <table:table-cell table:formula="of:=CONCATENATE(&quot;sed -i 's/&quot;;[.$C$1];&quot;/&quot;;[.C14];&quot;/g' &quot;;[.A14];&quot;.json&quot;)" office:value-type="string" office:string-value="sed -i 's/lstm_no/150/g' 12.json" calcext:value-type="string">
            <text:p>sed -i 's/lstm_no/150/g' 12.json</text:p>
          </table:table-cell>
          <table:table-cell table:formula="of:=CONCATENATE(&quot;sed -i 's/&quot;;[.$D$1];&quot;/&quot;;[.D14];&quot;/g' &quot;;[.A14];&quot;.json&quot;)" office:value-type="string" office:string-value="sed -i 's/lb_no/25/g' 12.json" calcext:value-type="string">
            <text:p>sed -i 's/lb_no/25/g' 12.json</text:p>
          </table:table-cell>
          <table:table-cell table:formula="of:=CONCATENATE(&quot;echo 'python ../../../dlopt/tools/main.py --config config/&quot;;[.A14];&quot;.json --verbose=2' $&quot;)" office:value-type="string" office:string-value="echo 'python ../../../dlopt/tools/main.py --config config/12.json --verbose=2' $" calcext:value-type="string">
            <text:p>echo 'python ../../../dlopt/tools/main.py --config config/12.json --verbose=2' $</text:p>
          </table:table-cell>
          <table:table-cell table:formula="of:=CONCATENATE(&quot;python ../../../dlopt/tools/main.py --config config/&quot;;[.A14];&quot;.json --verbose=2&quot;)" office:value-type="string" office:string-value="python ../../../dlopt/tools/main.py --config config/12.json --verbose=2" calcext:value-type="string">
            <text:p>python ../../../dlopt/tools/main.py --config config/12.json --verbose=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100" calcext:value-type="float">
            <text:p>100</text:p>
          </table:table-cell>
          <table:table-cell table:formula="of:=[.C14]"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5];&quot;.json&quot;)" office:value-type="string" office:string-value="cp template.json 13.json" calcext:value-type="string">
            <text:p>cp template.json 13.json</text:p>
          </table:table-cell>
          <table:table-cell table:formula="of:=CONCATENATE(&quot;sed -i 's/&quot;;[.$A$1];&quot;/&quot;;[.A15];&quot;/g' &quot;;[.A15];&quot;.json&quot;)" office:value-type="string" office:string-value="sed -i 's/config_no/13/g' 13.json" calcext:value-type="string">
            <text:p>sed -i 's/config_no/13/g' 13.json</text:p>
          </table:table-cell>
          <table:table-cell table:formula="of:=CONCATENATE(&quot;sed -i 's/&quot;;[.$B$1];&quot;/&quot;;[.B15];&quot;/g' &quot;;[.A15];&quot;.json&quot;)" office:value-type="string" office:string-value="sed -i 's/embedding_no/100/g' 13.json" calcext:value-type="string">
            <text:p>sed -i 's/embedding_no/100/g' 13.json</text:p>
          </table:table-cell>
          <table:table-cell table:formula="of:=CONCATENATE(&quot;sed -i 's/&quot;;[.$C$1];&quot;/&quot;;[.C15];&quot;/g' &quot;;[.A15];&quot;.json&quot;)" office:value-type="string" office:string-value="sed -i 's/lstm_no/150/g' 13.json" calcext:value-type="string">
            <text:p>sed -i 's/lstm_no/150/g' 13.json</text:p>
          </table:table-cell>
          <table:table-cell table:formula="of:=CONCATENATE(&quot;sed -i 's/&quot;;[.$D$1];&quot;/&quot;;[.D15];&quot;/g' &quot;;[.A15];&quot;.json&quot;)" office:value-type="string" office:string-value="sed -i 's/lb_no/30/g' 13.json" calcext:value-type="string">
            <text:p>sed -i 's/lb_no/30/g' 13.json</text:p>
          </table:table-cell>
          <table:table-cell table:formula="of:=CONCATENATE(&quot;echo 'python ../../../dlopt/tools/main.py --config config/&quot;;[.A15];&quot;.json --verbose=2' $&quot;)" office:value-type="string" office:string-value="echo 'python ../../../dlopt/tools/main.py --config config/13.json --verbose=2' $" calcext:value-type="string">
            <text:p>echo 'python ../../../dlopt/tools/main.py --config config/13.json --verbose=2' $</text:p>
          </table:table-cell>
          <table:table-cell table:formula="of:=CONCATENATE(&quot;python ../../../dlopt/tools/main.py --config config/&quot;;[.A15];&quot;.json --verbose=2&quot;)" office:value-type="string" office:string-value="python ../../../dlopt/tools/main.py --config config/13.json --verbose=2" calcext:value-type="string">
            <text:p>python ../../../dlopt/tools/main.py --config config/13.json --verbose=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50" office:value-type="float" office:value="150" calcext:value-type="float">
            <text:p>150</text:p>
          </table:table-cell>
          <table:table-cell table:formula="of:=[.C15]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6];&quot;.json&quot;)" office:value-type="string" office:string-value="cp template.json 14.json" calcext:value-type="string">
            <text:p>cp template.json 14.json</text:p>
          </table:table-cell>
          <table:table-cell table:formula="of:=CONCATENATE(&quot;sed -i 's/&quot;;[.$A$1];&quot;/&quot;;[.A16];&quot;/g' &quot;;[.A16];&quot;.json&quot;)" office:value-type="string" office:string-value="sed -i 's/config_no/14/g' 14.json" calcext:value-type="string">
            <text:p>sed -i 's/config_no/14/g' 14.json</text:p>
          </table:table-cell>
          <table:table-cell table:formula="of:=CONCATENATE(&quot;sed -i 's/&quot;;[.$B$1];&quot;/&quot;;[.B16];&quot;/g' &quot;;[.A16];&quot;.json&quot;)" office:value-type="string" office:string-value="sed -i 's/embedding_no/150/g' 14.json" calcext:value-type="string">
            <text:p>sed -i 's/embedding_no/150/g' 14.json</text:p>
          </table:table-cell>
          <table:table-cell table:formula="of:=CONCATENATE(&quot;sed -i 's/&quot;;[.$C$1];&quot;/&quot;;[.C16];&quot;/g' &quot;;[.A16];&quot;.json&quot;)" office:value-type="string" office:string-value="sed -i 's/lstm_no/150/g' 14.json" calcext:value-type="string">
            <text:p>sed -i 's/lstm_no/150/g' 14.json</text:p>
          </table:table-cell>
          <table:table-cell table:formula="of:=CONCATENATE(&quot;sed -i 's/&quot;;[.$D$1];&quot;/&quot;;[.D16];&quot;/g' &quot;;[.A16];&quot;.json&quot;)" office:value-type="string" office:string-value="sed -i 's/lb_no/2/g' 14.json" calcext:value-type="string">
            <text:p>sed -i 's/lb_no/2/g' 14.json</text:p>
          </table:table-cell>
          <table:table-cell table:formula="of:=CONCATENATE(&quot;echo 'python ../../../dlopt/tools/main.py --config config/&quot;;[.A16];&quot;.json --verbose=2' $&quot;)" office:value-type="string" office:string-value="echo 'python ../../../dlopt/tools/main.py --config config/14.json --verbose=2' $" calcext:value-type="string">
            <text:p>echo 'python ../../../dlopt/tools/main.py --config config/14.json --verbose=2' $</text:p>
          </table:table-cell>
          <table:table-cell table:formula="of:=CONCATENATE(&quot;python ../../../dlopt/tools/main.py --config config/&quot;;[.A16];&quot;.json --verbose=2&quot;)" office:value-type="string" office:string-value="python ../../../dlopt/tools/main.py --config config/14.json --verbose=2" calcext:value-type="string">
            <text:p>python ../../../dlopt/tools/main.py --config config/14.json --verbose=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50" calcext:value-type="float">
            <text:p>150</text:p>
          </table:table-cell>
          <table:table-cell table:formula="of:=[.C16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7];&quot;.json&quot;)" office:value-type="string" office:string-value="cp template.json 15.json" calcext:value-type="string">
            <text:p>cp template.json 15.json</text:p>
          </table:table-cell>
          <table:table-cell table:formula="of:=CONCATENATE(&quot;sed -i 's/&quot;;[.$A$1];&quot;/&quot;;[.A17];&quot;/g' &quot;;[.A17];&quot;.json&quot;)" office:value-type="string" office:string-value="sed -i 's/config_no/15/g' 15.json" calcext:value-type="string">
            <text:p>sed -i 's/config_no/15/g' 15.json</text:p>
          </table:table-cell>
          <table:table-cell table:formula="of:=CONCATENATE(&quot;sed -i 's/&quot;;[.$B$1];&quot;/&quot;;[.B17];&quot;/g' &quot;;[.A17];&quot;.json&quot;)" office:value-type="string" office:string-value="sed -i 's/embedding_no/150/g' 15.json" calcext:value-type="string">
            <text:p>sed -i 's/embedding_no/150/g' 15.json</text:p>
          </table:table-cell>
          <table:table-cell table:formula="of:=CONCATENATE(&quot;sed -i 's/&quot;;[.$C$1];&quot;/&quot;;[.C17];&quot;/g' &quot;;[.A17];&quot;.json&quot;)" office:value-type="string" office:string-value="sed -i 's/lstm_no/150/g' 15.json" calcext:value-type="string">
            <text:p>sed -i 's/lstm_no/150/g' 15.json</text:p>
          </table:table-cell>
          <table:table-cell table:formula="of:=CONCATENATE(&quot;sed -i 's/&quot;;[.$D$1];&quot;/&quot;;[.D17];&quot;/g' &quot;;[.A17];&quot;.json&quot;)" office:value-type="string" office:string-value="sed -i 's/lb_no/5/g' 15.json" calcext:value-type="string">
            <text:p>sed -i 's/lb_no/5/g' 15.json</text:p>
          </table:table-cell>
          <table:table-cell table:formula="of:=CONCATENATE(&quot;echo 'python ../../../dlopt/tools/main.py --config config/&quot;;[.A17];&quot;.json --verbose=2' $&quot;)" office:value-type="string" office:string-value="echo 'python ../../../dlopt/tools/main.py --config config/15.json --verbose=2' $" calcext:value-type="string">
            <text:p>echo 'python ../../../dlopt/tools/main.py --config config/15.json --verbose=2' $</text:p>
          </table:table-cell>
          <table:table-cell table:formula="of:=CONCATENATE(&quot;python ../../../dlopt/tools/main.py --config config/&quot;;[.A17];&quot;.json --verbose=2&quot;)" office:value-type="string" office:string-value="python ../../../dlopt/tools/main.py --config config/15.json --verbose=2" calcext:value-type="string">
            <text:p>python ../../../dlopt/tools/main.py --config config/15.json --verbose=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50" calcext:value-type="float">
            <text:p>150</text:p>
          </table:table-cell>
          <table:table-cell table:formula="of:=[.C17]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8];&quot;.json&quot;)" office:value-type="string" office:string-value="cp template.json 16.json" calcext:value-type="string">
            <text:p>cp template.json 16.json</text:p>
          </table:table-cell>
          <table:table-cell table:formula="of:=CONCATENATE(&quot;sed -i 's/&quot;;[.$A$1];&quot;/&quot;;[.A18];&quot;/g' &quot;;[.A18];&quot;.json&quot;)" office:value-type="string" office:string-value="sed -i 's/config_no/16/g' 16.json" calcext:value-type="string">
            <text:p>sed -i 's/config_no/16/g' 16.json</text:p>
          </table:table-cell>
          <table:table-cell table:formula="of:=CONCATENATE(&quot;sed -i 's/&quot;;[.$B$1];&quot;/&quot;;[.B18];&quot;/g' &quot;;[.A18];&quot;.json&quot;)" office:value-type="string" office:string-value="sed -i 's/embedding_no/150/g' 16.json" calcext:value-type="string">
            <text:p>sed -i 's/embedding_no/150/g' 16.json</text:p>
          </table:table-cell>
          <table:table-cell table:formula="of:=CONCATENATE(&quot;sed -i 's/&quot;;[.$C$1];&quot;/&quot;;[.C18];&quot;/g' &quot;;[.A18];&quot;.json&quot;)" office:value-type="string" office:string-value="sed -i 's/lstm_no/150/g' 16.json" calcext:value-type="string">
            <text:p>sed -i 's/lstm_no/150/g' 16.json</text:p>
          </table:table-cell>
          <table:table-cell table:formula="of:=CONCATENATE(&quot;sed -i 's/&quot;;[.$D$1];&quot;/&quot;;[.D18];&quot;/g' &quot;;[.A18];&quot;.json&quot;)" office:value-type="string" office:string-value="sed -i 's/lb_no/10/g' 16.json" calcext:value-type="string">
            <text:p>sed -i 's/lb_no/10/g' 16.json</text:p>
          </table:table-cell>
          <table:table-cell table:formula="of:=CONCATENATE(&quot;echo 'python ../../../dlopt/tools/main.py --config config/&quot;;[.A18];&quot;.json --verbose=2' $&quot;)" office:value-type="string" office:string-value="echo 'python ../../../dlopt/tools/main.py --config config/16.json --verbose=2' $" calcext:value-type="string">
            <text:p>echo 'python ../../../dlopt/tools/main.py --config config/16.json --verbose=2' $</text:p>
          </table:table-cell>
          <table:table-cell table:formula="of:=CONCATENATE(&quot;python ../../../dlopt/tools/main.py --config config/&quot;;[.A18];&quot;.json --verbose=2&quot;)" office:value-type="string" office:string-value="python ../../../dlopt/tools/main.py --config config/16.json --verbose=2" calcext:value-type="string">
            <text:p>python ../../../dlopt/tools/main.py --config config/16.json --verbose=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0" calcext:value-type="float">
            <text:p>150</text:p>
          </table:table-cell>
          <table:table-cell table:formula="of:=[.C18]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9];&quot;.json&quot;)" office:value-type="string" office:string-value="cp template.json 17.json" calcext:value-type="string">
            <text:p>cp template.json 17.json</text:p>
          </table:table-cell>
          <table:table-cell table:formula="of:=CONCATENATE(&quot;sed -i 's/&quot;;[.$A$1];&quot;/&quot;;[.A19];&quot;/g' &quot;;[.A19];&quot;.json&quot;)" office:value-type="string" office:string-value="sed -i 's/config_no/17/g' 17.json" calcext:value-type="string">
            <text:p>sed -i 's/config_no/17/g' 17.json</text:p>
          </table:table-cell>
          <table:table-cell table:formula="of:=CONCATENATE(&quot;sed -i 's/&quot;;[.$B$1];&quot;/&quot;;[.B19];&quot;/g' &quot;;[.A19];&quot;.json&quot;)" office:value-type="string" office:string-value="sed -i 's/embedding_no/150/g' 17.json" calcext:value-type="string">
            <text:p>sed -i 's/embedding_no/150/g' 17.json</text:p>
          </table:table-cell>
          <table:table-cell table:formula="of:=CONCATENATE(&quot;sed -i 's/&quot;;[.$C$1];&quot;/&quot;;[.C19];&quot;/g' &quot;;[.A19];&quot;.json&quot;)" office:value-type="string" office:string-value="sed -i 's/lstm_no/150/g' 17.json" calcext:value-type="string">
            <text:p>sed -i 's/lstm_no/150/g' 17.json</text:p>
          </table:table-cell>
          <table:table-cell table:formula="of:=CONCATENATE(&quot;sed -i 's/&quot;;[.$D$1];&quot;/&quot;;[.D19];&quot;/g' &quot;;[.A19];&quot;.json&quot;)" office:value-type="string" office:string-value="sed -i 's/lb_no/15/g' 17.json" calcext:value-type="string">
            <text:p>sed -i 's/lb_no/15/g' 17.json</text:p>
          </table:table-cell>
          <table:table-cell table:formula="of:=CONCATENATE(&quot;echo 'python ../../../dlopt/tools/main.py --config config/&quot;;[.A19];&quot;.json --verbose=2' $&quot;)" office:value-type="string" office:string-value="echo 'python ../../../dlopt/tools/main.py --config config/17.json --verbose=2' $" calcext:value-type="string">
            <text:p>echo 'python ../../../dlopt/tools/main.py --config config/17.json --verbose=2' $</text:p>
          </table:table-cell>
          <table:table-cell table:formula="of:=CONCATENATE(&quot;python ../../../dlopt/tools/main.py --config config/&quot;;[.A19];&quot;.json --verbose=2&quot;)" office:value-type="string" office:string-value="python ../../../dlopt/tools/main.py --config config/17.json --verbose=2" calcext:value-type="string">
            <text:p>python ../../../dlopt/tools/main.py --config config/17.json --verbose=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50" calcext:value-type="float">
            <text:p>150</text:p>
          </table:table-cell>
          <table:table-cell table:formula="of:=[.C19]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0];&quot;.json&quot;)" office:value-type="string" office:string-value="cp template.json 18.json" calcext:value-type="string">
            <text:p>cp template.json 18.json</text:p>
          </table:table-cell>
          <table:table-cell table:formula="of:=CONCATENATE(&quot;sed -i 's/&quot;;[.$A$1];&quot;/&quot;;[.A20];&quot;/g' &quot;;[.A20];&quot;.json&quot;)" office:value-type="string" office:string-value="sed -i 's/config_no/18/g' 18.json" calcext:value-type="string">
            <text:p>sed -i 's/config_no/18/g' 18.json</text:p>
          </table:table-cell>
          <table:table-cell table:formula="of:=CONCATENATE(&quot;sed -i 's/&quot;;[.$B$1];&quot;/&quot;;[.B20];&quot;/g' &quot;;[.A20];&quot;.json&quot;)" office:value-type="string" office:string-value="sed -i 's/embedding_no/150/g' 18.json" calcext:value-type="string">
            <text:p>sed -i 's/embedding_no/150/g' 18.json</text:p>
          </table:table-cell>
          <table:table-cell table:formula="of:=CONCATENATE(&quot;sed -i 's/&quot;;[.$C$1];&quot;/&quot;;[.C20];&quot;/g' &quot;;[.A20];&quot;.json&quot;)" office:value-type="string" office:string-value="sed -i 's/lstm_no/150/g' 18.json" calcext:value-type="string">
            <text:p>sed -i 's/lstm_no/150/g' 18.json</text:p>
          </table:table-cell>
          <table:table-cell table:formula="of:=CONCATENATE(&quot;sed -i 's/&quot;;[.$D$1];&quot;/&quot;;[.D20];&quot;/g' &quot;;[.A20];&quot;.json&quot;)" office:value-type="string" office:string-value="sed -i 's/lb_no/20/g' 18.json" calcext:value-type="string">
            <text:p>sed -i 's/lb_no/20/g' 18.json</text:p>
          </table:table-cell>
          <table:table-cell table:formula="of:=CONCATENATE(&quot;echo 'python ../../../dlopt/tools/main.py --config config/&quot;;[.A20];&quot;.json --verbose=2' $&quot;)" office:value-type="string" office:string-value="echo 'python ../../../dlopt/tools/main.py --config config/18.json --verbose=2' $" calcext:value-type="string">
            <text:p>echo 'python ../../../dlopt/tools/main.py --config config/18.json --verbose=2' $</text:p>
          </table:table-cell>
          <table:table-cell table:formula="of:=CONCATENATE(&quot;python ../../../dlopt/tools/main.py --config config/&quot;;[.A20];&quot;.json --verbose=2&quot;)" office:value-type="string" office:string-value="python ../../../dlopt/tools/main.py --config config/18.json --verbose=2" calcext:value-type="string">
            <text:p>python ../../../dlopt/tools/main.py --config config/18.json --verbose=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50" calcext:value-type="float">
            <text:p>150</text:p>
          </table:table-cell>
          <table:table-cell table:formula="of:=[.C20]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1];&quot;.json&quot;)" office:value-type="string" office:string-value="cp template.json 19.json" calcext:value-type="string">
            <text:p>cp template.json 19.json</text:p>
          </table:table-cell>
          <table:table-cell table:formula="of:=CONCATENATE(&quot;sed -i 's/&quot;;[.$A$1];&quot;/&quot;;[.A21];&quot;/g' &quot;;[.A21];&quot;.json&quot;)" office:value-type="string" office:string-value="sed -i 's/config_no/19/g' 19.json" calcext:value-type="string">
            <text:p>sed -i 's/config_no/19/g' 19.json</text:p>
          </table:table-cell>
          <table:table-cell table:formula="of:=CONCATENATE(&quot;sed -i 's/&quot;;[.$B$1];&quot;/&quot;;[.B21];&quot;/g' &quot;;[.A21];&quot;.json&quot;)" office:value-type="string" office:string-value="sed -i 's/embedding_no/150/g' 19.json" calcext:value-type="string">
            <text:p>sed -i 's/embedding_no/150/g' 19.json</text:p>
          </table:table-cell>
          <table:table-cell table:formula="of:=CONCATENATE(&quot;sed -i 's/&quot;;[.$C$1];&quot;/&quot;;[.C21];&quot;/g' &quot;;[.A21];&quot;.json&quot;)" office:value-type="string" office:string-value="sed -i 's/lstm_no/150/g' 19.json" calcext:value-type="string">
            <text:p>sed -i 's/lstm_no/150/g' 19.json</text:p>
          </table:table-cell>
          <table:table-cell table:formula="of:=CONCATENATE(&quot;sed -i 's/&quot;;[.$D$1];&quot;/&quot;;[.D21];&quot;/g' &quot;;[.A21];&quot;.json&quot;)" office:value-type="string" office:string-value="sed -i 's/lb_no/25/g' 19.json" calcext:value-type="string">
            <text:p>sed -i 's/lb_no/25/g' 19.json</text:p>
          </table:table-cell>
          <table:table-cell table:formula="of:=CONCATENATE(&quot;echo 'python ../../../dlopt/tools/main.py --config config/&quot;;[.A21];&quot;.json --verbose=2' $&quot;)" office:value-type="string" office:string-value="echo 'python ../../../dlopt/tools/main.py --config config/19.json --verbose=2' $" calcext:value-type="string">
            <text:p>echo 'python ../../../dlopt/tools/main.py --config config/19.json --verbose=2' $</text:p>
          </table:table-cell>
          <table:table-cell table:formula="of:=CONCATENATE(&quot;python ../../../dlopt/tools/main.py --config config/&quot;;[.A21];&quot;.json --verbose=2&quot;)" office:value-type="string" office:string-value="python ../../../dlopt/tools/main.py --config config/19.json --verbose=2" calcext:value-type="string">
            <text:p>python ../../../dlopt/tools/main.py --config config/19.json --verbose=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50" calcext:value-type="float">
            <text:p>150</text:p>
          </table:table-cell>
          <table:table-cell table:formula="of:=[.C21]"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2];&quot;.json&quot;)" office:value-type="string" office:string-value="cp template.json 20.json" calcext:value-type="string">
            <text:p>cp template.json 20.json</text:p>
          </table:table-cell>
          <table:table-cell table:formula="of:=CONCATENATE(&quot;sed -i 's/&quot;;[.$A$1];&quot;/&quot;;[.A22];&quot;/g' &quot;;[.A22];&quot;.json&quot;)" office:value-type="string" office:string-value="sed -i 's/config_no/20/g' 20.json" calcext:value-type="string">
            <text:p>sed -i 's/config_no/20/g' 20.json</text:p>
          </table:table-cell>
          <table:table-cell table:formula="of:=CONCATENATE(&quot;sed -i 's/&quot;;[.$B$1];&quot;/&quot;;[.B22];&quot;/g' &quot;;[.A22];&quot;.json&quot;)" office:value-type="string" office:string-value="sed -i 's/embedding_no/150/g' 20.json" calcext:value-type="string">
            <text:p>sed -i 's/embedding_no/150/g' 20.json</text:p>
          </table:table-cell>
          <table:table-cell table:formula="of:=CONCATENATE(&quot;sed -i 's/&quot;;[.$C$1];&quot;/&quot;;[.C22];&quot;/g' &quot;;[.A22];&quot;.json&quot;)" office:value-type="string" office:string-value="sed -i 's/lstm_no/150/g' 20.json" calcext:value-type="string">
            <text:p>sed -i 's/lstm_no/150/g' 20.json</text:p>
          </table:table-cell>
          <table:table-cell table:formula="of:=CONCATENATE(&quot;sed -i 's/&quot;;[.$D$1];&quot;/&quot;;[.D22];&quot;/g' &quot;;[.A22];&quot;.json&quot;)" office:value-type="string" office:string-value="sed -i 's/lb_no/30/g' 20.json" calcext:value-type="string">
            <text:p>sed -i 's/lb_no/30/g' 20.json</text:p>
          </table:table-cell>
          <table:table-cell table:formula="of:=CONCATENATE(&quot;echo 'python ../../../dlopt/tools/main.py --config config/&quot;;[.A22];&quot;.json --verbose=2' $&quot;)" office:value-type="string" office:string-value="echo 'python ../../../dlopt/tools/main.py --config config/20.json --verbose=2' $" calcext:value-type="string">
            <text:p>echo 'python ../../../dlopt/tools/main.py --config config/20.json --verbose=2' $</text:p>
          </table:table-cell>
          <table:table-cell table:formula="of:=CONCATENATE(&quot;python ../../../dlopt/tools/main.py --config config/&quot;;[.A22];&quot;.json --verbose=2&quot;)" office:value-type="string" office:string-value="python ../../../dlopt/tools/main.py --config config/20.json --verbose=2" calcext:value-type="string">
            <text:p>python ../../../dlopt/tools/main.py --config config/20.json --verbose=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" office:value-type="float" office:value="150" calcext:value-type="float">
            <text:p>150</text:p>
          </table:table-cell>
          <table:table-cell table:formula="of:=[.C22]+50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3];&quot;.json&quot;)" office:value-type="string" office:string-value="cp template.json 21.json" calcext:value-type="string">
            <text:p>cp template.json 21.json</text:p>
          </table:table-cell>
          <table:table-cell table:formula="of:=CONCATENATE(&quot;sed -i 's/&quot;;[.$A$1];&quot;/&quot;;[.A23];&quot;/g' &quot;;[.A23];&quot;.json&quot;)" office:value-type="string" office:string-value="sed -i 's/config_no/21/g' 21.json" calcext:value-type="string">
            <text:p>sed -i 's/config_no/21/g' 21.json</text:p>
          </table:table-cell>
          <table:table-cell table:formula="of:=CONCATENATE(&quot;sed -i 's/&quot;;[.$B$1];&quot;/&quot;;[.B23];&quot;/g' &quot;;[.A23];&quot;.json&quot;)" office:value-type="string" office:string-value="sed -i 's/embedding_no/150/g' 21.json" calcext:value-type="string">
            <text:p>sed -i 's/embedding_no/150/g' 21.json</text:p>
          </table:table-cell>
          <table:table-cell table:formula="of:=CONCATENATE(&quot;sed -i 's/&quot;;[.$C$1];&quot;/&quot;;[.C23];&quot;/g' &quot;;[.A23];&quot;.json&quot;)" office:value-type="string" office:string-value="sed -i 's/lstm_no/200/g' 21.json" calcext:value-type="string">
            <text:p>sed -i 's/lstm_no/200/g' 21.json</text:p>
          </table:table-cell>
          <table:table-cell table:formula="of:=CONCATENATE(&quot;sed -i 's/&quot;;[.$D$1];&quot;/&quot;;[.D23];&quot;/g' &quot;;[.A23];&quot;.json&quot;)" office:value-type="string" office:string-value="sed -i 's/lb_no/2/g' 21.json" calcext:value-type="string">
            <text:p>sed -i 's/lb_no/2/g' 21.json</text:p>
          </table:table-cell>
          <table:table-cell table:formula="of:=CONCATENATE(&quot;echo 'python ../../../dlopt/tools/main.py --config config/&quot;;[.A23];&quot;.json --verbose=2' $&quot;)" office:value-type="string" office:string-value="echo 'python ../../../dlopt/tools/main.py --config config/21.json --verbose=2' $" calcext:value-type="string">
            <text:p>echo 'python ../../../dlopt/tools/main.py --config config/21.json --verbose=2' $</text:p>
          </table:table-cell>
          <table:table-cell table:formula="of:=CONCATENATE(&quot;python ../../../dlopt/tools/main.py --config config/&quot;;[.A23];&quot;.json --verbose=2&quot;)" office:value-type="string" office:string-value="python ../../../dlopt/tools/main.py --config config/21.json --verbose=2" calcext:value-type="string">
            <text:p>python ../../../dlopt/tools/main.py --config config/21.json --verbose=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" office:value-type="float" office:value="150" calcext:value-type="float">
            <text:p>150</text:p>
          </table:table-cell>
          <table:table-cell table:formula="of:=[.C23]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24];&quot;.json&quot;)" office:value-type="string" office:string-value="cp template.json 22.json" calcext:value-type="string">
            <text:p>cp template.json 22.json</text:p>
          </table:table-cell>
          <table:table-cell table:formula="of:=CONCATENATE(&quot;sed -i 's/&quot;;[.$A$1];&quot;/&quot;;[.A24];&quot;/g' &quot;;[.A24];&quot;.json&quot;)" office:value-type="string" office:string-value="sed -i 's/config_no/22/g' 22.json" calcext:value-type="string">
            <text:p>sed -i 's/config_no/22/g' 22.json</text:p>
          </table:table-cell>
          <table:table-cell table:formula="of:=CONCATENATE(&quot;sed -i 's/&quot;;[.$B$1];&quot;/&quot;;[.B24];&quot;/g' &quot;;[.A24];&quot;.json&quot;)" office:value-type="string" office:string-value="sed -i 's/embedding_no/150/g' 22.json" calcext:value-type="string">
            <text:p>sed -i 's/embedding_no/150/g' 22.json</text:p>
          </table:table-cell>
          <table:table-cell table:formula="of:=CONCATENATE(&quot;sed -i 's/&quot;;[.$C$1];&quot;/&quot;;[.C24];&quot;/g' &quot;;[.A24];&quot;.json&quot;)" office:value-type="string" office:string-value="sed -i 's/lstm_no/200/g' 22.json" calcext:value-type="string">
            <text:p>sed -i 's/lstm_no/200/g' 22.json</text:p>
          </table:table-cell>
          <table:table-cell table:formula="of:=CONCATENATE(&quot;sed -i 's/&quot;;[.$D$1];&quot;/&quot;;[.D24];&quot;/g' &quot;;[.A24];&quot;.json&quot;)" office:value-type="string" office:string-value="sed -i 's/lb_no/5/g' 22.json" calcext:value-type="string">
            <text:p>sed -i 's/lb_no/5/g' 22.json</text:p>
          </table:table-cell>
          <table:table-cell table:formula="of:=CONCATENATE(&quot;echo 'python ../../../dlopt/tools/main.py --config config/&quot;;[.A24];&quot;.json --verbose=2' $&quot;)" office:value-type="string" office:string-value="echo 'python ../../../dlopt/tools/main.py --config config/22.json --verbose=2' $" calcext:value-type="string">
            <text:p>echo 'python ../../../dlopt/tools/main.py --config config/22.json --verbose=2' $</text:p>
          </table:table-cell>
          <table:table-cell table:formula="of:=CONCATENATE(&quot;python ../../../dlopt/tools/main.py --config config/&quot;;[.A24];&quot;.json --verbose=2&quot;)" office:value-type="string" office:string-value="python ../../../dlopt/tools/main.py --config config/22.json --verbose=2" calcext:value-type="string">
            <text:p>python ../../../dlopt/tools/main.py --config config/22.json --verbose=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" office:value-type="float" office:value="150" calcext:value-type="float">
            <text:p>150</text:p>
          </table:table-cell>
          <table:table-cell table:formula="of:=[.C24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5];&quot;.json&quot;)" office:value-type="string" office:string-value="cp template.json 23.json" calcext:value-type="string">
            <text:p>cp template.json 23.json</text:p>
          </table:table-cell>
          <table:table-cell table:formula="of:=CONCATENATE(&quot;sed -i 's/&quot;;[.$A$1];&quot;/&quot;;[.A25];&quot;/g' &quot;;[.A25];&quot;.json&quot;)" office:value-type="string" office:string-value="sed -i 's/config_no/23/g' 23.json" calcext:value-type="string">
            <text:p>sed -i 's/config_no/23/g' 23.json</text:p>
          </table:table-cell>
          <table:table-cell table:formula="of:=CONCATENATE(&quot;sed -i 's/&quot;;[.$B$1];&quot;/&quot;;[.B25];&quot;/g' &quot;;[.A25];&quot;.json&quot;)" office:value-type="string" office:string-value="sed -i 's/embedding_no/150/g' 23.json" calcext:value-type="string">
            <text:p>sed -i 's/embedding_no/150/g' 23.json</text:p>
          </table:table-cell>
          <table:table-cell table:formula="of:=CONCATENATE(&quot;sed -i 's/&quot;;[.$C$1];&quot;/&quot;;[.C25];&quot;/g' &quot;;[.A25];&quot;.json&quot;)" office:value-type="string" office:string-value="sed -i 's/lstm_no/200/g' 23.json" calcext:value-type="string">
            <text:p>sed -i 's/lstm_no/200/g' 23.json</text:p>
          </table:table-cell>
          <table:table-cell table:formula="of:=CONCATENATE(&quot;sed -i 's/&quot;;[.$D$1];&quot;/&quot;;[.D25];&quot;/g' &quot;;[.A25];&quot;.json&quot;)" office:value-type="string" office:string-value="sed -i 's/lb_no/10/g' 23.json" calcext:value-type="string">
            <text:p>sed -i 's/lb_no/10/g' 23.json</text:p>
          </table:table-cell>
          <table:table-cell table:formula="of:=CONCATENATE(&quot;echo 'python ../../../dlopt/tools/main.py --config config/&quot;;[.A25];&quot;.json --verbose=2' $&quot;)" office:value-type="string" office:string-value="echo 'python ../../../dlopt/tools/main.py --config config/23.json --verbose=2' $" calcext:value-type="string">
            <text:p>echo 'python ../../../dlopt/tools/main.py --config config/23.json --verbose=2' $</text:p>
          </table:table-cell>
          <table:table-cell table:formula="of:=CONCATENATE(&quot;python ../../../dlopt/tools/main.py --config config/&quot;;[.A25];&quot;.json --verbose=2&quot;)" office:value-type="string" office:string-value="python ../../../dlopt/tools/main.py --config config/23.json --verbose=2" calcext:value-type="string">
            <text:p>python ../../../dlopt/tools/main.py --config config/23.json --verbose=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" office:value-type="float" office:value="150" calcext:value-type="float">
            <text:p>150</text:p>
          </table:table-cell>
          <table:table-cell table:formula="of:=[.C25]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6];&quot;.json&quot;)" office:value-type="string" office:string-value="cp template.json 24.json" calcext:value-type="string">
            <text:p>cp template.json 24.json</text:p>
          </table:table-cell>
          <table:table-cell table:formula="of:=CONCATENATE(&quot;sed -i 's/&quot;;[.$A$1];&quot;/&quot;;[.A26];&quot;/g' &quot;;[.A26];&quot;.json&quot;)" office:value-type="string" office:string-value="sed -i 's/config_no/24/g' 24.json" calcext:value-type="string">
            <text:p>sed -i 's/config_no/24/g' 24.json</text:p>
          </table:table-cell>
          <table:table-cell table:formula="of:=CONCATENATE(&quot;sed -i 's/&quot;;[.$B$1];&quot;/&quot;;[.B26];&quot;/g' &quot;;[.A26];&quot;.json&quot;)" office:value-type="string" office:string-value="sed -i 's/embedding_no/150/g' 24.json" calcext:value-type="string">
            <text:p>sed -i 's/embedding_no/150/g' 24.json</text:p>
          </table:table-cell>
          <table:table-cell table:formula="of:=CONCATENATE(&quot;sed -i 's/&quot;;[.$C$1];&quot;/&quot;;[.C26];&quot;/g' &quot;;[.A26];&quot;.json&quot;)" office:value-type="string" office:string-value="sed -i 's/lstm_no/200/g' 24.json" calcext:value-type="string">
            <text:p>sed -i 's/lstm_no/200/g' 24.json</text:p>
          </table:table-cell>
          <table:table-cell table:formula="of:=CONCATENATE(&quot;sed -i 's/&quot;;[.$D$1];&quot;/&quot;;[.D26];&quot;/g' &quot;;[.A26];&quot;.json&quot;)" office:value-type="string" office:string-value="sed -i 's/lb_no/15/g' 24.json" calcext:value-type="string">
            <text:p>sed -i 's/lb_no/15/g' 24.json</text:p>
          </table:table-cell>
          <table:table-cell table:formula="of:=CONCATENATE(&quot;echo 'python ../../../dlopt/tools/main.py --config config/&quot;;[.A26];&quot;.json --verbose=2' $&quot;)" office:value-type="string" office:string-value="echo 'python ../../../dlopt/tools/main.py --config config/24.json --verbose=2' $" calcext:value-type="string">
            <text:p>echo 'python ../../../dlopt/tools/main.py --config config/24.json --verbose=2' $</text:p>
          </table:table-cell>
          <table:table-cell table:formula="of:=CONCATENATE(&quot;python ../../../dlopt/tools/main.py --config config/&quot;;[.A26];&quot;.json --verbose=2&quot;)" office:value-type="string" office:string-value="python ../../../dlopt/tools/main.py --config config/24.json --verbose=2" calcext:value-type="string">
            <text:p>python ../../../dlopt/tools/main.py --config config/24.json --verbose=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" office:value-type="float" office:value="150" calcext:value-type="float">
            <text:p>150</text:p>
          </table:table-cell>
          <table:table-cell table:formula="of:=[.C26]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7];&quot;.json&quot;)" office:value-type="string" office:string-value="cp template.json 25.json" calcext:value-type="string">
            <text:p>cp template.json 25.json</text:p>
          </table:table-cell>
          <table:table-cell table:formula="of:=CONCATENATE(&quot;sed -i 's/&quot;;[.$A$1];&quot;/&quot;;[.A27];&quot;/g' &quot;;[.A27];&quot;.json&quot;)" office:value-type="string" office:string-value="sed -i 's/config_no/25/g' 25.json" calcext:value-type="string">
            <text:p>sed -i 's/config_no/25/g' 25.json</text:p>
          </table:table-cell>
          <table:table-cell table:formula="of:=CONCATENATE(&quot;sed -i 's/&quot;;[.$B$1];&quot;/&quot;;[.B27];&quot;/g' &quot;;[.A27];&quot;.json&quot;)" office:value-type="string" office:string-value="sed -i 's/embedding_no/150/g' 25.json" calcext:value-type="string">
            <text:p>sed -i 's/embedding_no/150/g' 25.json</text:p>
          </table:table-cell>
          <table:table-cell table:formula="of:=CONCATENATE(&quot;sed -i 's/&quot;;[.$C$1];&quot;/&quot;;[.C27];&quot;/g' &quot;;[.A27];&quot;.json&quot;)" office:value-type="string" office:string-value="sed -i 's/lstm_no/200/g' 25.json" calcext:value-type="string">
            <text:p>sed -i 's/lstm_no/200/g' 25.json</text:p>
          </table:table-cell>
          <table:table-cell table:formula="of:=CONCATENATE(&quot;sed -i 's/&quot;;[.$D$1];&quot;/&quot;;[.D27];&quot;/g' &quot;;[.A27];&quot;.json&quot;)" office:value-type="string" office:string-value="sed -i 's/lb_no/20/g' 25.json" calcext:value-type="string">
            <text:p>sed -i 's/lb_no/20/g' 25.json</text:p>
          </table:table-cell>
          <table:table-cell table:formula="of:=CONCATENATE(&quot;echo 'python ../../../dlopt/tools/main.py --config config/&quot;;[.A27];&quot;.json --verbose=2' $&quot;)" office:value-type="string" office:string-value="echo 'python ../../../dlopt/tools/main.py --config config/25.json --verbose=2' $" calcext:value-type="string">
            <text:p>echo 'python ../../../dlopt/tools/main.py --config config/25.json --verbose=2' $</text:p>
          </table:table-cell>
          <table:table-cell table:formula="of:=CONCATENATE(&quot;python ../../../dlopt/tools/main.py --config config/&quot;;[.A27];&quot;.json --verbose=2&quot;)" office:value-type="string" office:string-value="python ../../../dlopt/tools/main.py --config config/25.json --verbose=2" calcext:value-type="string">
            <text:p>python ../../../dlopt/tools/main.py --config config/25.json --verbose=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" office:value-type="float" office:value="150" calcext:value-type="float">
            <text:p>150</text:p>
          </table:table-cell>
          <table:table-cell table:formula="of:=[.C27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8];&quot;.json&quot;)" office:value-type="string" office:string-value="cp template.json 26.json" calcext:value-type="string">
            <text:p>cp template.json 26.json</text:p>
          </table:table-cell>
          <table:table-cell table:formula="of:=CONCATENATE(&quot;sed -i 's/&quot;;[.$A$1];&quot;/&quot;;[.A28];&quot;/g' &quot;;[.A28];&quot;.json&quot;)" office:value-type="string" office:string-value="sed -i 's/config_no/26/g' 26.json" calcext:value-type="string">
            <text:p>sed -i 's/config_no/26/g' 26.json</text:p>
          </table:table-cell>
          <table:table-cell table:formula="of:=CONCATENATE(&quot;sed -i 's/&quot;;[.$B$1];&quot;/&quot;;[.B28];&quot;/g' &quot;;[.A28];&quot;.json&quot;)" office:value-type="string" office:string-value="sed -i 's/embedding_no/150/g' 26.json" calcext:value-type="string">
            <text:p>sed -i 's/embedding_no/150/g' 26.json</text:p>
          </table:table-cell>
          <table:table-cell table:formula="of:=CONCATENATE(&quot;sed -i 's/&quot;;[.$C$1];&quot;/&quot;;[.C28];&quot;/g' &quot;;[.A28];&quot;.json&quot;)" office:value-type="string" office:string-value="sed -i 's/lstm_no/200/g' 26.json" calcext:value-type="string">
            <text:p>sed -i 's/lstm_no/200/g' 26.json</text:p>
          </table:table-cell>
          <table:table-cell table:formula="of:=CONCATENATE(&quot;sed -i 's/&quot;;[.$D$1];&quot;/&quot;;[.D28];&quot;/g' &quot;;[.A28];&quot;.json&quot;)" office:value-type="string" office:string-value="sed -i 's/lb_no/25/g' 26.json" calcext:value-type="string">
            <text:p>sed -i 's/lb_no/25/g' 26.json</text:p>
          </table:table-cell>
          <table:table-cell table:formula="of:=CONCATENATE(&quot;echo 'python ../../../dlopt/tools/main.py --config config/&quot;;[.A28];&quot;.json --verbose=2' $&quot;)" office:value-type="string" office:string-value="echo 'python ../../../dlopt/tools/main.py --config config/26.json --verbose=2' $" calcext:value-type="string">
            <text:p>echo 'python ../../../dlopt/tools/main.py --config config/26.json --verbose=2' $</text:p>
          </table:table-cell>
          <table:table-cell table:formula="of:=CONCATENATE(&quot;python ../../../dlopt/tools/main.py --config config/&quot;;[.A28];&quot;.json --verbose=2&quot;)" office:value-type="string" office:string-value="python ../../../dlopt/tools/main.py --config config/26.json --verbose=2" calcext:value-type="string">
            <text:p>python ../../../dlopt/tools/main.py --config config/26.json --verbose=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" office:value-type="float" office:value="150" calcext:value-type="float">
            <text:p>150</text:p>
          </table:table-cell>
          <table:table-cell table:formula="of:=[.C28]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9];&quot;.json&quot;)" office:value-type="string" office:string-value="cp template.json 27.json" calcext:value-type="string">
            <text:p>cp template.json 27.json</text:p>
          </table:table-cell>
          <table:table-cell table:formula="of:=CONCATENATE(&quot;sed -i 's/&quot;;[.$A$1];&quot;/&quot;;[.A29];&quot;/g' &quot;;[.A29];&quot;.json&quot;)" office:value-type="string" office:string-value="sed -i 's/config_no/27/g' 27.json" calcext:value-type="string">
            <text:p>sed -i 's/config_no/27/g' 27.json</text:p>
          </table:table-cell>
          <table:table-cell table:formula="of:=CONCATENATE(&quot;sed -i 's/&quot;;[.$B$1];&quot;/&quot;;[.B29];&quot;/g' &quot;;[.A29];&quot;.json&quot;)" office:value-type="string" office:string-value="sed -i 's/embedding_no/150/g' 27.json" calcext:value-type="string">
            <text:p>sed -i 's/embedding_no/150/g' 27.json</text:p>
          </table:table-cell>
          <table:table-cell table:formula="of:=CONCATENATE(&quot;sed -i 's/&quot;;[.$C$1];&quot;/&quot;;[.C29];&quot;/g' &quot;;[.A29];&quot;.json&quot;)" office:value-type="string" office:string-value="sed -i 's/lstm_no/200/g' 27.json" calcext:value-type="string">
            <text:p>sed -i 's/lstm_no/200/g' 27.json</text:p>
          </table:table-cell>
          <table:table-cell table:formula="of:=CONCATENATE(&quot;sed -i 's/&quot;;[.$D$1];&quot;/&quot;;[.D29];&quot;/g' &quot;;[.A29];&quot;.json&quot;)" office:value-type="string" office:string-value="sed -i 's/lb_no/30/g' 27.json" calcext:value-type="string">
            <text:p>sed -i 's/lb_no/30/g' 27.json</text:p>
          </table:table-cell>
          <table:table-cell table:formula="of:=CONCATENATE(&quot;echo 'python ../../../dlopt/tools/main.py --config config/&quot;;[.A29];&quot;.json --verbose=2' $&quot;)" office:value-type="string" office:string-value="echo 'python ../../../dlopt/tools/main.py --config config/27.json --verbose=2' $" calcext:value-type="string">
            <text:p>echo 'python ../../../dlopt/tools/main.py --config config/27.json --verbose=2' $</text:p>
          </table:table-cell>
          <table:table-cell table:formula="of:=CONCATENATE(&quot;python ../../../dlopt/tools/main.py --config config/&quot;;[.A29];&quot;.json --verbose=2&quot;)" office:value-type="string" office:string-value="python ../../../dlopt/tools/main.py --config config/27.json --verbose=2" calcext:value-type="string">
            <text:p>python ../../../dlopt/tools/main.py --config config/27.json --verbose=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+50" office:value-type="float" office:value="200" calcext:value-type="float">
            <text:p>200</text:p>
          </table:table-cell>
          <table:table-cell table:formula="of:=[.C29]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30];&quot;.json&quot;)" office:value-type="string" office:string-value="cp template.json 28.json" calcext:value-type="string">
            <text:p>cp template.json 28.json</text:p>
          </table:table-cell>
          <table:table-cell table:formula="of:=CONCATENATE(&quot;sed -i 's/&quot;;[.$A$1];&quot;/&quot;;[.A30];&quot;/g' &quot;;[.A30];&quot;.json&quot;)" office:value-type="string" office:string-value="sed -i 's/config_no/28/g' 28.json" calcext:value-type="string">
            <text:p>sed -i 's/config_no/28/g' 28.json</text:p>
          </table:table-cell>
          <table:table-cell table:formula="of:=CONCATENATE(&quot;sed -i 's/&quot;;[.$B$1];&quot;/&quot;;[.B30];&quot;/g' &quot;;[.A30];&quot;.json&quot;)" office:value-type="string" office:string-value="sed -i 's/embedding_no/200/g' 28.json" calcext:value-type="string">
            <text:p>sed -i 's/embedding_no/200/g' 28.json</text:p>
          </table:table-cell>
          <table:table-cell table:formula="of:=CONCATENATE(&quot;sed -i 's/&quot;;[.$C$1];&quot;/&quot;;[.C30];&quot;/g' &quot;;[.A30];&quot;.json&quot;)" office:value-type="string" office:string-value="sed -i 's/lstm_no/200/g' 28.json" calcext:value-type="string">
            <text:p>sed -i 's/lstm_no/200/g' 28.json</text:p>
          </table:table-cell>
          <table:table-cell table:formula="of:=CONCATENATE(&quot;sed -i 's/&quot;;[.$D$1];&quot;/&quot;;[.D30];&quot;/g' &quot;;[.A30];&quot;.json&quot;)" office:value-type="string" office:string-value="sed -i 's/lb_no/2/g' 28.json" calcext:value-type="string">
            <text:p>sed -i 's/lb_no/2/g' 28.json</text:p>
          </table:table-cell>
          <table:table-cell table:formula="of:=CONCATENATE(&quot;echo 'python ../../../dlopt/tools/main.py --config config/&quot;;[.A30];&quot;.json --verbose=2' $&quot;)" office:value-type="string" office:string-value="echo 'python ../../../dlopt/tools/main.py --config config/28.json --verbose=2' $" calcext:value-type="string">
            <text:p>echo 'python ../../../dlopt/tools/main.py --config config/28.json --verbose=2' $</text:p>
          </table:table-cell>
          <table:table-cell table:formula="of:=CONCATENATE(&quot;python ../../../dlopt/tools/main.py --config config/&quot;;[.A30];&quot;.json --verbose=2&quot;)" office:value-type="string" office:string-value="python ../../../dlopt/tools/main.py --config config/28.json --verbose=2" calcext:value-type="string">
            <text:p>python ../../../dlopt/tools/main.py --config config/28.json --verbose=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" office:value-type="float" office:value="200" calcext:value-type="float">
            <text:p>200</text:p>
          </table:table-cell>
          <table:table-cell table:formula="of:=[.C30]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31];&quot;.json&quot;)" office:value-type="string" office:string-value="cp template.json 29.json" calcext:value-type="string">
            <text:p>cp template.json 29.json</text:p>
          </table:table-cell>
          <table:table-cell table:formula="of:=CONCATENATE(&quot;sed -i 's/&quot;;[.$A$1];&quot;/&quot;;[.A31];&quot;/g' &quot;;[.A31];&quot;.json&quot;)" office:value-type="string" office:string-value="sed -i 's/config_no/29/g' 29.json" calcext:value-type="string">
            <text:p>sed -i 's/config_no/29/g' 29.json</text:p>
          </table:table-cell>
          <table:table-cell table:formula="of:=CONCATENATE(&quot;sed -i 's/&quot;;[.$B$1];&quot;/&quot;;[.B31];&quot;/g' &quot;;[.A31];&quot;.json&quot;)" office:value-type="string" office:string-value="sed -i 's/embedding_no/200/g' 29.json" calcext:value-type="string">
            <text:p>sed -i 's/embedding_no/200/g' 29.json</text:p>
          </table:table-cell>
          <table:table-cell table:formula="of:=CONCATENATE(&quot;sed -i 's/&quot;;[.$C$1];&quot;/&quot;;[.C31];&quot;/g' &quot;;[.A31];&quot;.json&quot;)" office:value-type="string" office:string-value="sed -i 's/lstm_no/200/g' 29.json" calcext:value-type="string">
            <text:p>sed -i 's/lstm_no/200/g' 29.json</text:p>
          </table:table-cell>
          <table:table-cell table:formula="of:=CONCATENATE(&quot;sed -i 's/&quot;;[.$D$1];&quot;/&quot;;[.D31];&quot;/g' &quot;;[.A31];&quot;.json&quot;)" office:value-type="string" office:string-value="sed -i 's/lb_no/5/g' 29.json" calcext:value-type="string">
            <text:p>sed -i 's/lb_no/5/g' 29.json</text:p>
          </table:table-cell>
          <table:table-cell table:formula="of:=CONCATENATE(&quot;echo 'python ../../../dlopt/tools/main.py --config config/&quot;;[.A31];&quot;.json --verbose=2' $&quot;)" office:value-type="string" office:string-value="echo 'python ../../../dlopt/tools/main.py --config config/29.json --verbose=2' $" calcext:value-type="string">
            <text:p>echo 'python ../../../dlopt/tools/main.py --config config/29.json --verbose=2' $</text:p>
          </table:table-cell>
          <table:table-cell table:formula="of:=CONCATENATE(&quot;python ../../../dlopt/tools/main.py --config config/&quot;;[.A31];&quot;.json --verbose=2&quot;)" office:value-type="string" office:string-value="python ../../../dlopt/tools/main.py --config config/29.json --verbose=2" calcext:value-type="string">
            <text:p>python ../../../dlopt/tools/main.py --config config/29.json --verbose=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" office:value-type="float" office:value="200" calcext:value-type="float">
            <text:p>200</text:p>
          </table:table-cell>
          <table:table-cell table:formula="of:=[.C31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32];&quot;.json&quot;)" office:value-type="string" office:string-value="cp template.json 30.json" calcext:value-type="string">
            <text:p>cp template.json 30.json</text:p>
          </table:table-cell>
          <table:table-cell table:formula="of:=CONCATENATE(&quot;sed -i 's/&quot;;[.$A$1];&quot;/&quot;;[.A32];&quot;/g' &quot;;[.A32];&quot;.json&quot;)" office:value-type="string" office:string-value="sed -i 's/config_no/30/g' 30.json" calcext:value-type="string">
            <text:p>sed -i 's/config_no/30/g' 30.json</text:p>
          </table:table-cell>
          <table:table-cell table:formula="of:=CONCATENATE(&quot;sed -i 's/&quot;;[.$B$1];&quot;/&quot;;[.B32];&quot;/g' &quot;;[.A32];&quot;.json&quot;)" office:value-type="string" office:string-value="sed -i 's/embedding_no/200/g' 30.json" calcext:value-type="string">
            <text:p>sed -i 's/embedding_no/200/g' 30.json</text:p>
          </table:table-cell>
          <table:table-cell table:formula="of:=CONCATENATE(&quot;sed -i 's/&quot;;[.$C$1];&quot;/&quot;;[.C32];&quot;/g' &quot;;[.A32];&quot;.json&quot;)" office:value-type="string" office:string-value="sed -i 's/lstm_no/200/g' 30.json" calcext:value-type="string">
            <text:p>sed -i 's/lstm_no/200/g' 30.json</text:p>
          </table:table-cell>
          <table:table-cell table:formula="of:=CONCATENATE(&quot;sed -i 's/&quot;;[.$D$1];&quot;/&quot;;[.D32];&quot;/g' &quot;;[.A32];&quot;.json&quot;)" office:value-type="string" office:string-value="sed -i 's/lb_no/10/g' 30.json" calcext:value-type="string">
            <text:p>sed -i 's/lb_no/10/g' 30.json</text:p>
          </table:table-cell>
          <table:table-cell table:formula="of:=CONCATENATE(&quot;echo 'python ../../../dlopt/tools/main.py --config config/&quot;;[.A32];&quot;.json --verbose=2' $&quot;)" office:value-type="string" office:string-value="echo 'python ../../../dlopt/tools/main.py --config config/30.json --verbose=2' $" calcext:value-type="string">
            <text:p>echo 'python ../../../dlopt/tools/main.py --config config/30.json --verbose=2' $</text:p>
          </table:table-cell>
          <table:table-cell table:formula="of:=CONCATENATE(&quot;python ../../../dlopt/tools/main.py --config config/&quot;;[.A32];&quot;.json --verbose=2&quot;)" office:value-type="string" office:string-value="python ../../../dlopt/tools/main.py --config config/30.json --verbose=2" calcext:value-type="string">
            <text:p>python ../../../dlopt/tools/main.py --config config/30.json --verbose=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" office:value-type="float" office:value="200" calcext:value-type="float">
            <text:p>200</text:p>
          </table:table-cell>
          <table:table-cell table:formula="of:=[.C32]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33];&quot;.json&quot;)" office:value-type="string" office:string-value="cp template.json 31.json" calcext:value-type="string">
            <text:p>cp template.json 31.json</text:p>
          </table:table-cell>
          <table:table-cell table:formula="of:=CONCATENATE(&quot;sed -i 's/&quot;;[.$A$1];&quot;/&quot;;[.A33];&quot;/g' &quot;;[.A33];&quot;.json&quot;)" office:value-type="string" office:string-value="sed -i 's/config_no/31/g' 31.json" calcext:value-type="string">
            <text:p>sed -i 's/config_no/31/g' 31.json</text:p>
          </table:table-cell>
          <table:table-cell table:formula="of:=CONCATENATE(&quot;sed -i 's/&quot;;[.$B$1];&quot;/&quot;;[.B33];&quot;/g' &quot;;[.A33];&quot;.json&quot;)" office:value-type="string" office:string-value="sed -i 's/embedding_no/200/g' 31.json" calcext:value-type="string">
            <text:p>sed -i 's/embedding_no/200/g' 31.json</text:p>
          </table:table-cell>
          <table:table-cell table:formula="of:=CONCATENATE(&quot;sed -i 's/&quot;;[.$C$1];&quot;/&quot;;[.C33];&quot;/g' &quot;;[.A33];&quot;.json&quot;)" office:value-type="string" office:string-value="sed -i 's/lstm_no/200/g' 31.json" calcext:value-type="string">
            <text:p>sed -i 's/lstm_no/200/g' 31.json</text:p>
          </table:table-cell>
          <table:table-cell table:formula="of:=CONCATENATE(&quot;sed -i 's/&quot;;[.$D$1];&quot;/&quot;;[.D33];&quot;/g' &quot;;[.A33];&quot;.json&quot;)" office:value-type="string" office:string-value="sed -i 's/lb_no/15/g' 31.json" calcext:value-type="string">
            <text:p>sed -i 's/lb_no/15/g' 31.json</text:p>
          </table:table-cell>
          <table:table-cell table:formula="of:=CONCATENATE(&quot;echo 'python ../../../dlopt/tools/main.py --config config/&quot;;[.A33];&quot;.json --verbose=2' $&quot;)" office:value-type="string" office:string-value="echo 'python ../../../dlopt/tools/main.py --config config/31.json --verbose=2' $" calcext:value-type="string">
            <text:p>echo 'python ../../../dlopt/tools/main.py --config config/31.json --verbose=2' $</text:p>
          </table:table-cell>
          <table:table-cell table:formula="of:=CONCATENATE(&quot;python ../../../dlopt/tools/main.py --config config/&quot;;[.A33];&quot;.json --verbose=2&quot;)" office:value-type="string" office:string-value="python ../../../dlopt/tools/main.py --config config/31.json --verbose=2" calcext:value-type="string">
            <text:p>python ../../../dlopt/tools/main.py --config config/31.json --verbose=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" office:value-type="float" office:value="200" calcext:value-type="float">
            <text:p>200</text:p>
          </table:table-cell>
          <table:table-cell table:formula="of:=[.C33]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34];&quot;.json&quot;)" office:value-type="string" office:string-value="cp template.json 32.json" calcext:value-type="string">
            <text:p>cp template.json 32.json</text:p>
          </table:table-cell>
          <table:table-cell table:formula="of:=CONCATENATE(&quot;sed -i 's/&quot;;[.$A$1];&quot;/&quot;;[.A34];&quot;/g' &quot;;[.A34];&quot;.json&quot;)" office:value-type="string" office:string-value="sed -i 's/config_no/32/g' 32.json" calcext:value-type="string">
            <text:p>sed -i 's/config_no/32/g' 32.json</text:p>
          </table:table-cell>
          <table:table-cell table:formula="of:=CONCATENATE(&quot;sed -i 's/&quot;;[.$B$1];&quot;/&quot;;[.B34];&quot;/g' &quot;;[.A34];&quot;.json&quot;)" office:value-type="string" office:string-value="sed -i 's/embedding_no/200/g' 32.json" calcext:value-type="string">
            <text:p>sed -i 's/embedding_no/200/g' 32.json</text:p>
          </table:table-cell>
          <table:table-cell table:formula="of:=CONCATENATE(&quot;sed -i 's/&quot;;[.$C$1];&quot;/&quot;;[.C34];&quot;/g' &quot;;[.A34];&quot;.json&quot;)" office:value-type="string" office:string-value="sed -i 's/lstm_no/200/g' 32.json" calcext:value-type="string">
            <text:p>sed -i 's/lstm_no/200/g' 32.json</text:p>
          </table:table-cell>
          <table:table-cell table:formula="of:=CONCATENATE(&quot;sed -i 's/&quot;;[.$D$1];&quot;/&quot;;[.D34];&quot;/g' &quot;;[.A34];&quot;.json&quot;)" office:value-type="string" office:string-value="sed -i 's/lb_no/20/g' 32.json" calcext:value-type="string">
            <text:p>sed -i 's/lb_no/20/g' 32.json</text:p>
          </table:table-cell>
          <table:table-cell table:formula="of:=CONCATENATE(&quot;echo 'python ../../../dlopt/tools/main.py --config config/&quot;;[.A34];&quot;.json --verbose=2' $&quot;)" office:value-type="string" office:string-value="echo 'python ../../../dlopt/tools/main.py --config config/32.json --verbose=2' $" calcext:value-type="string">
            <text:p>echo 'python ../../../dlopt/tools/main.py --config config/32.json --verbose=2' $</text:p>
          </table:table-cell>
          <table:table-cell table:formula="of:=CONCATENATE(&quot;python ../../../dlopt/tools/main.py --config config/&quot;;[.A34];&quot;.json --verbose=2&quot;)" office:value-type="string" office:string-value="python ../../../dlopt/tools/main.py --config config/32.json --verbose=2" calcext:value-type="string">
            <text:p>python ../../../dlopt/tools/main.py --config config/32.json --verbose=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" office:value-type="float" office:value="200" calcext:value-type="float">
            <text:p>200</text:p>
          </table:table-cell>
          <table:table-cell table:formula="of:=[.C34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35];&quot;.json&quot;)" office:value-type="string" office:string-value="cp template.json 33.json" calcext:value-type="string">
            <text:p>cp template.json 33.json</text:p>
          </table:table-cell>
          <table:table-cell table:formula="of:=CONCATENATE(&quot;sed -i 's/&quot;;[.$A$1];&quot;/&quot;;[.A35];&quot;/g' &quot;;[.A35];&quot;.json&quot;)" office:value-type="string" office:string-value="sed -i 's/config_no/33/g' 33.json" calcext:value-type="string">
            <text:p>sed -i 's/config_no/33/g' 33.json</text:p>
          </table:table-cell>
          <table:table-cell table:formula="of:=CONCATENATE(&quot;sed -i 's/&quot;;[.$B$1];&quot;/&quot;;[.B35];&quot;/g' &quot;;[.A35];&quot;.json&quot;)" office:value-type="string" office:string-value="sed -i 's/embedding_no/200/g' 33.json" calcext:value-type="string">
            <text:p>sed -i 's/embedding_no/200/g' 33.json</text:p>
          </table:table-cell>
          <table:table-cell table:formula="of:=CONCATENATE(&quot;sed -i 's/&quot;;[.$C$1];&quot;/&quot;;[.C35];&quot;/g' &quot;;[.A35];&quot;.json&quot;)" office:value-type="string" office:string-value="sed -i 's/lstm_no/200/g' 33.json" calcext:value-type="string">
            <text:p>sed -i 's/lstm_no/200/g' 33.json</text:p>
          </table:table-cell>
          <table:table-cell table:formula="of:=CONCATENATE(&quot;sed -i 's/&quot;;[.$D$1];&quot;/&quot;;[.D35];&quot;/g' &quot;;[.A35];&quot;.json&quot;)" office:value-type="string" office:string-value="sed -i 's/lb_no/25/g' 33.json" calcext:value-type="string">
            <text:p>sed -i 's/lb_no/25/g' 33.json</text:p>
          </table:table-cell>
          <table:table-cell table:formula="of:=CONCATENATE(&quot;echo 'python ../../../dlopt/tools/main.py --config config/&quot;;[.A35];&quot;.json --verbose=2' $&quot;)" office:value-type="string" office:string-value="echo 'python ../../../dlopt/tools/main.py --config config/33.json --verbose=2' $" calcext:value-type="string">
            <text:p>echo 'python ../../../dlopt/tools/main.py --config config/33.json --verbose=2' $</text:p>
          </table:table-cell>
          <table:table-cell table:formula="of:=CONCATENATE(&quot;python ../../../dlopt/tools/main.py --config config/&quot;;[.A35];&quot;.json --verbose=2&quot;)" office:value-type="string" office:string-value="python ../../../dlopt/tools/main.py --config config/33.json --verbose=2" calcext:value-type="string">
            <text:p>python ../../../dlopt/tools/main.py --config config/33.json --verbose=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" office:value-type="float" office:value="200" calcext:value-type="float">
            <text:p>200</text:p>
          </table:table-cell>
          <table:table-cell table:formula="of:=[.C35]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36];&quot;.json&quot;)" office:value-type="string" office:string-value="cp template.json 34.json" calcext:value-type="string">
            <text:p>cp template.json 34.json</text:p>
          </table:table-cell>
          <table:table-cell table:formula="of:=CONCATENATE(&quot;sed -i 's/&quot;;[.$A$1];&quot;/&quot;;[.A36];&quot;/g' &quot;;[.A36];&quot;.json&quot;)" office:value-type="string" office:string-value="sed -i 's/config_no/34/g' 34.json" calcext:value-type="string">
            <text:p>sed -i 's/config_no/34/g' 34.json</text:p>
          </table:table-cell>
          <table:table-cell table:formula="of:=CONCATENATE(&quot;sed -i 's/&quot;;[.$B$1];&quot;/&quot;;[.B36];&quot;/g' &quot;;[.A36];&quot;.json&quot;)" office:value-type="string" office:string-value="sed -i 's/embedding_no/200/g' 34.json" calcext:value-type="string">
            <text:p>sed -i 's/embedding_no/200/g' 34.json</text:p>
          </table:table-cell>
          <table:table-cell table:formula="of:=CONCATENATE(&quot;sed -i 's/&quot;;[.$C$1];&quot;/&quot;;[.C36];&quot;/g' &quot;;[.A36];&quot;.json&quot;)" office:value-type="string" office:string-value="sed -i 's/lstm_no/200/g' 34.json" calcext:value-type="string">
            <text:p>sed -i 's/lstm_no/200/g' 34.json</text:p>
          </table:table-cell>
          <table:table-cell table:formula="of:=CONCATENATE(&quot;sed -i 's/&quot;;[.$D$1];&quot;/&quot;;[.D36];&quot;/g' &quot;;[.A36];&quot;.json&quot;)" office:value-type="string" office:string-value="sed -i 's/lb_no/30/g' 34.json" calcext:value-type="string">
            <text:p>sed -i 's/lb_no/30/g' 34.json</text:p>
          </table:table-cell>
          <table:table-cell table:formula="of:=CONCATENATE(&quot;echo 'python ../../../dlopt/tools/main.py --config config/&quot;;[.A36];&quot;.json --verbose=2' $&quot;)" office:value-type="string" office:string-value="echo 'python ../../../dlopt/tools/main.py --config config/34.json --verbose=2' $" calcext:value-type="string">
            <text:p>echo 'python ../../../dlopt/tools/main.py --config config/34.json --verbose=2' $</text:p>
          </table:table-cell>
          <table:table-cell table:formula="of:=CONCATENATE(&quot;python ../../../dlopt/tools/main.py --config config/&quot;;[.A36];&quot;.json --verbose=2&quot;)" office:value-type="string" office:string-value="python ../../../dlopt/tools/main.py --config config/34.json --verbose=2" calcext:value-type="string">
            <text:p>python ../../../dlopt/tools/main.py --config config/34.json --verbose=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" office:value-type="float" office:value="200" calcext:value-type="float">
            <text:p>200</text:p>
          </table:table-cell>
          <table:table-cell table:formula="of:=[.C36]+50"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37];&quot;.json&quot;)" office:value-type="string" office:string-value="cp template.json 35.json" calcext:value-type="string">
            <text:p>cp template.json 35.json</text:p>
          </table:table-cell>
          <table:table-cell table:formula="of:=CONCATENATE(&quot;sed -i 's/&quot;;[.$A$1];&quot;/&quot;;[.A37];&quot;/g' &quot;;[.A37];&quot;.json&quot;)" office:value-type="string" office:string-value="sed -i 's/config_no/35/g' 35.json" calcext:value-type="string">
            <text:p>sed -i 's/config_no/35/g' 35.json</text:p>
          </table:table-cell>
          <table:table-cell table:formula="of:=CONCATENATE(&quot;sed -i 's/&quot;;[.$B$1];&quot;/&quot;;[.B37];&quot;/g' &quot;;[.A37];&quot;.json&quot;)" office:value-type="string" office:string-value="sed -i 's/embedding_no/200/g' 35.json" calcext:value-type="string">
            <text:p>sed -i 's/embedding_no/200/g' 35.json</text:p>
          </table:table-cell>
          <table:table-cell table:formula="of:=CONCATENATE(&quot;sed -i 's/&quot;;[.$C$1];&quot;/&quot;;[.C37];&quot;/g' &quot;;[.A37];&quot;.json&quot;)" office:value-type="string" office:string-value="sed -i 's/lstm_no/250/g' 35.json" calcext:value-type="string">
            <text:p>sed -i 's/lstm_no/250/g' 35.json</text:p>
          </table:table-cell>
          <table:table-cell table:formula="of:=CONCATENATE(&quot;sed -i 's/&quot;;[.$D$1];&quot;/&quot;;[.D37];&quot;/g' &quot;;[.A37];&quot;.json&quot;)" office:value-type="string" office:string-value="sed -i 's/lb_no/2/g' 35.json" calcext:value-type="string">
            <text:p>sed -i 's/lb_no/2/g' 35.json</text:p>
          </table:table-cell>
          <table:table-cell table:formula="of:=CONCATENATE(&quot;echo 'python ../../../dlopt/tools/main.py --config config/&quot;;[.A37];&quot;.json --verbose=2' $&quot;)" office:value-type="string" office:string-value="echo 'python ../../../dlopt/tools/main.py --config config/35.json --verbose=2' $" calcext:value-type="string">
            <text:p>echo 'python ../../../dlopt/tools/main.py --config config/35.json --verbose=2' $</text:p>
          </table:table-cell>
          <table:table-cell table:formula="of:=CONCATENATE(&quot;python ../../../dlopt/tools/main.py --config config/&quot;;[.A37];&quot;.json --verbose=2&quot;)" office:value-type="string" office:string-value="python ../../../dlopt/tools/main.py --config config/35.json --verbose=2" calcext:value-type="string">
            <text:p>python ../../../dlopt/tools/main.py --config config/35.json --verbose=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" office:value-type="float" office:value="200" calcext:value-type="float">
            <text:p>200</text:p>
          </table:table-cell>
          <table:table-cell table:formula="of:=[.C37]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38];&quot;.json&quot;)" office:value-type="string" office:string-value="cp template.json 36.json" calcext:value-type="string">
            <text:p>cp template.json 36.json</text:p>
          </table:table-cell>
          <table:table-cell table:formula="of:=CONCATENATE(&quot;sed -i 's/&quot;;[.$A$1];&quot;/&quot;;[.A38];&quot;/g' &quot;;[.A38];&quot;.json&quot;)" office:value-type="string" office:string-value="sed -i 's/config_no/36/g' 36.json" calcext:value-type="string">
            <text:p>sed -i 's/config_no/36/g' 36.json</text:p>
          </table:table-cell>
          <table:table-cell table:formula="of:=CONCATENATE(&quot;sed -i 's/&quot;;[.$B$1];&quot;/&quot;;[.B38];&quot;/g' &quot;;[.A38];&quot;.json&quot;)" office:value-type="string" office:string-value="sed -i 's/embedding_no/200/g' 36.json" calcext:value-type="string">
            <text:p>sed -i 's/embedding_no/200/g' 36.json</text:p>
          </table:table-cell>
          <table:table-cell table:formula="of:=CONCATENATE(&quot;sed -i 's/&quot;;[.$C$1];&quot;/&quot;;[.C38];&quot;/g' &quot;;[.A38];&quot;.json&quot;)" office:value-type="string" office:string-value="sed -i 's/lstm_no/250/g' 36.json" calcext:value-type="string">
            <text:p>sed -i 's/lstm_no/250/g' 36.json</text:p>
          </table:table-cell>
          <table:table-cell table:formula="of:=CONCATENATE(&quot;sed -i 's/&quot;;[.$D$1];&quot;/&quot;;[.D38];&quot;/g' &quot;;[.A38];&quot;.json&quot;)" office:value-type="string" office:string-value="sed -i 's/lb_no/5/g' 36.json" calcext:value-type="string">
            <text:p>sed -i 's/lb_no/5/g' 36.json</text:p>
          </table:table-cell>
          <table:table-cell table:formula="of:=CONCATENATE(&quot;echo 'python ../../../dlopt/tools/main.py --config config/&quot;;[.A38];&quot;.json --verbose=2' $&quot;)" office:value-type="string" office:string-value="echo 'python ../../../dlopt/tools/main.py --config config/36.json --verbose=2' $" calcext:value-type="string">
            <text:p>echo 'python ../../../dlopt/tools/main.py --config config/36.json --verbose=2' $</text:p>
          </table:table-cell>
          <table:table-cell table:formula="of:=CONCATENATE(&quot;python ../../../dlopt/tools/main.py --config config/&quot;;[.A38];&quot;.json --verbose=2&quot;)" office:value-type="string" office:string-value="python ../../../dlopt/tools/main.py --config config/36.json --verbose=2" calcext:value-type="string">
            <text:p>python ../../../dlopt/tools/main.py --config config/36.json --verbose=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" office:value-type="float" office:value="200" calcext:value-type="float">
            <text:p>200</text:p>
          </table:table-cell>
          <table:table-cell table:formula="of:=[.C38]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39];&quot;.json&quot;)" office:value-type="string" office:string-value="cp template.json 37.json" calcext:value-type="string">
            <text:p>cp template.json 37.json</text:p>
          </table:table-cell>
          <table:table-cell table:formula="of:=CONCATENATE(&quot;sed -i 's/&quot;;[.$A$1];&quot;/&quot;;[.A39];&quot;/g' &quot;;[.A39];&quot;.json&quot;)" office:value-type="string" office:string-value="sed -i 's/config_no/37/g' 37.json" calcext:value-type="string">
            <text:p>sed -i 's/config_no/37/g' 37.json</text:p>
          </table:table-cell>
          <table:table-cell table:formula="of:=CONCATENATE(&quot;sed -i 's/&quot;;[.$B$1];&quot;/&quot;;[.B39];&quot;/g' &quot;;[.A39];&quot;.json&quot;)" office:value-type="string" office:string-value="sed -i 's/embedding_no/200/g' 37.json" calcext:value-type="string">
            <text:p>sed -i 's/embedding_no/200/g' 37.json</text:p>
          </table:table-cell>
          <table:table-cell table:formula="of:=CONCATENATE(&quot;sed -i 's/&quot;;[.$C$1];&quot;/&quot;;[.C39];&quot;/g' &quot;;[.A39];&quot;.json&quot;)" office:value-type="string" office:string-value="sed -i 's/lstm_no/250/g' 37.json" calcext:value-type="string">
            <text:p>sed -i 's/lstm_no/250/g' 37.json</text:p>
          </table:table-cell>
          <table:table-cell table:formula="of:=CONCATENATE(&quot;sed -i 's/&quot;;[.$D$1];&quot;/&quot;;[.D39];&quot;/g' &quot;;[.A39];&quot;.json&quot;)" office:value-type="string" office:string-value="sed -i 's/lb_no/10/g' 37.json" calcext:value-type="string">
            <text:p>sed -i 's/lb_no/10/g' 37.json</text:p>
          </table:table-cell>
          <table:table-cell table:formula="of:=CONCATENATE(&quot;echo 'python ../../../dlopt/tools/main.py --config config/&quot;;[.A39];&quot;.json --verbose=2' $&quot;)" office:value-type="string" office:string-value="echo 'python ../../../dlopt/tools/main.py --config config/37.json --verbose=2' $" calcext:value-type="string">
            <text:p>echo 'python ../../../dlopt/tools/main.py --config config/37.json --verbose=2' $</text:p>
          </table:table-cell>
          <table:table-cell table:formula="of:=CONCATENATE(&quot;python ../../../dlopt/tools/main.py --config config/&quot;;[.A39];&quot;.json --verbose=2&quot;)" office:value-type="string" office:string-value="python ../../../dlopt/tools/main.py --config config/37.json --verbose=2" calcext:value-type="string">
            <text:p>python ../../../dlopt/tools/main.py --config config/37.json --verbose=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" office:value-type="float" office:value="200" calcext:value-type="float">
            <text:p>200</text:p>
          </table:table-cell>
          <table:table-cell table:formula="of:=[.C39]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40];&quot;.json&quot;)" office:value-type="string" office:string-value="cp template.json 38.json" calcext:value-type="string">
            <text:p>cp template.json 38.json</text:p>
          </table:table-cell>
          <table:table-cell table:formula="of:=CONCATENATE(&quot;sed -i 's/&quot;;[.$A$1];&quot;/&quot;;[.A40];&quot;/g' &quot;;[.A40];&quot;.json&quot;)" office:value-type="string" office:string-value="sed -i 's/config_no/38/g' 38.json" calcext:value-type="string">
            <text:p>sed -i 's/config_no/38/g' 38.json</text:p>
          </table:table-cell>
          <table:table-cell table:formula="of:=CONCATENATE(&quot;sed -i 's/&quot;;[.$B$1];&quot;/&quot;;[.B40];&quot;/g' &quot;;[.A40];&quot;.json&quot;)" office:value-type="string" office:string-value="sed -i 's/embedding_no/200/g' 38.json" calcext:value-type="string">
            <text:p>sed -i 's/embedding_no/200/g' 38.json</text:p>
          </table:table-cell>
          <table:table-cell table:formula="of:=CONCATENATE(&quot;sed -i 's/&quot;;[.$C$1];&quot;/&quot;;[.C40];&quot;/g' &quot;;[.A40];&quot;.json&quot;)" office:value-type="string" office:string-value="sed -i 's/lstm_no/250/g' 38.json" calcext:value-type="string">
            <text:p>sed -i 's/lstm_no/250/g' 38.json</text:p>
          </table:table-cell>
          <table:table-cell table:formula="of:=CONCATENATE(&quot;sed -i 's/&quot;;[.$D$1];&quot;/&quot;;[.D40];&quot;/g' &quot;;[.A40];&quot;.json&quot;)" office:value-type="string" office:string-value="sed -i 's/lb_no/15/g' 38.json" calcext:value-type="string">
            <text:p>sed -i 's/lb_no/15/g' 38.json</text:p>
          </table:table-cell>
          <table:table-cell table:formula="of:=CONCATENATE(&quot;echo 'python ../../../dlopt/tools/main.py --config config/&quot;;[.A40];&quot;.json --verbose=2' $&quot;)" office:value-type="string" office:string-value="echo 'python ../../../dlopt/tools/main.py --config config/38.json --verbose=2' $" calcext:value-type="string">
            <text:p>echo 'python ../../../dlopt/tools/main.py --config config/38.json --verbose=2' $</text:p>
          </table:table-cell>
          <table:table-cell table:formula="of:=CONCATENATE(&quot;python ../../../dlopt/tools/main.py --config config/&quot;;[.A40];&quot;.json --verbose=2&quot;)" office:value-type="string" office:string-value="python ../../../dlopt/tools/main.py --config config/38.json --verbose=2" calcext:value-type="string">
            <text:p>python ../../../dlopt/tools/main.py --config config/38.json --verbose=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" office:value-type="float" office:value="200" calcext:value-type="float">
            <text:p>200</text:p>
          </table:table-cell>
          <table:table-cell table:formula="of:=[.C40]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41];&quot;.json&quot;)" office:value-type="string" office:string-value="cp template.json 39.json" calcext:value-type="string">
            <text:p>cp template.json 39.json</text:p>
          </table:table-cell>
          <table:table-cell table:formula="of:=CONCATENATE(&quot;sed -i 's/&quot;;[.$A$1];&quot;/&quot;;[.A41];&quot;/g' &quot;;[.A41];&quot;.json&quot;)" office:value-type="string" office:string-value="sed -i 's/config_no/39/g' 39.json" calcext:value-type="string">
            <text:p>sed -i 's/config_no/39/g' 39.json</text:p>
          </table:table-cell>
          <table:table-cell table:formula="of:=CONCATENATE(&quot;sed -i 's/&quot;;[.$B$1];&quot;/&quot;;[.B41];&quot;/g' &quot;;[.A41];&quot;.json&quot;)" office:value-type="string" office:string-value="sed -i 's/embedding_no/200/g' 39.json" calcext:value-type="string">
            <text:p>sed -i 's/embedding_no/200/g' 39.json</text:p>
          </table:table-cell>
          <table:table-cell table:formula="of:=CONCATENATE(&quot;sed -i 's/&quot;;[.$C$1];&quot;/&quot;;[.C41];&quot;/g' &quot;;[.A41];&quot;.json&quot;)" office:value-type="string" office:string-value="sed -i 's/lstm_no/250/g' 39.json" calcext:value-type="string">
            <text:p>sed -i 's/lstm_no/250/g' 39.json</text:p>
          </table:table-cell>
          <table:table-cell table:formula="of:=CONCATENATE(&quot;sed -i 's/&quot;;[.$D$1];&quot;/&quot;;[.D41];&quot;/g' &quot;;[.A41];&quot;.json&quot;)" office:value-type="string" office:string-value="sed -i 's/lb_no/20/g' 39.json" calcext:value-type="string">
            <text:p>sed -i 's/lb_no/20/g' 39.json</text:p>
          </table:table-cell>
          <table:table-cell table:formula="of:=CONCATENATE(&quot;echo 'python ../../../dlopt/tools/main.py --config config/&quot;;[.A41];&quot;.json --verbose=2' $&quot;)" office:value-type="string" office:string-value="echo 'python ../../../dlopt/tools/main.py --config config/39.json --verbose=2' $" calcext:value-type="string">
            <text:p>echo 'python ../../../dlopt/tools/main.py --config config/39.json --verbose=2' $</text:p>
          </table:table-cell>
          <table:table-cell table:formula="of:=CONCATENATE(&quot;python ../../../dlopt/tools/main.py --config config/&quot;;[.A41];&quot;.json --verbose=2&quot;)" office:value-type="string" office:string-value="python ../../../dlopt/tools/main.py --config config/39.json --verbose=2" calcext:value-type="string">
            <text:p>python ../../../dlopt/tools/main.py --config config/39.json --verbose=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" office:value-type="float" office:value="200" calcext:value-type="float">
            <text:p>200</text:p>
          </table:table-cell>
          <table:table-cell table:formula="of:=[.C41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42];&quot;.json&quot;)" office:value-type="string" office:string-value="cp template.json 40.json" calcext:value-type="string">
            <text:p>cp template.json 40.json</text:p>
          </table:table-cell>
          <table:table-cell table:formula="of:=CONCATENATE(&quot;sed -i 's/&quot;;[.$A$1];&quot;/&quot;;[.A42];&quot;/g' &quot;;[.A42];&quot;.json&quot;)" office:value-type="string" office:string-value="sed -i 's/config_no/40/g' 40.json" calcext:value-type="string">
            <text:p>sed -i 's/config_no/40/g' 40.json</text:p>
          </table:table-cell>
          <table:table-cell table:formula="of:=CONCATENATE(&quot;sed -i 's/&quot;;[.$B$1];&quot;/&quot;;[.B42];&quot;/g' &quot;;[.A42];&quot;.json&quot;)" office:value-type="string" office:string-value="sed -i 's/embedding_no/200/g' 40.json" calcext:value-type="string">
            <text:p>sed -i 's/embedding_no/200/g' 40.json</text:p>
          </table:table-cell>
          <table:table-cell table:formula="of:=CONCATENATE(&quot;sed -i 's/&quot;;[.$C$1];&quot;/&quot;;[.C42];&quot;/g' &quot;;[.A42];&quot;.json&quot;)" office:value-type="string" office:string-value="sed -i 's/lstm_no/250/g' 40.json" calcext:value-type="string">
            <text:p>sed -i 's/lstm_no/250/g' 40.json</text:p>
          </table:table-cell>
          <table:table-cell table:formula="of:=CONCATENATE(&quot;sed -i 's/&quot;;[.$D$1];&quot;/&quot;;[.D42];&quot;/g' &quot;;[.A42];&quot;.json&quot;)" office:value-type="string" office:string-value="sed -i 's/lb_no/25/g' 40.json" calcext:value-type="string">
            <text:p>sed -i 's/lb_no/25/g' 40.json</text:p>
          </table:table-cell>
          <table:table-cell table:formula="of:=CONCATENATE(&quot;echo 'python ../../../dlopt/tools/main.py --config config/&quot;;[.A42];&quot;.json --verbose=2' $&quot;)" office:value-type="string" office:string-value="echo 'python ../../../dlopt/tools/main.py --config config/40.json --verbose=2' $" calcext:value-type="string">
            <text:p>echo 'python ../../../dlopt/tools/main.py --config config/40.json --verbose=2' $</text:p>
          </table:table-cell>
          <table:table-cell table:formula="of:=CONCATENATE(&quot;python ../../../dlopt/tools/main.py --config config/&quot;;[.A42];&quot;.json --verbose=2&quot;)" office:value-type="string" office:string-value="python ../../../dlopt/tools/main.py --config config/40.json --verbose=2" calcext:value-type="string">
            <text:p>python ../../../dlopt/tools/main.py --config config/40.json --verbose=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]" office:value-type="float" office:value="200" calcext:value-type="float">
            <text:p>200</text:p>
          </table:table-cell>
          <table:table-cell table:formula="of:=[.C42]"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43];&quot;.json&quot;)" office:value-type="string" office:string-value="cp template.json 41.json" calcext:value-type="string">
            <text:p>cp template.json 41.json</text:p>
          </table:table-cell>
          <table:table-cell table:formula="of:=CONCATENATE(&quot;sed -i 's/&quot;;[.$A$1];&quot;/&quot;;[.A43];&quot;/g' &quot;;[.A43];&quot;.json&quot;)" office:value-type="string" office:string-value="sed -i 's/config_no/41/g' 41.json" calcext:value-type="string">
            <text:p>sed -i 's/config_no/41/g' 41.json</text:p>
          </table:table-cell>
          <table:table-cell table:formula="of:=CONCATENATE(&quot;sed -i 's/&quot;;[.$B$1];&quot;/&quot;;[.B43];&quot;/g' &quot;;[.A43];&quot;.json&quot;)" office:value-type="string" office:string-value="sed -i 's/embedding_no/200/g' 41.json" calcext:value-type="string">
            <text:p>sed -i 's/embedding_no/200/g' 41.json</text:p>
          </table:table-cell>
          <table:table-cell table:formula="of:=CONCATENATE(&quot;sed -i 's/&quot;;[.$C$1];&quot;/&quot;;[.C43];&quot;/g' &quot;;[.A43];&quot;.json&quot;)" office:value-type="string" office:string-value="sed -i 's/lstm_no/250/g' 41.json" calcext:value-type="string">
            <text:p>sed -i 's/lstm_no/250/g' 41.json</text:p>
          </table:table-cell>
          <table:table-cell table:formula="of:=CONCATENATE(&quot;sed -i 's/&quot;;[.$D$1];&quot;/&quot;;[.D43];&quot;/g' &quot;;[.A43];&quot;.json&quot;)" office:value-type="string" office:string-value="sed -i 's/lb_no/30/g' 41.json" calcext:value-type="string">
            <text:p>sed -i 's/lb_no/30/g' 41.json</text:p>
          </table:table-cell>
          <table:table-cell table:formula="of:=CONCATENATE(&quot;echo 'python ../../../dlopt/tools/main.py --config config/&quot;;[.A43];&quot;.json --verbose=2' $&quot;)" office:value-type="string" office:string-value="echo 'python ../../../dlopt/tools/main.py --config config/41.json --verbose=2' $" calcext:value-type="string">
            <text:p>echo 'python ../../../dlopt/tools/main.py --config config/41.json --verbose=2' $</text:p>
          </table:table-cell>
          <table:table-cell table:formula="of:=CONCATENATE(&quot;python ../../../dlopt/tools/main.py --config config/&quot;;[.A43];&quot;.json --verbose=2&quot;)" office:value-type="string" office:string-value="python ../../../dlopt/tools/main.py --config config/41.json --verbose=2" calcext:value-type="string">
            <text:p>python ../../../dlopt/tools/main.py --config config/41.json --verbose=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]+50" office:value-type="float" office:value="250" calcext:value-type="float">
            <text:p>250</text:p>
          </table:table-cell>
          <table:table-cell table:formula="of:=[.C43]"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44];&quot;.json&quot;)" office:value-type="string" office:string-value="cp template.json 42.json" calcext:value-type="string">
            <text:p>cp template.json 42.json</text:p>
          </table:table-cell>
          <table:table-cell table:formula="of:=CONCATENATE(&quot;sed -i 's/&quot;;[.$A$1];&quot;/&quot;;[.A44];&quot;/g' &quot;;[.A44];&quot;.json&quot;)" office:value-type="string" office:string-value="sed -i 's/config_no/42/g' 42.json" calcext:value-type="string">
            <text:p>sed -i 's/config_no/42/g' 42.json</text:p>
          </table:table-cell>
          <table:table-cell table:formula="of:=CONCATENATE(&quot;sed -i 's/&quot;;[.$B$1];&quot;/&quot;;[.B44];&quot;/g' &quot;;[.A44];&quot;.json&quot;)" office:value-type="string" office:string-value="sed -i 's/embedding_no/250/g' 42.json" calcext:value-type="string">
            <text:p>sed -i 's/embedding_no/250/g' 42.json</text:p>
          </table:table-cell>
          <table:table-cell table:formula="of:=CONCATENATE(&quot;sed -i 's/&quot;;[.$C$1];&quot;/&quot;;[.C44];&quot;/g' &quot;;[.A44];&quot;.json&quot;)" office:value-type="string" office:string-value="sed -i 's/lstm_no/250/g' 42.json" calcext:value-type="string">
            <text:p>sed -i 's/lstm_no/250/g' 42.json</text:p>
          </table:table-cell>
          <table:table-cell table:formula="of:=CONCATENATE(&quot;sed -i 's/&quot;;[.$D$1];&quot;/&quot;;[.D44];&quot;/g' &quot;;[.A44];&quot;.json&quot;)" office:value-type="string" office:string-value="sed -i 's/lb_no/2/g' 42.json" calcext:value-type="string">
            <text:p>sed -i 's/lb_no/2/g' 42.json</text:p>
          </table:table-cell>
          <table:table-cell table:formula="of:=CONCATENATE(&quot;echo 'python ../../../dlopt/tools/main.py --config config/&quot;;[.A44];&quot;.json --verbose=2' $&quot;)" office:value-type="string" office:string-value="echo 'python ../../../dlopt/tools/main.py --config config/42.json --verbose=2' $" calcext:value-type="string">
            <text:p>echo 'python ../../../dlopt/tools/main.py --config config/42.json --verbose=2' $</text:p>
          </table:table-cell>
          <table:table-cell table:formula="of:=CONCATENATE(&quot;python ../../../dlopt/tools/main.py --config config/&quot;;[.A44];&quot;.json --verbose=2&quot;)" office:value-type="string" office:string-value="python ../../../dlopt/tools/main.py --config config/42.json --verbose=2" calcext:value-type="string">
            <text:p>python ../../../dlopt/tools/main.py --config config/42.json --verbose=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" office:value-type="float" office:value="250" calcext:value-type="float">
            <text:p>250</text:p>
          </table:table-cell>
          <table:table-cell table:formula="of:=[.C44]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45];&quot;.json&quot;)" office:value-type="string" office:string-value="cp template.json 43.json" calcext:value-type="string">
            <text:p>cp template.json 43.json</text:p>
          </table:table-cell>
          <table:table-cell table:formula="of:=CONCATENATE(&quot;sed -i 's/&quot;;[.$A$1];&quot;/&quot;;[.A45];&quot;/g' &quot;;[.A45];&quot;.json&quot;)" office:value-type="string" office:string-value="sed -i 's/config_no/43/g' 43.json" calcext:value-type="string">
            <text:p>sed -i 's/config_no/43/g' 43.json</text:p>
          </table:table-cell>
          <table:table-cell table:formula="of:=CONCATENATE(&quot;sed -i 's/&quot;;[.$B$1];&quot;/&quot;;[.B45];&quot;/g' &quot;;[.A45];&quot;.json&quot;)" office:value-type="string" office:string-value="sed -i 's/embedding_no/250/g' 43.json" calcext:value-type="string">
            <text:p>sed -i 's/embedding_no/250/g' 43.json</text:p>
          </table:table-cell>
          <table:table-cell table:formula="of:=CONCATENATE(&quot;sed -i 's/&quot;;[.$C$1];&quot;/&quot;;[.C45];&quot;/g' &quot;;[.A45];&quot;.json&quot;)" office:value-type="string" office:string-value="sed -i 's/lstm_no/250/g' 43.json" calcext:value-type="string">
            <text:p>sed -i 's/lstm_no/250/g' 43.json</text:p>
          </table:table-cell>
          <table:table-cell table:formula="of:=CONCATENATE(&quot;sed -i 's/&quot;;[.$D$1];&quot;/&quot;;[.D45];&quot;/g' &quot;;[.A45];&quot;.json&quot;)" office:value-type="string" office:string-value="sed -i 's/lb_no/5/g' 43.json" calcext:value-type="string">
            <text:p>sed -i 's/lb_no/5/g' 43.json</text:p>
          </table:table-cell>
          <table:table-cell table:formula="of:=CONCATENATE(&quot;echo 'python ../../../dlopt/tools/main.py --config config/&quot;;[.A45];&quot;.json --verbose=2' $&quot;)" office:value-type="string" office:string-value="echo 'python ../../../dlopt/tools/main.py --config config/43.json --verbose=2' $" calcext:value-type="string">
            <text:p>echo 'python ../../../dlopt/tools/main.py --config config/43.json --verbose=2' $</text:p>
          </table:table-cell>
          <table:table-cell table:formula="of:=CONCATENATE(&quot;python ../../../dlopt/tools/main.py --config config/&quot;;[.A45];&quot;.json --verbose=2&quot;)" office:value-type="string" office:string-value="python ../../../dlopt/tools/main.py --config config/43.json --verbose=2" calcext:value-type="string">
            <text:p>python ../../../dlopt/tools/main.py --config config/43.json --verbose=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5]" office:value-type="float" office:value="250" calcext:value-type="float">
            <text:p>250</text:p>
          </table:table-cell>
          <table:table-cell table:formula="of:=[.C45]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46];&quot;.json&quot;)" office:value-type="string" office:string-value="cp template.json 44.json" calcext:value-type="string">
            <text:p>cp template.json 44.json</text:p>
          </table:table-cell>
          <table:table-cell table:formula="of:=CONCATENATE(&quot;sed -i 's/&quot;;[.$A$1];&quot;/&quot;;[.A46];&quot;/g' &quot;;[.A46];&quot;.json&quot;)" office:value-type="string" office:string-value="sed -i 's/config_no/44/g' 44.json" calcext:value-type="string">
            <text:p>sed -i 's/config_no/44/g' 44.json</text:p>
          </table:table-cell>
          <table:table-cell table:formula="of:=CONCATENATE(&quot;sed -i 's/&quot;;[.$B$1];&quot;/&quot;;[.B46];&quot;/g' &quot;;[.A46];&quot;.json&quot;)" office:value-type="string" office:string-value="sed -i 's/embedding_no/250/g' 44.json" calcext:value-type="string">
            <text:p>sed -i 's/embedding_no/250/g' 44.json</text:p>
          </table:table-cell>
          <table:table-cell table:formula="of:=CONCATENATE(&quot;sed -i 's/&quot;;[.$C$1];&quot;/&quot;;[.C46];&quot;/g' &quot;;[.A46];&quot;.json&quot;)" office:value-type="string" office:string-value="sed -i 's/lstm_no/250/g' 44.json" calcext:value-type="string">
            <text:p>sed -i 's/lstm_no/250/g' 44.json</text:p>
          </table:table-cell>
          <table:table-cell table:formula="of:=CONCATENATE(&quot;sed -i 's/&quot;;[.$D$1];&quot;/&quot;;[.D46];&quot;/g' &quot;;[.A46];&quot;.json&quot;)" office:value-type="string" office:string-value="sed -i 's/lb_no/10/g' 44.json" calcext:value-type="string">
            <text:p>sed -i 's/lb_no/10/g' 44.json</text:p>
          </table:table-cell>
          <table:table-cell table:formula="of:=CONCATENATE(&quot;echo 'python ../../../dlopt/tools/main.py --config config/&quot;;[.A46];&quot;.json --verbose=2' $&quot;)" office:value-type="string" office:string-value="echo 'python ../../../dlopt/tools/main.py --config config/44.json --verbose=2' $" calcext:value-type="string">
            <text:p>echo 'python ../../../dlopt/tools/main.py --config config/44.json --verbose=2' $</text:p>
          </table:table-cell>
          <table:table-cell table:formula="of:=CONCATENATE(&quot;python ../../../dlopt/tools/main.py --config config/&quot;;[.A46];&quot;.json --verbose=2&quot;)" office:value-type="string" office:string-value="python ../../../dlopt/tools/main.py --config config/44.json --verbose=2" calcext:value-type="string">
            <text:p>python ../../../dlopt/tools/main.py --config config/44.json --verbose=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6]" office:value-type="float" office:value="250" calcext:value-type="float">
            <text:p>250</text:p>
          </table:table-cell>
          <table:table-cell table:formula="of:=[.C46]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47];&quot;.json&quot;)" office:value-type="string" office:string-value="cp template.json 45.json" calcext:value-type="string">
            <text:p>cp template.json 45.json</text:p>
          </table:table-cell>
          <table:table-cell table:formula="of:=CONCATENATE(&quot;sed -i 's/&quot;;[.$A$1];&quot;/&quot;;[.A47];&quot;/g' &quot;;[.A47];&quot;.json&quot;)" office:value-type="string" office:string-value="sed -i 's/config_no/45/g' 45.json" calcext:value-type="string">
            <text:p>sed -i 's/config_no/45/g' 45.json</text:p>
          </table:table-cell>
          <table:table-cell table:formula="of:=CONCATENATE(&quot;sed -i 's/&quot;;[.$B$1];&quot;/&quot;;[.B47];&quot;/g' &quot;;[.A47];&quot;.json&quot;)" office:value-type="string" office:string-value="sed -i 's/embedding_no/250/g' 45.json" calcext:value-type="string">
            <text:p>sed -i 's/embedding_no/250/g' 45.json</text:p>
          </table:table-cell>
          <table:table-cell table:formula="of:=CONCATENATE(&quot;sed -i 's/&quot;;[.$C$1];&quot;/&quot;;[.C47];&quot;/g' &quot;;[.A47];&quot;.json&quot;)" office:value-type="string" office:string-value="sed -i 's/lstm_no/250/g' 45.json" calcext:value-type="string">
            <text:p>sed -i 's/lstm_no/250/g' 45.json</text:p>
          </table:table-cell>
          <table:table-cell table:formula="of:=CONCATENATE(&quot;sed -i 's/&quot;;[.$D$1];&quot;/&quot;;[.D47];&quot;/g' &quot;;[.A47];&quot;.json&quot;)" office:value-type="string" office:string-value="sed -i 's/lb_no/15/g' 45.json" calcext:value-type="string">
            <text:p>sed -i 's/lb_no/15/g' 45.json</text:p>
          </table:table-cell>
          <table:table-cell table:formula="of:=CONCATENATE(&quot;echo 'python ../../../dlopt/tools/main.py --config config/&quot;;[.A47];&quot;.json --verbose=2' $&quot;)" office:value-type="string" office:string-value="echo 'python ../../../dlopt/tools/main.py --config config/45.json --verbose=2' $" calcext:value-type="string">
            <text:p>echo 'python ../../../dlopt/tools/main.py --config config/45.json --verbose=2' $</text:p>
          </table:table-cell>
          <table:table-cell table:formula="of:=CONCATENATE(&quot;python ../../../dlopt/tools/main.py --config config/&quot;;[.A47];&quot;.json --verbose=2&quot;)" office:value-type="string" office:string-value="python ../../../dlopt/tools/main.py --config config/45.json --verbose=2" calcext:value-type="string">
            <text:p>python ../../../dlopt/tools/main.py --config config/45.json --verbose=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" office:value-type="float" office:value="250" calcext:value-type="float">
            <text:p>250</text:p>
          </table:table-cell>
          <table:table-cell table:formula="of:=[.C47]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48];&quot;.json&quot;)" office:value-type="string" office:string-value="cp template.json 46.json" calcext:value-type="string">
            <text:p>cp template.json 46.json</text:p>
          </table:table-cell>
          <table:table-cell table:formula="of:=CONCATENATE(&quot;sed -i 's/&quot;;[.$A$1];&quot;/&quot;;[.A48];&quot;/g' &quot;;[.A48];&quot;.json&quot;)" office:value-type="string" office:string-value="sed -i 's/config_no/46/g' 46.json" calcext:value-type="string">
            <text:p>sed -i 's/config_no/46/g' 46.json</text:p>
          </table:table-cell>
          <table:table-cell table:formula="of:=CONCATENATE(&quot;sed -i 's/&quot;;[.$B$1];&quot;/&quot;;[.B48];&quot;/g' &quot;;[.A48];&quot;.json&quot;)" office:value-type="string" office:string-value="sed -i 's/embedding_no/250/g' 46.json" calcext:value-type="string">
            <text:p>sed -i 's/embedding_no/250/g' 46.json</text:p>
          </table:table-cell>
          <table:table-cell table:formula="of:=CONCATENATE(&quot;sed -i 's/&quot;;[.$C$1];&quot;/&quot;;[.C48];&quot;/g' &quot;;[.A48];&quot;.json&quot;)" office:value-type="string" office:string-value="sed -i 's/lstm_no/250/g' 46.json" calcext:value-type="string">
            <text:p>sed -i 's/lstm_no/250/g' 46.json</text:p>
          </table:table-cell>
          <table:table-cell table:formula="of:=CONCATENATE(&quot;sed -i 's/&quot;;[.$D$1];&quot;/&quot;;[.D48];&quot;/g' &quot;;[.A48];&quot;.json&quot;)" office:value-type="string" office:string-value="sed -i 's/lb_no/20/g' 46.json" calcext:value-type="string">
            <text:p>sed -i 's/lb_no/20/g' 46.json</text:p>
          </table:table-cell>
          <table:table-cell table:formula="of:=CONCATENATE(&quot;echo 'python ../../../dlopt/tools/main.py --config config/&quot;;[.A48];&quot;.json --verbose=2' $&quot;)" office:value-type="string" office:string-value="echo 'python ../../../dlopt/tools/main.py --config config/46.json --verbose=2' $" calcext:value-type="string">
            <text:p>echo 'python ../../../dlopt/tools/main.py --config config/46.json --verbose=2' $</text:p>
          </table:table-cell>
          <table:table-cell table:formula="of:=CONCATENATE(&quot;python ../../../dlopt/tools/main.py --config config/&quot;;[.A48];&quot;.json --verbose=2&quot;)" office:value-type="string" office:string-value="python ../../../dlopt/tools/main.py --config config/46.json --verbose=2" calcext:value-type="string">
            <text:p>python ../../../dlopt/tools/main.py --config config/46.json --verbose=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" office:value-type="float" office:value="250" calcext:value-type="float">
            <text:p>250</text:p>
          </table:table-cell>
          <table:table-cell table:formula="of:=[.C48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49];&quot;.json&quot;)" office:value-type="string" office:string-value="cp template.json 47.json" calcext:value-type="string">
            <text:p>cp template.json 47.json</text:p>
          </table:table-cell>
          <table:table-cell table:formula="of:=CONCATENATE(&quot;sed -i 's/&quot;;[.$A$1];&quot;/&quot;;[.A49];&quot;/g' &quot;;[.A49];&quot;.json&quot;)" office:value-type="string" office:string-value="sed -i 's/config_no/47/g' 47.json" calcext:value-type="string">
            <text:p>sed -i 's/config_no/47/g' 47.json</text:p>
          </table:table-cell>
          <table:table-cell table:formula="of:=CONCATENATE(&quot;sed -i 's/&quot;;[.$B$1];&quot;/&quot;;[.B49];&quot;/g' &quot;;[.A49];&quot;.json&quot;)" office:value-type="string" office:string-value="sed -i 's/embedding_no/250/g' 47.json" calcext:value-type="string">
            <text:p>sed -i 's/embedding_no/250/g' 47.json</text:p>
          </table:table-cell>
          <table:table-cell table:formula="of:=CONCATENATE(&quot;sed -i 's/&quot;;[.$C$1];&quot;/&quot;;[.C49];&quot;/g' &quot;;[.A49];&quot;.json&quot;)" office:value-type="string" office:string-value="sed -i 's/lstm_no/250/g' 47.json" calcext:value-type="string">
            <text:p>sed -i 's/lstm_no/250/g' 47.json</text:p>
          </table:table-cell>
          <table:table-cell table:formula="of:=CONCATENATE(&quot;sed -i 's/&quot;;[.$D$1];&quot;/&quot;;[.D49];&quot;/g' &quot;;[.A49];&quot;.json&quot;)" office:value-type="string" office:string-value="sed -i 's/lb_no/25/g' 47.json" calcext:value-type="string">
            <text:p>sed -i 's/lb_no/25/g' 47.json</text:p>
          </table:table-cell>
          <table:table-cell table:formula="of:=CONCATENATE(&quot;echo 'python ../../../dlopt/tools/main.py --config config/&quot;;[.A49];&quot;.json --verbose=2' $&quot;)" office:value-type="string" office:string-value="echo 'python ../../../dlopt/tools/main.py --config config/47.json --verbose=2' $" calcext:value-type="string">
            <text:p>echo 'python ../../../dlopt/tools/main.py --config config/47.json --verbose=2' $</text:p>
          </table:table-cell>
          <table:table-cell table:formula="of:=CONCATENATE(&quot;python ../../../dlopt/tools/main.py --config config/&quot;;[.A49];&quot;.json --verbose=2&quot;)" office:value-type="string" office:string-value="python ../../../dlopt/tools/main.py --config config/47.json --verbose=2" calcext:value-type="string">
            <text:p>python ../../../dlopt/tools/main.py --config config/47.json --verbose=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" office:value-type="float" office:value="250" calcext:value-type="float">
            <text:p>250</text:p>
          </table:table-cell>
          <table:table-cell table:formula="of:=[.C49]"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50];&quot;.json&quot;)" office:value-type="string" office:string-value="cp template.json 48.json" calcext:value-type="string">
            <text:p>cp template.json 48.json</text:p>
          </table:table-cell>
          <table:table-cell table:formula="of:=CONCATENATE(&quot;sed -i 's/&quot;;[.$A$1];&quot;/&quot;;[.A50];&quot;/g' &quot;;[.A50];&quot;.json&quot;)" office:value-type="string" office:string-value="sed -i 's/config_no/48/g' 48.json" calcext:value-type="string">
            <text:p>sed -i 's/config_no/48/g' 48.json</text:p>
          </table:table-cell>
          <table:table-cell table:formula="of:=CONCATENATE(&quot;sed -i 's/&quot;;[.$B$1];&quot;/&quot;;[.B50];&quot;/g' &quot;;[.A50];&quot;.json&quot;)" office:value-type="string" office:string-value="sed -i 's/embedding_no/250/g' 48.json" calcext:value-type="string">
            <text:p>sed -i 's/embedding_no/250/g' 48.json</text:p>
          </table:table-cell>
          <table:table-cell table:formula="of:=CONCATENATE(&quot;sed -i 's/&quot;;[.$C$1];&quot;/&quot;;[.C50];&quot;/g' &quot;;[.A50];&quot;.json&quot;)" office:value-type="string" office:string-value="sed -i 's/lstm_no/250/g' 48.json" calcext:value-type="string">
            <text:p>sed -i 's/lstm_no/250/g' 48.json</text:p>
          </table:table-cell>
          <table:table-cell table:formula="of:=CONCATENATE(&quot;sed -i 's/&quot;;[.$D$1];&quot;/&quot;;[.D50];&quot;/g' &quot;;[.A50];&quot;.json&quot;)" office:value-type="string" office:string-value="sed -i 's/lb_no/30/g' 48.json" calcext:value-type="string">
            <text:p>sed -i 's/lb_no/30/g' 48.json</text:p>
          </table:table-cell>
          <table:table-cell table:formula="of:=CONCATENATE(&quot;echo 'python ../../../dlopt/tools/main.py --config config/&quot;;[.A50];&quot;.json --verbose=2' $&quot;)" office:value-type="string" office:string-value="echo 'python ../../../dlopt/tools/main.py --config config/48.json --verbose=2' $" calcext:value-type="string">
            <text:p>echo 'python ../../../dlopt/tools/main.py --config config/48.json --verbose=2' $</text:p>
          </table:table-cell>
          <table:table-cell table:formula="of:=CONCATENATE(&quot;python ../../../dlopt/tools/main.py --config config/&quot;;[.A50];&quot;.json --verbose=2&quot;)" office:value-type="string" office:string-value="python ../../../dlopt/tools/main.py --config config/48.json --verbose=2" calcext:value-type="string">
            <text:p>python ../../../dlopt/tools/main.py --config config/48.json --verbose=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" office:value-type="float" office:value="250" calcext:value-type="float">
            <text:p>250</text:p>
          </table:table-cell>
          <table:table-cell table:formula="of:=[.C50]+50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51];&quot;.json&quot;)" office:value-type="string" office:string-value="cp template.json 49.json" calcext:value-type="string">
            <text:p>cp template.json 49.json</text:p>
          </table:table-cell>
          <table:table-cell table:formula="of:=CONCATENATE(&quot;sed -i 's/&quot;;[.$A$1];&quot;/&quot;;[.A51];&quot;/g' &quot;;[.A51];&quot;.json&quot;)" office:value-type="string" office:string-value="sed -i 's/config_no/49/g' 49.json" calcext:value-type="string">
            <text:p>sed -i 's/config_no/49/g' 49.json</text:p>
          </table:table-cell>
          <table:table-cell table:formula="of:=CONCATENATE(&quot;sed -i 's/&quot;;[.$B$1];&quot;/&quot;;[.B51];&quot;/g' &quot;;[.A51];&quot;.json&quot;)" office:value-type="string" office:string-value="sed -i 's/embedding_no/250/g' 49.json" calcext:value-type="string">
            <text:p>sed -i 's/embedding_no/250/g' 49.json</text:p>
          </table:table-cell>
          <table:table-cell table:formula="of:=CONCATENATE(&quot;sed -i 's/&quot;;[.$C$1];&quot;/&quot;;[.C51];&quot;/g' &quot;;[.A51];&quot;.json&quot;)" office:value-type="string" office:string-value="sed -i 's/lstm_no/300/g' 49.json" calcext:value-type="string">
            <text:p>sed -i 's/lstm_no/300/g' 49.json</text:p>
          </table:table-cell>
          <table:table-cell table:formula="of:=CONCATENATE(&quot;sed -i 's/&quot;;[.$D$1];&quot;/&quot;;[.D51];&quot;/g' &quot;;[.A51];&quot;.json&quot;)" office:value-type="string" office:string-value="sed -i 's/lb_no/2/g' 49.json" calcext:value-type="string">
            <text:p>sed -i 's/lb_no/2/g' 49.json</text:p>
          </table:table-cell>
          <table:table-cell table:formula="of:=CONCATENATE(&quot;echo 'python ../../../dlopt/tools/main.py --config config/&quot;;[.A51];&quot;.json --verbose=2' $&quot;)" office:value-type="string" office:string-value="echo 'python ../../../dlopt/tools/main.py --config config/49.json --verbose=2' $" calcext:value-type="string">
            <text:p>echo 'python ../../../dlopt/tools/main.py --config config/49.json --verbose=2' $</text:p>
          </table:table-cell>
          <table:table-cell table:formula="of:=CONCATENATE(&quot;python ../../../dlopt/tools/main.py --config config/&quot;;[.A51];&quot;.json --verbose=2&quot;)" office:value-type="string" office:string-value="python ../../../dlopt/tools/main.py --config config/49.json --verbose=2" calcext:value-type="string">
            <text:p>python ../../../dlopt/tools/main.py --config config/49.json --verbose=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" office:value-type="float" office:value="250" calcext:value-type="float">
            <text:p>250</text:p>
          </table:table-cell>
          <table:table-cell table:formula="of:=[.C51]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52];&quot;.json&quot;)" office:value-type="string" office:string-value="cp template.json 50.json" calcext:value-type="string">
            <text:p>cp template.json 50.json</text:p>
          </table:table-cell>
          <table:table-cell table:formula="of:=CONCATENATE(&quot;sed -i 's/&quot;;[.$A$1];&quot;/&quot;;[.A52];&quot;/g' &quot;;[.A52];&quot;.json&quot;)" office:value-type="string" office:string-value="sed -i 's/config_no/50/g' 50.json" calcext:value-type="string">
            <text:p>sed -i 's/config_no/50/g' 50.json</text:p>
          </table:table-cell>
          <table:table-cell table:formula="of:=CONCATENATE(&quot;sed -i 's/&quot;;[.$B$1];&quot;/&quot;;[.B52];&quot;/g' &quot;;[.A52];&quot;.json&quot;)" office:value-type="string" office:string-value="sed -i 's/embedding_no/250/g' 50.json" calcext:value-type="string">
            <text:p>sed -i 's/embedding_no/250/g' 50.json</text:p>
          </table:table-cell>
          <table:table-cell table:formula="of:=CONCATENATE(&quot;sed -i 's/&quot;;[.$C$1];&quot;/&quot;;[.C52];&quot;/g' &quot;;[.A52];&quot;.json&quot;)" office:value-type="string" office:string-value="sed -i 's/lstm_no/300/g' 50.json" calcext:value-type="string">
            <text:p>sed -i 's/lstm_no/300/g' 50.json</text:p>
          </table:table-cell>
          <table:table-cell table:formula="of:=CONCATENATE(&quot;sed -i 's/&quot;;[.$D$1];&quot;/&quot;;[.D52];&quot;/g' &quot;;[.A52];&quot;.json&quot;)" office:value-type="string" office:string-value="sed -i 's/lb_no/5/g' 50.json" calcext:value-type="string">
            <text:p>sed -i 's/lb_no/5/g' 50.json</text:p>
          </table:table-cell>
          <table:table-cell table:formula="of:=CONCATENATE(&quot;echo 'python ../../../dlopt/tools/main.py --config config/&quot;;[.A52];&quot;.json --verbose=2' $&quot;)" office:value-type="string" office:string-value="echo 'python ../../../dlopt/tools/main.py --config config/50.json --verbose=2' $" calcext:value-type="string">
            <text:p>echo 'python ../../../dlopt/tools/main.py --config config/50.json --verbose=2' $</text:p>
          </table:table-cell>
          <table:table-cell table:formula="of:=CONCATENATE(&quot;python ../../../dlopt/tools/main.py --config config/&quot;;[.A52];&quot;.json --verbose=2&quot;)" office:value-type="string" office:string-value="python ../../../dlopt/tools/main.py --config config/50.json --verbose=2" calcext:value-type="string">
            <text:p>python ../../../dlopt/tools/main.py --config config/50.json --verbose=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2]" office:value-type="float" office:value="250" calcext:value-type="float">
            <text:p>250</text:p>
          </table:table-cell>
          <table:table-cell table:formula="of:=[.C52]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53];&quot;.json&quot;)" office:value-type="string" office:string-value="cp template.json 51.json" calcext:value-type="string">
            <text:p>cp template.json 51.json</text:p>
          </table:table-cell>
          <table:table-cell table:formula="of:=CONCATENATE(&quot;sed -i 's/&quot;;[.$A$1];&quot;/&quot;;[.A53];&quot;/g' &quot;;[.A53];&quot;.json&quot;)" office:value-type="string" office:string-value="sed -i 's/config_no/51/g' 51.json" calcext:value-type="string">
            <text:p>sed -i 's/config_no/51/g' 51.json</text:p>
          </table:table-cell>
          <table:table-cell table:formula="of:=CONCATENATE(&quot;sed -i 's/&quot;;[.$B$1];&quot;/&quot;;[.B53];&quot;/g' &quot;;[.A53];&quot;.json&quot;)" office:value-type="string" office:string-value="sed -i 's/embedding_no/250/g' 51.json" calcext:value-type="string">
            <text:p>sed -i 's/embedding_no/250/g' 51.json</text:p>
          </table:table-cell>
          <table:table-cell table:formula="of:=CONCATENATE(&quot;sed -i 's/&quot;;[.$C$1];&quot;/&quot;;[.C53];&quot;/g' &quot;;[.A53];&quot;.json&quot;)" office:value-type="string" office:string-value="sed -i 's/lstm_no/300/g' 51.json" calcext:value-type="string">
            <text:p>sed -i 's/lstm_no/300/g' 51.json</text:p>
          </table:table-cell>
          <table:table-cell table:formula="of:=CONCATENATE(&quot;sed -i 's/&quot;;[.$D$1];&quot;/&quot;;[.D53];&quot;/g' &quot;;[.A53];&quot;.json&quot;)" office:value-type="string" office:string-value="sed -i 's/lb_no/10/g' 51.json" calcext:value-type="string">
            <text:p>sed -i 's/lb_no/10/g' 51.json</text:p>
          </table:table-cell>
          <table:table-cell table:formula="of:=CONCATENATE(&quot;echo 'python ../../../dlopt/tools/main.py --config config/&quot;;[.A53];&quot;.json --verbose=2' $&quot;)" office:value-type="string" office:string-value="echo 'python ../../../dlopt/tools/main.py --config config/51.json --verbose=2' $" calcext:value-type="string">
            <text:p>echo 'python ../../../dlopt/tools/main.py --config config/51.json --verbose=2' $</text:p>
          </table:table-cell>
          <table:table-cell table:formula="of:=CONCATENATE(&quot;python ../../../dlopt/tools/main.py --config config/&quot;;[.A53];&quot;.json --verbose=2&quot;)" office:value-type="string" office:string-value="python ../../../dlopt/tools/main.py --config config/51.json --verbose=2" calcext:value-type="string">
            <text:p>python ../../../dlopt/tools/main.py --config config/51.json --verbose=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3]" office:value-type="float" office:value="250" calcext:value-type="float">
            <text:p>250</text:p>
          </table:table-cell>
          <table:table-cell table:formula="of:=[.C53]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54];&quot;.json&quot;)" office:value-type="string" office:string-value="cp template.json 52.json" calcext:value-type="string">
            <text:p>cp template.json 52.json</text:p>
          </table:table-cell>
          <table:table-cell table:formula="of:=CONCATENATE(&quot;sed -i 's/&quot;;[.$A$1];&quot;/&quot;;[.A54];&quot;/g' &quot;;[.A54];&quot;.json&quot;)" office:value-type="string" office:string-value="sed -i 's/config_no/52/g' 52.json" calcext:value-type="string">
            <text:p>sed -i 's/config_no/52/g' 52.json</text:p>
          </table:table-cell>
          <table:table-cell table:formula="of:=CONCATENATE(&quot;sed -i 's/&quot;;[.$B$1];&quot;/&quot;;[.B54];&quot;/g' &quot;;[.A54];&quot;.json&quot;)" office:value-type="string" office:string-value="sed -i 's/embedding_no/250/g' 52.json" calcext:value-type="string">
            <text:p>sed -i 's/embedding_no/250/g' 52.json</text:p>
          </table:table-cell>
          <table:table-cell table:formula="of:=CONCATENATE(&quot;sed -i 's/&quot;;[.$C$1];&quot;/&quot;;[.C54];&quot;/g' &quot;;[.A54];&quot;.json&quot;)" office:value-type="string" office:string-value="sed -i 's/lstm_no/300/g' 52.json" calcext:value-type="string">
            <text:p>sed -i 's/lstm_no/300/g' 52.json</text:p>
          </table:table-cell>
          <table:table-cell table:formula="of:=CONCATENATE(&quot;sed -i 's/&quot;;[.$D$1];&quot;/&quot;;[.D54];&quot;/g' &quot;;[.A54];&quot;.json&quot;)" office:value-type="string" office:string-value="sed -i 's/lb_no/15/g' 52.json" calcext:value-type="string">
            <text:p>sed -i 's/lb_no/15/g' 52.json</text:p>
          </table:table-cell>
          <table:table-cell table:formula="of:=CONCATENATE(&quot;echo 'python ../../../dlopt/tools/main.py --config config/&quot;;[.A54];&quot;.json --verbose=2' $&quot;)" office:value-type="string" office:string-value="echo 'python ../../../dlopt/tools/main.py --config config/52.json --verbose=2' $" calcext:value-type="string">
            <text:p>echo 'python ../../../dlopt/tools/main.py --config config/52.json --verbose=2' $</text:p>
          </table:table-cell>
          <table:table-cell table:formula="of:=CONCATENATE(&quot;python ../../../dlopt/tools/main.py --config config/&quot;;[.A54];&quot;.json --verbose=2&quot;)" office:value-type="string" office:string-value="python ../../../dlopt/tools/main.py --config config/52.json --verbose=2" calcext:value-type="string">
            <text:p>python ../../../dlopt/tools/main.py --config config/52.json --verbose=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4]" office:value-type="float" office:value="250" calcext:value-type="float">
            <text:p>250</text:p>
          </table:table-cell>
          <table:table-cell table:formula="of:=[.C54]"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55];&quot;.json&quot;)" office:value-type="string" office:string-value="cp template.json 53.json" calcext:value-type="string">
            <text:p>cp template.json 53.json</text:p>
          </table:table-cell>
          <table:table-cell table:formula="of:=CONCATENATE(&quot;sed -i 's/&quot;;[.$A$1];&quot;/&quot;;[.A55];&quot;/g' &quot;;[.A55];&quot;.json&quot;)" office:value-type="string" office:string-value="sed -i 's/config_no/53/g' 53.json" calcext:value-type="string">
            <text:p>sed -i 's/config_no/53/g' 53.json</text:p>
          </table:table-cell>
          <table:table-cell table:formula="of:=CONCATENATE(&quot;sed -i 's/&quot;;[.$B$1];&quot;/&quot;;[.B55];&quot;/g' &quot;;[.A55];&quot;.json&quot;)" office:value-type="string" office:string-value="sed -i 's/embedding_no/250/g' 53.json" calcext:value-type="string">
            <text:p>sed -i 's/embedding_no/250/g' 53.json</text:p>
          </table:table-cell>
          <table:table-cell table:formula="of:=CONCATENATE(&quot;sed -i 's/&quot;;[.$C$1];&quot;/&quot;;[.C55];&quot;/g' &quot;;[.A55];&quot;.json&quot;)" office:value-type="string" office:string-value="sed -i 's/lstm_no/300/g' 53.json" calcext:value-type="string">
            <text:p>sed -i 's/lstm_no/300/g' 53.json</text:p>
          </table:table-cell>
          <table:table-cell table:formula="of:=CONCATENATE(&quot;sed -i 's/&quot;;[.$D$1];&quot;/&quot;;[.D55];&quot;/g' &quot;;[.A55];&quot;.json&quot;)" office:value-type="string" office:string-value="sed -i 's/lb_no/20/g' 53.json" calcext:value-type="string">
            <text:p>sed -i 's/lb_no/20/g' 53.json</text:p>
          </table:table-cell>
          <table:table-cell table:formula="of:=CONCATENATE(&quot;echo 'python ../../../dlopt/tools/main.py --config config/&quot;;[.A55];&quot;.json --verbose=2' $&quot;)" office:value-type="string" office:string-value="echo 'python ../../../dlopt/tools/main.py --config config/53.json --verbose=2' $" calcext:value-type="string">
            <text:p>echo 'python ../../../dlopt/tools/main.py --config config/53.json --verbose=2' $</text:p>
          </table:table-cell>
          <table:table-cell table:formula="of:=CONCATENATE(&quot;python ../../../dlopt/tools/main.py --config config/&quot;;[.A55];&quot;.json --verbose=2&quot;)" office:value-type="string" office:string-value="python ../../../dlopt/tools/main.py --config config/53.json --verbose=2" calcext:value-type="string">
            <text:p>python ../../../dlopt/tools/main.py --config config/53.json --verbose=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5]" office:value-type="float" office:value="250" calcext:value-type="float">
            <text:p>250</text:p>
          </table:table-cell>
          <table:table-cell table:formula="of:=[.C55]"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56];&quot;.json&quot;)" office:value-type="string" office:string-value="cp template.json 54.json" calcext:value-type="string">
            <text:p>cp template.json 54.json</text:p>
          </table:table-cell>
          <table:table-cell table:formula="of:=CONCATENATE(&quot;sed -i 's/&quot;;[.$A$1];&quot;/&quot;;[.A56];&quot;/g' &quot;;[.A56];&quot;.json&quot;)" office:value-type="string" office:string-value="sed -i 's/config_no/54/g' 54.json" calcext:value-type="string">
            <text:p>sed -i 's/config_no/54/g' 54.json</text:p>
          </table:table-cell>
          <table:table-cell table:formula="of:=CONCATENATE(&quot;sed -i 's/&quot;;[.$B$1];&quot;/&quot;;[.B56];&quot;/g' &quot;;[.A56];&quot;.json&quot;)" office:value-type="string" office:string-value="sed -i 's/embedding_no/250/g' 54.json" calcext:value-type="string">
            <text:p>sed -i 's/embedding_no/250/g' 54.json</text:p>
          </table:table-cell>
          <table:table-cell table:formula="of:=CONCATENATE(&quot;sed -i 's/&quot;;[.$C$1];&quot;/&quot;;[.C56];&quot;/g' &quot;;[.A56];&quot;.json&quot;)" office:value-type="string" office:string-value="sed -i 's/lstm_no/300/g' 54.json" calcext:value-type="string">
            <text:p>sed -i 's/lstm_no/300/g' 54.json</text:p>
          </table:table-cell>
          <table:table-cell table:formula="of:=CONCATENATE(&quot;sed -i 's/&quot;;[.$D$1];&quot;/&quot;;[.D56];&quot;/g' &quot;;[.A56];&quot;.json&quot;)" office:value-type="string" office:string-value="sed -i 's/lb_no/25/g' 54.json" calcext:value-type="string">
            <text:p>sed -i 's/lb_no/25/g' 54.json</text:p>
          </table:table-cell>
          <table:table-cell table:formula="of:=CONCATENATE(&quot;echo 'python ../../../dlopt/tools/main.py --config config/&quot;;[.A56];&quot;.json --verbose=2' $&quot;)" office:value-type="string" office:string-value="echo 'python ../../../dlopt/tools/main.py --config config/54.json --verbose=2' $" calcext:value-type="string">
            <text:p>echo 'python ../../../dlopt/tools/main.py --config config/54.json --verbose=2' $</text:p>
          </table:table-cell>
          <table:table-cell table:formula="of:=CONCATENATE(&quot;python ../../../dlopt/tools/main.py --config config/&quot;;[.A56];&quot;.json --verbose=2&quot;)" office:value-type="string" office:string-value="python ../../../dlopt/tools/main.py --config config/54.json --verbose=2" calcext:value-type="string">
            <text:p>python ../../../dlopt/tools/main.py --config config/54.json --verbose=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6]" office:value-type="float" office:value="250" calcext:value-type="float">
            <text:p>250</text:p>
          </table:table-cell>
          <table:table-cell table:formula="of:=[.C56]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57];&quot;.json&quot;)" office:value-type="string" office:string-value="cp template.json 55.json" calcext:value-type="string">
            <text:p>cp template.json 55.json</text:p>
          </table:table-cell>
          <table:table-cell table:formula="of:=CONCATENATE(&quot;sed -i 's/&quot;;[.$A$1];&quot;/&quot;;[.A57];&quot;/g' &quot;;[.A57];&quot;.json&quot;)" office:value-type="string" office:string-value="sed -i 's/config_no/55/g' 55.json" calcext:value-type="string">
            <text:p>sed -i 's/config_no/55/g' 55.json</text:p>
          </table:table-cell>
          <table:table-cell table:formula="of:=CONCATENATE(&quot;sed -i 's/&quot;;[.$B$1];&quot;/&quot;;[.B57];&quot;/g' &quot;;[.A57];&quot;.json&quot;)" office:value-type="string" office:string-value="sed -i 's/embedding_no/250/g' 55.json" calcext:value-type="string">
            <text:p>sed -i 's/embedding_no/250/g' 55.json</text:p>
          </table:table-cell>
          <table:table-cell table:formula="of:=CONCATENATE(&quot;sed -i 's/&quot;;[.$C$1];&quot;/&quot;;[.C57];&quot;/g' &quot;;[.A57];&quot;.json&quot;)" office:value-type="string" office:string-value="sed -i 's/lstm_no/300/g' 55.json" calcext:value-type="string">
            <text:p>sed -i 's/lstm_no/300/g' 55.json</text:p>
          </table:table-cell>
          <table:table-cell table:formula="of:=CONCATENATE(&quot;sed -i 's/&quot;;[.$D$1];&quot;/&quot;;[.D57];&quot;/g' &quot;;[.A57];&quot;.json&quot;)" office:value-type="string" office:string-value="sed -i 's/lb_no/30/g' 55.json" calcext:value-type="string">
            <text:p>sed -i 's/lb_no/30/g' 55.json</text:p>
          </table:table-cell>
          <table:table-cell table:formula="of:=CONCATENATE(&quot;echo 'python ../../../dlopt/tools/main.py --config config/&quot;;[.A57];&quot;.json --verbose=2' $&quot;)" office:value-type="string" office:string-value="echo 'python ../../../dlopt/tools/main.py --config config/55.json --verbose=2' $" calcext:value-type="string">
            <text:p>echo 'python ../../../dlopt/tools/main.py --config config/55.json --verbose=2' $</text:p>
          </table:table-cell>
          <table:table-cell table:formula="of:=CONCATENATE(&quot;python ../../../dlopt/tools/main.py --config config/&quot;;[.A57];&quot;.json --verbose=2&quot;)" office:value-type="string" office:string-value="python ../../../dlopt/tools/main.py --config config/55.json --verbose=2" calcext:value-type="string">
            <text:p>python ../../../dlopt/tools/main.py --config config/55.json --verbose=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7]+50" office:value-type="float" office:value="300" calcext:value-type="float">
            <text:p>300</text:p>
          </table:table-cell>
          <table:table-cell table:formula="of:=[.C57]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58];&quot;.json&quot;)" office:value-type="string" office:string-value="cp template.json 56.json" calcext:value-type="string">
            <text:p>cp template.json 56.json</text:p>
          </table:table-cell>
          <table:table-cell table:formula="of:=CONCATENATE(&quot;sed -i 's/&quot;;[.$A$1];&quot;/&quot;;[.A58];&quot;/g' &quot;;[.A58];&quot;.json&quot;)" office:value-type="string" office:string-value="sed -i 's/config_no/56/g' 56.json" calcext:value-type="string">
            <text:p>sed -i 's/config_no/56/g' 56.json</text:p>
          </table:table-cell>
          <table:table-cell table:formula="of:=CONCATENATE(&quot;sed -i 's/&quot;;[.$B$1];&quot;/&quot;;[.B58];&quot;/g' &quot;;[.A58];&quot;.json&quot;)" office:value-type="string" office:string-value="sed -i 's/embedding_no/300/g' 56.json" calcext:value-type="string">
            <text:p>sed -i 's/embedding_no/300/g' 56.json</text:p>
          </table:table-cell>
          <table:table-cell table:formula="of:=CONCATENATE(&quot;sed -i 's/&quot;;[.$C$1];&quot;/&quot;;[.C58];&quot;/g' &quot;;[.A58];&quot;.json&quot;)" office:value-type="string" office:string-value="sed -i 's/lstm_no/300/g' 56.json" calcext:value-type="string">
            <text:p>sed -i 's/lstm_no/300/g' 56.json</text:p>
          </table:table-cell>
          <table:table-cell table:formula="of:=CONCATENATE(&quot;sed -i 's/&quot;;[.$D$1];&quot;/&quot;;[.D58];&quot;/g' &quot;;[.A58];&quot;.json&quot;)" office:value-type="string" office:string-value="sed -i 's/lb_no/2/g' 56.json" calcext:value-type="string">
            <text:p>sed -i 's/lb_no/2/g' 56.json</text:p>
          </table:table-cell>
          <table:table-cell table:formula="of:=CONCATENATE(&quot;echo 'python ../../../dlopt/tools/main.py --config config/&quot;;[.A58];&quot;.json --verbose=2' $&quot;)" office:value-type="string" office:string-value="echo 'python ../../../dlopt/tools/main.py --config config/56.json --verbose=2' $" calcext:value-type="string">
            <text:p>echo 'python ../../../dlopt/tools/main.py --config config/56.json --verbose=2' $</text:p>
          </table:table-cell>
          <table:table-cell table:formula="of:=CONCATENATE(&quot;python ../../../dlopt/tools/main.py --config config/&quot;;[.A58];&quot;.json --verbose=2&quot;)" office:value-type="string" office:string-value="python ../../../dlopt/tools/main.py --config config/56.json --verbose=2" calcext:value-type="string">
            <text:p>python ../../../dlopt/tools/main.py --config config/56.json --verbose=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" office:value-type="float" office:value="300" calcext:value-type="float">
            <text:p>300</text:p>
          </table:table-cell>
          <table:table-cell table:formula="of:=[.C58]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59];&quot;.json&quot;)" office:value-type="string" office:string-value="cp template.json 57.json" calcext:value-type="string">
            <text:p>cp template.json 57.json</text:p>
          </table:table-cell>
          <table:table-cell table:formula="of:=CONCATENATE(&quot;sed -i 's/&quot;;[.$A$1];&quot;/&quot;;[.A59];&quot;/g' &quot;;[.A59];&quot;.json&quot;)" office:value-type="string" office:string-value="sed -i 's/config_no/57/g' 57.json" calcext:value-type="string">
            <text:p>sed -i 's/config_no/57/g' 57.json</text:p>
          </table:table-cell>
          <table:table-cell table:formula="of:=CONCATENATE(&quot;sed -i 's/&quot;;[.$B$1];&quot;/&quot;;[.B59];&quot;/g' &quot;;[.A59];&quot;.json&quot;)" office:value-type="string" office:string-value="sed -i 's/embedding_no/300/g' 57.json" calcext:value-type="string">
            <text:p>sed -i 's/embedding_no/300/g' 57.json</text:p>
          </table:table-cell>
          <table:table-cell table:formula="of:=CONCATENATE(&quot;sed -i 's/&quot;;[.$C$1];&quot;/&quot;;[.C59];&quot;/g' &quot;;[.A59];&quot;.json&quot;)" office:value-type="string" office:string-value="sed -i 's/lstm_no/300/g' 57.json" calcext:value-type="string">
            <text:p>sed -i 's/lstm_no/300/g' 57.json</text:p>
          </table:table-cell>
          <table:table-cell table:formula="of:=CONCATENATE(&quot;sed -i 's/&quot;;[.$D$1];&quot;/&quot;;[.D59];&quot;/g' &quot;;[.A59];&quot;.json&quot;)" office:value-type="string" office:string-value="sed -i 's/lb_no/5/g' 57.json" calcext:value-type="string">
            <text:p>sed -i 's/lb_no/5/g' 57.json</text:p>
          </table:table-cell>
          <table:table-cell table:formula="of:=CONCATENATE(&quot;echo 'python ../../../dlopt/tools/main.py --config config/&quot;;[.A59];&quot;.json --verbose=2' $&quot;)" office:value-type="string" office:string-value="echo 'python ../../../dlopt/tools/main.py --config config/57.json --verbose=2' $" calcext:value-type="string">
            <text:p>echo 'python ../../../dlopt/tools/main.py --config config/57.json --verbose=2' $</text:p>
          </table:table-cell>
          <table:table-cell table:formula="of:=CONCATENATE(&quot;python ../../../dlopt/tools/main.py --config config/&quot;;[.A59];&quot;.json --verbose=2&quot;)" office:value-type="string" office:string-value="python ../../../dlopt/tools/main.py --config config/57.json --verbose=2" calcext:value-type="string">
            <text:p>python ../../../dlopt/tools/main.py --config config/57.json --verbose=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" office:value-type="float" office:value="300" calcext:value-type="float">
            <text:p>300</text:p>
          </table:table-cell>
          <table:table-cell table:formula="of:=[.C59]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60];&quot;.json&quot;)" office:value-type="string" office:string-value="cp template.json 58.json" calcext:value-type="string">
            <text:p>cp template.json 58.json</text:p>
          </table:table-cell>
          <table:table-cell table:formula="of:=CONCATENATE(&quot;sed -i 's/&quot;;[.$A$1];&quot;/&quot;;[.A60];&quot;/g' &quot;;[.A60];&quot;.json&quot;)" office:value-type="string" office:string-value="sed -i 's/config_no/58/g' 58.json" calcext:value-type="string">
            <text:p>sed -i 's/config_no/58/g' 58.json</text:p>
          </table:table-cell>
          <table:table-cell table:formula="of:=CONCATENATE(&quot;sed -i 's/&quot;;[.$B$1];&quot;/&quot;;[.B60];&quot;/g' &quot;;[.A60];&quot;.json&quot;)" office:value-type="string" office:string-value="sed -i 's/embedding_no/300/g' 58.json" calcext:value-type="string">
            <text:p>sed -i 's/embedding_no/300/g' 58.json</text:p>
          </table:table-cell>
          <table:table-cell table:formula="of:=CONCATENATE(&quot;sed -i 's/&quot;;[.$C$1];&quot;/&quot;;[.C60];&quot;/g' &quot;;[.A60];&quot;.json&quot;)" office:value-type="string" office:string-value="sed -i 's/lstm_no/300/g' 58.json" calcext:value-type="string">
            <text:p>sed -i 's/lstm_no/300/g' 58.json</text:p>
          </table:table-cell>
          <table:table-cell table:formula="of:=CONCATENATE(&quot;sed -i 's/&quot;;[.$D$1];&quot;/&quot;;[.D60];&quot;/g' &quot;;[.A60];&quot;.json&quot;)" office:value-type="string" office:string-value="sed -i 's/lb_no/10/g' 58.json" calcext:value-type="string">
            <text:p>sed -i 's/lb_no/10/g' 58.json</text:p>
          </table:table-cell>
          <table:table-cell table:formula="of:=CONCATENATE(&quot;echo 'python ../../../dlopt/tools/main.py --config config/&quot;;[.A60];&quot;.json --verbose=2' $&quot;)" office:value-type="string" office:string-value="echo 'python ../../../dlopt/tools/main.py --config config/58.json --verbose=2' $" calcext:value-type="string">
            <text:p>echo 'python ../../../dlopt/tools/main.py --config config/58.json --verbose=2' $</text:p>
          </table:table-cell>
          <table:table-cell table:formula="of:=CONCATENATE(&quot;python ../../../dlopt/tools/main.py --config config/&quot;;[.A60];&quot;.json --verbose=2&quot;)" office:value-type="string" office:string-value="python ../../../dlopt/tools/main.py --config config/58.json --verbose=2" calcext:value-type="string">
            <text:p>python ../../../dlopt/tools/main.py --config config/58.json --verbose=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0]" office:value-type="float" office:value="300" calcext:value-type="float">
            <text:p>300</text:p>
          </table:table-cell>
          <table:table-cell table:formula="of:=[.C60]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61];&quot;.json&quot;)" office:value-type="string" office:string-value="cp template.json 59.json" calcext:value-type="string">
            <text:p>cp template.json 59.json</text:p>
          </table:table-cell>
          <table:table-cell table:formula="of:=CONCATENATE(&quot;sed -i 's/&quot;;[.$A$1];&quot;/&quot;;[.A61];&quot;/g' &quot;;[.A61];&quot;.json&quot;)" office:value-type="string" office:string-value="sed -i 's/config_no/59/g' 59.json" calcext:value-type="string">
            <text:p>sed -i 's/config_no/59/g' 59.json</text:p>
          </table:table-cell>
          <table:table-cell table:formula="of:=CONCATENATE(&quot;sed -i 's/&quot;;[.$B$1];&quot;/&quot;;[.B61];&quot;/g' &quot;;[.A61];&quot;.json&quot;)" office:value-type="string" office:string-value="sed -i 's/embedding_no/300/g' 59.json" calcext:value-type="string">
            <text:p>sed -i 's/embedding_no/300/g' 59.json</text:p>
          </table:table-cell>
          <table:table-cell table:formula="of:=CONCATENATE(&quot;sed -i 's/&quot;;[.$C$1];&quot;/&quot;;[.C61];&quot;/g' &quot;;[.A61];&quot;.json&quot;)" office:value-type="string" office:string-value="sed -i 's/lstm_no/300/g' 59.json" calcext:value-type="string">
            <text:p>sed -i 's/lstm_no/300/g' 59.json</text:p>
          </table:table-cell>
          <table:table-cell table:formula="of:=CONCATENATE(&quot;sed -i 's/&quot;;[.$D$1];&quot;/&quot;;[.D61];&quot;/g' &quot;;[.A61];&quot;.json&quot;)" office:value-type="string" office:string-value="sed -i 's/lb_no/15/g' 59.json" calcext:value-type="string">
            <text:p>sed -i 's/lb_no/15/g' 59.json</text:p>
          </table:table-cell>
          <table:table-cell table:formula="of:=CONCATENATE(&quot;echo 'python ../../../dlopt/tools/main.py --config config/&quot;;[.A61];&quot;.json --verbose=2' $&quot;)" office:value-type="string" office:string-value="echo 'python ../../../dlopt/tools/main.py --config config/59.json --verbose=2' $" calcext:value-type="string">
            <text:p>echo 'python ../../../dlopt/tools/main.py --config config/59.json --verbose=2' $</text:p>
          </table:table-cell>
          <table:table-cell table:formula="of:=CONCATENATE(&quot;python ../../../dlopt/tools/main.py --config config/&quot;;[.A61];&quot;.json --verbose=2&quot;)" office:value-type="string" office:string-value="python ../../../dlopt/tools/main.py --config config/59.json --verbose=2" calcext:value-type="string">
            <text:p>python ../../../dlopt/tools/main.py --config config/59.json --verbose=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1]" office:value-type="float" office:value="300" calcext:value-type="float">
            <text:p>300</text:p>
          </table:table-cell>
          <table:table-cell table:formula="of:=[.C61]"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62];&quot;.json&quot;)" office:value-type="string" office:string-value="cp template.json 60.json" calcext:value-type="string">
            <text:p>cp template.json 60.json</text:p>
          </table:table-cell>
          <table:table-cell table:formula="of:=CONCATENATE(&quot;sed -i 's/&quot;;[.$A$1];&quot;/&quot;;[.A62];&quot;/g' &quot;;[.A62];&quot;.json&quot;)" office:value-type="string" office:string-value="sed -i 's/config_no/60/g' 60.json" calcext:value-type="string">
            <text:p>sed -i 's/config_no/60/g' 60.json</text:p>
          </table:table-cell>
          <table:table-cell table:formula="of:=CONCATENATE(&quot;sed -i 's/&quot;;[.$B$1];&quot;/&quot;;[.B62];&quot;/g' &quot;;[.A62];&quot;.json&quot;)" office:value-type="string" office:string-value="sed -i 's/embedding_no/300/g' 60.json" calcext:value-type="string">
            <text:p>sed -i 's/embedding_no/300/g' 60.json</text:p>
          </table:table-cell>
          <table:table-cell table:formula="of:=CONCATENATE(&quot;sed -i 's/&quot;;[.$C$1];&quot;/&quot;;[.C62];&quot;/g' &quot;;[.A62];&quot;.json&quot;)" office:value-type="string" office:string-value="sed -i 's/lstm_no/300/g' 60.json" calcext:value-type="string">
            <text:p>sed -i 's/lstm_no/300/g' 60.json</text:p>
          </table:table-cell>
          <table:table-cell table:formula="of:=CONCATENATE(&quot;sed -i 's/&quot;;[.$D$1];&quot;/&quot;;[.D62];&quot;/g' &quot;;[.A62];&quot;.json&quot;)" office:value-type="string" office:string-value="sed -i 's/lb_no/20/g' 60.json" calcext:value-type="string">
            <text:p>sed -i 's/lb_no/20/g' 60.json</text:p>
          </table:table-cell>
          <table:table-cell table:formula="of:=CONCATENATE(&quot;echo 'python ../../../dlopt/tools/main.py --config config/&quot;;[.A62];&quot;.json --verbose=2' $&quot;)" office:value-type="string" office:string-value="echo 'python ../../../dlopt/tools/main.py --config config/60.json --verbose=2' $" calcext:value-type="string">
            <text:p>echo 'python ../../../dlopt/tools/main.py --config config/60.json --verbose=2' $</text:p>
          </table:table-cell>
          <table:table-cell table:formula="of:=CONCATENATE(&quot;python ../../../dlopt/tools/main.py --config config/&quot;;[.A62];&quot;.json --verbose=2&quot;)" office:value-type="string" office:string-value="python ../../../dlopt/tools/main.py --config config/60.json --verbose=2" calcext:value-type="string">
            <text:p>python ../../../dlopt/tools/main.py --config config/60.json --verbose=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2]" office:value-type="float" office:value="300" calcext:value-type="float">
            <text:p>300</text:p>
          </table:table-cell>
          <table:table-cell table:formula="of:=[.C62]"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63];&quot;.json&quot;)" office:value-type="string" office:string-value="cp template.json 61.json" calcext:value-type="string">
            <text:p>cp template.json 61.json</text:p>
          </table:table-cell>
          <table:table-cell table:formula="of:=CONCATENATE(&quot;sed -i 's/&quot;;[.$A$1];&quot;/&quot;;[.A63];&quot;/g' &quot;;[.A63];&quot;.json&quot;)" office:value-type="string" office:string-value="sed -i 's/config_no/61/g' 61.json" calcext:value-type="string">
            <text:p>sed -i 's/config_no/61/g' 61.json</text:p>
          </table:table-cell>
          <table:table-cell table:formula="of:=CONCATENATE(&quot;sed -i 's/&quot;;[.$B$1];&quot;/&quot;;[.B63];&quot;/g' &quot;;[.A63];&quot;.json&quot;)" office:value-type="string" office:string-value="sed -i 's/embedding_no/300/g' 61.json" calcext:value-type="string">
            <text:p>sed -i 's/embedding_no/300/g' 61.json</text:p>
          </table:table-cell>
          <table:table-cell table:formula="of:=CONCATENATE(&quot;sed -i 's/&quot;;[.$C$1];&quot;/&quot;;[.C63];&quot;/g' &quot;;[.A63];&quot;.json&quot;)" office:value-type="string" office:string-value="sed -i 's/lstm_no/300/g' 61.json" calcext:value-type="string">
            <text:p>sed -i 's/lstm_no/300/g' 61.json</text:p>
          </table:table-cell>
          <table:table-cell table:formula="of:=CONCATENATE(&quot;sed -i 's/&quot;;[.$D$1];&quot;/&quot;;[.D63];&quot;/g' &quot;;[.A63];&quot;.json&quot;)" office:value-type="string" office:string-value="sed -i 's/lb_no/25/g' 61.json" calcext:value-type="string">
            <text:p>sed -i 's/lb_no/25/g' 61.json</text:p>
          </table:table-cell>
          <table:table-cell table:formula="of:=CONCATENATE(&quot;echo 'python ../../../dlopt/tools/main.py --config config/&quot;;[.A63];&quot;.json --verbose=2' $&quot;)" office:value-type="string" office:string-value="echo 'python ../../../dlopt/tools/main.py --config config/61.json --verbose=2' $" calcext:value-type="string">
            <text:p>echo 'python ../../../dlopt/tools/main.py --config config/61.json --verbose=2' $</text:p>
          </table:table-cell>
          <table:table-cell table:formula="of:=CONCATENATE(&quot;python ../../../dlopt/tools/main.py --config config/&quot;;[.A63];&quot;.json --verbose=2&quot;)" office:value-type="string" office:string-value="python ../../../dlopt/tools/main.py --config config/61.json --verbose=2" calcext:value-type="string">
            <text:p>python ../../../dlopt/tools/main.py --config config/61.json --verbose=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3]" office:value-type="float" office:value="300" calcext:value-type="float">
            <text:p>300</text:p>
          </table:table-cell>
          <table:table-cell table:formula="of:=[.C63]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64];&quot;.json&quot;)" office:value-type="string" office:string-value="cp template.json 62.json" calcext:value-type="string">
            <text:p>cp template.json 62.json</text:p>
          </table:table-cell>
          <table:table-cell table:formula="of:=CONCATENATE(&quot;sed -i 's/&quot;;[.$A$1];&quot;/&quot;;[.A64];&quot;/g' &quot;;[.A64];&quot;.json&quot;)" office:value-type="string" office:string-value="sed -i 's/config_no/62/g' 62.json" calcext:value-type="string">
            <text:p>sed -i 's/config_no/62/g' 62.json</text:p>
          </table:table-cell>
          <table:table-cell table:formula="of:=CONCATENATE(&quot;sed -i 's/&quot;;[.$B$1];&quot;/&quot;;[.B64];&quot;/g' &quot;;[.A64];&quot;.json&quot;)" office:value-type="string" office:string-value="sed -i 's/embedding_no/300/g' 62.json" calcext:value-type="string">
            <text:p>sed -i 's/embedding_no/300/g' 62.json</text:p>
          </table:table-cell>
          <table:table-cell table:formula="of:=CONCATENATE(&quot;sed -i 's/&quot;;[.$C$1];&quot;/&quot;;[.C64];&quot;/g' &quot;;[.A64];&quot;.json&quot;)" office:value-type="string" office:string-value="sed -i 's/lstm_no/300/g' 62.json" calcext:value-type="string">
            <text:p>sed -i 's/lstm_no/300/g' 62.json</text:p>
          </table:table-cell>
          <table:table-cell table:formula="of:=CONCATENATE(&quot;sed -i 's/&quot;;[.$D$1];&quot;/&quot;;[.D64];&quot;/g' &quot;;[.A64];&quot;.json&quot;)" office:value-type="string" office:string-value="sed -i 's/lb_no/30/g' 62.json" calcext:value-type="string">
            <text:p>sed -i 's/lb_no/30/g' 62.json</text:p>
          </table:table-cell>
          <table:table-cell table:formula="of:=CONCATENATE(&quot;echo 'python ../../../dlopt/tools/main.py --config config/&quot;;[.A64];&quot;.json --verbose=2' $&quot;)" office:value-type="string" office:string-value="echo 'python ../../../dlopt/tools/main.py --config config/62.json --verbose=2' $" calcext:value-type="string">
            <text:p>echo 'python ../../../dlopt/tools/main.py --config config/62.json --verbose=2' $</text:p>
          </table:table-cell>
          <table:table-cell table:formula="of:=CONCATENATE(&quot;python ../../../dlopt/tools/main.py --config config/&quot;;[.A64];&quot;.json --verbose=2&quot;)" office:value-type="string" office:string-value="python ../../../dlopt/tools/main.py --config config/62.json --verbose=2" calcext:value-type="string">
            <text:p>python ../../../dlopt/tools/main.py --config config/62.json --verbose=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4]" office:value-type="float" office:value="300" calcext:value-type="float">
            <text:p>300</text:p>
          </table:table-cell>
          <table:table-cell table:formula="of:=[.C64]+50"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65];&quot;.json&quot;)" office:value-type="string" office:string-value="cp template.json 63.json" calcext:value-type="string">
            <text:p>cp template.json 63.json</text:p>
          </table:table-cell>
          <table:table-cell table:formula="of:=CONCATENATE(&quot;sed -i 's/&quot;;[.$A$1];&quot;/&quot;;[.A65];&quot;/g' &quot;;[.A65];&quot;.json&quot;)" office:value-type="string" office:string-value="sed -i 's/config_no/63/g' 63.json" calcext:value-type="string">
            <text:p>sed -i 's/config_no/63/g' 63.json</text:p>
          </table:table-cell>
          <table:table-cell table:formula="of:=CONCATENATE(&quot;sed -i 's/&quot;;[.$B$1];&quot;/&quot;;[.B65];&quot;/g' &quot;;[.A65];&quot;.json&quot;)" office:value-type="string" office:string-value="sed -i 's/embedding_no/300/g' 63.json" calcext:value-type="string">
            <text:p>sed -i 's/embedding_no/300/g' 63.json</text:p>
          </table:table-cell>
          <table:table-cell table:formula="of:=CONCATENATE(&quot;sed -i 's/&quot;;[.$C$1];&quot;/&quot;;[.C65];&quot;/g' &quot;;[.A65];&quot;.json&quot;)" office:value-type="string" office:string-value="sed -i 's/lstm_no/350/g' 63.json" calcext:value-type="string">
            <text:p>sed -i 's/lstm_no/350/g' 63.json</text:p>
          </table:table-cell>
          <table:table-cell table:formula="of:=CONCATENATE(&quot;sed -i 's/&quot;;[.$D$1];&quot;/&quot;;[.D65];&quot;/g' &quot;;[.A65];&quot;.json&quot;)" office:value-type="string" office:string-value="sed -i 's/lb_no/2/g' 63.json" calcext:value-type="string">
            <text:p>sed -i 's/lb_no/2/g' 63.json</text:p>
          </table:table-cell>
          <table:table-cell table:formula="of:=CONCATENATE(&quot;echo 'python ../../../dlopt/tools/main.py --config config/&quot;;[.A65];&quot;.json --verbose=2' $&quot;)" office:value-type="string" office:string-value="echo 'python ../../../dlopt/tools/main.py --config config/63.json --verbose=2' $" calcext:value-type="string">
            <text:p>echo 'python ../../../dlopt/tools/main.py --config config/63.json --verbose=2' $</text:p>
          </table:table-cell>
          <table:table-cell table:formula="of:=CONCATENATE(&quot;python ../../../dlopt/tools/main.py --config config/&quot;;[.A65];&quot;.json --verbose=2&quot;)" office:value-type="string" office:string-value="python ../../../dlopt/tools/main.py --config config/63.json --verbose=2" calcext:value-type="string">
            <text:p>python ../../../dlopt/tools/main.py --config config/63.json --verbose=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5]" office:value-type="float" office:value="300" calcext:value-type="float">
            <text:p>300</text:p>
          </table:table-cell>
          <table:table-cell table:formula="of:=[.C65]"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66];&quot;.json&quot;)" office:value-type="string" office:string-value="cp template.json 64.json" calcext:value-type="string">
            <text:p>cp template.json 64.json</text:p>
          </table:table-cell>
          <table:table-cell table:formula="of:=CONCATENATE(&quot;sed -i 's/&quot;;[.$A$1];&quot;/&quot;;[.A66];&quot;/g' &quot;;[.A66];&quot;.json&quot;)" office:value-type="string" office:string-value="sed -i 's/config_no/64/g' 64.json" calcext:value-type="string">
            <text:p>sed -i 's/config_no/64/g' 64.json</text:p>
          </table:table-cell>
          <table:table-cell table:formula="of:=CONCATENATE(&quot;sed -i 's/&quot;;[.$B$1];&quot;/&quot;;[.B66];&quot;/g' &quot;;[.A66];&quot;.json&quot;)" office:value-type="string" office:string-value="sed -i 's/embedding_no/300/g' 64.json" calcext:value-type="string">
            <text:p>sed -i 's/embedding_no/300/g' 64.json</text:p>
          </table:table-cell>
          <table:table-cell table:formula="of:=CONCATENATE(&quot;sed -i 's/&quot;;[.$C$1];&quot;/&quot;;[.C66];&quot;/g' &quot;;[.A66];&quot;.json&quot;)" office:value-type="string" office:string-value="sed -i 's/lstm_no/350/g' 64.json" calcext:value-type="string">
            <text:p>sed -i 's/lstm_no/350/g' 64.json</text:p>
          </table:table-cell>
          <table:table-cell table:formula="of:=CONCATENATE(&quot;sed -i 's/&quot;;[.$D$1];&quot;/&quot;;[.D66];&quot;/g' &quot;;[.A66];&quot;.json&quot;)" office:value-type="string" office:string-value="sed -i 's/lb_no/5/g' 64.json" calcext:value-type="string">
            <text:p>sed -i 's/lb_no/5/g' 64.json</text:p>
          </table:table-cell>
          <table:table-cell table:formula="of:=CONCATENATE(&quot;echo 'python ../../../dlopt/tools/main.py --config config/&quot;;[.A66];&quot;.json --verbose=2' $&quot;)" office:value-type="string" office:string-value="echo 'python ../../../dlopt/tools/main.py --config config/64.json --verbose=2' $" calcext:value-type="string">
            <text:p>echo 'python ../../../dlopt/tools/main.py --config config/64.json --verbose=2' $</text:p>
          </table:table-cell>
          <table:table-cell table:formula="of:=CONCATENATE(&quot;python ../../../dlopt/tools/main.py --config config/&quot;;[.A66];&quot;.json --verbose=2&quot;)" office:value-type="string" office:string-value="python ../../../dlopt/tools/main.py --config config/64.json --verbose=2" calcext:value-type="string">
            <text:p>python ../../../dlopt/tools/main.py --config config/64.json --verbose=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6]" office:value-type="float" office:value="300" calcext:value-type="float">
            <text:p>300</text:p>
          </table:table-cell>
          <table:table-cell table:formula="of:=[.C66]"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67];&quot;.json&quot;)" office:value-type="string" office:string-value="cp template.json 65.json" calcext:value-type="string">
            <text:p>cp template.json 65.json</text:p>
          </table:table-cell>
          <table:table-cell table:formula="of:=CONCATENATE(&quot;sed -i 's/&quot;;[.$A$1];&quot;/&quot;;[.A67];&quot;/g' &quot;;[.A67];&quot;.json&quot;)" office:value-type="string" office:string-value="sed -i 's/config_no/65/g' 65.json" calcext:value-type="string">
            <text:p>sed -i 's/config_no/65/g' 65.json</text:p>
          </table:table-cell>
          <table:table-cell table:formula="of:=CONCATENATE(&quot;sed -i 's/&quot;;[.$B$1];&quot;/&quot;;[.B67];&quot;/g' &quot;;[.A67];&quot;.json&quot;)" office:value-type="string" office:string-value="sed -i 's/embedding_no/300/g' 65.json" calcext:value-type="string">
            <text:p>sed -i 's/embedding_no/300/g' 65.json</text:p>
          </table:table-cell>
          <table:table-cell table:formula="of:=CONCATENATE(&quot;sed -i 's/&quot;;[.$C$1];&quot;/&quot;;[.C67];&quot;/g' &quot;;[.A67];&quot;.json&quot;)" office:value-type="string" office:string-value="sed -i 's/lstm_no/350/g' 65.json" calcext:value-type="string">
            <text:p>sed -i 's/lstm_no/350/g' 65.json</text:p>
          </table:table-cell>
          <table:table-cell table:formula="of:=CONCATENATE(&quot;sed -i 's/&quot;;[.$D$1];&quot;/&quot;;[.D67];&quot;/g' &quot;;[.A67];&quot;.json&quot;)" office:value-type="string" office:string-value="sed -i 's/lb_no/10/g' 65.json" calcext:value-type="string">
            <text:p>sed -i 's/lb_no/10/g' 65.json</text:p>
          </table:table-cell>
          <table:table-cell table:formula="of:=CONCATENATE(&quot;echo 'python ../../../dlopt/tools/main.py --config config/&quot;;[.A67];&quot;.json --verbose=2' $&quot;)" office:value-type="string" office:string-value="echo 'python ../../../dlopt/tools/main.py --config config/65.json --verbose=2' $" calcext:value-type="string">
            <text:p>echo 'python ../../../dlopt/tools/main.py --config config/65.json --verbose=2' $</text:p>
          </table:table-cell>
          <table:table-cell table:formula="of:=CONCATENATE(&quot;python ../../../dlopt/tools/main.py --config config/&quot;;[.A67];&quot;.json --verbose=2&quot;)" office:value-type="string" office:string-value="python ../../../dlopt/tools/main.py --config config/65.json --verbose=2" calcext:value-type="string">
            <text:p>python ../../../dlopt/tools/main.py --config config/65.json --verbose=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7]" office:value-type="float" office:value="300" calcext:value-type="float">
            <text:p>300</text:p>
          </table:table-cell>
          <table:table-cell table:formula="of:=[.C67]"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68];&quot;.json&quot;)" office:value-type="string" office:string-value="cp template.json 66.json" calcext:value-type="string">
            <text:p>cp template.json 66.json</text:p>
          </table:table-cell>
          <table:table-cell table:formula="of:=CONCATENATE(&quot;sed -i 's/&quot;;[.$A$1];&quot;/&quot;;[.A68];&quot;/g' &quot;;[.A68];&quot;.json&quot;)" office:value-type="string" office:string-value="sed -i 's/config_no/66/g' 66.json" calcext:value-type="string">
            <text:p>sed -i 's/config_no/66/g' 66.json</text:p>
          </table:table-cell>
          <table:table-cell table:formula="of:=CONCATENATE(&quot;sed -i 's/&quot;;[.$B$1];&quot;/&quot;;[.B68];&quot;/g' &quot;;[.A68];&quot;.json&quot;)" office:value-type="string" office:string-value="sed -i 's/embedding_no/300/g' 66.json" calcext:value-type="string">
            <text:p>sed -i 's/embedding_no/300/g' 66.json</text:p>
          </table:table-cell>
          <table:table-cell table:formula="of:=CONCATENATE(&quot;sed -i 's/&quot;;[.$C$1];&quot;/&quot;;[.C68];&quot;/g' &quot;;[.A68];&quot;.json&quot;)" office:value-type="string" office:string-value="sed -i 's/lstm_no/350/g' 66.json" calcext:value-type="string">
            <text:p>sed -i 's/lstm_no/350/g' 66.json</text:p>
          </table:table-cell>
          <table:table-cell table:formula="of:=CONCATENATE(&quot;sed -i 's/&quot;;[.$D$1];&quot;/&quot;;[.D68];&quot;/g' &quot;;[.A68];&quot;.json&quot;)" office:value-type="string" office:string-value="sed -i 's/lb_no/15/g' 66.json" calcext:value-type="string">
            <text:p>sed -i 's/lb_no/15/g' 66.json</text:p>
          </table:table-cell>
          <table:table-cell table:formula="of:=CONCATENATE(&quot;echo 'python ../../../dlopt/tools/main.py --config config/&quot;;[.A68];&quot;.json --verbose=2' $&quot;)" office:value-type="string" office:string-value="echo 'python ../../../dlopt/tools/main.py --config config/66.json --verbose=2' $" calcext:value-type="string">
            <text:p>echo 'python ../../../dlopt/tools/main.py --config config/66.json --verbose=2' $</text:p>
          </table:table-cell>
          <table:table-cell table:formula="of:=CONCATENATE(&quot;python ../../../dlopt/tools/main.py --config config/&quot;;[.A68];&quot;.json --verbose=2&quot;)" office:value-type="string" office:string-value="python ../../../dlopt/tools/main.py --config config/66.json --verbose=2" calcext:value-type="string">
            <text:p>python ../../../dlopt/tools/main.py --config config/66.json --verbose=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8]" office:value-type="float" office:value="300" calcext:value-type="float">
            <text:p>300</text:p>
          </table:table-cell>
          <table:table-cell table:formula="of:=[.C68]" office:value-type="float" office:value="350" calcext:value-type="float">
            <text:p>3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69];&quot;.json&quot;)" office:value-type="string" office:string-value="cp template.json 67.json" calcext:value-type="string">
            <text:p>cp template.json 67.json</text:p>
          </table:table-cell>
          <table:table-cell table:formula="of:=CONCATENATE(&quot;sed -i 's/&quot;;[.$A$1];&quot;/&quot;;[.A69];&quot;/g' &quot;;[.A69];&quot;.json&quot;)" office:value-type="string" office:string-value="sed -i 's/config_no/67/g' 67.json" calcext:value-type="string">
            <text:p>sed -i 's/config_no/67/g' 67.json</text:p>
          </table:table-cell>
          <table:table-cell table:formula="of:=CONCATENATE(&quot;sed -i 's/&quot;;[.$B$1];&quot;/&quot;;[.B69];&quot;/g' &quot;;[.A69];&quot;.json&quot;)" office:value-type="string" office:string-value="sed -i 's/embedding_no/300/g' 67.json" calcext:value-type="string">
            <text:p>sed -i 's/embedding_no/300/g' 67.json</text:p>
          </table:table-cell>
          <table:table-cell table:formula="of:=CONCATENATE(&quot;sed -i 's/&quot;;[.$C$1];&quot;/&quot;;[.C69];&quot;/g' &quot;;[.A69];&quot;.json&quot;)" office:value-type="string" office:string-value="sed -i 's/lstm_no/350/g' 67.json" calcext:value-type="string">
            <text:p>sed -i 's/lstm_no/350/g' 67.json</text:p>
          </table:table-cell>
          <table:table-cell table:formula="of:=CONCATENATE(&quot;sed -i 's/&quot;;[.$D$1];&quot;/&quot;;[.D69];&quot;/g' &quot;;[.A69];&quot;.json&quot;)" office:value-type="string" office:string-value="sed -i 's/lb_no/20/g' 67.json" calcext:value-type="string">
            <text:p>sed -i 's/lb_no/20/g' 67.json</text:p>
          </table:table-cell>
          <table:table-cell table:formula="of:=CONCATENATE(&quot;echo 'python ../../../dlopt/tools/main.py --config config/&quot;;[.A69];&quot;.json --verbose=2' $&quot;)" office:value-type="string" office:string-value="echo 'python ../../../dlopt/tools/main.py --config config/67.json --verbose=2' $" calcext:value-type="string">
            <text:p>echo 'python ../../../dlopt/tools/main.py --config config/67.json --verbose=2' $</text:p>
          </table:table-cell>
          <table:table-cell table:formula="of:=CONCATENATE(&quot;python ../../../dlopt/tools/main.py --config config/&quot;;[.A69];&quot;.json --verbose=2&quot;)" office:value-type="string" office:string-value="python ../../../dlopt/tools/main.py --config config/67.json --verbose=2" calcext:value-type="string">
            <text:p>python ../../../dlopt/tools/main.py --config config/67.json --verbose=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9]" office:value-type="float" office:value="300" calcext:value-type="float">
            <text:p>300</text:p>
          </table:table-cell>
          <table:table-cell table:formula="of:=[.C69]"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70];&quot;.json&quot;)" office:value-type="string" office:string-value="cp template.json 68.json" calcext:value-type="string">
            <text:p>cp template.json 68.json</text:p>
          </table:table-cell>
          <table:table-cell table:formula="of:=CONCATENATE(&quot;sed -i 's/&quot;;[.$A$1];&quot;/&quot;;[.A70];&quot;/g' &quot;;[.A70];&quot;.json&quot;)" office:value-type="string" office:string-value="sed -i 's/config_no/68/g' 68.json" calcext:value-type="string">
            <text:p>sed -i 's/config_no/68/g' 68.json</text:p>
          </table:table-cell>
          <table:table-cell table:formula="of:=CONCATENATE(&quot;sed -i 's/&quot;;[.$B$1];&quot;/&quot;;[.B70];&quot;/g' &quot;;[.A70];&quot;.json&quot;)" office:value-type="string" office:string-value="sed -i 's/embedding_no/300/g' 68.json" calcext:value-type="string">
            <text:p>sed -i 's/embedding_no/300/g' 68.json</text:p>
          </table:table-cell>
          <table:table-cell table:formula="of:=CONCATENATE(&quot;sed -i 's/&quot;;[.$C$1];&quot;/&quot;;[.C70];&quot;/g' &quot;;[.A70];&quot;.json&quot;)" office:value-type="string" office:string-value="sed -i 's/lstm_no/350/g' 68.json" calcext:value-type="string">
            <text:p>sed -i 's/lstm_no/350/g' 68.json</text:p>
          </table:table-cell>
          <table:table-cell table:formula="of:=CONCATENATE(&quot;sed -i 's/&quot;;[.$D$1];&quot;/&quot;;[.D70];&quot;/g' &quot;;[.A70];&quot;.json&quot;)" office:value-type="string" office:string-value="sed -i 's/lb_no/25/g' 68.json" calcext:value-type="string">
            <text:p>sed -i 's/lb_no/25/g' 68.json</text:p>
          </table:table-cell>
          <table:table-cell table:formula="of:=CONCATENATE(&quot;echo 'python ../../../dlopt/tools/main.py --config config/&quot;;[.A70];&quot;.json --verbose=2' $&quot;)" office:value-type="string" office:string-value="echo 'python ../../../dlopt/tools/main.py --config config/68.json --verbose=2' $" calcext:value-type="string">
            <text:p>echo 'python ../../../dlopt/tools/main.py --config config/68.json --verbose=2' $</text:p>
          </table:table-cell>
          <table:table-cell table:formula="of:=CONCATENATE(&quot;python ../../../dlopt/tools/main.py --config config/&quot;;[.A70];&quot;.json --verbose=2&quot;)" office:value-type="string" office:string-value="python ../../../dlopt/tools/main.py --config config/68.json --verbose=2" calcext:value-type="string">
            <text:p>python ../../../dlopt/tools/main.py --config config/68.json --verbose=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0]" office:value-type="float" office:value="300" calcext:value-type="float">
            <text:p>300</text:p>
          </table:table-cell>
          <table:table-cell table:formula="of:=[.C70]" office:value-type="float" office:value="350" calcext:value-type="float">
            <text:p>3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71];&quot;.json&quot;)" office:value-type="string" office:string-value="cp template.json 69.json" calcext:value-type="string">
            <text:p>cp template.json 69.json</text:p>
          </table:table-cell>
          <table:table-cell table:formula="of:=CONCATENATE(&quot;sed -i 's/&quot;;[.$A$1];&quot;/&quot;;[.A71];&quot;/g' &quot;;[.A71];&quot;.json&quot;)" office:value-type="string" office:string-value="sed -i 's/config_no/69/g' 69.json" calcext:value-type="string">
            <text:p>sed -i 's/config_no/69/g' 69.json</text:p>
          </table:table-cell>
          <table:table-cell table:formula="of:=CONCATENATE(&quot;sed -i 's/&quot;;[.$B$1];&quot;/&quot;;[.B71];&quot;/g' &quot;;[.A71];&quot;.json&quot;)" office:value-type="string" office:string-value="sed -i 's/embedding_no/300/g' 69.json" calcext:value-type="string">
            <text:p>sed -i 's/embedding_no/300/g' 69.json</text:p>
          </table:table-cell>
          <table:table-cell table:formula="of:=CONCATENATE(&quot;sed -i 's/&quot;;[.$C$1];&quot;/&quot;;[.C71];&quot;/g' &quot;;[.A71];&quot;.json&quot;)" office:value-type="string" office:string-value="sed -i 's/lstm_no/350/g' 69.json" calcext:value-type="string">
            <text:p>sed -i 's/lstm_no/350/g' 69.json</text:p>
          </table:table-cell>
          <table:table-cell table:formula="of:=CONCATENATE(&quot;sed -i 's/&quot;;[.$D$1];&quot;/&quot;;[.D71];&quot;/g' &quot;;[.A71];&quot;.json&quot;)" office:value-type="string" office:string-value="sed -i 's/lb_no/30/g' 69.json" calcext:value-type="string">
            <text:p>sed -i 's/lb_no/30/g' 69.json</text:p>
          </table:table-cell>
          <table:table-cell table:formula="of:=CONCATENATE(&quot;echo 'python ../../../dlopt/tools/main.py --config config/&quot;;[.A71];&quot;.json --verbose=2' $&quot;)" office:value-type="string" office:string-value="echo 'python ../../../dlopt/tools/main.py --config config/69.json --verbose=2' $" calcext:value-type="string">
            <text:p>echo 'python ../../../dlopt/tools/main.py --config config/69.json --verbose=2' $</text:p>
          </table:table-cell>
          <table:table-cell table:formula="of:=CONCATENATE(&quot;python ../../../dlopt/tools/main.py --config config/&quot;;[.A71];&quot;.json --verbose=2&quot;)" office:value-type="string" office:string-value="python ../../../dlopt/tools/main.py --config config/69.json --verbose=2" calcext:value-type="string">
            <text:p>python ../../../dlopt/tools/main.py --config config/69.json --verbose=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1]+50" office:value-type="float" office:value="350" calcext:value-type="float">
            <text:p>350</text:p>
          </table:table-cell>
          <table:table-cell table:formula="of:=[.C71]"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72];&quot;.json&quot;)" office:value-type="string" office:string-value="cp template.json 70.json" calcext:value-type="string">
            <text:p>cp template.json 70.json</text:p>
          </table:table-cell>
          <table:table-cell table:formula="of:=CONCATENATE(&quot;sed -i 's/&quot;;[.$A$1];&quot;/&quot;;[.A72];&quot;/g' &quot;;[.A72];&quot;.json&quot;)" office:value-type="string" office:string-value="sed -i 's/config_no/70/g' 70.json" calcext:value-type="string">
            <text:p>sed -i 's/config_no/70/g' 70.json</text:p>
          </table:table-cell>
          <table:table-cell table:formula="of:=CONCATENATE(&quot;sed -i 's/&quot;;[.$B$1];&quot;/&quot;;[.B72];&quot;/g' &quot;;[.A72];&quot;.json&quot;)" office:value-type="string" office:string-value="sed -i 's/embedding_no/350/g' 70.json" calcext:value-type="string">
            <text:p>sed -i 's/embedding_no/350/g' 70.json</text:p>
          </table:table-cell>
          <table:table-cell table:formula="of:=CONCATENATE(&quot;sed -i 's/&quot;;[.$C$1];&quot;/&quot;;[.C72];&quot;/g' &quot;;[.A72];&quot;.json&quot;)" office:value-type="string" office:string-value="sed -i 's/lstm_no/350/g' 70.json" calcext:value-type="string">
            <text:p>sed -i 's/lstm_no/350/g' 70.json</text:p>
          </table:table-cell>
          <table:table-cell table:formula="of:=CONCATENATE(&quot;sed -i 's/&quot;;[.$D$1];&quot;/&quot;;[.D72];&quot;/g' &quot;;[.A72];&quot;.json&quot;)" office:value-type="string" office:string-value="sed -i 's/lb_no/2/g' 70.json" calcext:value-type="string">
            <text:p>sed -i 's/lb_no/2/g' 70.json</text:p>
          </table:table-cell>
          <table:table-cell table:formula="of:=CONCATENATE(&quot;echo 'python ../../../dlopt/tools/main.py --config config/&quot;;[.A72];&quot;.json --verbose=2' $&quot;)" office:value-type="string" office:string-value="echo 'python ../../../dlopt/tools/main.py --config config/70.json --verbose=2' $" calcext:value-type="string">
            <text:p>echo 'python ../../../dlopt/tools/main.py --config config/70.json --verbose=2' $</text:p>
          </table:table-cell>
          <table:table-cell table:formula="of:=CONCATENATE(&quot;python ../../../dlopt/tools/main.py --config config/&quot;;[.A72];&quot;.json --verbose=2&quot;)" office:value-type="string" office:string-value="python ../../../dlopt/tools/main.py --config config/70.json --verbose=2" calcext:value-type="string">
            <text:p>python ../../../dlopt/tools/main.py --config config/70.json --verbose=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2]" office:value-type="float" office:value="350" calcext:value-type="float">
            <text:p>350</text:p>
          </table:table-cell>
          <table:table-cell table:formula="of:=[.C72]"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73];&quot;.json&quot;)" office:value-type="string" office:string-value="cp template.json 71.json" calcext:value-type="string">
            <text:p>cp template.json 71.json</text:p>
          </table:table-cell>
          <table:table-cell table:formula="of:=CONCATENATE(&quot;sed -i 's/&quot;;[.$A$1];&quot;/&quot;;[.A73];&quot;/g' &quot;;[.A73];&quot;.json&quot;)" office:value-type="string" office:string-value="sed -i 's/config_no/71/g' 71.json" calcext:value-type="string">
            <text:p>sed -i 's/config_no/71/g' 71.json</text:p>
          </table:table-cell>
          <table:table-cell table:formula="of:=CONCATENATE(&quot;sed -i 's/&quot;;[.$B$1];&quot;/&quot;;[.B73];&quot;/g' &quot;;[.A73];&quot;.json&quot;)" office:value-type="string" office:string-value="sed -i 's/embedding_no/350/g' 71.json" calcext:value-type="string">
            <text:p>sed -i 's/embedding_no/350/g' 71.json</text:p>
          </table:table-cell>
          <table:table-cell table:formula="of:=CONCATENATE(&quot;sed -i 's/&quot;;[.$C$1];&quot;/&quot;;[.C73];&quot;/g' &quot;;[.A73];&quot;.json&quot;)" office:value-type="string" office:string-value="sed -i 's/lstm_no/350/g' 71.json" calcext:value-type="string">
            <text:p>sed -i 's/lstm_no/350/g' 71.json</text:p>
          </table:table-cell>
          <table:table-cell table:formula="of:=CONCATENATE(&quot;sed -i 's/&quot;;[.$D$1];&quot;/&quot;;[.D73];&quot;/g' &quot;;[.A73];&quot;.json&quot;)" office:value-type="string" office:string-value="sed -i 's/lb_no/5/g' 71.json" calcext:value-type="string">
            <text:p>sed -i 's/lb_no/5/g' 71.json</text:p>
          </table:table-cell>
          <table:table-cell table:formula="of:=CONCATENATE(&quot;echo 'python ../../../dlopt/tools/main.py --config config/&quot;;[.A73];&quot;.json --verbose=2' $&quot;)" office:value-type="string" office:string-value="echo 'python ../../../dlopt/tools/main.py --config config/71.json --verbose=2' $" calcext:value-type="string">
            <text:p>echo 'python ../../../dlopt/tools/main.py --config config/71.json --verbose=2' $</text:p>
          </table:table-cell>
          <table:table-cell table:formula="of:=CONCATENATE(&quot;python ../../../dlopt/tools/main.py --config config/&quot;;[.A73];&quot;.json --verbose=2&quot;)" office:value-type="string" office:string-value="python ../../../dlopt/tools/main.py --config config/71.json --verbose=2" calcext:value-type="string">
            <text:p>python ../../../dlopt/tools/main.py --config config/71.json --verbose=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3]" office:value-type="float" office:value="350" calcext:value-type="float">
            <text:p>350</text:p>
          </table:table-cell>
          <table:table-cell table:formula="of:=[.C73]"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74];&quot;.json&quot;)" office:value-type="string" office:string-value="cp template.json 72.json" calcext:value-type="string">
            <text:p>cp template.json 72.json</text:p>
          </table:table-cell>
          <table:table-cell table:formula="of:=CONCATENATE(&quot;sed -i 's/&quot;;[.$A$1];&quot;/&quot;;[.A74];&quot;/g' &quot;;[.A74];&quot;.json&quot;)" office:value-type="string" office:string-value="sed -i 's/config_no/72/g' 72.json" calcext:value-type="string">
            <text:p>sed -i 's/config_no/72/g' 72.json</text:p>
          </table:table-cell>
          <table:table-cell table:formula="of:=CONCATENATE(&quot;sed -i 's/&quot;;[.$B$1];&quot;/&quot;;[.B74];&quot;/g' &quot;;[.A74];&quot;.json&quot;)" office:value-type="string" office:string-value="sed -i 's/embedding_no/350/g' 72.json" calcext:value-type="string">
            <text:p>sed -i 's/embedding_no/350/g' 72.json</text:p>
          </table:table-cell>
          <table:table-cell table:formula="of:=CONCATENATE(&quot;sed -i 's/&quot;;[.$C$1];&quot;/&quot;;[.C74];&quot;/g' &quot;;[.A74];&quot;.json&quot;)" office:value-type="string" office:string-value="sed -i 's/lstm_no/350/g' 72.json" calcext:value-type="string">
            <text:p>sed -i 's/lstm_no/350/g' 72.json</text:p>
          </table:table-cell>
          <table:table-cell table:formula="of:=CONCATENATE(&quot;sed -i 's/&quot;;[.$D$1];&quot;/&quot;;[.D74];&quot;/g' &quot;;[.A74];&quot;.json&quot;)" office:value-type="string" office:string-value="sed -i 's/lb_no/10/g' 72.json" calcext:value-type="string">
            <text:p>sed -i 's/lb_no/10/g' 72.json</text:p>
          </table:table-cell>
          <table:table-cell table:formula="of:=CONCATENATE(&quot;echo 'python ../../../dlopt/tools/main.py --config config/&quot;;[.A74];&quot;.json --verbose=2' $&quot;)" office:value-type="string" office:string-value="echo 'python ../../../dlopt/tools/main.py --config config/72.json --verbose=2' $" calcext:value-type="string">
            <text:p>echo 'python ../../../dlopt/tools/main.py --config config/72.json --verbose=2' $</text:p>
          </table:table-cell>
          <table:table-cell table:formula="of:=CONCATENATE(&quot;python ../../../dlopt/tools/main.py --config config/&quot;;[.A74];&quot;.json --verbose=2&quot;)" office:value-type="string" office:string-value="python ../../../dlopt/tools/main.py --config config/72.json --verbose=2" calcext:value-type="string">
            <text:p>python ../../../dlopt/tools/main.py --config config/72.json --verbose=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4]" office:value-type="float" office:value="350" calcext:value-type="float">
            <text:p>350</text:p>
          </table:table-cell>
          <table:table-cell table:formula="of:=[.C74]"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75];&quot;.json&quot;)" office:value-type="string" office:string-value="cp template.json 73.json" calcext:value-type="string">
            <text:p>cp template.json 73.json</text:p>
          </table:table-cell>
          <table:table-cell table:formula="of:=CONCATENATE(&quot;sed -i 's/&quot;;[.$A$1];&quot;/&quot;;[.A75];&quot;/g' &quot;;[.A75];&quot;.json&quot;)" office:value-type="string" office:string-value="sed -i 's/config_no/73/g' 73.json" calcext:value-type="string">
            <text:p>sed -i 's/config_no/73/g' 73.json</text:p>
          </table:table-cell>
          <table:table-cell table:formula="of:=CONCATENATE(&quot;sed -i 's/&quot;;[.$B$1];&quot;/&quot;;[.B75];&quot;/g' &quot;;[.A75];&quot;.json&quot;)" office:value-type="string" office:string-value="sed -i 's/embedding_no/350/g' 73.json" calcext:value-type="string">
            <text:p>sed -i 's/embedding_no/350/g' 73.json</text:p>
          </table:table-cell>
          <table:table-cell table:formula="of:=CONCATENATE(&quot;sed -i 's/&quot;;[.$C$1];&quot;/&quot;;[.C75];&quot;/g' &quot;;[.A75];&quot;.json&quot;)" office:value-type="string" office:string-value="sed -i 's/lstm_no/350/g' 73.json" calcext:value-type="string">
            <text:p>sed -i 's/lstm_no/350/g' 73.json</text:p>
          </table:table-cell>
          <table:table-cell table:formula="of:=CONCATENATE(&quot;sed -i 's/&quot;;[.$D$1];&quot;/&quot;;[.D75];&quot;/g' &quot;;[.A75];&quot;.json&quot;)" office:value-type="string" office:string-value="sed -i 's/lb_no/15/g' 73.json" calcext:value-type="string">
            <text:p>sed -i 's/lb_no/15/g' 73.json</text:p>
          </table:table-cell>
          <table:table-cell table:formula="of:=CONCATENATE(&quot;echo 'python ../../../dlopt/tools/main.py --config config/&quot;;[.A75];&quot;.json --verbose=2' $&quot;)" office:value-type="string" office:string-value="echo 'python ../../../dlopt/tools/main.py --config config/73.json --verbose=2' $" calcext:value-type="string">
            <text:p>echo 'python ../../../dlopt/tools/main.py --config config/73.json --verbose=2' $</text:p>
          </table:table-cell>
          <table:table-cell table:formula="of:=CONCATENATE(&quot;python ../../../dlopt/tools/main.py --config config/&quot;;[.A75];&quot;.json --verbose=2&quot;)" office:value-type="string" office:string-value="python ../../../dlopt/tools/main.py --config config/73.json --verbose=2" calcext:value-type="string">
            <text:p>python ../../../dlopt/tools/main.py --config config/73.json --verbose=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5]" office:value-type="float" office:value="350" calcext:value-type="float">
            <text:p>350</text:p>
          </table:table-cell>
          <table:table-cell table:formula="of:=[.C75]" office:value-type="float" office:value="350" calcext:value-type="float">
            <text:p>3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76];&quot;.json&quot;)" office:value-type="string" office:string-value="cp template.json 74.json" calcext:value-type="string">
            <text:p>cp template.json 74.json</text:p>
          </table:table-cell>
          <table:table-cell table:formula="of:=CONCATENATE(&quot;sed -i 's/&quot;;[.$A$1];&quot;/&quot;;[.A76];&quot;/g' &quot;;[.A76];&quot;.json&quot;)" office:value-type="string" office:string-value="sed -i 's/config_no/74/g' 74.json" calcext:value-type="string">
            <text:p>sed -i 's/config_no/74/g' 74.json</text:p>
          </table:table-cell>
          <table:table-cell table:formula="of:=CONCATENATE(&quot;sed -i 's/&quot;;[.$B$1];&quot;/&quot;;[.B76];&quot;/g' &quot;;[.A76];&quot;.json&quot;)" office:value-type="string" office:string-value="sed -i 's/embedding_no/350/g' 74.json" calcext:value-type="string">
            <text:p>sed -i 's/embedding_no/350/g' 74.json</text:p>
          </table:table-cell>
          <table:table-cell table:formula="of:=CONCATENATE(&quot;sed -i 's/&quot;;[.$C$1];&quot;/&quot;;[.C76];&quot;/g' &quot;;[.A76];&quot;.json&quot;)" office:value-type="string" office:string-value="sed -i 's/lstm_no/350/g' 74.json" calcext:value-type="string">
            <text:p>sed -i 's/lstm_no/350/g' 74.json</text:p>
          </table:table-cell>
          <table:table-cell table:formula="of:=CONCATENATE(&quot;sed -i 's/&quot;;[.$D$1];&quot;/&quot;;[.D76];&quot;/g' &quot;;[.A76];&quot;.json&quot;)" office:value-type="string" office:string-value="sed -i 's/lb_no/20/g' 74.json" calcext:value-type="string">
            <text:p>sed -i 's/lb_no/20/g' 74.json</text:p>
          </table:table-cell>
          <table:table-cell table:formula="of:=CONCATENATE(&quot;echo 'python ../../../dlopt/tools/main.py --config config/&quot;;[.A76];&quot;.json --verbose=2' $&quot;)" office:value-type="string" office:string-value="echo 'python ../../../dlopt/tools/main.py --config config/74.json --verbose=2' $" calcext:value-type="string">
            <text:p>echo 'python ../../../dlopt/tools/main.py --config config/74.json --verbose=2' $</text:p>
          </table:table-cell>
          <table:table-cell table:formula="of:=CONCATENATE(&quot;python ../../../dlopt/tools/main.py --config config/&quot;;[.A76];&quot;.json --verbose=2&quot;)" office:value-type="string" office:string-value="python ../../../dlopt/tools/main.py --config config/74.json --verbose=2" calcext:value-type="string">
            <text:p>python ../../../dlopt/tools/main.py --config config/74.json --verbose=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6]" office:value-type="float" office:value="350" calcext:value-type="float">
            <text:p>350</text:p>
          </table:table-cell>
          <table:table-cell table:formula="of:=[.C76]"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77];&quot;.json&quot;)" office:value-type="string" office:string-value="cp template.json 75.json" calcext:value-type="string">
            <text:p>cp template.json 75.json</text:p>
          </table:table-cell>
          <table:table-cell table:formula="of:=CONCATENATE(&quot;sed -i 's/&quot;;[.$A$1];&quot;/&quot;;[.A77];&quot;/g' &quot;;[.A77];&quot;.json&quot;)" office:value-type="string" office:string-value="sed -i 's/config_no/75/g' 75.json" calcext:value-type="string">
            <text:p>sed -i 's/config_no/75/g' 75.json</text:p>
          </table:table-cell>
          <table:table-cell table:formula="of:=CONCATENATE(&quot;sed -i 's/&quot;;[.$B$1];&quot;/&quot;;[.B77];&quot;/g' &quot;;[.A77];&quot;.json&quot;)" office:value-type="string" office:string-value="sed -i 's/embedding_no/350/g' 75.json" calcext:value-type="string">
            <text:p>sed -i 's/embedding_no/350/g' 75.json</text:p>
          </table:table-cell>
          <table:table-cell table:formula="of:=CONCATENATE(&quot;sed -i 's/&quot;;[.$C$1];&quot;/&quot;;[.C77];&quot;/g' &quot;;[.A77];&quot;.json&quot;)" office:value-type="string" office:string-value="sed -i 's/lstm_no/350/g' 75.json" calcext:value-type="string">
            <text:p>sed -i 's/lstm_no/350/g' 75.json</text:p>
          </table:table-cell>
          <table:table-cell table:formula="of:=CONCATENATE(&quot;sed -i 's/&quot;;[.$D$1];&quot;/&quot;;[.D77];&quot;/g' &quot;;[.A77];&quot;.json&quot;)" office:value-type="string" office:string-value="sed -i 's/lb_no/25/g' 75.json" calcext:value-type="string">
            <text:p>sed -i 's/lb_no/25/g' 75.json</text:p>
          </table:table-cell>
          <table:table-cell table:formula="of:=CONCATENATE(&quot;echo 'python ../../../dlopt/tools/main.py --config config/&quot;;[.A77];&quot;.json --verbose=2' $&quot;)" office:value-type="string" office:string-value="echo 'python ../../../dlopt/tools/main.py --config config/75.json --verbose=2' $" calcext:value-type="string">
            <text:p>echo 'python ../../../dlopt/tools/main.py --config config/75.json --verbose=2' $</text:p>
          </table:table-cell>
          <table:table-cell table:formula="of:=CONCATENATE(&quot;python ../../../dlopt/tools/main.py --config config/&quot;;[.A77];&quot;.json --verbose=2&quot;)" office:value-type="string" office:string-value="python ../../../dlopt/tools/main.py --config config/75.json --verbose=2" calcext:value-type="string">
            <text:p>python ../../../dlopt/tools/main.py --config config/75.json --verbose=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7]" office:value-type="float" office:value="350" calcext:value-type="float">
            <text:p>350</text:p>
          </table:table-cell>
          <table:table-cell table:formula="of:=[.C77]" office:value-type="float" office:value="350" calcext:value-type="float">
            <text:p>3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78];&quot;.json&quot;)" office:value-type="string" office:string-value="cp template.json 76.json" calcext:value-type="string">
            <text:p>cp template.json 76.json</text:p>
          </table:table-cell>
          <table:table-cell table:formula="of:=CONCATENATE(&quot;sed -i 's/&quot;;[.$A$1];&quot;/&quot;;[.A78];&quot;/g' &quot;;[.A78];&quot;.json&quot;)" office:value-type="string" office:string-value="sed -i 's/config_no/76/g' 76.json" calcext:value-type="string">
            <text:p>sed -i 's/config_no/76/g' 76.json</text:p>
          </table:table-cell>
          <table:table-cell table:formula="of:=CONCATENATE(&quot;sed -i 's/&quot;;[.$B$1];&quot;/&quot;;[.B78];&quot;/g' &quot;;[.A78];&quot;.json&quot;)" office:value-type="string" office:string-value="sed -i 's/embedding_no/350/g' 76.json" calcext:value-type="string">
            <text:p>sed -i 's/embedding_no/350/g' 76.json</text:p>
          </table:table-cell>
          <table:table-cell table:formula="of:=CONCATENATE(&quot;sed -i 's/&quot;;[.$C$1];&quot;/&quot;;[.C78];&quot;/g' &quot;;[.A78];&quot;.json&quot;)" office:value-type="string" office:string-value="sed -i 's/lstm_no/350/g' 76.json" calcext:value-type="string">
            <text:p>sed -i 's/lstm_no/350/g' 76.json</text:p>
          </table:table-cell>
          <table:table-cell table:formula="of:=CONCATENATE(&quot;sed -i 's/&quot;;[.$D$1];&quot;/&quot;;[.D78];&quot;/g' &quot;;[.A78];&quot;.json&quot;)" office:value-type="string" office:string-value="sed -i 's/lb_no/30/g' 76.json" calcext:value-type="string">
            <text:p>sed -i 's/lb_no/30/g' 76.json</text:p>
          </table:table-cell>
          <table:table-cell table:formula="of:=CONCATENATE(&quot;echo 'python ../../../dlopt/tools/main.py --config config/&quot;;[.A78];&quot;.json --verbose=2' $&quot;)" office:value-type="string" office:string-value="echo 'python ../../../dlopt/tools/main.py --config config/76.json --verbose=2' $" calcext:value-type="string">
            <text:p>echo 'python ../../../dlopt/tools/main.py --config config/76.json --verbose=2' $</text:p>
          </table:table-cell>
          <table:table-cell table:formula="of:=CONCATENATE(&quot;python ../../../dlopt/tools/main.py --config config/&quot;;[.A78];&quot;.json --verbose=2&quot;)" office:value-type="string" office:string-value="python ../../../dlopt/tools/main.py --config config/76.json --verbose=2" calcext:value-type="string">
            <text:p>python ../../../dlopt/tools/main.py --config config/76.json --verbose=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8]" office:value-type="float" office:value="350" calcext:value-type="float">
            <text:p>350</text:p>
          </table:table-cell>
          <table:table-cell table:formula="of:=[.C78]+50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79];&quot;.json&quot;)" office:value-type="string" office:string-value="cp template.json 77.json" calcext:value-type="string">
            <text:p>cp template.json 77.json</text:p>
          </table:table-cell>
          <table:table-cell table:formula="of:=CONCATENATE(&quot;sed -i 's/&quot;;[.$A$1];&quot;/&quot;;[.A79];&quot;/g' &quot;;[.A79];&quot;.json&quot;)" office:value-type="string" office:string-value="sed -i 's/config_no/77/g' 77.json" calcext:value-type="string">
            <text:p>sed -i 's/config_no/77/g' 77.json</text:p>
          </table:table-cell>
          <table:table-cell table:formula="of:=CONCATENATE(&quot;sed -i 's/&quot;;[.$B$1];&quot;/&quot;;[.B79];&quot;/g' &quot;;[.A79];&quot;.json&quot;)" office:value-type="string" office:string-value="sed -i 's/embedding_no/350/g' 77.json" calcext:value-type="string">
            <text:p>sed -i 's/embedding_no/350/g' 77.json</text:p>
          </table:table-cell>
          <table:table-cell table:formula="of:=CONCATENATE(&quot;sed -i 's/&quot;;[.$C$1];&quot;/&quot;;[.C79];&quot;/g' &quot;;[.A79];&quot;.json&quot;)" office:value-type="string" office:string-value="sed -i 's/lstm_no/400/g' 77.json" calcext:value-type="string">
            <text:p>sed -i 's/lstm_no/400/g' 77.json</text:p>
          </table:table-cell>
          <table:table-cell table:formula="of:=CONCATENATE(&quot;sed -i 's/&quot;;[.$D$1];&quot;/&quot;;[.D79];&quot;/g' &quot;;[.A79];&quot;.json&quot;)" office:value-type="string" office:string-value="sed -i 's/lb_no/2/g' 77.json" calcext:value-type="string">
            <text:p>sed -i 's/lb_no/2/g' 77.json</text:p>
          </table:table-cell>
          <table:table-cell table:formula="of:=CONCATENATE(&quot;echo 'python ../../../dlopt/tools/main.py --config config/&quot;;[.A79];&quot;.json --verbose=2' $&quot;)" office:value-type="string" office:string-value="echo 'python ../../../dlopt/tools/main.py --config config/77.json --verbose=2' $" calcext:value-type="string">
            <text:p>echo 'python ../../../dlopt/tools/main.py --config config/77.json --verbose=2' $</text:p>
          </table:table-cell>
          <table:table-cell table:formula="of:=CONCATENATE(&quot;python ../../../dlopt/tools/main.py --config config/&quot;;[.A79];&quot;.json --verbose=2&quot;)" office:value-type="string" office:string-value="python ../../../dlopt/tools/main.py --config config/77.json --verbose=2" calcext:value-type="string">
            <text:p>python ../../../dlopt/tools/main.py --config config/77.json --verbose=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9]" office:value-type="float" office:value="350" calcext:value-type="float">
            <text:p>350</text:p>
          </table:table-cell>
          <table:table-cell table:formula="of:=[.C79]"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80];&quot;.json&quot;)" office:value-type="string" office:string-value="cp template.json 78.json" calcext:value-type="string">
            <text:p>cp template.json 78.json</text:p>
          </table:table-cell>
          <table:table-cell table:formula="of:=CONCATENATE(&quot;sed -i 's/&quot;;[.$A$1];&quot;/&quot;;[.A80];&quot;/g' &quot;;[.A80];&quot;.json&quot;)" office:value-type="string" office:string-value="sed -i 's/config_no/78/g' 78.json" calcext:value-type="string">
            <text:p>sed -i 's/config_no/78/g' 78.json</text:p>
          </table:table-cell>
          <table:table-cell table:formula="of:=CONCATENATE(&quot;sed -i 's/&quot;;[.$B$1];&quot;/&quot;;[.B80];&quot;/g' &quot;;[.A80];&quot;.json&quot;)" office:value-type="string" office:string-value="sed -i 's/embedding_no/350/g' 78.json" calcext:value-type="string">
            <text:p>sed -i 's/embedding_no/350/g' 78.json</text:p>
          </table:table-cell>
          <table:table-cell table:formula="of:=CONCATENATE(&quot;sed -i 's/&quot;;[.$C$1];&quot;/&quot;;[.C80];&quot;/g' &quot;;[.A80];&quot;.json&quot;)" office:value-type="string" office:string-value="sed -i 's/lstm_no/400/g' 78.json" calcext:value-type="string">
            <text:p>sed -i 's/lstm_no/400/g' 78.json</text:p>
          </table:table-cell>
          <table:table-cell table:formula="of:=CONCATENATE(&quot;sed -i 's/&quot;;[.$D$1];&quot;/&quot;;[.D80];&quot;/g' &quot;;[.A80];&quot;.json&quot;)" office:value-type="string" office:string-value="sed -i 's/lb_no/5/g' 78.json" calcext:value-type="string">
            <text:p>sed -i 's/lb_no/5/g' 78.json</text:p>
          </table:table-cell>
          <table:table-cell table:formula="of:=CONCATENATE(&quot;echo 'python ../../../dlopt/tools/main.py --config config/&quot;;[.A80];&quot;.json --verbose=2' $&quot;)" office:value-type="string" office:string-value="echo 'python ../../../dlopt/tools/main.py --config config/78.json --verbose=2' $" calcext:value-type="string">
            <text:p>echo 'python ../../../dlopt/tools/main.py --config config/78.json --verbose=2' $</text:p>
          </table:table-cell>
          <table:table-cell table:formula="of:=CONCATENATE(&quot;python ../../../dlopt/tools/main.py --config config/&quot;;[.A80];&quot;.json --verbose=2&quot;)" office:value-type="string" office:string-value="python ../../../dlopt/tools/main.py --config config/78.json --verbose=2" calcext:value-type="string">
            <text:p>python ../../../dlopt/tools/main.py --config config/78.json --verbose=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0]" office:value-type="float" office:value="350" calcext:value-type="float">
            <text:p>350</text:p>
          </table:table-cell>
          <table:table-cell table:formula="of:=[.C80]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81];&quot;.json&quot;)" office:value-type="string" office:string-value="cp template.json 79.json" calcext:value-type="string">
            <text:p>cp template.json 79.json</text:p>
          </table:table-cell>
          <table:table-cell table:formula="of:=CONCATENATE(&quot;sed -i 's/&quot;;[.$A$1];&quot;/&quot;;[.A81];&quot;/g' &quot;;[.A81];&quot;.json&quot;)" office:value-type="string" office:string-value="sed -i 's/config_no/79/g' 79.json" calcext:value-type="string">
            <text:p>sed -i 's/config_no/79/g' 79.json</text:p>
          </table:table-cell>
          <table:table-cell table:formula="of:=CONCATENATE(&quot;sed -i 's/&quot;;[.$B$1];&quot;/&quot;;[.B81];&quot;/g' &quot;;[.A81];&quot;.json&quot;)" office:value-type="string" office:string-value="sed -i 's/embedding_no/350/g' 79.json" calcext:value-type="string">
            <text:p>sed -i 's/embedding_no/350/g' 79.json</text:p>
          </table:table-cell>
          <table:table-cell table:formula="of:=CONCATENATE(&quot;sed -i 's/&quot;;[.$C$1];&quot;/&quot;;[.C81];&quot;/g' &quot;;[.A81];&quot;.json&quot;)" office:value-type="string" office:string-value="sed -i 's/lstm_no/400/g' 79.json" calcext:value-type="string">
            <text:p>sed -i 's/lstm_no/400/g' 79.json</text:p>
          </table:table-cell>
          <table:table-cell table:formula="of:=CONCATENATE(&quot;sed -i 's/&quot;;[.$D$1];&quot;/&quot;;[.D81];&quot;/g' &quot;;[.A81];&quot;.json&quot;)" office:value-type="string" office:string-value="sed -i 's/lb_no/10/g' 79.json" calcext:value-type="string">
            <text:p>sed -i 's/lb_no/10/g' 79.json</text:p>
          </table:table-cell>
          <table:table-cell table:formula="of:=CONCATENATE(&quot;echo 'python ../../../dlopt/tools/main.py --config config/&quot;;[.A81];&quot;.json --verbose=2' $&quot;)" office:value-type="string" office:string-value="echo 'python ../../../dlopt/tools/main.py --config config/79.json --verbose=2' $" calcext:value-type="string">
            <text:p>echo 'python ../../../dlopt/tools/main.py --config config/79.json --verbose=2' $</text:p>
          </table:table-cell>
          <table:table-cell table:formula="of:=CONCATENATE(&quot;python ../../../dlopt/tools/main.py --config config/&quot;;[.A81];&quot;.json --verbose=2&quot;)" office:value-type="string" office:string-value="python ../../../dlopt/tools/main.py --config config/79.json --verbose=2" calcext:value-type="string">
            <text:p>python ../../../dlopt/tools/main.py --config config/79.json --verbose=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1]" office:value-type="float" office:value="350" calcext:value-type="float">
            <text:p>350</text:p>
          </table:table-cell>
          <table:table-cell table:formula="of:=[.C81]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82];&quot;.json&quot;)" office:value-type="string" office:string-value="cp template.json 80.json" calcext:value-type="string">
            <text:p>cp template.json 80.json</text:p>
          </table:table-cell>
          <table:table-cell table:formula="of:=CONCATENATE(&quot;sed -i 's/&quot;;[.$A$1];&quot;/&quot;;[.A82];&quot;/g' &quot;;[.A82];&quot;.json&quot;)" office:value-type="string" office:string-value="sed -i 's/config_no/80/g' 80.json" calcext:value-type="string">
            <text:p>sed -i 's/config_no/80/g' 80.json</text:p>
          </table:table-cell>
          <table:table-cell table:formula="of:=CONCATENATE(&quot;sed -i 's/&quot;;[.$B$1];&quot;/&quot;;[.B82];&quot;/g' &quot;;[.A82];&quot;.json&quot;)" office:value-type="string" office:string-value="sed -i 's/embedding_no/350/g' 80.json" calcext:value-type="string">
            <text:p>sed -i 's/embedding_no/350/g' 80.json</text:p>
          </table:table-cell>
          <table:table-cell table:formula="of:=CONCATENATE(&quot;sed -i 's/&quot;;[.$C$1];&quot;/&quot;;[.C82];&quot;/g' &quot;;[.A82];&quot;.json&quot;)" office:value-type="string" office:string-value="sed -i 's/lstm_no/400/g' 80.json" calcext:value-type="string">
            <text:p>sed -i 's/lstm_no/400/g' 80.json</text:p>
          </table:table-cell>
          <table:table-cell table:formula="of:=CONCATENATE(&quot;sed -i 's/&quot;;[.$D$1];&quot;/&quot;;[.D82];&quot;/g' &quot;;[.A82];&quot;.json&quot;)" office:value-type="string" office:string-value="sed -i 's/lb_no/15/g' 80.json" calcext:value-type="string">
            <text:p>sed -i 's/lb_no/15/g' 80.json</text:p>
          </table:table-cell>
          <table:table-cell table:formula="of:=CONCATENATE(&quot;echo 'python ../../../dlopt/tools/main.py --config config/&quot;;[.A82];&quot;.json --verbose=2' $&quot;)" office:value-type="string" office:string-value="echo 'python ../../../dlopt/tools/main.py --config config/80.json --verbose=2' $" calcext:value-type="string">
            <text:p>echo 'python ../../../dlopt/tools/main.py --config config/80.json --verbose=2' $</text:p>
          </table:table-cell>
          <table:table-cell table:formula="of:=CONCATENATE(&quot;python ../../../dlopt/tools/main.py --config config/&quot;;[.A82];&quot;.json --verbose=2&quot;)" office:value-type="string" office:string-value="python ../../../dlopt/tools/main.py --config config/80.json --verbose=2" calcext:value-type="string">
            <text:p>python ../../../dlopt/tools/main.py --config config/80.json --verbose=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2]" office:value-type="float" office:value="350" calcext:value-type="float">
            <text:p>350</text:p>
          </table:table-cell>
          <table:table-cell table:formula="of:=[.C82]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83];&quot;.json&quot;)" office:value-type="string" office:string-value="cp template.json 81.json" calcext:value-type="string">
            <text:p>cp template.json 81.json</text:p>
          </table:table-cell>
          <table:table-cell table:formula="of:=CONCATENATE(&quot;sed -i 's/&quot;;[.$A$1];&quot;/&quot;;[.A83];&quot;/g' &quot;;[.A83];&quot;.json&quot;)" office:value-type="string" office:string-value="sed -i 's/config_no/81/g' 81.json" calcext:value-type="string">
            <text:p>sed -i 's/config_no/81/g' 81.json</text:p>
          </table:table-cell>
          <table:table-cell table:formula="of:=CONCATENATE(&quot;sed -i 's/&quot;;[.$B$1];&quot;/&quot;;[.B83];&quot;/g' &quot;;[.A83];&quot;.json&quot;)" office:value-type="string" office:string-value="sed -i 's/embedding_no/350/g' 81.json" calcext:value-type="string">
            <text:p>sed -i 's/embedding_no/350/g' 81.json</text:p>
          </table:table-cell>
          <table:table-cell table:formula="of:=CONCATENATE(&quot;sed -i 's/&quot;;[.$C$1];&quot;/&quot;;[.C83];&quot;/g' &quot;;[.A83];&quot;.json&quot;)" office:value-type="string" office:string-value="sed -i 's/lstm_no/400/g' 81.json" calcext:value-type="string">
            <text:p>sed -i 's/lstm_no/400/g' 81.json</text:p>
          </table:table-cell>
          <table:table-cell table:formula="of:=CONCATENATE(&quot;sed -i 's/&quot;;[.$D$1];&quot;/&quot;;[.D83];&quot;/g' &quot;;[.A83];&quot;.json&quot;)" office:value-type="string" office:string-value="sed -i 's/lb_no/20/g' 81.json" calcext:value-type="string">
            <text:p>sed -i 's/lb_no/20/g' 81.json</text:p>
          </table:table-cell>
          <table:table-cell table:formula="of:=CONCATENATE(&quot;echo 'python ../../../dlopt/tools/main.py --config config/&quot;;[.A83];&quot;.json --verbose=2' $&quot;)" office:value-type="string" office:string-value="echo 'python ../../../dlopt/tools/main.py --config config/81.json --verbose=2' $" calcext:value-type="string">
            <text:p>echo 'python ../../../dlopt/tools/main.py --config config/81.json --verbose=2' $</text:p>
          </table:table-cell>
          <table:table-cell table:formula="of:=CONCATENATE(&quot;python ../../../dlopt/tools/main.py --config config/&quot;;[.A83];&quot;.json --verbose=2&quot;)" office:value-type="string" office:string-value="python ../../../dlopt/tools/main.py --config config/81.json --verbose=2" calcext:value-type="string">
            <text:p>python ../../../dlopt/tools/main.py --config config/81.json --verbose=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3]" office:value-type="float" office:value="350" calcext:value-type="float">
            <text:p>350</text:p>
          </table:table-cell>
          <table:table-cell table:formula="of:=[.C83]"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84];&quot;.json&quot;)" office:value-type="string" office:string-value="cp template.json 82.json" calcext:value-type="string">
            <text:p>cp template.json 82.json</text:p>
          </table:table-cell>
          <table:table-cell table:formula="of:=CONCATENATE(&quot;sed -i 's/&quot;;[.$A$1];&quot;/&quot;;[.A84];&quot;/g' &quot;;[.A84];&quot;.json&quot;)" office:value-type="string" office:string-value="sed -i 's/config_no/82/g' 82.json" calcext:value-type="string">
            <text:p>sed -i 's/config_no/82/g' 82.json</text:p>
          </table:table-cell>
          <table:table-cell table:formula="of:=CONCATENATE(&quot;sed -i 's/&quot;;[.$B$1];&quot;/&quot;;[.B84];&quot;/g' &quot;;[.A84];&quot;.json&quot;)" office:value-type="string" office:string-value="sed -i 's/embedding_no/350/g' 82.json" calcext:value-type="string">
            <text:p>sed -i 's/embedding_no/350/g' 82.json</text:p>
          </table:table-cell>
          <table:table-cell table:formula="of:=CONCATENATE(&quot;sed -i 's/&quot;;[.$C$1];&quot;/&quot;;[.C84];&quot;/g' &quot;;[.A84];&quot;.json&quot;)" office:value-type="string" office:string-value="sed -i 's/lstm_no/400/g' 82.json" calcext:value-type="string">
            <text:p>sed -i 's/lstm_no/400/g' 82.json</text:p>
          </table:table-cell>
          <table:table-cell table:formula="of:=CONCATENATE(&quot;sed -i 's/&quot;;[.$D$1];&quot;/&quot;;[.D84];&quot;/g' &quot;;[.A84];&quot;.json&quot;)" office:value-type="string" office:string-value="sed -i 's/lb_no/25/g' 82.json" calcext:value-type="string">
            <text:p>sed -i 's/lb_no/25/g' 82.json</text:p>
          </table:table-cell>
          <table:table-cell table:formula="of:=CONCATENATE(&quot;echo 'python ../../../dlopt/tools/main.py --config config/&quot;;[.A84];&quot;.json --verbose=2' $&quot;)" office:value-type="string" office:string-value="echo 'python ../../../dlopt/tools/main.py --config config/82.json --verbose=2' $" calcext:value-type="string">
            <text:p>echo 'python ../../../dlopt/tools/main.py --config config/82.json --verbose=2' $</text:p>
          </table:table-cell>
          <table:table-cell table:formula="of:=CONCATENATE(&quot;python ../../../dlopt/tools/main.py --config config/&quot;;[.A84];&quot;.json --verbose=2&quot;)" office:value-type="string" office:string-value="python ../../../dlopt/tools/main.py --config config/82.json --verbose=2" calcext:value-type="string">
            <text:p>python ../../../dlopt/tools/main.py --config config/82.json --verbose=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4]" office:value-type="float" office:value="350" calcext:value-type="float">
            <text:p>350</text:p>
          </table:table-cell>
          <table:table-cell table:formula="of:=[.C84]"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85];&quot;.json&quot;)" office:value-type="string" office:string-value="cp template.json 83.json" calcext:value-type="string">
            <text:p>cp template.json 83.json</text:p>
          </table:table-cell>
          <table:table-cell table:formula="of:=CONCATENATE(&quot;sed -i 's/&quot;;[.$A$1];&quot;/&quot;;[.A85];&quot;/g' &quot;;[.A85];&quot;.json&quot;)" office:value-type="string" office:string-value="sed -i 's/config_no/83/g' 83.json" calcext:value-type="string">
            <text:p>sed -i 's/config_no/83/g' 83.json</text:p>
          </table:table-cell>
          <table:table-cell table:formula="of:=CONCATENATE(&quot;sed -i 's/&quot;;[.$B$1];&quot;/&quot;;[.B85];&quot;/g' &quot;;[.A85];&quot;.json&quot;)" office:value-type="string" office:string-value="sed -i 's/embedding_no/350/g' 83.json" calcext:value-type="string">
            <text:p>sed -i 's/embedding_no/350/g' 83.json</text:p>
          </table:table-cell>
          <table:table-cell table:formula="of:=CONCATENATE(&quot;sed -i 's/&quot;;[.$C$1];&quot;/&quot;;[.C85];&quot;/g' &quot;;[.A85];&quot;.json&quot;)" office:value-type="string" office:string-value="sed -i 's/lstm_no/400/g' 83.json" calcext:value-type="string">
            <text:p>sed -i 's/lstm_no/400/g' 83.json</text:p>
          </table:table-cell>
          <table:table-cell table:formula="of:=CONCATENATE(&quot;sed -i 's/&quot;;[.$D$1];&quot;/&quot;;[.D85];&quot;/g' &quot;;[.A85];&quot;.json&quot;)" office:value-type="string" office:string-value="sed -i 's/lb_no/30/g' 83.json" calcext:value-type="string">
            <text:p>sed -i 's/lb_no/30/g' 83.json</text:p>
          </table:table-cell>
          <table:table-cell table:formula="of:=CONCATENATE(&quot;echo 'python ../../../dlopt/tools/main.py --config config/&quot;;[.A85];&quot;.json --verbose=2' $&quot;)" office:value-type="string" office:string-value="echo 'python ../../../dlopt/tools/main.py --config config/83.json --verbose=2' $" calcext:value-type="string">
            <text:p>echo 'python ../../../dlopt/tools/main.py --config config/83.json --verbose=2' $</text:p>
          </table:table-cell>
          <table:table-cell table:formula="of:=CONCATENATE(&quot;python ../../../dlopt/tools/main.py --config config/&quot;;[.A85];&quot;.json --verbose=2&quot;)" office:value-type="string" office:string-value="python ../../../dlopt/tools/main.py --config config/83.json --verbose=2" calcext:value-type="string">
            <text:p>python ../../../dlopt/tools/main.py --config config/83.json --verbose=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5]+50" office:value-type="float" office:value="400" calcext:value-type="float">
            <text:p>400</text:p>
          </table:table-cell>
          <table:table-cell table:formula="of:=[.C85]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86];&quot;.json&quot;)" office:value-type="string" office:string-value="cp template.json 84.json" calcext:value-type="string">
            <text:p>cp template.json 84.json</text:p>
          </table:table-cell>
          <table:table-cell table:formula="of:=CONCATENATE(&quot;sed -i 's/&quot;;[.$A$1];&quot;/&quot;;[.A86];&quot;/g' &quot;;[.A86];&quot;.json&quot;)" office:value-type="string" office:string-value="sed -i 's/config_no/84/g' 84.json" calcext:value-type="string">
            <text:p>sed -i 's/config_no/84/g' 84.json</text:p>
          </table:table-cell>
          <table:table-cell table:formula="of:=CONCATENATE(&quot;sed -i 's/&quot;;[.$B$1];&quot;/&quot;;[.B86];&quot;/g' &quot;;[.A86];&quot;.json&quot;)" office:value-type="string" office:string-value="sed -i 's/embedding_no/400/g' 84.json" calcext:value-type="string">
            <text:p>sed -i 's/embedding_no/400/g' 84.json</text:p>
          </table:table-cell>
          <table:table-cell table:formula="of:=CONCATENATE(&quot;sed -i 's/&quot;;[.$C$1];&quot;/&quot;;[.C86];&quot;/g' &quot;;[.A86];&quot;.json&quot;)" office:value-type="string" office:string-value="sed -i 's/lstm_no/400/g' 84.json" calcext:value-type="string">
            <text:p>sed -i 's/lstm_no/400/g' 84.json</text:p>
          </table:table-cell>
          <table:table-cell table:formula="of:=CONCATENATE(&quot;sed -i 's/&quot;;[.$D$1];&quot;/&quot;;[.D86];&quot;/g' &quot;;[.A86];&quot;.json&quot;)" office:value-type="string" office:string-value="sed -i 's/lb_no/2/g' 84.json" calcext:value-type="string">
            <text:p>sed -i 's/lb_no/2/g' 84.json</text:p>
          </table:table-cell>
          <table:table-cell table:formula="of:=CONCATENATE(&quot;echo 'python ../../../dlopt/tools/main.py --config config/&quot;;[.A86];&quot;.json --verbose=2' $&quot;)" office:value-type="string" office:string-value="echo 'python ../../../dlopt/tools/main.py --config config/84.json --verbose=2' $" calcext:value-type="string">
            <text:p>echo 'python ../../../dlopt/tools/main.py --config config/84.json --verbose=2' $</text:p>
          </table:table-cell>
          <table:table-cell table:formula="of:=CONCATENATE(&quot;python ../../../dlopt/tools/main.py --config config/&quot;;[.A86];&quot;.json --verbose=2&quot;)" office:value-type="string" office:string-value="python ../../../dlopt/tools/main.py --config config/84.json --verbose=2" calcext:value-type="string">
            <text:p>python ../../../dlopt/tools/main.py --config config/84.json --verbose=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6]" office:value-type="float" office:value="400" calcext:value-type="float">
            <text:p>400</text:p>
          </table:table-cell>
          <table:table-cell table:formula="of:=[.C86]"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87];&quot;.json&quot;)" office:value-type="string" office:string-value="cp template.json 85.json" calcext:value-type="string">
            <text:p>cp template.json 85.json</text:p>
          </table:table-cell>
          <table:table-cell table:formula="of:=CONCATENATE(&quot;sed -i 's/&quot;;[.$A$1];&quot;/&quot;;[.A87];&quot;/g' &quot;;[.A87];&quot;.json&quot;)" office:value-type="string" office:string-value="sed -i 's/config_no/85/g' 85.json" calcext:value-type="string">
            <text:p>sed -i 's/config_no/85/g' 85.json</text:p>
          </table:table-cell>
          <table:table-cell table:formula="of:=CONCATENATE(&quot;sed -i 's/&quot;;[.$B$1];&quot;/&quot;;[.B87];&quot;/g' &quot;;[.A87];&quot;.json&quot;)" office:value-type="string" office:string-value="sed -i 's/embedding_no/400/g' 85.json" calcext:value-type="string">
            <text:p>sed -i 's/embedding_no/400/g' 85.json</text:p>
          </table:table-cell>
          <table:table-cell table:formula="of:=CONCATENATE(&quot;sed -i 's/&quot;;[.$C$1];&quot;/&quot;;[.C87];&quot;/g' &quot;;[.A87];&quot;.json&quot;)" office:value-type="string" office:string-value="sed -i 's/lstm_no/400/g' 85.json" calcext:value-type="string">
            <text:p>sed -i 's/lstm_no/400/g' 85.json</text:p>
          </table:table-cell>
          <table:table-cell table:formula="of:=CONCATENATE(&quot;sed -i 's/&quot;;[.$D$1];&quot;/&quot;;[.D87];&quot;/g' &quot;;[.A87];&quot;.json&quot;)" office:value-type="string" office:string-value="sed -i 's/lb_no/5/g' 85.json" calcext:value-type="string">
            <text:p>sed -i 's/lb_no/5/g' 85.json</text:p>
          </table:table-cell>
          <table:table-cell table:formula="of:=CONCATENATE(&quot;echo 'python ../../../dlopt/tools/main.py --config config/&quot;;[.A87];&quot;.json --verbose=2' $&quot;)" office:value-type="string" office:string-value="echo 'python ../../../dlopt/tools/main.py --config config/85.json --verbose=2' $" calcext:value-type="string">
            <text:p>echo 'python ../../../dlopt/tools/main.py --config config/85.json --verbose=2' $</text:p>
          </table:table-cell>
          <table:table-cell table:formula="of:=CONCATENATE(&quot;python ../../../dlopt/tools/main.py --config config/&quot;;[.A87];&quot;.json --verbose=2&quot;)" office:value-type="string" office:string-value="python ../../../dlopt/tools/main.py --config config/85.json --verbose=2" calcext:value-type="string">
            <text:p>python ../../../dlopt/tools/main.py --config config/85.json --verbose=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7]" office:value-type="float" office:value="400" calcext:value-type="float">
            <text:p>400</text:p>
          </table:table-cell>
          <table:table-cell table:formula="of:=[.C87]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88];&quot;.json&quot;)" office:value-type="string" office:string-value="cp template.json 86.json" calcext:value-type="string">
            <text:p>cp template.json 86.json</text:p>
          </table:table-cell>
          <table:table-cell table:formula="of:=CONCATENATE(&quot;sed -i 's/&quot;;[.$A$1];&quot;/&quot;;[.A88];&quot;/g' &quot;;[.A88];&quot;.json&quot;)" office:value-type="string" office:string-value="sed -i 's/config_no/86/g' 86.json" calcext:value-type="string">
            <text:p>sed -i 's/config_no/86/g' 86.json</text:p>
          </table:table-cell>
          <table:table-cell table:formula="of:=CONCATENATE(&quot;sed -i 's/&quot;;[.$B$1];&quot;/&quot;;[.B88];&quot;/g' &quot;;[.A88];&quot;.json&quot;)" office:value-type="string" office:string-value="sed -i 's/embedding_no/400/g' 86.json" calcext:value-type="string">
            <text:p>sed -i 's/embedding_no/400/g' 86.json</text:p>
          </table:table-cell>
          <table:table-cell table:formula="of:=CONCATENATE(&quot;sed -i 's/&quot;;[.$C$1];&quot;/&quot;;[.C88];&quot;/g' &quot;;[.A88];&quot;.json&quot;)" office:value-type="string" office:string-value="sed -i 's/lstm_no/400/g' 86.json" calcext:value-type="string">
            <text:p>sed -i 's/lstm_no/400/g' 86.json</text:p>
          </table:table-cell>
          <table:table-cell table:formula="of:=CONCATENATE(&quot;sed -i 's/&quot;;[.$D$1];&quot;/&quot;;[.D88];&quot;/g' &quot;;[.A88];&quot;.json&quot;)" office:value-type="string" office:string-value="sed -i 's/lb_no/10/g' 86.json" calcext:value-type="string">
            <text:p>sed -i 's/lb_no/10/g' 86.json</text:p>
          </table:table-cell>
          <table:table-cell table:formula="of:=CONCATENATE(&quot;echo 'python ../../../dlopt/tools/main.py --config config/&quot;;[.A88];&quot;.json --verbose=2' $&quot;)" office:value-type="string" office:string-value="echo 'python ../../../dlopt/tools/main.py --config config/86.json --verbose=2' $" calcext:value-type="string">
            <text:p>echo 'python ../../../dlopt/tools/main.py --config config/86.json --verbose=2' $</text:p>
          </table:table-cell>
          <table:table-cell table:formula="of:=CONCATENATE(&quot;python ../../../dlopt/tools/main.py --config config/&quot;;[.A88];&quot;.json --verbose=2&quot;)" office:value-type="string" office:string-value="python ../../../dlopt/tools/main.py --config config/86.json --verbose=2" calcext:value-type="string">
            <text:p>python ../../../dlopt/tools/main.py --config config/86.json --verbose=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8]" office:value-type="float" office:value="400" calcext:value-type="float">
            <text:p>400</text:p>
          </table:table-cell>
          <table:table-cell table:formula="of:=[.C88]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89];&quot;.json&quot;)" office:value-type="string" office:string-value="cp template.json 87.json" calcext:value-type="string">
            <text:p>cp template.json 87.json</text:p>
          </table:table-cell>
          <table:table-cell table:formula="of:=CONCATENATE(&quot;sed -i 's/&quot;;[.$A$1];&quot;/&quot;;[.A89];&quot;/g' &quot;;[.A89];&quot;.json&quot;)" office:value-type="string" office:string-value="sed -i 's/config_no/87/g' 87.json" calcext:value-type="string">
            <text:p>sed -i 's/config_no/87/g' 87.json</text:p>
          </table:table-cell>
          <table:table-cell table:formula="of:=CONCATENATE(&quot;sed -i 's/&quot;;[.$B$1];&quot;/&quot;;[.B89];&quot;/g' &quot;;[.A89];&quot;.json&quot;)" office:value-type="string" office:string-value="sed -i 's/embedding_no/400/g' 87.json" calcext:value-type="string">
            <text:p>sed -i 's/embedding_no/400/g' 87.json</text:p>
          </table:table-cell>
          <table:table-cell table:formula="of:=CONCATENATE(&quot;sed -i 's/&quot;;[.$C$1];&quot;/&quot;;[.C89];&quot;/g' &quot;;[.A89];&quot;.json&quot;)" office:value-type="string" office:string-value="sed -i 's/lstm_no/400/g' 87.json" calcext:value-type="string">
            <text:p>sed -i 's/lstm_no/400/g' 87.json</text:p>
          </table:table-cell>
          <table:table-cell table:formula="of:=CONCATENATE(&quot;sed -i 's/&quot;;[.$D$1];&quot;/&quot;;[.D89];&quot;/g' &quot;;[.A89];&quot;.json&quot;)" office:value-type="string" office:string-value="sed -i 's/lb_no/15/g' 87.json" calcext:value-type="string">
            <text:p>sed -i 's/lb_no/15/g' 87.json</text:p>
          </table:table-cell>
          <table:table-cell table:formula="of:=CONCATENATE(&quot;echo 'python ../../../dlopt/tools/main.py --config config/&quot;;[.A89];&quot;.json --verbose=2' $&quot;)" office:value-type="string" office:string-value="echo 'python ../../../dlopt/tools/main.py --config config/87.json --verbose=2' $" calcext:value-type="string">
            <text:p>echo 'python ../../../dlopt/tools/main.py --config config/87.json --verbose=2' $</text:p>
          </table:table-cell>
          <table:table-cell table:formula="of:=CONCATENATE(&quot;python ../../../dlopt/tools/main.py --config config/&quot;;[.A89];&quot;.json --verbose=2&quot;)" office:value-type="string" office:string-value="python ../../../dlopt/tools/main.py --config config/87.json --verbose=2" calcext:value-type="string">
            <text:p>python ../../../dlopt/tools/main.py --config config/87.json --verbose=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9]" office:value-type="float" office:value="400" calcext:value-type="float">
            <text:p>400</text:p>
          </table:table-cell>
          <table:table-cell table:formula="of:=[.C89]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90];&quot;.json&quot;)" office:value-type="string" office:string-value="cp template.json 88.json" calcext:value-type="string">
            <text:p>cp template.json 88.json</text:p>
          </table:table-cell>
          <table:table-cell table:formula="of:=CONCATENATE(&quot;sed -i 's/&quot;;[.$A$1];&quot;/&quot;;[.A90];&quot;/g' &quot;;[.A90];&quot;.json&quot;)" office:value-type="string" office:string-value="sed -i 's/config_no/88/g' 88.json" calcext:value-type="string">
            <text:p>sed -i 's/config_no/88/g' 88.json</text:p>
          </table:table-cell>
          <table:table-cell table:formula="of:=CONCATENATE(&quot;sed -i 's/&quot;;[.$B$1];&quot;/&quot;;[.B90];&quot;/g' &quot;;[.A90];&quot;.json&quot;)" office:value-type="string" office:string-value="sed -i 's/embedding_no/400/g' 88.json" calcext:value-type="string">
            <text:p>sed -i 's/embedding_no/400/g' 88.json</text:p>
          </table:table-cell>
          <table:table-cell table:formula="of:=CONCATENATE(&quot;sed -i 's/&quot;;[.$C$1];&quot;/&quot;;[.C90];&quot;/g' &quot;;[.A90];&quot;.json&quot;)" office:value-type="string" office:string-value="sed -i 's/lstm_no/400/g' 88.json" calcext:value-type="string">
            <text:p>sed -i 's/lstm_no/400/g' 88.json</text:p>
          </table:table-cell>
          <table:table-cell table:formula="of:=CONCATENATE(&quot;sed -i 's/&quot;;[.$D$1];&quot;/&quot;;[.D90];&quot;/g' &quot;;[.A90];&quot;.json&quot;)" office:value-type="string" office:string-value="sed -i 's/lb_no/20/g' 88.json" calcext:value-type="string">
            <text:p>sed -i 's/lb_no/20/g' 88.json</text:p>
          </table:table-cell>
          <table:table-cell table:formula="of:=CONCATENATE(&quot;echo 'python ../../../dlopt/tools/main.py --config config/&quot;;[.A90];&quot;.json --verbose=2' $&quot;)" office:value-type="string" office:string-value="echo 'python ../../../dlopt/tools/main.py --config config/88.json --verbose=2' $" calcext:value-type="string">
            <text:p>echo 'python ../../../dlopt/tools/main.py --config config/88.json --verbose=2' $</text:p>
          </table:table-cell>
          <table:table-cell table:formula="of:=CONCATENATE(&quot;python ../../../dlopt/tools/main.py --config config/&quot;;[.A90];&quot;.json --verbose=2&quot;)" office:value-type="string" office:string-value="python ../../../dlopt/tools/main.py --config config/88.json --verbose=2" calcext:value-type="string">
            <text:p>python ../../../dlopt/tools/main.py --config config/88.json --verbose=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0]" office:value-type="float" office:value="400" calcext:value-type="float">
            <text:p>400</text:p>
          </table:table-cell>
          <table:table-cell table:formula="of:=[.C90]"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91];&quot;.json&quot;)" office:value-type="string" office:string-value="cp template.json 89.json" calcext:value-type="string">
            <text:p>cp template.json 89.json</text:p>
          </table:table-cell>
          <table:table-cell table:formula="of:=CONCATENATE(&quot;sed -i 's/&quot;;[.$A$1];&quot;/&quot;;[.A91];&quot;/g' &quot;;[.A91];&quot;.json&quot;)" office:value-type="string" office:string-value="sed -i 's/config_no/89/g' 89.json" calcext:value-type="string">
            <text:p>sed -i 's/config_no/89/g' 89.json</text:p>
          </table:table-cell>
          <table:table-cell table:formula="of:=CONCATENATE(&quot;sed -i 's/&quot;;[.$B$1];&quot;/&quot;;[.B91];&quot;/g' &quot;;[.A91];&quot;.json&quot;)" office:value-type="string" office:string-value="sed -i 's/embedding_no/400/g' 89.json" calcext:value-type="string">
            <text:p>sed -i 's/embedding_no/400/g' 89.json</text:p>
          </table:table-cell>
          <table:table-cell table:formula="of:=CONCATENATE(&quot;sed -i 's/&quot;;[.$C$1];&quot;/&quot;;[.C91];&quot;/g' &quot;;[.A91];&quot;.json&quot;)" office:value-type="string" office:string-value="sed -i 's/lstm_no/400/g' 89.json" calcext:value-type="string">
            <text:p>sed -i 's/lstm_no/400/g' 89.json</text:p>
          </table:table-cell>
          <table:table-cell table:formula="of:=CONCATENATE(&quot;sed -i 's/&quot;;[.$D$1];&quot;/&quot;;[.D91];&quot;/g' &quot;;[.A91];&quot;.json&quot;)" office:value-type="string" office:string-value="sed -i 's/lb_no/25/g' 89.json" calcext:value-type="string">
            <text:p>sed -i 's/lb_no/25/g' 89.json</text:p>
          </table:table-cell>
          <table:table-cell table:formula="of:=CONCATENATE(&quot;echo 'python ../../../dlopt/tools/main.py --config config/&quot;;[.A91];&quot;.json --verbose=2' $&quot;)" office:value-type="string" office:string-value="echo 'python ../../../dlopt/tools/main.py --config config/89.json --verbose=2' $" calcext:value-type="string">
            <text:p>echo 'python ../../../dlopt/tools/main.py --config config/89.json --verbose=2' $</text:p>
          </table:table-cell>
          <table:table-cell table:formula="of:=CONCATENATE(&quot;python ../../../dlopt/tools/main.py --config config/&quot;;[.A91];&quot;.json --verbose=2&quot;)" office:value-type="string" office:string-value="python ../../../dlopt/tools/main.py --config config/89.json --verbose=2" calcext:value-type="string">
            <text:p>python ../../../dlopt/tools/main.py --config config/89.json --verbose=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1]" office:value-type="float" office:value="400" calcext:value-type="float">
            <text:p>400</text:p>
          </table:table-cell>
          <table:table-cell table:formula="of:=[.C91]"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92];&quot;.json&quot;)" office:value-type="string" office:string-value="cp template.json 90.json" calcext:value-type="string">
            <text:p>cp template.json 90.json</text:p>
          </table:table-cell>
          <table:table-cell table:formula="of:=CONCATENATE(&quot;sed -i 's/&quot;;[.$A$1];&quot;/&quot;;[.A92];&quot;/g' &quot;;[.A92];&quot;.json&quot;)" office:value-type="string" office:string-value="sed -i 's/config_no/90/g' 90.json" calcext:value-type="string">
            <text:p>sed -i 's/config_no/90/g' 90.json</text:p>
          </table:table-cell>
          <table:table-cell table:formula="of:=CONCATENATE(&quot;sed -i 's/&quot;;[.$B$1];&quot;/&quot;;[.B92];&quot;/g' &quot;;[.A92];&quot;.json&quot;)" office:value-type="string" office:string-value="sed -i 's/embedding_no/400/g' 90.json" calcext:value-type="string">
            <text:p>sed -i 's/embedding_no/400/g' 90.json</text:p>
          </table:table-cell>
          <table:table-cell table:formula="of:=CONCATENATE(&quot;sed -i 's/&quot;;[.$C$1];&quot;/&quot;;[.C92];&quot;/g' &quot;;[.A92];&quot;.json&quot;)" office:value-type="string" office:string-value="sed -i 's/lstm_no/400/g' 90.json" calcext:value-type="string">
            <text:p>sed -i 's/lstm_no/400/g' 90.json</text:p>
          </table:table-cell>
          <table:table-cell table:formula="of:=CONCATENATE(&quot;sed -i 's/&quot;;[.$D$1];&quot;/&quot;;[.D92];&quot;/g' &quot;;[.A92];&quot;.json&quot;)" office:value-type="string" office:string-value="sed -i 's/lb_no/30/g' 90.json" calcext:value-type="string">
            <text:p>sed -i 's/lb_no/30/g' 90.json</text:p>
          </table:table-cell>
          <table:table-cell table:formula="of:=CONCATENATE(&quot;echo 'python ../../../dlopt/tools/main.py --config config/&quot;;[.A92];&quot;.json --verbose=2' $&quot;)" office:value-type="string" office:string-value="echo 'python ../../../dlopt/tools/main.py --config config/90.json --verbose=2' $" calcext:value-type="string">
            <text:p>echo 'python ../../../dlopt/tools/main.py --config config/90.json --verbose=2' $</text:p>
          </table:table-cell>
          <table:table-cell table:formula="of:=CONCATENATE(&quot;python ../../../dlopt/tools/main.py --config config/&quot;;[.A92];&quot;.json --verbose=2&quot;)" office:value-type="string" office:string-value="python ../../../dlopt/tools/main.py --config config/90.json --verbose=2" calcext:value-type="string">
            <text:p>python ../../../dlopt/tools/main.py --config config/90.json --verbose=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2]" office:value-type="float" office:value="400" calcext:value-type="float">
            <text:p>400</text:p>
          </table:table-cell>
          <table:table-cell table:formula="of:=[.C92]+50"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93];&quot;.json&quot;)" office:value-type="string" office:string-value="cp template.json 91.json" calcext:value-type="string">
            <text:p>cp template.json 91.json</text:p>
          </table:table-cell>
          <table:table-cell table:formula="of:=CONCATENATE(&quot;sed -i 's/&quot;;[.$A$1];&quot;/&quot;;[.A93];&quot;/g' &quot;;[.A93];&quot;.json&quot;)" office:value-type="string" office:string-value="sed -i 's/config_no/91/g' 91.json" calcext:value-type="string">
            <text:p>sed -i 's/config_no/91/g' 91.json</text:p>
          </table:table-cell>
          <table:table-cell table:formula="of:=CONCATENATE(&quot;sed -i 's/&quot;;[.$B$1];&quot;/&quot;;[.B93];&quot;/g' &quot;;[.A93];&quot;.json&quot;)" office:value-type="string" office:string-value="sed -i 's/embedding_no/400/g' 91.json" calcext:value-type="string">
            <text:p>sed -i 's/embedding_no/400/g' 91.json</text:p>
          </table:table-cell>
          <table:table-cell table:formula="of:=CONCATENATE(&quot;sed -i 's/&quot;;[.$C$1];&quot;/&quot;;[.C93];&quot;/g' &quot;;[.A93];&quot;.json&quot;)" office:value-type="string" office:string-value="sed -i 's/lstm_no/450/g' 91.json" calcext:value-type="string">
            <text:p>sed -i 's/lstm_no/450/g' 91.json</text:p>
          </table:table-cell>
          <table:table-cell table:formula="of:=CONCATENATE(&quot;sed -i 's/&quot;;[.$D$1];&quot;/&quot;;[.D93];&quot;/g' &quot;;[.A93];&quot;.json&quot;)" office:value-type="string" office:string-value="sed -i 's/lb_no/2/g' 91.json" calcext:value-type="string">
            <text:p>sed -i 's/lb_no/2/g' 91.json</text:p>
          </table:table-cell>
          <table:table-cell table:formula="of:=CONCATENATE(&quot;echo 'python ../../../dlopt/tools/main.py --config config/&quot;;[.A93];&quot;.json --verbose=2' $&quot;)" office:value-type="string" office:string-value="echo 'python ../../../dlopt/tools/main.py --config config/91.json --verbose=2' $" calcext:value-type="string">
            <text:p>echo 'python ../../../dlopt/tools/main.py --config config/91.json --verbose=2' $</text:p>
          </table:table-cell>
          <table:table-cell table:formula="of:=CONCATENATE(&quot;python ../../../dlopt/tools/main.py --config config/&quot;;[.A93];&quot;.json --verbose=2&quot;)" office:value-type="string" office:string-value="python ../../../dlopt/tools/main.py --config config/91.json --verbose=2" calcext:value-type="string">
            <text:p>python ../../../dlopt/tools/main.py --config config/91.json --verbose=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3]" office:value-type="float" office:value="400" calcext:value-type="float">
            <text:p>400</text:p>
          </table:table-cell>
          <table:table-cell table:formula="of:=[.C93]"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94];&quot;.json&quot;)" office:value-type="string" office:string-value="cp template.json 92.json" calcext:value-type="string">
            <text:p>cp template.json 92.json</text:p>
          </table:table-cell>
          <table:table-cell table:formula="of:=CONCATENATE(&quot;sed -i 's/&quot;;[.$A$1];&quot;/&quot;;[.A94];&quot;/g' &quot;;[.A94];&quot;.json&quot;)" office:value-type="string" office:string-value="sed -i 's/config_no/92/g' 92.json" calcext:value-type="string">
            <text:p>sed -i 's/config_no/92/g' 92.json</text:p>
          </table:table-cell>
          <table:table-cell table:formula="of:=CONCATENATE(&quot;sed -i 's/&quot;;[.$B$1];&quot;/&quot;;[.B94];&quot;/g' &quot;;[.A94];&quot;.json&quot;)" office:value-type="string" office:string-value="sed -i 's/embedding_no/400/g' 92.json" calcext:value-type="string">
            <text:p>sed -i 's/embedding_no/400/g' 92.json</text:p>
          </table:table-cell>
          <table:table-cell table:formula="of:=CONCATENATE(&quot;sed -i 's/&quot;;[.$C$1];&quot;/&quot;;[.C94];&quot;/g' &quot;;[.A94];&quot;.json&quot;)" office:value-type="string" office:string-value="sed -i 's/lstm_no/450/g' 92.json" calcext:value-type="string">
            <text:p>sed -i 's/lstm_no/450/g' 92.json</text:p>
          </table:table-cell>
          <table:table-cell table:formula="of:=CONCATENATE(&quot;sed -i 's/&quot;;[.$D$1];&quot;/&quot;;[.D94];&quot;/g' &quot;;[.A94];&quot;.json&quot;)" office:value-type="string" office:string-value="sed -i 's/lb_no/5/g' 92.json" calcext:value-type="string">
            <text:p>sed -i 's/lb_no/5/g' 92.json</text:p>
          </table:table-cell>
          <table:table-cell table:formula="of:=CONCATENATE(&quot;echo 'python ../../../dlopt/tools/main.py --config config/&quot;;[.A94];&quot;.json --verbose=2' $&quot;)" office:value-type="string" office:string-value="echo 'python ../../../dlopt/tools/main.py --config config/92.json --verbose=2' $" calcext:value-type="string">
            <text:p>echo 'python ../../../dlopt/tools/main.py --config config/92.json --verbose=2' $</text:p>
          </table:table-cell>
          <table:table-cell table:formula="of:=CONCATENATE(&quot;python ../../../dlopt/tools/main.py --config config/&quot;;[.A94];&quot;.json --verbose=2&quot;)" office:value-type="string" office:string-value="python ../../../dlopt/tools/main.py --config config/92.json --verbose=2" calcext:value-type="string">
            <text:p>python ../../../dlopt/tools/main.py --config config/92.json --verbose=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4]" office:value-type="float" office:value="400" calcext:value-type="float">
            <text:p>400</text:p>
          </table:table-cell>
          <table:table-cell table:formula="of:=[.C94]"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95];&quot;.json&quot;)" office:value-type="string" office:string-value="cp template.json 93.json" calcext:value-type="string">
            <text:p>cp template.json 93.json</text:p>
          </table:table-cell>
          <table:table-cell table:formula="of:=CONCATENATE(&quot;sed -i 's/&quot;;[.$A$1];&quot;/&quot;;[.A95];&quot;/g' &quot;;[.A95];&quot;.json&quot;)" office:value-type="string" office:string-value="sed -i 's/config_no/93/g' 93.json" calcext:value-type="string">
            <text:p>sed -i 's/config_no/93/g' 93.json</text:p>
          </table:table-cell>
          <table:table-cell table:formula="of:=CONCATENATE(&quot;sed -i 's/&quot;;[.$B$1];&quot;/&quot;;[.B95];&quot;/g' &quot;;[.A95];&quot;.json&quot;)" office:value-type="string" office:string-value="sed -i 's/embedding_no/400/g' 93.json" calcext:value-type="string">
            <text:p>sed -i 's/embedding_no/400/g' 93.json</text:p>
          </table:table-cell>
          <table:table-cell table:formula="of:=CONCATENATE(&quot;sed -i 's/&quot;;[.$C$1];&quot;/&quot;;[.C95];&quot;/g' &quot;;[.A95];&quot;.json&quot;)" office:value-type="string" office:string-value="sed -i 's/lstm_no/450/g' 93.json" calcext:value-type="string">
            <text:p>sed -i 's/lstm_no/450/g' 93.json</text:p>
          </table:table-cell>
          <table:table-cell table:formula="of:=CONCATENATE(&quot;sed -i 's/&quot;;[.$D$1];&quot;/&quot;;[.D95];&quot;/g' &quot;;[.A95];&quot;.json&quot;)" office:value-type="string" office:string-value="sed -i 's/lb_no/10/g' 93.json" calcext:value-type="string">
            <text:p>sed -i 's/lb_no/10/g' 93.json</text:p>
          </table:table-cell>
          <table:table-cell table:formula="of:=CONCATENATE(&quot;echo 'python ../../../dlopt/tools/main.py --config config/&quot;;[.A95];&quot;.json --verbose=2' $&quot;)" office:value-type="string" office:string-value="echo 'python ../../../dlopt/tools/main.py --config config/93.json --verbose=2' $" calcext:value-type="string">
            <text:p>echo 'python ../../../dlopt/tools/main.py --config config/93.json --verbose=2' $</text:p>
          </table:table-cell>
          <table:table-cell table:formula="of:=CONCATENATE(&quot;python ../../../dlopt/tools/main.py --config config/&quot;;[.A95];&quot;.json --verbose=2&quot;)" office:value-type="string" office:string-value="python ../../../dlopt/tools/main.py --config config/93.json --verbose=2" calcext:value-type="string">
            <text:p>python ../../../dlopt/tools/main.py --config config/93.json --verbose=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5]" office:value-type="float" office:value="400" calcext:value-type="float">
            <text:p>400</text:p>
          </table:table-cell>
          <table:table-cell table:formula="of:=[.C95]"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96];&quot;.json&quot;)" office:value-type="string" office:string-value="cp template.json 94.json" calcext:value-type="string">
            <text:p>cp template.json 94.json</text:p>
          </table:table-cell>
          <table:table-cell table:formula="of:=CONCATENATE(&quot;sed -i 's/&quot;;[.$A$1];&quot;/&quot;;[.A96];&quot;/g' &quot;;[.A96];&quot;.json&quot;)" office:value-type="string" office:string-value="sed -i 's/config_no/94/g' 94.json" calcext:value-type="string">
            <text:p>sed -i 's/config_no/94/g' 94.json</text:p>
          </table:table-cell>
          <table:table-cell table:formula="of:=CONCATENATE(&quot;sed -i 's/&quot;;[.$B$1];&quot;/&quot;;[.B96];&quot;/g' &quot;;[.A96];&quot;.json&quot;)" office:value-type="string" office:string-value="sed -i 's/embedding_no/400/g' 94.json" calcext:value-type="string">
            <text:p>sed -i 's/embedding_no/400/g' 94.json</text:p>
          </table:table-cell>
          <table:table-cell table:formula="of:=CONCATENATE(&quot;sed -i 's/&quot;;[.$C$1];&quot;/&quot;;[.C96];&quot;/g' &quot;;[.A96];&quot;.json&quot;)" office:value-type="string" office:string-value="sed -i 's/lstm_no/450/g' 94.json" calcext:value-type="string">
            <text:p>sed -i 's/lstm_no/450/g' 94.json</text:p>
          </table:table-cell>
          <table:table-cell table:formula="of:=CONCATENATE(&quot;sed -i 's/&quot;;[.$D$1];&quot;/&quot;;[.D96];&quot;/g' &quot;;[.A96];&quot;.json&quot;)" office:value-type="string" office:string-value="sed -i 's/lb_no/15/g' 94.json" calcext:value-type="string">
            <text:p>sed -i 's/lb_no/15/g' 94.json</text:p>
          </table:table-cell>
          <table:table-cell table:formula="of:=CONCATENATE(&quot;echo 'python ../../../dlopt/tools/main.py --config config/&quot;;[.A96];&quot;.json --verbose=2' $&quot;)" office:value-type="string" office:string-value="echo 'python ../../../dlopt/tools/main.py --config config/94.json --verbose=2' $" calcext:value-type="string">
            <text:p>echo 'python ../../../dlopt/tools/main.py --config config/94.json --verbose=2' $</text:p>
          </table:table-cell>
          <table:table-cell table:formula="of:=CONCATENATE(&quot;python ../../../dlopt/tools/main.py --config config/&quot;;[.A96];&quot;.json --verbose=2&quot;)" office:value-type="string" office:string-value="python ../../../dlopt/tools/main.py --config config/94.json --verbose=2" calcext:value-type="string">
            <text:p>python ../../../dlopt/tools/main.py --config config/94.json --verbose=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6]" office:value-type="float" office:value="400" calcext:value-type="float">
            <text:p>400</text:p>
          </table:table-cell>
          <table:table-cell table:formula="of:=[.C96]"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97];&quot;.json&quot;)" office:value-type="string" office:string-value="cp template.json 95.json" calcext:value-type="string">
            <text:p>cp template.json 95.json</text:p>
          </table:table-cell>
          <table:table-cell table:formula="of:=CONCATENATE(&quot;sed -i 's/&quot;;[.$A$1];&quot;/&quot;;[.A97];&quot;/g' &quot;;[.A97];&quot;.json&quot;)" office:value-type="string" office:string-value="sed -i 's/config_no/95/g' 95.json" calcext:value-type="string">
            <text:p>sed -i 's/config_no/95/g' 95.json</text:p>
          </table:table-cell>
          <table:table-cell table:formula="of:=CONCATENATE(&quot;sed -i 's/&quot;;[.$B$1];&quot;/&quot;;[.B97];&quot;/g' &quot;;[.A97];&quot;.json&quot;)" office:value-type="string" office:string-value="sed -i 's/embedding_no/400/g' 95.json" calcext:value-type="string">
            <text:p>sed -i 's/embedding_no/400/g' 95.json</text:p>
          </table:table-cell>
          <table:table-cell table:formula="of:=CONCATENATE(&quot;sed -i 's/&quot;;[.$C$1];&quot;/&quot;;[.C97];&quot;/g' &quot;;[.A97];&quot;.json&quot;)" office:value-type="string" office:string-value="sed -i 's/lstm_no/450/g' 95.json" calcext:value-type="string">
            <text:p>sed -i 's/lstm_no/450/g' 95.json</text:p>
          </table:table-cell>
          <table:table-cell table:formula="of:=CONCATENATE(&quot;sed -i 's/&quot;;[.$D$1];&quot;/&quot;;[.D97];&quot;/g' &quot;;[.A97];&quot;.json&quot;)" office:value-type="string" office:string-value="sed -i 's/lb_no/20/g' 95.json" calcext:value-type="string">
            <text:p>sed -i 's/lb_no/20/g' 95.json</text:p>
          </table:table-cell>
          <table:table-cell table:formula="of:=CONCATENATE(&quot;echo 'python ../../../dlopt/tools/main.py --config config/&quot;;[.A97];&quot;.json --verbose=2' $&quot;)" office:value-type="string" office:string-value="echo 'python ../../../dlopt/tools/main.py --config config/95.json --verbose=2' $" calcext:value-type="string">
            <text:p>echo 'python ../../../dlopt/tools/main.py --config config/95.json --verbose=2' $</text:p>
          </table:table-cell>
          <table:table-cell table:formula="of:=CONCATENATE(&quot;python ../../../dlopt/tools/main.py --config config/&quot;;[.A97];&quot;.json --verbose=2&quot;)" office:value-type="string" office:string-value="python ../../../dlopt/tools/main.py --config config/95.json --verbose=2" calcext:value-type="string">
            <text:p>python ../../../dlopt/tools/main.py --config config/95.json --verbose=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7]" office:value-type="float" office:value="400" calcext:value-type="float">
            <text:p>400</text:p>
          </table:table-cell>
          <table:table-cell table:formula="of:=[.C97]" office:value-type="float" office:value="450" calcext:value-type="float">
            <text:p>4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98];&quot;.json&quot;)" office:value-type="string" office:string-value="cp template.json 96.json" calcext:value-type="string">
            <text:p>cp template.json 96.json</text:p>
          </table:table-cell>
          <table:table-cell table:formula="of:=CONCATENATE(&quot;sed -i 's/&quot;;[.$A$1];&quot;/&quot;;[.A98];&quot;/g' &quot;;[.A98];&quot;.json&quot;)" office:value-type="string" office:string-value="sed -i 's/config_no/96/g' 96.json" calcext:value-type="string">
            <text:p>sed -i 's/config_no/96/g' 96.json</text:p>
          </table:table-cell>
          <table:table-cell table:formula="of:=CONCATENATE(&quot;sed -i 's/&quot;;[.$B$1];&quot;/&quot;;[.B98];&quot;/g' &quot;;[.A98];&quot;.json&quot;)" office:value-type="string" office:string-value="sed -i 's/embedding_no/400/g' 96.json" calcext:value-type="string">
            <text:p>sed -i 's/embedding_no/400/g' 96.json</text:p>
          </table:table-cell>
          <table:table-cell table:formula="of:=CONCATENATE(&quot;sed -i 's/&quot;;[.$C$1];&quot;/&quot;;[.C98];&quot;/g' &quot;;[.A98];&quot;.json&quot;)" office:value-type="string" office:string-value="sed -i 's/lstm_no/450/g' 96.json" calcext:value-type="string">
            <text:p>sed -i 's/lstm_no/450/g' 96.json</text:p>
          </table:table-cell>
          <table:table-cell table:formula="of:=CONCATENATE(&quot;sed -i 's/&quot;;[.$D$1];&quot;/&quot;;[.D98];&quot;/g' &quot;;[.A98];&quot;.json&quot;)" office:value-type="string" office:string-value="sed -i 's/lb_no/25/g' 96.json" calcext:value-type="string">
            <text:p>sed -i 's/lb_no/25/g' 96.json</text:p>
          </table:table-cell>
          <table:table-cell table:formula="of:=CONCATENATE(&quot;echo 'python ../../../dlopt/tools/main.py --config config/&quot;;[.A98];&quot;.json --verbose=2' $&quot;)" office:value-type="string" office:string-value="echo 'python ../../../dlopt/tools/main.py --config config/96.json --verbose=2' $" calcext:value-type="string">
            <text:p>echo 'python ../../../dlopt/tools/main.py --config config/96.json --verbose=2' $</text:p>
          </table:table-cell>
          <table:table-cell table:formula="of:=CONCATENATE(&quot;python ../../../dlopt/tools/main.py --config config/&quot;;[.A98];&quot;.json --verbose=2&quot;)" office:value-type="string" office:string-value="python ../../../dlopt/tools/main.py --config config/96.json --verbose=2" calcext:value-type="string">
            <text:p>python ../../../dlopt/tools/main.py --config config/96.json --verbose=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8]" office:value-type="float" office:value="400" calcext:value-type="float">
            <text:p>400</text:p>
          </table:table-cell>
          <table:table-cell table:formula="of:=[.C98]"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99];&quot;.json&quot;)" office:value-type="string" office:string-value="cp template.json 97.json" calcext:value-type="string">
            <text:p>cp template.json 97.json</text:p>
          </table:table-cell>
          <table:table-cell table:formula="of:=CONCATENATE(&quot;sed -i 's/&quot;;[.$A$1];&quot;/&quot;;[.A99];&quot;/g' &quot;;[.A99];&quot;.json&quot;)" office:value-type="string" office:string-value="sed -i 's/config_no/97/g' 97.json" calcext:value-type="string">
            <text:p>sed -i 's/config_no/97/g' 97.json</text:p>
          </table:table-cell>
          <table:table-cell table:formula="of:=CONCATENATE(&quot;sed -i 's/&quot;;[.$B$1];&quot;/&quot;;[.B99];&quot;/g' &quot;;[.A99];&quot;.json&quot;)" office:value-type="string" office:string-value="sed -i 's/embedding_no/400/g' 97.json" calcext:value-type="string">
            <text:p>sed -i 's/embedding_no/400/g' 97.json</text:p>
          </table:table-cell>
          <table:table-cell table:formula="of:=CONCATENATE(&quot;sed -i 's/&quot;;[.$C$1];&quot;/&quot;;[.C99];&quot;/g' &quot;;[.A99];&quot;.json&quot;)" office:value-type="string" office:string-value="sed -i 's/lstm_no/450/g' 97.json" calcext:value-type="string">
            <text:p>sed -i 's/lstm_no/450/g' 97.json</text:p>
          </table:table-cell>
          <table:table-cell table:formula="of:=CONCATENATE(&quot;sed -i 's/&quot;;[.$D$1];&quot;/&quot;;[.D99];&quot;/g' &quot;;[.A99];&quot;.json&quot;)" office:value-type="string" office:string-value="sed -i 's/lb_no/30/g' 97.json" calcext:value-type="string">
            <text:p>sed -i 's/lb_no/30/g' 97.json</text:p>
          </table:table-cell>
          <table:table-cell table:formula="of:=CONCATENATE(&quot;echo 'python ../../../dlopt/tools/main.py --config config/&quot;;[.A99];&quot;.json --verbose=2' $&quot;)" office:value-type="string" office:string-value="echo 'python ../../../dlopt/tools/main.py --config config/97.json --verbose=2' $" calcext:value-type="string">
            <text:p>echo 'python ../../../dlopt/tools/main.py --config config/97.json --verbose=2' $</text:p>
          </table:table-cell>
          <table:table-cell table:formula="of:=CONCATENATE(&quot;python ../../../dlopt/tools/main.py --config config/&quot;;[.A99];&quot;.json --verbose=2&quot;)" office:value-type="string" office:string-value="python ../../../dlopt/tools/main.py --config config/97.json --verbose=2" calcext:value-type="string">
            <text:p>python ../../../dlopt/tools/main.py --config config/97.json --verbose=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9]+50" office:value-type="float" office:value="450" calcext:value-type="float">
            <text:p>450</text:p>
          </table:table-cell>
          <table:table-cell table:formula="of:=[.C99]"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00];&quot;.json&quot;)" office:value-type="string" office:string-value="cp template.json 98.json" calcext:value-type="string">
            <text:p>cp template.json 98.json</text:p>
          </table:table-cell>
          <table:table-cell table:formula="of:=CONCATENATE(&quot;sed -i 's/&quot;;[.$A$1];&quot;/&quot;;[.A100];&quot;/g' &quot;;[.A100];&quot;.json&quot;)" office:value-type="string" office:string-value="sed -i 's/config_no/98/g' 98.json" calcext:value-type="string">
            <text:p>sed -i 's/config_no/98/g' 98.json</text:p>
          </table:table-cell>
          <table:table-cell table:formula="of:=CONCATENATE(&quot;sed -i 's/&quot;;[.$B$1];&quot;/&quot;;[.B100];&quot;/g' &quot;;[.A100];&quot;.json&quot;)" office:value-type="string" office:string-value="sed -i 's/embedding_no/450/g' 98.json" calcext:value-type="string">
            <text:p>sed -i 's/embedding_no/450/g' 98.json</text:p>
          </table:table-cell>
          <table:table-cell table:formula="of:=CONCATENATE(&quot;sed -i 's/&quot;;[.$C$1];&quot;/&quot;;[.C100];&quot;/g' &quot;;[.A100];&quot;.json&quot;)" office:value-type="string" office:string-value="sed -i 's/lstm_no/450/g' 98.json" calcext:value-type="string">
            <text:p>sed -i 's/lstm_no/450/g' 98.json</text:p>
          </table:table-cell>
          <table:table-cell table:formula="of:=CONCATENATE(&quot;sed -i 's/&quot;;[.$D$1];&quot;/&quot;;[.D100];&quot;/g' &quot;;[.A100];&quot;.json&quot;)" office:value-type="string" office:string-value="sed -i 's/lb_no/2/g' 98.json" calcext:value-type="string">
            <text:p>sed -i 's/lb_no/2/g' 98.json</text:p>
          </table:table-cell>
          <table:table-cell table:formula="of:=CONCATENATE(&quot;echo 'python ../../../dlopt/tools/main.py --config config/&quot;;[.A100];&quot;.json --verbose=2' $&quot;)" office:value-type="string" office:string-value="echo 'python ../../../dlopt/tools/main.py --config config/98.json --verbose=2' $" calcext:value-type="string">
            <text:p>echo 'python ../../../dlopt/tools/main.py --config config/98.json --verbose=2' $</text:p>
          </table:table-cell>
          <table:table-cell table:formula="of:=CONCATENATE(&quot;python ../../../dlopt/tools/main.py --config config/&quot;;[.A100];&quot;.json --verbose=2&quot;)" office:value-type="string" office:string-value="python ../../../dlopt/tools/main.py --config config/98.json --verbose=2" calcext:value-type="string">
            <text:p>python ../../../dlopt/tools/main.py --config config/98.json --verbose=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0]" office:value-type="float" office:value="450" calcext:value-type="float">
            <text:p>450</text:p>
          </table:table-cell>
          <table:table-cell table:formula="of:=[.C100]"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01];&quot;.json&quot;)" office:value-type="string" office:string-value="cp template.json 99.json" calcext:value-type="string">
            <text:p>cp template.json 99.json</text:p>
          </table:table-cell>
          <table:table-cell table:formula="of:=CONCATENATE(&quot;sed -i 's/&quot;;[.$A$1];&quot;/&quot;;[.A101];&quot;/g' &quot;;[.A101];&quot;.json&quot;)" office:value-type="string" office:string-value="sed -i 's/config_no/99/g' 99.json" calcext:value-type="string">
            <text:p>sed -i 's/config_no/99/g' 99.json</text:p>
          </table:table-cell>
          <table:table-cell table:formula="of:=CONCATENATE(&quot;sed -i 's/&quot;;[.$B$1];&quot;/&quot;;[.B101];&quot;/g' &quot;;[.A101];&quot;.json&quot;)" office:value-type="string" office:string-value="sed -i 's/embedding_no/450/g' 99.json" calcext:value-type="string">
            <text:p>sed -i 's/embedding_no/450/g' 99.json</text:p>
          </table:table-cell>
          <table:table-cell table:formula="of:=CONCATENATE(&quot;sed -i 's/&quot;;[.$C$1];&quot;/&quot;;[.C101];&quot;/g' &quot;;[.A101];&quot;.json&quot;)" office:value-type="string" office:string-value="sed -i 's/lstm_no/450/g' 99.json" calcext:value-type="string">
            <text:p>sed -i 's/lstm_no/450/g' 99.json</text:p>
          </table:table-cell>
          <table:table-cell table:formula="of:=CONCATENATE(&quot;sed -i 's/&quot;;[.$D$1];&quot;/&quot;;[.D101];&quot;/g' &quot;;[.A101];&quot;.json&quot;)" office:value-type="string" office:string-value="sed -i 's/lb_no/5/g' 99.json" calcext:value-type="string">
            <text:p>sed -i 's/lb_no/5/g' 99.json</text:p>
          </table:table-cell>
          <table:table-cell table:formula="of:=CONCATENATE(&quot;echo 'python ../../../dlopt/tools/main.py --config config/&quot;;[.A101];&quot;.json --verbose=2' $&quot;)" office:value-type="string" office:string-value="echo 'python ../../../dlopt/tools/main.py --config config/99.json --verbose=2' $" calcext:value-type="string">
            <text:p>echo 'python ../../../dlopt/tools/main.py --config config/99.json --verbose=2' $</text:p>
          </table:table-cell>
          <table:table-cell table:formula="of:=CONCATENATE(&quot;python ../../../dlopt/tools/main.py --config config/&quot;;[.A101];&quot;.json --verbose=2&quot;)" office:value-type="string" office:string-value="python ../../../dlopt/tools/main.py --config config/99.json --verbose=2" calcext:value-type="string">
            <text:p>python ../../../dlopt/tools/main.py --config config/99.json --verbose=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1]" office:value-type="float" office:value="450" calcext:value-type="float">
            <text:p>450</text:p>
          </table:table-cell>
          <table:table-cell table:formula="of:=[.C101]"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02];&quot;.json&quot;)" office:value-type="string" office:string-value="cp template.json 100.json" calcext:value-type="string">
            <text:p>cp template.json 100.json</text:p>
          </table:table-cell>
          <table:table-cell table:formula="of:=CONCATENATE(&quot;sed -i 's/&quot;;[.$A$1];&quot;/&quot;;[.A102];&quot;/g' &quot;;[.A102];&quot;.json&quot;)" office:value-type="string" office:string-value="sed -i 's/config_no/100/g' 100.json" calcext:value-type="string">
            <text:p>sed -i 's/config_no/100/g' 100.json</text:p>
          </table:table-cell>
          <table:table-cell table:formula="of:=CONCATENATE(&quot;sed -i 's/&quot;;[.$B$1];&quot;/&quot;;[.B102];&quot;/g' &quot;;[.A102];&quot;.json&quot;)" office:value-type="string" office:string-value="sed -i 's/embedding_no/450/g' 100.json" calcext:value-type="string">
            <text:p>sed -i 's/embedding_no/450/g' 100.json</text:p>
          </table:table-cell>
          <table:table-cell table:formula="of:=CONCATENATE(&quot;sed -i 's/&quot;;[.$C$1];&quot;/&quot;;[.C102];&quot;/g' &quot;;[.A102];&quot;.json&quot;)" office:value-type="string" office:string-value="sed -i 's/lstm_no/450/g' 100.json" calcext:value-type="string">
            <text:p>sed -i 's/lstm_no/450/g' 100.json</text:p>
          </table:table-cell>
          <table:table-cell table:formula="of:=CONCATENATE(&quot;sed -i 's/&quot;;[.$D$1];&quot;/&quot;;[.D102];&quot;/g' &quot;;[.A102];&quot;.json&quot;)" office:value-type="string" office:string-value="sed -i 's/lb_no/10/g' 100.json" calcext:value-type="string">
            <text:p>sed -i 's/lb_no/10/g' 100.json</text:p>
          </table:table-cell>
          <table:table-cell table:formula="of:=CONCATENATE(&quot;echo 'python ../../../dlopt/tools/main.py --config config/&quot;;[.A102];&quot;.json --verbose=2' $&quot;)" office:value-type="string" office:string-value="echo 'python ../../../dlopt/tools/main.py --config config/100.json --verbose=2' $" calcext:value-type="string">
            <text:p>echo 'python ../../../dlopt/tools/main.py --config config/100.json --verbose=2' $</text:p>
          </table:table-cell>
          <table:table-cell table:formula="of:=CONCATENATE(&quot;python ../../../dlopt/tools/main.py --config config/&quot;;[.A102];&quot;.json --verbose=2&quot;)" office:value-type="string" office:string-value="python ../../../dlopt/tools/main.py --config config/100.json --verbose=2" calcext:value-type="string">
            <text:p>python ../../../dlopt/tools/main.py --config config/100.json --verbose=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2]" office:value-type="float" office:value="450" calcext:value-type="float">
            <text:p>450</text:p>
          </table:table-cell>
          <table:table-cell table:formula="of:=[.C102]"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03];&quot;.json&quot;)" office:value-type="string" office:string-value="cp template.json 101.json" calcext:value-type="string">
            <text:p>cp template.json 101.json</text:p>
          </table:table-cell>
          <table:table-cell table:formula="of:=CONCATENATE(&quot;sed -i 's/&quot;;[.$A$1];&quot;/&quot;;[.A103];&quot;/g' &quot;;[.A103];&quot;.json&quot;)" office:value-type="string" office:string-value="sed -i 's/config_no/101/g' 101.json" calcext:value-type="string">
            <text:p>sed -i 's/config_no/101/g' 101.json</text:p>
          </table:table-cell>
          <table:table-cell table:formula="of:=CONCATENATE(&quot;sed -i 's/&quot;;[.$B$1];&quot;/&quot;;[.B103];&quot;/g' &quot;;[.A103];&quot;.json&quot;)" office:value-type="string" office:string-value="sed -i 's/embedding_no/450/g' 101.json" calcext:value-type="string">
            <text:p>sed -i 's/embedding_no/450/g' 101.json</text:p>
          </table:table-cell>
          <table:table-cell table:formula="of:=CONCATENATE(&quot;sed -i 's/&quot;;[.$C$1];&quot;/&quot;;[.C103];&quot;/g' &quot;;[.A103];&quot;.json&quot;)" office:value-type="string" office:string-value="sed -i 's/lstm_no/450/g' 101.json" calcext:value-type="string">
            <text:p>sed -i 's/lstm_no/450/g' 101.json</text:p>
          </table:table-cell>
          <table:table-cell table:formula="of:=CONCATENATE(&quot;sed -i 's/&quot;;[.$D$1];&quot;/&quot;;[.D103];&quot;/g' &quot;;[.A103];&quot;.json&quot;)" office:value-type="string" office:string-value="sed -i 's/lb_no/15/g' 101.json" calcext:value-type="string">
            <text:p>sed -i 's/lb_no/15/g' 101.json</text:p>
          </table:table-cell>
          <table:table-cell table:formula="of:=CONCATENATE(&quot;echo 'python ../../../dlopt/tools/main.py --config config/&quot;;[.A103];&quot;.json --verbose=2' $&quot;)" office:value-type="string" office:string-value="echo 'python ../../../dlopt/tools/main.py --config config/101.json --verbose=2' $" calcext:value-type="string">
            <text:p>echo 'python ../../../dlopt/tools/main.py --config config/101.json --verbose=2' $</text:p>
          </table:table-cell>
          <table:table-cell table:formula="of:=CONCATENATE(&quot;python ../../../dlopt/tools/main.py --config config/&quot;;[.A103];&quot;.json --verbose=2&quot;)" office:value-type="string" office:string-value="python ../../../dlopt/tools/main.py --config config/101.json --verbose=2" calcext:value-type="string">
            <text:p>python ../../../dlopt/tools/main.py --config config/101.json --verbose=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3]" office:value-type="float" office:value="450" calcext:value-type="float">
            <text:p>450</text:p>
          </table:table-cell>
          <table:table-cell table:formula="of:=[.C103]"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04];&quot;.json&quot;)" office:value-type="string" office:string-value="cp template.json 102.json" calcext:value-type="string">
            <text:p>cp template.json 102.json</text:p>
          </table:table-cell>
          <table:table-cell table:formula="of:=CONCATENATE(&quot;sed -i 's/&quot;;[.$A$1];&quot;/&quot;;[.A104];&quot;/g' &quot;;[.A104];&quot;.json&quot;)" office:value-type="string" office:string-value="sed -i 's/config_no/102/g' 102.json" calcext:value-type="string">
            <text:p>sed -i 's/config_no/102/g' 102.json</text:p>
          </table:table-cell>
          <table:table-cell table:formula="of:=CONCATENATE(&quot;sed -i 's/&quot;;[.$B$1];&quot;/&quot;;[.B104];&quot;/g' &quot;;[.A104];&quot;.json&quot;)" office:value-type="string" office:string-value="sed -i 's/embedding_no/450/g' 102.json" calcext:value-type="string">
            <text:p>sed -i 's/embedding_no/450/g' 102.json</text:p>
          </table:table-cell>
          <table:table-cell table:formula="of:=CONCATENATE(&quot;sed -i 's/&quot;;[.$C$1];&quot;/&quot;;[.C104];&quot;/g' &quot;;[.A104];&quot;.json&quot;)" office:value-type="string" office:string-value="sed -i 's/lstm_no/450/g' 102.json" calcext:value-type="string">
            <text:p>sed -i 's/lstm_no/450/g' 102.json</text:p>
          </table:table-cell>
          <table:table-cell table:formula="of:=CONCATENATE(&quot;sed -i 's/&quot;;[.$D$1];&quot;/&quot;;[.D104];&quot;/g' &quot;;[.A104];&quot;.json&quot;)" office:value-type="string" office:string-value="sed -i 's/lb_no/20/g' 102.json" calcext:value-type="string">
            <text:p>sed -i 's/lb_no/20/g' 102.json</text:p>
          </table:table-cell>
          <table:table-cell table:formula="of:=CONCATENATE(&quot;echo 'python ../../../dlopt/tools/main.py --config config/&quot;;[.A104];&quot;.json --verbose=2' $&quot;)" office:value-type="string" office:string-value="echo 'python ../../../dlopt/tools/main.py --config config/102.json --verbose=2' $" calcext:value-type="string">
            <text:p>echo 'python ../../../dlopt/tools/main.py --config config/102.json --verbose=2' $</text:p>
          </table:table-cell>
          <table:table-cell table:formula="of:=CONCATENATE(&quot;python ../../../dlopt/tools/main.py --config config/&quot;;[.A104];&quot;.json --verbose=2&quot;)" office:value-type="string" office:string-value="python ../../../dlopt/tools/main.py --config config/102.json --verbose=2" calcext:value-type="string">
            <text:p>python ../../../dlopt/tools/main.py --config config/102.json --verbose=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4]" office:value-type="float" office:value="450" calcext:value-type="float">
            <text:p>450</text:p>
          </table:table-cell>
          <table:table-cell table:formula="of:=[.C104]" office:value-type="float" office:value="450" calcext:value-type="float">
            <text:p>4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05];&quot;.json&quot;)" office:value-type="string" office:string-value="cp template.json 103.json" calcext:value-type="string">
            <text:p>cp template.json 103.json</text:p>
          </table:table-cell>
          <table:table-cell table:formula="of:=CONCATENATE(&quot;sed -i 's/&quot;;[.$A$1];&quot;/&quot;;[.A105];&quot;/g' &quot;;[.A105];&quot;.json&quot;)" office:value-type="string" office:string-value="sed -i 's/config_no/103/g' 103.json" calcext:value-type="string">
            <text:p>sed -i 's/config_no/103/g' 103.json</text:p>
          </table:table-cell>
          <table:table-cell table:formula="of:=CONCATENATE(&quot;sed -i 's/&quot;;[.$B$1];&quot;/&quot;;[.B105];&quot;/g' &quot;;[.A105];&quot;.json&quot;)" office:value-type="string" office:string-value="sed -i 's/embedding_no/450/g' 103.json" calcext:value-type="string">
            <text:p>sed -i 's/embedding_no/450/g' 103.json</text:p>
          </table:table-cell>
          <table:table-cell table:formula="of:=CONCATENATE(&quot;sed -i 's/&quot;;[.$C$1];&quot;/&quot;;[.C105];&quot;/g' &quot;;[.A105];&quot;.json&quot;)" office:value-type="string" office:string-value="sed -i 's/lstm_no/450/g' 103.json" calcext:value-type="string">
            <text:p>sed -i 's/lstm_no/450/g' 103.json</text:p>
          </table:table-cell>
          <table:table-cell table:formula="of:=CONCATENATE(&quot;sed -i 's/&quot;;[.$D$1];&quot;/&quot;;[.D105];&quot;/g' &quot;;[.A105];&quot;.json&quot;)" office:value-type="string" office:string-value="sed -i 's/lb_no/25/g' 103.json" calcext:value-type="string">
            <text:p>sed -i 's/lb_no/25/g' 103.json</text:p>
          </table:table-cell>
          <table:table-cell table:formula="of:=CONCATENATE(&quot;echo 'python ../../../dlopt/tools/main.py --config config/&quot;;[.A105];&quot;.json --verbose=2' $&quot;)" office:value-type="string" office:string-value="echo 'python ../../../dlopt/tools/main.py --config config/103.json --verbose=2' $" calcext:value-type="string">
            <text:p>echo 'python ../../../dlopt/tools/main.py --config config/103.json --verbose=2' $</text:p>
          </table:table-cell>
          <table:table-cell table:formula="of:=CONCATENATE(&quot;python ../../../dlopt/tools/main.py --config config/&quot;;[.A105];&quot;.json --verbose=2&quot;)" office:value-type="string" office:string-value="python ../../../dlopt/tools/main.py --config config/103.json --verbose=2" calcext:value-type="string">
            <text:p>python ../../../dlopt/tools/main.py --config config/103.json --verbose=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5]" office:value-type="float" office:value="450" calcext:value-type="float">
            <text:p>450</text:p>
          </table:table-cell>
          <table:table-cell table:formula="of:=[.C105]"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06];&quot;.json&quot;)" office:value-type="string" office:string-value="cp template.json 104.json" calcext:value-type="string">
            <text:p>cp template.json 104.json</text:p>
          </table:table-cell>
          <table:table-cell table:formula="of:=CONCATENATE(&quot;sed -i 's/&quot;;[.$A$1];&quot;/&quot;;[.A106];&quot;/g' &quot;;[.A106];&quot;.json&quot;)" office:value-type="string" office:string-value="sed -i 's/config_no/104/g' 104.json" calcext:value-type="string">
            <text:p>sed -i 's/config_no/104/g' 104.json</text:p>
          </table:table-cell>
          <table:table-cell table:formula="of:=CONCATENATE(&quot;sed -i 's/&quot;;[.$B$1];&quot;/&quot;;[.B106];&quot;/g' &quot;;[.A106];&quot;.json&quot;)" office:value-type="string" office:string-value="sed -i 's/embedding_no/450/g' 104.json" calcext:value-type="string">
            <text:p>sed -i 's/embedding_no/450/g' 104.json</text:p>
          </table:table-cell>
          <table:table-cell table:formula="of:=CONCATENATE(&quot;sed -i 's/&quot;;[.$C$1];&quot;/&quot;;[.C106];&quot;/g' &quot;;[.A106];&quot;.json&quot;)" office:value-type="string" office:string-value="sed -i 's/lstm_no/450/g' 104.json" calcext:value-type="string">
            <text:p>sed -i 's/lstm_no/450/g' 104.json</text:p>
          </table:table-cell>
          <table:table-cell table:formula="of:=CONCATENATE(&quot;sed -i 's/&quot;;[.$D$1];&quot;/&quot;;[.D106];&quot;/g' &quot;;[.A106];&quot;.json&quot;)" office:value-type="string" office:string-value="sed -i 's/lb_no/30/g' 104.json" calcext:value-type="string">
            <text:p>sed -i 's/lb_no/30/g' 104.json</text:p>
          </table:table-cell>
          <table:table-cell table:formula="of:=CONCATENATE(&quot;echo 'python ../../../dlopt/tools/main.py --config config/&quot;;[.A106];&quot;.json --verbose=2' $&quot;)" office:value-type="string" office:string-value="echo 'python ../../../dlopt/tools/main.py --config config/104.json --verbose=2' $" calcext:value-type="string">
            <text:p>echo 'python ../../../dlopt/tools/main.py --config config/104.json --verbose=2' $</text:p>
          </table:table-cell>
          <table:table-cell table:formula="of:=CONCATENATE(&quot;python ../../../dlopt/tools/main.py --config config/&quot;;[.A106];&quot;.json --verbose=2&quot;)" office:value-type="string" office:string-value="python ../../../dlopt/tools/main.py --config config/104.json --verbose=2" calcext:value-type="string">
            <text:p>python ../../../dlopt/tools/main.py --config config/104.json --verbose=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6]" office:value-type="float" office:value="450" calcext:value-type="float">
            <text:p>450</text:p>
          </table:table-cell>
          <table:table-cell table:formula="of:=[.C106]+50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07];&quot;.json&quot;)" office:value-type="string" office:string-value="cp template.json 105.json" calcext:value-type="string">
            <text:p>cp template.json 105.json</text:p>
          </table:table-cell>
          <table:table-cell table:formula="of:=CONCATENATE(&quot;sed -i 's/&quot;;[.$A$1];&quot;/&quot;;[.A107];&quot;/g' &quot;;[.A107];&quot;.json&quot;)" office:value-type="string" office:string-value="sed -i 's/config_no/105/g' 105.json" calcext:value-type="string">
            <text:p>sed -i 's/config_no/105/g' 105.json</text:p>
          </table:table-cell>
          <table:table-cell table:formula="of:=CONCATENATE(&quot;sed -i 's/&quot;;[.$B$1];&quot;/&quot;;[.B107];&quot;/g' &quot;;[.A107];&quot;.json&quot;)" office:value-type="string" office:string-value="sed -i 's/embedding_no/450/g' 105.json" calcext:value-type="string">
            <text:p>sed -i 's/embedding_no/450/g' 105.json</text:p>
          </table:table-cell>
          <table:table-cell table:formula="of:=CONCATENATE(&quot;sed -i 's/&quot;;[.$C$1];&quot;/&quot;;[.C107];&quot;/g' &quot;;[.A107];&quot;.json&quot;)" office:value-type="string" office:string-value="sed -i 's/lstm_no/500/g' 105.json" calcext:value-type="string">
            <text:p>sed -i 's/lstm_no/500/g' 105.json</text:p>
          </table:table-cell>
          <table:table-cell table:formula="of:=CONCATENATE(&quot;sed -i 's/&quot;;[.$D$1];&quot;/&quot;;[.D107];&quot;/g' &quot;;[.A107];&quot;.json&quot;)" office:value-type="string" office:string-value="sed -i 's/lb_no/2/g' 105.json" calcext:value-type="string">
            <text:p>sed -i 's/lb_no/2/g' 105.json</text:p>
          </table:table-cell>
          <table:table-cell table:formula="of:=CONCATENATE(&quot;echo 'python ../../../dlopt/tools/main.py --config config/&quot;;[.A107];&quot;.json --verbose=2' $&quot;)" office:value-type="string" office:string-value="echo 'python ../../../dlopt/tools/main.py --config config/105.json --verbose=2' $" calcext:value-type="string">
            <text:p>echo 'python ../../../dlopt/tools/main.py --config config/105.json --verbose=2' $</text:p>
          </table:table-cell>
          <table:table-cell table:formula="of:=CONCATENATE(&quot;python ../../../dlopt/tools/main.py --config config/&quot;;[.A107];&quot;.json --verbose=2&quot;)" office:value-type="string" office:string-value="python ../../../dlopt/tools/main.py --config config/105.json --verbose=2" calcext:value-type="string">
            <text:p>python ../../../dlopt/tools/main.py --config config/105.json --verbose=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7]" office:value-type="float" office:value="450" calcext:value-type="float">
            <text:p>450</text:p>
          </table:table-cell>
          <table:table-cell table:formula="of:=[.C107]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08];&quot;.json&quot;)" office:value-type="string" office:string-value="cp template.json 106.json" calcext:value-type="string">
            <text:p>cp template.json 106.json</text:p>
          </table:table-cell>
          <table:table-cell table:formula="of:=CONCATENATE(&quot;sed -i 's/&quot;;[.$A$1];&quot;/&quot;;[.A108];&quot;/g' &quot;;[.A108];&quot;.json&quot;)" office:value-type="string" office:string-value="sed -i 's/config_no/106/g' 106.json" calcext:value-type="string">
            <text:p>sed -i 's/config_no/106/g' 106.json</text:p>
          </table:table-cell>
          <table:table-cell table:formula="of:=CONCATENATE(&quot;sed -i 's/&quot;;[.$B$1];&quot;/&quot;;[.B108];&quot;/g' &quot;;[.A108];&quot;.json&quot;)" office:value-type="string" office:string-value="sed -i 's/embedding_no/450/g' 106.json" calcext:value-type="string">
            <text:p>sed -i 's/embedding_no/450/g' 106.json</text:p>
          </table:table-cell>
          <table:table-cell table:formula="of:=CONCATENATE(&quot;sed -i 's/&quot;;[.$C$1];&quot;/&quot;;[.C108];&quot;/g' &quot;;[.A108];&quot;.json&quot;)" office:value-type="string" office:string-value="sed -i 's/lstm_no/500/g' 106.json" calcext:value-type="string">
            <text:p>sed -i 's/lstm_no/500/g' 106.json</text:p>
          </table:table-cell>
          <table:table-cell table:formula="of:=CONCATENATE(&quot;sed -i 's/&quot;;[.$D$1];&quot;/&quot;;[.D108];&quot;/g' &quot;;[.A108];&quot;.json&quot;)" office:value-type="string" office:string-value="sed -i 's/lb_no/5/g' 106.json" calcext:value-type="string">
            <text:p>sed -i 's/lb_no/5/g' 106.json</text:p>
          </table:table-cell>
          <table:table-cell table:formula="of:=CONCATENATE(&quot;echo 'python ../../../dlopt/tools/main.py --config config/&quot;;[.A108];&quot;.json --verbose=2' $&quot;)" office:value-type="string" office:string-value="echo 'python ../../../dlopt/tools/main.py --config config/106.json --verbose=2' $" calcext:value-type="string">
            <text:p>echo 'python ../../../dlopt/tools/main.py --config config/106.json --verbose=2' $</text:p>
          </table:table-cell>
          <table:table-cell table:formula="of:=CONCATENATE(&quot;python ../../../dlopt/tools/main.py --config config/&quot;;[.A108];&quot;.json --verbose=2&quot;)" office:value-type="string" office:string-value="python ../../../dlopt/tools/main.py --config config/106.json --verbose=2" calcext:value-type="string">
            <text:p>python ../../../dlopt/tools/main.py --config config/106.json --verbose=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8]" office:value-type="float" office:value="450" calcext:value-type="float">
            <text:p>450</text:p>
          </table:table-cell>
          <table:table-cell table:formula="of:=[.C108]"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09];&quot;.json&quot;)" office:value-type="string" office:string-value="cp template.json 107.json" calcext:value-type="string">
            <text:p>cp template.json 107.json</text:p>
          </table:table-cell>
          <table:table-cell table:formula="of:=CONCATENATE(&quot;sed -i 's/&quot;;[.$A$1];&quot;/&quot;;[.A109];&quot;/g' &quot;;[.A109];&quot;.json&quot;)" office:value-type="string" office:string-value="sed -i 's/config_no/107/g' 107.json" calcext:value-type="string">
            <text:p>sed -i 's/config_no/107/g' 107.json</text:p>
          </table:table-cell>
          <table:table-cell table:formula="of:=CONCATENATE(&quot;sed -i 's/&quot;;[.$B$1];&quot;/&quot;;[.B109];&quot;/g' &quot;;[.A109];&quot;.json&quot;)" office:value-type="string" office:string-value="sed -i 's/embedding_no/450/g' 107.json" calcext:value-type="string">
            <text:p>sed -i 's/embedding_no/450/g' 107.json</text:p>
          </table:table-cell>
          <table:table-cell table:formula="of:=CONCATENATE(&quot;sed -i 's/&quot;;[.$C$1];&quot;/&quot;;[.C109];&quot;/g' &quot;;[.A109];&quot;.json&quot;)" office:value-type="string" office:string-value="sed -i 's/lstm_no/500/g' 107.json" calcext:value-type="string">
            <text:p>sed -i 's/lstm_no/500/g' 107.json</text:p>
          </table:table-cell>
          <table:table-cell table:formula="of:=CONCATENATE(&quot;sed -i 's/&quot;;[.$D$1];&quot;/&quot;;[.D109];&quot;/g' &quot;;[.A109];&quot;.json&quot;)" office:value-type="string" office:string-value="sed -i 's/lb_no/10/g' 107.json" calcext:value-type="string">
            <text:p>sed -i 's/lb_no/10/g' 107.json</text:p>
          </table:table-cell>
          <table:table-cell table:formula="of:=CONCATENATE(&quot;echo 'python ../../../dlopt/tools/main.py --config config/&quot;;[.A109];&quot;.json --verbose=2' $&quot;)" office:value-type="string" office:string-value="echo 'python ../../../dlopt/tools/main.py --config config/107.json --verbose=2' $" calcext:value-type="string">
            <text:p>echo 'python ../../../dlopt/tools/main.py --config config/107.json --verbose=2' $</text:p>
          </table:table-cell>
          <table:table-cell table:formula="of:=CONCATENATE(&quot;python ../../../dlopt/tools/main.py --config config/&quot;;[.A109];&quot;.json --verbose=2&quot;)" office:value-type="string" office:string-value="python ../../../dlopt/tools/main.py --config config/107.json --verbose=2" calcext:value-type="string">
            <text:p>python ../../../dlopt/tools/main.py --config config/107.json --verbose=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9]" office:value-type="float" office:value="450" calcext:value-type="float">
            <text:p>450</text:p>
          </table:table-cell>
          <table:table-cell table:formula="of:=[.C109]"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10];&quot;.json&quot;)" office:value-type="string" office:string-value="cp template.json 108.json" calcext:value-type="string">
            <text:p>cp template.json 108.json</text:p>
          </table:table-cell>
          <table:table-cell table:formula="of:=CONCATENATE(&quot;sed -i 's/&quot;;[.$A$1];&quot;/&quot;;[.A110];&quot;/g' &quot;;[.A110];&quot;.json&quot;)" office:value-type="string" office:string-value="sed -i 's/config_no/108/g' 108.json" calcext:value-type="string">
            <text:p>sed -i 's/config_no/108/g' 108.json</text:p>
          </table:table-cell>
          <table:table-cell table:formula="of:=CONCATENATE(&quot;sed -i 's/&quot;;[.$B$1];&quot;/&quot;;[.B110];&quot;/g' &quot;;[.A110];&quot;.json&quot;)" office:value-type="string" office:string-value="sed -i 's/embedding_no/450/g' 108.json" calcext:value-type="string">
            <text:p>sed -i 's/embedding_no/450/g' 108.json</text:p>
          </table:table-cell>
          <table:table-cell table:formula="of:=CONCATENATE(&quot;sed -i 's/&quot;;[.$C$1];&quot;/&quot;;[.C110];&quot;/g' &quot;;[.A110];&quot;.json&quot;)" office:value-type="string" office:string-value="sed -i 's/lstm_no/500/g' 108.json" calcext:value-type="string">
            <text:p>sed -i 's/lstm_no/500/g' 108.json</text:p>
          </table:table-cell>
          <table:table-cell table:formula="of:=CONCATENATE(&quot;sed -i 's/&quot;;[.$D$1];&quot;/&quot;;[.D110];&quot;/g' &quot;;[.A110];&quot;.json&quot;)" office:value-type="string" office:string-value="sed -i 's/lb_no/15/g' 108.json" calcext:value-type="string">
            <text:p>sed -i 's/lb_no/15/g' 108.json</text:p>
          </table:table-cell>
          <table:table-cell table:formula="of:=CONCATENATE(&quot;echo 'python ../../../dlopt/tools/main.py --config config/&quot;;[.A110];&quot;.json --verbose=2' $&quot;)" office:value-type="string" office:string-value="echo 'python ../../../dlopt/tools/main.py --config config/108.json --verbose=2' $" calcext:value-type="string">
            <text:p>echo 'python ../../../dlopt/tools/main.py --config config/108.json --verbose=2' $</text:p>
          </table:table-cell>
          <table:table-cell table:formula="of:=CONCATENATE(&quot;python ../../../dlopt/tools/main.py --config config/&quot;;[.A110];&quot;.json --verbose=2&quot;)" office:value-type="string" office:string-value="python ../../../dlopt/tools/main.py --config config/108.json --verbose=2" calcext:value-type="string">
            <text:p>python ../../../dlopt/tools/main.py --config config/108.json --verbose=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0]" office:value-type="float" office:value="450" calcext:value-type="float">
            <text:p>450</text:p>
          </table:table-cell>
          <table:table-cell table:formula="of:=[.C110]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11];&quot;.json&quot;)" office:value-type="string" office:string-value="cp template.json 109.json" calcext:value-type="string">
            <text:p>cp template.json 109.json</text:p>
          </table:table-cell>
          <table:table-cell table:formula="of:=CONCATENATE(&quot;sed -i 's/&quot;;[.$A$1];&quot;/&quot;;[.A111];&quot;/g' &quot;;[.A111];&quot;.json&quot;)" office:value-type="string" office:string-value="sed -i 's/config_no/109/g' 109.json" calcext:value-type="string">
            <text:p>sed -i 's/config_no/109/g' 109.json</text:p>
          </table:table-cell>
          <table:table-cell table:formula="of:=CONCATENATE(&quot;sed -i 's/&quot;;[.$B$1];&quot;/&quot;;[.B111];&quot;/g' &quot;;[.A111];&quot;.json&quot;)" office:value-type="string" office:string-value="sed -i 's/embedding_no/450/g' 109.json" calcext:value-type="string">
            <text:p>sed -i 's/embedding_no/450/g' 109.json</text:p>
          </table:table-cell>
          <table:table-cell table:formula="of:=CONCATENATE(&quot;sed -i 's/&quot;;[.$C$1];&quot;/&quot;;[.C111];&quot;/g' &quot;;[.A111];&quot;.json&quot;)" office:value-type="string" office:string-value="sed -i 's/lstm_no/500/g' 109.json" calcext:value-type="string">
            <text:p>sed -i 's/lstm_no/500/g' 109.json</text:p>
          </table:table-cell>
          <table:table-cell table:formula="of:=CONCATENATE(&quot;sed -i 's/&quot;;[.$D$1];&quot;/&quot;;[.D111];&quot;/g' &quot;;[.A111];&quot;.json&quot;)" office:value-type="string" office:string-value="sed -i 's/lb_no/20/g' 109.json" calcext:value-type="string">
            <text:p>sed -i 's/lb_no/20/g' 109.json</text:p>
          </table:table-cell>
          <table:table-cell table:formula="of:=CONCATENATE(&quot;echo 'python ../../../dlopt/tools/main.py --config config/&quot;;[.A111];&quot;.json --verbose=2' $&quot;)" office:value-type="string" office:string-value="echo 'python ../../../dlopt/tools/main.py --config config/109.json --verbose=2' $" calcext:value-type="string">
            <text:p>echo 'python ../../../dlopt/tools/main.py --config config/109.json --verbose=2' $</text:p>
          </table:table-cell>
          <table:table-cell table:formula="of:=CONCATENATE(&quot;python ../../../dlopt/tools/main.py --config config/&quot;;[.A111];&quot;.json --verbose=2&quot;)" office:value-type="string" office:string-value="python ../../../dlopt/tools/main.py --config config/109.json --verbose=2" calcext:value-type="string">
            <text:p>python ../../../dlopt/tools/main.py --config config/109.json --verbose=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1]" office:value-type="float" office:value="450" calcext:value-type="float">
            <text:p>450</text:p>
          </table:table-cell>
          <table:table-cell table:formula="of:=[.C111]"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12];&quot;.json&quot;)" office:value-type="string" office:string-value="cp template.json 110.json" calcext:value-type="string">
            <text:p>cp template.json 110.json</text:p>
          </table:table-cell>
          <table:table-cell table:formula="of:=CONCATENATE(&quot;sed -i 's/&quot;;[.$A$1];&quot;/&quot;;[.A112];&quot;/g' &quot;;[.A112];&quot;.json&quot;)" office:value-type="string" office:string-value="sed -i 's/config_no/110/g' 110.json" calcext:value-type="string">
            <text:p>sed -i 's/config_no/110/g' 110.json</text:p>
          </table:table-cell>
          <table:table-cell table:formula="of:=CONCATENATE(&quot;sed -i 's/&quot;;[.$B$1];&quot;/&quot;;[.B112];&quot;/g' &quot;;[.A112];&quot;.json&quot;)" office:value-type="string" office:string-value="sed -i 's/embedding_no/450/g' 110.json" calcext:value-type="string">
            <text:p>sed -i 's/embedding_no/450/g' 110.json</text:p>
          </table:table-cell>
          <table:table-cell table:formula="of:=CONCATENATE(&quot;sed -i 's/&quot;;[.$C$1];&quot;/&quot;;[.C112];&quot;/g' &quot;;[.A112];&quot;.json&quot;)" office:value-type="string" office:string-value="sed -i 's/lstm_no/500/g' 110.json" calcext:value-type="string">
            <text:p>sed -i 's/lstm_no/500/g' 110.json</text:p>
          </table:table-cell>
          <table:table-cell table:formula="of:=CONCATENATE(&quot;sed -i 's/&quot;;[.$D$1];&quot;/&quot;;[.D112];&quot;/g' &quot;;[.A112];&quot;.json&quot;)" office:value-type="string" office:string-value="sed -i 's/lb_no/25/g' 110.json" calcext:value-type="string">
            <text:p>sed -i 's/lb_no/25/g' 110.json</text:p>
          </table:table-cell>
          <table:table-cell table:formula="of:=CONCATENATE(&quot;echo 'python ../../../dlopt/tools/main.py --config config/&quot;;[.A112];&quot;.json --verbose=2' $&quot;)" office:value-type="string" office:string-value="echo 'python ../../../dlopt/tools/main.py --config config/110.json --verbose=2' $" calcext:value-type="string">
            <text:p>echo 'python ../../../dlopt/tools/main.py --config config/110.json --verbose=2' $</text:p>
          </table:table-cell>
          <table:table-cell table:formula="of:=CONCATENATE(&quot;python ../../../dlopt/tools/main.py --config config/&quot;;[.A112];&quot;.json --verbose=2&quot;)" office:value-type="string" office:string-value="python ../../../dlopt/tools/main.py --config config/110.json --verbose=2" calcext:value-type="string">
            <text:p>python ../../../dlopt/tools/main.py --config config/110.json --verbose=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2]" office:value-type="float" office:value="450" calcext:value-type="float">
            <text:p>450</text:p>
          </table:table-cell>
          <table:table-cell table:formula="of:=[.C112]"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13];&quot;.json&quot;)" office:value-type="string" office:string-value="cp template.json 111.json" calcext:value-type="string">
            <text:p>cp template.json 111.json</text:p>
          </table:table-cell>
          <table:table-cell table:formula="of:=CONCATENATE(&quot;sed -i 's/&quot;;[.$A$1];&quot;/&quot;;[.A113];&quot;/g' &quot;;[.A113];&quot;.json&quot;)" office:value-type="string" office:string-value="sed -i 's/config_no/111/g' 111.json" calcext:value-type="string">
            <text:p>sed -i 's/config_no/111/g' 111.json</text:p>
          </table:table-cell>
          <table:table-cell table:formula="of:=CONCATENATE(&quot;sed -i 's/&quot;;[.$B$1];&quot;/&quot;;[.B113];&quot;/g' &quot;;[.A113];&quot;.json&quot;)" office:value-type="string" office:string-value="sed -i 's/embedding_no/450/g' 111.json" calcext:value-type="string">
            <text:p>sed -i 's/embedding_no/450/g' 111.json</text:p>
          </table:table-cell>
          <table:table-cell table:formula="of:=CONCATENATE(&quot;sed -i 's/&quot;;[.$C$1];&quot;/&quot;;[.C113];&quot;/g' &quot;;[.A113];&quot;.json&quot;)" office:value-type="string" office:string-value="sed -i 's/lstm_no/500/g' 111.json" calcext:value-type="string">
            <text:p>sed -i 's/lstm_no/500/g' 111.json</text:p>
          </table:table-cell>
          <table:table-cell table:formula="of:=CONCATENATE(&quot;sed -i 's/&quot;;[.$D$1];&quot;/&quot;;[.D113];&quot;/g' &quot;;[.A113];&quot;.json&quot;)" office:value-type="string" office:string-value="sed -i 's/lb_no/30/g' 111.json" calcext:value-type="string">
            <text:p>sed -i 's/lb_no/30/g' 111.json</text:p>
          </table:table-cell>
          <table:table-cell table:formula="of:=CONCATENATE(&quot;echo 'python ../../../dlopt/tools/main.py --config config/&quot;;[.A113];&quot;.json --verbose=2' $&quot;)" office:value-type="string" office:string-value="echo 'python ../../../dlopt/tools/main.py --config config/111.json --verbose=2' $" calcext:value-type="string">
            <text:p>echo 'python ../../../dlopt/tools/main.py --config config/111.json --verbose=2' $</text:p>
          </table:table-cell>
          <table:table-cell table:formula="of:=CONCATENATE(&quot;python ../../../dlopt/tools/main.py --config config/&quot;;[.A113];&quot;.json --verbose=2&quot;)" office:value-type="string" office:string-value="python ../../../dlopt/tools/main.py --config config/111.json --verbose=2" calcext:value-type="string">
            <text:p>python ../../../dlopt/tools/main.py --config config/111.json --verbose=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3]+50" office:value-type="float" office:value="500" calcext:value-type="float">
            <text:p>500</text:p>
          </table:table-cell>
          <table:table-cell table:formula="of:=[.C113]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14];&quot;.json&quot;)" office:value-type="string" office:string-value="cp template.json 112.json" calcext:value-type="string">
            <text:p>cp template.json 112.json</text:p>
          </table:table-cell>
          <table:table-cell table:formula="of:=CONCATENATE(&quot;sed -i 's/&quot;;[.$A$1];&quot;/&quot;;[.A114];&quot;/g' &quot;;[.A114];&quot;.json&quot;)" office:value-type="string" office:string-value="sed -i 's/config_no/112/g' 112.json" calcext:value-type="string">
            <text:p>sed -i 's/config_no/112/g' 112.json</text:p>
          </table:table-cell>
          <table:table-cell table:formula="of:=CONCATENATE(&quot;sed -i 's/&quot;;[.$B$1];&quot;/&quot;;[.B114];&quot;/g' &quot;;[.A114];&quot;.json&quot;)" office:value-type="string" office:string-value="sed -i 's/embedding_no/500/g' 112.json" calcext:value-type="string">
            <text:p>sed -i 's/embedding_no/500/g' 112.json</text:p>
          </table:table-cell>
          <table:table-cell table:formula="of:=CONCATENATE(&quot;sed -i 's/&quot;;[.$C$1];&quot;/&quot;;[.C114];&quot;/g' &quot;;[.A114];&quot;.json&quot;)" office:value-type="string" office:string-value="sed -i 's/lstm_no/500/g' 112.json" calcext:value-type="string">
            <text:p>sed -i 's/lstm_no/500/g' 112.json</text:p>
          </table:table-cell>
          <table:table-cell table:formula="of:=CONCATENATE(&quot;sed -i 's/&quot;;[.$D$1];&quot;/&quot;;[.D114];&quot;/g' &quot;;[.A114];&quot;.json&quot;)" office:value-type="string" office:string-value="sed -i 's/lb_no/2/g' 112.json" calcext:value-type="string">
            <text:p>sed -i 's/lb_no/2/g' 112.json</text:p>
          </table:table-cell>
          <table:table-cell table:formula="of:=CONCATENATE(&quot;echo 'python ../../../dlopt/tools/main.py --config config/&quot;;[.A114];&quot;.json --verbose=2' $&quot;)" office:value-type="string" office:string-value="echo 'python ../../../dlopt/tools/main.py --config config/112.json --verbose=2' $" calcext:value-type="string">
            <text:p>echo 'python ../../../dlopt/tools/main.py --config config/112.json --verbose=2' $</text:p>
          </table:table-cell>
          <table:table-cell table:formula="of:=CONCATENATE(&quot;python ../../../dlopt/tools/main.py --config config/&quot;;[.A114];&quot;.json --verbose=2&quot;)" office:value-type="string" office:string-value="python ../../../dlopt/tools/main.py --config config/112.json --verbose=2" calcext:value-type="string">
            <text:p>python ../../../dlopt/tools/main.py --config config/112.json --verbose=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4]" office:value-type="float" office:value="500" calcext:value-type="float">
            <text:p>500</text:p>
          </table:table-cell>
          <table:table-cell table:formula="of:=[.C114]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15];&quot;.json&quot;)" office:value-type="string" office:string-value="cp template.json 113.json" calcext:value-type="string">
            <text:p>cp template.json 113.json</text:p>
          </table:table-cell>
          <table:table-cell table:formula="of:=CONCATENATE(&quot;sed -i 's/&quot;;[.$A$1];&quot;/&quot;;[.A115];&quot;/g' &quot;;[.A115];&quot;.json&quot;)" office:value-type="string" office:string-value="sed -i 's/config_no/113/g' 113.json" calcext:value-type="string">
            <text:p>sed -i 's/config_no/113/g' 113.json</text:p>
          </table:table-cell>
          <table:table-cell table:formula="of:=CONCATENATE(&quot;sed -i 's/&quot;;[.$B$1];&quot;/&quot;;[.B115];&quot;/g' &quot;;[.A115];&quot;.json&quot;)" office:value-type="string" office:string-value="sed -i 's/embedding_no/500/g' 113.json" calcext:value-type="string">
            <text:p>sed -i 's/embedding_no/500/g' 113.json</text:p>
          </table:table-cell>
          <table:table-cell table:formula="of:=CONCATENATE(&quot;sed -i 's/&quot;;[.$C$1];&quot;/&quot;;[.C115];&quot;/g' &quot;;[.A115];&quot;.json&quot;)" office:value-type="string" office:string-value="sed -i 's/lstm_no/500/g' 113.json" calcext:value-type="string">
            <text:p>sed -i 's/lstm_no/500/g' 113.json</text:p>
          </table:table-cell>
          <table:table-cell table:formula="of:=CONCATENATE(&quot;sed -i 's/&quot;;[.$D$1];&quot;/&quot;;[.D115];&quot;/g' &quot;;[.A115];&quot;.json&quot;)" office:value-type="string" office:string-value="sed -i 's/lb_no/5/g' 113.json" calcext:value-type="string">
            <text:p>sed -i 's/lb_no/5/g' 113.json</text:p>
          </table:table-cell>
          <table:table-cell table:formula="of:=CONCATENATE(&quot;echo 'python ../../../dlopt/tools/main.py --config config/&quot;;[.A115];&quot;.json --verbose=2' $&quot;)" office:value-type="string" office:string-value="echo 'python ../../../dlopt/tools/main.py --config config/113.json --verbose=2' $" calcext:value-type="string">
            <text:p>echo 'python ../../../dlopt/tools/main.py --config config/113.json --verbose=2' $</text:p>
          </table:table-cell>
          <table:table-cell table:formula="of:=CONCATENATE(&quot;python ../../../dlopt/tools/main.py --config config/&quot;;[.A115];&quot;.json --verbose=2&quot;)" office:value-type="string" office:string-value="python ../../../dlopt/tools/main.py --config config/113.json --verbose=2" calcext:value-type="string">
            <text:p>python ../../../dlopt/tools/main.py --config config/113.json --verbose=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5]" office:value-type="float" office:value="500" calcext:value-type="float">
            <text:p>500</text:p>
          </table:table-cell>
          <table:table-cell table:formula="of:=[.C115]"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16];&quot;.json&quot;)" office:value-type="string" office:string-value="cp template.json 114.json" calcext:value-type="string">
            <text:p>cp template.json 114.json</text:p>
          </table:table-cell>
          <table:table-cell table:formula="of:=CONCATENATE(&quot;sed -i 's/&quot;;[.$A$1];&quot;/&quot;;[.A116];&quot;/g' &quot;;[.A116];&quot;.json&quot;)" office:value-type="string" office:string-value="sed -i 's/config_no/114/g' 114.json" calcext:value-type="string">
            <text:p>sed -i 's/config_no/114/g' 114.json</text:p>
          </table:table-cell>
          <table:table-cell table:formula="of:=CONCATENATE(&quot;sed -i 's/&quot;;[.$B$1];&quot;/&quot;;[.B116];&quot;/g' &quot;;[.A116];&quot;.json&quot;)" office:value-type="string" office:string-value="sed -i 's/embedding_no/500/g' 114.json" calcext:value-type="string">
            <text:p>sed -i 's/embedding_no/500/g' 114.json</text:p>
          </table:table-cell>
          <table:table-cell table:formula="of:=CONCATENATE(&quot;sed -i 's/&quot;;[.$C$1];&quot;/&quot;;[.C116];&quot;/g' &quot;;[.A116];&quot;.json&quot;)" office:value-type="string" office:string-value="sed -i 's/lstm_no/500/g' 114.json" calcext:value-type="string">
            <text:p>sed -i 's/lstm_no/500/g' 114.json</text:p>
          </table:table-cell>
          <table:table-cell table:formula="of:=CONCATENATE(&quot;sed -i 's/&quot;;[.$D$1];&quot;/&quot;;[.D116];&quot;/g' &quot;;[.A116];&quot;.json&quot;)" office:value-type="string" office:string-value="sed -i 's/lb_no/10/g' 114.json" calcext:value-type="string">
            <text:p>sed -i 's/lb_no/10/g' 114.json</text:p>
          </table:table-cell>
          <table:table-cell table:formula="of:=CONCATENATE(&quot;echo 'python ../../../dlopt/tools/main.py --config config/&quot;;[.A116];&quot;.json --verbose=2' $&quot;)" office:value-type="string" office:string-value="echo 'python ../../../dlopt/tools/main.py --config config/114.json --verbose=2' $" calcext:value-type="string">
            <text:p>echo 'python ../../../dlopt/tools/main.py --config config/114.json --verbose=2' $</text:p>
          </table:table-cell>
          <table:table-cell table:formula="of:=CONCATENATE(&quot;python ../../../dlopt/tools/main.py --config config/&quot;;[.A116];&quot;.json --verbose=2&quot;)" office:value-type="string" office:string-value="python ../../../dlopt/tools/main.py --config config/114.json --verbose=2" calcext:value-type="string">
            <text:p>python ../../../dlopt/tools/main.py --config config/114.json --verbose=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6]" office:value-type="float" office:value="500" calcext:value-type="float">
            <text:p>500</text:p>
          </table:table-cell>
          <table:table-cell table:formula="of:=[.C116]"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17];&quot;.json&quot;)" office:value-type="string" office:string-value="cp template.json 115.json" calcext:value-type="string">
            <text:p>cp template.json 115.json</text:p>
          </table:table-cell>
          <table:table-cell table:formula="of:=CONCATENATE(&quot;sed -i 's/&quot;;[.$A$1];&quot;/&quot;;[.A117];&quot;/g' &quot;;[.A117];&quot;.json&quot;)" office:value-type="string" office:string-value="sed -i 's/config_no/115/g' 115.json" calcext:value-type="string">
            <text:p>sed -i 's/config_no/115/g' 115.json</text:p>
          </table:table-cell>
          <table:table-cell table:formula="of:=CONCATENATE(&quot;sed -i 's/&quot;;[.$B$1];&quot;/&quot;;[.B117];&quot;/g' &quot;;[.A117];&quot;.json&quot;)" office:value-type="string" office:string-value="sed -i 's/embedding_no/500/g' 115.json" calcext:value-type="string">
            <text:p>sed -i 's/embedding_no/500/g' 115.json</text:p>
          </table:table-cell>
          <table:table-cell table:formula="of:=CONCATENATE(&quot;sed -i 's/&quot;;[.$C$1];&quot;/&quot;;[.C117];&quot;/g' &quot;;[.A117];&quot;.json&quot;)" office:value-type="string" office:string-value="sed -i 's/lstm_no/500/g' 115.json" calcext:value-type="string">
            <text:p>sed -i 's/lstm_no/500/g' 115.json</text:p>
          </table:table-cell>
          <table:table-cell table:formula="of:=CONCATENATE(&quot;sed -i 's/&quot;;[.$D$1];&quot;/&quot;;[.D117];&quot;/g' &quot;;[.A117];&quot;.json&quot;)" office:value-type="string" office:string-value="sed -i 's/lb_no/15/g' 115.json" calcext:value-type="string">
            <text:p>sed -i 's/lb_no/15/g' 115.json</text:p>
          </table:table-cell>
          <table:table-cell table:formula="of:=CONCATENATE(&quot;echo 'python ../../../dlopt/tools/main.py --config config/&quot;;[.A117];&quot;.json --verbose=2' $&quot;)" office:value-type="string" office:string-value="echo 'python ../../../dlopt/tools/main.py --config config/115.json --verbose=2' $" calcext:value-type="string">
            <text:p>echo 'python ../../../dlopt/tools/main.py --config config/115.json --verbose=2' $</text:p>
          </table:table-cell>
          <table:table-cell table:formula="of:=CONCATENATE(&quot;python ../../../dlopt/tools/main.py --config config/&quot;;[.A117];&quot;.json --verbose=2&quot;)" office:value-type="string" office:string-value="python ../../../dlopt/tools/main.py --config config/115.json --verbose=2" calcext:value-type="string">
            <text:p>python ../../../dlopt/tools/main.py --config config/115.json --verbose=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7]" office:value-type="float" office:value="500" calcext:value-type="float">
            <text:p>500</text:p>
          </table:table-cell>
          <table:table-cell table:formula="of:=[.C117]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18];&quot;.json&quot;)" office:value-type="string" office:string-value="cp template.json 116.json" calcext:value-type="string">
            <text:p>cp template.json 116.json</text:p>
          </table:table-cell>
          <table:table-cell table:formula="of:=CONCATENATE(&quot;sed -i 's/&quot;;[.$A$1];&quot;/&quot;;[.A118];&quot;/g' &quot;;[.A118];&quot;.json&quot;)" office:value-type="string" office:string-value="sed -i 's/config_no/116/g' 116.json" calcext:value-type="string">
            <text:p>sed -i 's/config_no/116/g' 116.json</text:p>
          </table:table-cell>
          <table:table-cell table:formula="of:=CONCATENATE(&quot;sed -i 's/&quot;;[.$B$1];&quot;/&quot;;[.B118];&quot;/g' &quot;;[.A118];&quot;.json&quot;)" office:value-type="string" office:string-value="sed -i 's/embedding_no/500/g' 116.json" calcext:value-type="string">
            <text:p>sed -i 's/embedding_no/500/g' 116.json</text:p>
          </table:table-cell>
          <table:table-cell table:formula="of:=CONCATENATE(&quot;sed -i 's/&quot;;[.$C$1];&quot;/&quot;;[.C118];&quot;/g' &quot;;[.A118];&quot;.json&quot;)" office:value-type="string" office:string-value="sed -i 's/lstm_no/500/g' 116.json" calcext:value-type="string">
            <text:p>sed -i 's/lstm_no/500/g' 116.json</text:p>
          </table:table-cell>
          <table:table-cell table:formula="of:=CONCATENATE(&quot;sed -i 's/&quot;;[.$D$1];&quot;/&quot;;[.D118];&quot;/g' &quot;;[.A118];&quot;.json&quot;)" office:value-type="string" office:string-value="sed -i 's/lb_no/20/g' 116.json" calcext:value-type="string">
            <text:p>sed -i 's/lb_no/20/g' 116.json</text:p>
          </table:table-cell>
          <table:table-cell table:formula="of:=CONCATENATE(&quot;echo 'python ../../../dlopt/tools/main.py --config config/&quot;;[.A118];&quot;.json --verbose=2' $&quot;)" office:value-type="string" office:string-value="echo 'python ../../../dlopt/tools/main.py --config config/116.json --verbose=2' $" calcext:value-type="string">
            <text:p>echo 'python ../../../dlopt/tools/main.py --config config/116.json --verbose=2' $</text:p>
          </table:table-cell>
          <table:table-cell table:formula="of:=CONCATENATE(&quot;python ../../../dlopt/tools/main.py --config config/&quot;;[.A118];&quot;.json --verbose=2&quot;)" office:value-type="string" office:string-value="python ../../../dlopt/tools/main.py --config config/116.json --verbose=2" calcext:value-type="string">
            <text:p>python ../../../dlopt/tools/main.py --config config/116.json --verbose=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8]" office:value-type="float" office:value="500" calcext:value-type="float">
            <text:p>500</text:p>
          </table:table-cell>
          <table:table-cell table:formula="of:=[.C118]"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19];&quot;.json&quot;)" office:value-type="string" office:string-value="cp template.json 117.json" calcext:value-type="string">
            <text:p>cp template.json 117.json</text:p>
          </table:table-cell>
          <table:table-cell table:formula="of:=CONCATENATE(&quot;sed -i 's/&quot;;[.$A$1];&quot;/&quot;;[.A119];&quot;/g' &quot;;[.A119];&quot;.json&quot;)" office:value-type="string" office:string-value="sed -i 's/config_no/117/g' 117.json" calcext:value-type="string">
            <text:p>sed -i 's/config_no/117/g' 117.json</text:p>
          </table:table-cell>
          <table:table-cell table:formula="of:=CONCATENATE(&quot;sed -i 's/&quot;;[.$B$1];&quot;/&quot;;[.B119];&quot;/g' &quot;;[.A119];&quot;.json&quot;)" office:value-type="string" office:string-value="sed -i 's/embedding_no/500/g' 117.json" calcext:value-type="string">
            <text:p>sed -i 's/embedding_no/500/g' 117.json</text:p>
          </table:table-cell>
          <table:table-cell table:formula="of:=CONCATENATE(&quot;sed -i 's/&quot;;[.$C$1];&quot;/&quot;;[.C119];&quot;/g' &quot;;[.A119];&quot;.json&quot;)" office:value-type="string" office:string-value="sed -i 's/lstm_no/500/g' 117.json" calcext:value-type="string">
            <text:p>sed -i 's/lstm_no/500/g' 117.json</text:p>
          </table:table-cell>
          <table:table-cell table:formula="of:=CONCATENATE(&quot;sed -i 's/&quot;;[.$D$1];&quot;/&quot;;[.D119];&quot;/g' &quot;;[.A119];&quot;.json&quot;)" office:value-type="string" office:string-value="sed -i 's/lb_no/25/g' 117.json" calcext:value-type="string">
            <text:p>sed -i 's/lb_no/25/g' 117.json</text:p>
          </table:table-cell>
          <table:table-cell table:formula="of:=CONCATENATE(&quot;echo 'python ../../../dlopt/tools/main.py --config config/&quot;;[.A119];&quot;.json --verbose=2' $&quot;)" office:value-type="string" office:string-value="echo 'python ../../../dlopt/tools/main.py --config config/117.json --verbose=2' $" calcext:value-type="string">
            <text:p>echo 'python ../../../dlopt/tools/main.py --config config/117.json --verbose=2' $</text:p>
          </table:table-cell>
          <table:table-cell table:formula="of:=CONCATENATE(&quot;python ../../../dlopt/tools/main.py --config config/&quot;;[.A119];&quot;.json --verbose=2&quot;)" office:value-type="string" office:string-value="python ../../../dlopt/tools/main.py --config config/117.json --verbose=2" calcext:value-type="string">
            <text:p>python ../../../dlopt/tools/main.py --config config/117.json --verbose=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9]" office:value-type="float" office:value="500" calcext:value-type="float">
            <text:p>500</text:p>
          </table:table-cell>
          <table:table-cell table:formula="of:=[.C119]"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20];&quot;.json&quot;)" office:value-type="string" office:string-value="cp template.json 118.json" calcext:value-type="string">
            <text:p>cp template.json 118.json</text:p>
          </table:table-cell>
          <table:table-cell table:formula="of:=CONCATENATE(&quot;sed -i 's/&quot;;[.$A$1];&quot;/&quot;;[.A120];&quot;/g' &quot;;[.A120];&quot;.json&quot;)" office:value-type="string" office:string-value="sed -i 's/config_no/118/g' 118.json" calcext:value-type="string">
            <text:p>sed -i 's/config_no/118/g' 118.json</text:p>
          </table:table-cell>
          <table:table-cell table:formula="of:=CONCATENATE(&quot;sed -i 's/&quot;;[.$B$1];&quot;/&quot;;[.B120];&quot;/g' &quot;;[.A120];&quot;.json&quot;)" office:value-type="string" office:string-value="sed -i 's/embedding_no/500/g' 118.json" calcext:value-type="string">
            <text:p>sed -i 's/embedding_no/500/g' 118.json</text:p>
          </table:table-cell>
          <table:table-cell table:formula="of:=CONCATENATE(&quot;sed -i 's/&quot;;[.$C$1];&quot;/&quot;;[.C120];&quot;/g' &quot;;[.A120];&quot;.json&quot;)" office:value-type="string" office:string-value="sed -i 's/lstm_no/500/g' 118.json" calcext:value-type="string">
            <text:p>sed -i 's/lstm_no/500/g' 118.json</text:p>
          </table:table-cell>
          <table:table-cell table:formula="of:=CONCATENATE(&quot;sed -i 's/&quot;;[.$D$1];&quot;/&quot;;[.D120];&quot;/g' &quot;;[.A120];&quot;.json&quot;)" office:value-type="string" office:string-value="sed -i 's/lb_no/30/g' 118.json" calcext:value-type="string">
            <text:p>sed -i 's/lb_no/30/g' 118.json</text:p>
          </table:table-cell>
          <table:table-cell table:formula="of:=CONCATENATE(&quot;echo 'python ../../../dlopt/tools/main.py --config config/&quot;;[.A120];&quot;.json --verbose=2' $&quot;)" office:value-type="string" office:string-value="echo 'python ../../../dlopt/tools/main.py --config config/118.json --verbose=2' $" calcext:value-type="string">
            <text:p>echo 'python ../../../dlopt/tools/main.py --config config/118.json --verbose=2' $</text:p>
          </table:table-cell>
          <table:table-cell table:formula="of:=CONCATENATE(&quot;python ../../../dlopt/tools/main.py --config config/&quot;;[.A120];&quot;.json --verbose=2&quot;)" office:value-type="string" office:string-value="python ../../../dlopt/tools/main.py --config config/118.json --verbose=2" calcext:value-type="string">
            <text:p>python ../../../dlopt/tools/main.py --config config/118.json --verbose=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0]" office:value-type="float" office:value="500" calcext:value-type="float">
            <text:p>500</text:p>
          </table:table-cell>
          <table:table-cell table:formula="of:=[.C120]+50"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21];&quot;.json&quot;)" office:value-type="string" office:string-value="cp template.json 119.json" calcext:value-type="string">
            <text:p>cp template.json 119.json</text:p>
          </table:table-cell>
          <table:table-cell table:formula="of:=CONCATENATE(&quot;sed -i 's/&quot;;[.$A$1];&quot;/&quot;;[.A121];&quot;/g' &quot;;[.A121];&quot;.json&quot;)" office:value-type="string" office:string-value="sed -i 's/config_no/119/g' 119.json" calcext:value-type="string">
            <text:p>sed -i 's/config_no/119/g' 119.json</text:p>
          </table:table-cell>
          <table:table-cell table:formula="of:=CONCATENATE(&quot;sed -i 's/&quot;;[.$B$1];&quot;/&quot;;[.B121];&quot;/g' &quot;;[.A121];&quot;.json&quot;)" office:value-type="string" office:string-value="sed -i 's/embedding_no/500/g' 119.json" calcext:value-type="string">
            <text:p>sed -i 's/embedding_no/500/g' 119.json</text:p>
          </table:table-cell>
          <table:table-cell table:formula="of:=CONCATENATE(&quot;sed -i 's/&quot;;[.$C$1];&quot;/&quot;;[.C121];&quot;/g' &quot;;[.A121];&quot;.json&quot;)" office:value-type="string" office:string-value="sed -i 's/lstm_no/550/g' 119.json" calcext:value-type="string">
            <text:p>sed -i 's/lstm_no/550/g' 119.json</text:p>
          </table:table-cell>
          <table:table-cell table:formula="of:=CONCATENATE(&quot;sed -i 's/&quot;;[.$D$1];&quot;/&quot;;[.D121];&quot;/g' &quot;;[.A121];&quot;.json&quot;)" office:value-type="string" office:string-value="sed -i 's/lb_no/2/g' 119.json" calcext:value-type="string">
            <text:p>sed -i 's/lb_no/2/g' 119.json</text:p>
          </table:table-cell>
          <table:table-cell table:formula="of:=CONCATENATE(&quot;echo 'python ../../../dlopt/tools/main.py --config config/&quot;;[.A121];&quot;.json --verbose=2' $&quot;)" office:value-type="string" office:string-value="echo 'python ../../../dlopt/tools/main.py --config config/119.json --verbose=2' $" calcext:value-type="string">
            <text:p>echo 'python ../../../dlopt/tools/main.py --config config/119.json --verbose=2' $</text:p>
          </table:table-cell>
          <table:table-cell table:formula="of:=CONCATENATE(&quot;python ../../../dlopt/tools/main.py --config config/&quot;;[.A121];&quot;.json --verbose=2&quot;)" office:value-type="string" office:string-value="python ../../../dlopt/tools/main.py --config config/119.json --verbose=2" calcext:value-type="string">
            <text:p>python ../../../dlopt/tools/main.py --config config/119.json --verbose=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1]" office:value-type="float" office:value="500" calcext:value-type="float">
            <text:p>500</text:p>
          </table:table-cell>
          <table:table-cell table:formula="of:=[.C121]"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22];&quot;.json&quot;)" office:value-type="string" office:string-value="cp template.json 120.json" calcext:value-type="string">
            <text:p>cp template.json 120.json</text:p>
          </table:table-cell>
          <table:table-cell table:formula="of:=CONCATENATE(&quot;sed -i 's/&quot;;[.$A$1];&quot;/&quot;;[.A122];&quot;/g' &quot;;[.A122];&quot;.json&quot;)" office:value-type="string" office:string-value="sed -i 's/config_no/120/g' 120.json" calcext:value-type="string">
            <text:p>sed -i 's/config_no/120/g' 120.json</text:p>
          </table:table-cell>
          <table:table-cell table:formula="of:=CONCATENATE(&quot;sed -i 's/&quot;;[.$B$1];&quot;/&quot;;[.B122];&quot;/g' &quot;;[.A122];&quot;.json&quot;)" office:value-type="string" office:string-value="sed -i 's/embedding_no/500/g' 120.json" calcext:value-type="string">
            <text:p>sed -i 's/embedding_no/500/g' 120.json</text:p>
          </table:table-cell>
          <table:table-cell table:formula="of:=CONCATENATE(&quot;sed -i 's/&quot;;[.$C$1];&quot;/&quot;;[.C122];&quot;/g' &quot;;[.A122];&quot;.json&quot;)" office:value-type="string" office:string-value="sed -i 's/lstm_no/550/g' 120.json" calcext:value-type="string">
            <text:p>sed -i 's/lstm_no/550/g' 120.json</text:p>
          </table:table-cell>
          <table:table-cell table:formula="of:=CONCATENATE(&quot;sed -i 's/&quot;;[.$D$1];&quot;/&quot;;[.D122];&quot;/g' &quot;;[.A122];&quot;.json&quot;)" office:value-type="string" office:string-value="sed -i 's/lb_no/5/g' 120.json" calcext:value-type="string">
            <text:p>sed -i 's/lb_no/5/g' 120.json</text:p>
          </table:table-cell>
          <table:table-cell table:formula="of:=CONCATENATE(&quot;echo 'python ../../../dlopt/tools/main.py --config config/&quot;;[.A122];&quot;.json --verbose=2' $&quot;)" office:value-type="string" office:string-value="echo 'python ../../../dlopt/tools/main.py --config config/120.json --verbose=2' $" calcext:value-type="string">
            <text:p>echo 'python ../../../dlopt/tools/main.py --config config/120.json --verbose=2' $</text:p>
          </table:table-cell>
          <table:table-cell table:formula="of:=CONCATENATE(&quot;python ../../../dlopt/tools/main.py --config config/&quot;;[.A122];&quot;.json --verbose=2&quot;)" office:value-type="string" office:string-value="python ../../../dlopt/tools/main.py --config config/120.json --verbose=2" calcext:value-type="string">
            <text:p>python ../../../dlopt/tools/main.py --config config/120.json --verbose=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2]" office:value-type="float" office:value="500" calcext:value-type="float">
            <text:p>500</text:p>
          </table:table-cell>
          <table:table-cell table:formula="of:=[.C122]"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23];&quot;.json&quot;)" office:value-type="string" office:string-value="cp template.json 121.json" calcext:value-type="string">
            <text:p>cp template.json 121.json</text:p>
          </table:table-cell>
          <table:table-cell table:formula="of:=CONCATENATE(&quot;sed -i 's/&quot;;[.$A$1];&quot;/&quot;;[.A123];&quot;/g' &quot;;[.A123];&quot;.json&quot;)" office:value-type="string" office:string-value="sed -i 's/config_no/121/g' 121.json" calcext:value-type="string">
            <text:p>sed -i 's/config_no/121/g' 121.json</text:p>
          </table:table-cell>
          <table:table-cell table:formula="of:=CONCATENATE(&quot;sed -i 's/&quot;;[.$B$1];&quot;/&quot;;[.B123];&quot;/g' &quot;;[.A123];&quot;.json&quot;)" office:value-type="string" office:string-value="sed -i 's/embedding_no/500/g' 121.json" calcext:value-type="string">
            <text:p>sed -i 's/embedding_no/500/g' 121.json</text:p>
          </table:table-cell>
          <table:table-cell table:formula="of:=CONCATENATE(&quot;sed -i 's/&quot;;[.$C$1];&quot;/&quot;;[.C123];&quot;/g' &quot;;[.A123];&quot;.json&quot;)" office:value-type="string" office:string-value="sed -i 's/lstm_no/550/g' 121.json" calcext:value-type="string">
            <text:p>sed -i 's/lstm_no/550/g' 121.json</text:p>
          </table:table-cell>
          <table:table-cell table:formula="of:=CONCATENATE(&quot;sed -i 's/&quot;;[.$D$1];&quot;/&quot;;[.D123];&quot;/g' &quot;;[.A123];&quot;.json&quot;)" office:value-type="string" office:string-value="sed -i 's/lb_no/10/g' 121.json" calcext:value-type="string">
            <text:p>sed -i 's/lb_no/10/g' 121.json</text:p>
          </table:table-cell>
          <table:table-cell table:formula="of:=CONCATENATE(&quot;echo 'python ../../../dlopt/tools/main.py --config config/&quot;;[.A123];&quot;.json --verbose=2' $&quot;)" office:value-type="string" office:string-value="echo 'python ../../../dlopt/tools/main.py --config config/121.json --verbose=2' $" calcext:value-type="string">
            <text:p>echo 'python ../../../dlopt/tools/main.py --config config/121.json --verbose=2' $</text:p>
          </table:table-cell>
          <table:table-cell table:formula="of:=CONCATENATE(&quot;python ../../../dlopt/tools/main.py --config config/&quot;;[.A123];&quot;.json --verbose=2&quot;)" office:value-type="string" office:string-value="python ../../../dlopt/tools/main.py --config config/121.json --verbose=2" calcext:value-type="string">
            <text:p>python ../../../dlopt/tools/main.py --config config/121.json --verbose=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3]" office:value-type="float" office:value="500" calcext:value-type="float">
            <text:p>500</text:p>
          </table:table-cell>
          <table:table-cell table:formula="of:=[.C123]" office:value-type="float" office:value="550" calcext:value-type="float">
            <text:p>5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24];&quot;.json&quot;)" office:value-type="string" office:string-value="cp template.json 122.json" calcext:value-type="string">
            <text:p>cp template.json 122.json</text:p>
          </table:table-cell>
          <table:table-cell table:formula="of:=CONCATENATE(&quot;sed -i 's/&quot;;[.$A$1];&quot;/&quot;;[.A124];&quot;/g' &quot;;[.A124];&quot;.json&quot;)" office:value-type="string" office:string-value="sed -i 's/config_no/122/g' 122.json" calcext:value-type="string">
            <text:p>sed -i 's/config_no/122/g' 122.json</text:p>
          </table:table-cell>
          <table:table-cell table:formula="of:=CONCATENATE(&quot;sed -i 's/&quot;;[.$B$1];&quot;/&quot;;[.B124];&quot;/g' &quot;;[.A124];&quot;.json&quot;)" office:value-type="string" office:string-value="sed -i 's/embedding_no/500/g' 122.json" calcext:value-type="string">
            <text:p>sed -i 's/embedding_no/500/g' 122.json</text:p>
          </table:table-cell>
          <table:table-cell table:formula="of:=CONCATENATE(&quot;sed -i 's/&quot;;[.$C$1];&quot;/&quot;;[.C124];&quot;/g' &quot;;[.A124];&quot;.json&quot;)" office:value-type="string" office:string-value="sed -i 's/lstm_no/550/g' 122.json" calcext:value-type="string">
            <text:p>sed -i 's/lstm_no/550/g' 122.json</text:p>
          </table:table-cell>
          <table:table-cell table:formula="of:=CONCATENATE(&quot;sed -i 's/&quot;;[.$D$1];&quot;/&quot;;[.D124];&quot;/g' &quot;;[.A124];&quot;.json&quot;)" office:value-type="string" office:string-value="sed -i 's/lb_no/15/g' 122.json" calcext:value-type="string">
            <text:p>sed -i 's/lb_no/15/g' 122.json</text:p>
          </table:table-cell>
          <table:table-cell table:formula="of:=CONCATENATE(&quot;echo 'python ../../../dlopt/tools/main.py --config config/&quot;;[.A124];&quot;.json --verbose=2' $&quot;)" office:value-type="string" office:string-value="echo 'python ../../../dlopt/tools/main.py --config config/122.json --verbose=2' $" calcext:value-type="string">
            <text:p>echo 'python ../../../dlopt/tools/main.py --config config/122.json --verbose=2' $</text:p>
          </table:table-cell>
          <table:table-cell table:formula="of:=CONCATENATE(&quot;python ../../../dlopt/tools/main.py --config config/&quot;;[.A124];&quot;.json --verbose=2&quot;)" office:value-type="string" office:string-value="python ../../../dlopt/tools/main.py --config config/122.json --verbose=2" calcext:value-type="string">
            <text:p>python ../../../dlopt/tools/main.py --config config/122.json --verbose=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4]" office:value-type="float" office:value="500" calcext:value-type="float">
            <text:p>500</text:p>
          </table:table-cell>
          <table:table-cell table:formula="of:=[.C124]" office:value-type="float" office:value="550" calcext:value-type="float">
            <text:p>5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25];&quot;.json&quot;)" office:value-type="string" office:string-value="cp template.json 123.json" calcext:value-type="string">
            <text:p>cp template.json 123.json</text:p>
          </table:table-cell>
          <table:table-cell table:formula="of:=CONCATENATE(&quot;sed -i 's/&quot;;[.$A$1];&quot;/&quot;;[.A125];&quot;/g' &quot;;[.A125];&quot;.json&quot;)" office:value-type="string" office:string-value="sed -i 's/config_no/123/g' 123.json" calcext:value-type="string">
            <text:p>sed -i 's/config_no/123/g' 123.json</text:p>
          </table:table-cell>
          <table:table-cell table:formula="of:=CONCATENATE(&quot;sed -i 's/&quot;;[.$B$1];&quot;/&quot;;[.B125];&quot;/g' &quot;;[.A125];&quot;.json&quot;)" office:value-type="string" office:string-value="sed -i 's/embedding_no/500/g' 123.json" calcext:value-type="string">
            <text:p>sed -i 's/embedding_no/500/g' 123.json</text:p>
          </table:table-cell>
          <table:table-cell table:formula="of:=CONCATENATE(&quot;sed -i 's/&quot;;[.$C$1];&quot;/&quot;;[.C125];&quot;/g' &quot;;[.A125];&quot;.json&quot;)" office:value-type="string" office:string-value="sed -i 's/lstm_no/550/g' 123.json" calcext:value-type="string">
            <text:p>sed -i 's/lstm_no/550/g' 123.json</text:p>
          </table:table-cell>
          <table:table-cell table:formula="of:=CONCATENATE(&quot;sed -i 's/&quot;;[.$D$1];&quot;/&quot;;[.D125];&quot;/g' &quot;;[.A125];&quot;.json&quot;)" office:value-type="string" office:string-value="sed -i 's/lb_no/20/g' 123.json" calcext:value-type="string">
            <text:p>sed -i 's/lb_no/20/g' 123.json</text:p>
          </table:table-cell>
          <table:table-cell table:formula="of:=CONCATENATE(&quot;echo 'python ../../../dlopt/tools/main.py --config config/&quot;;[.A125];&quot;.json --verbose=2' $&quot;)" office:value-type="string" office:string-value="echo 'python ../../../dlopt/tools/main.py --config config/123.json --verbose=2' $" calcext:value-type="string">
            <text:p>echo 'python ../../../dlopt/tools/main.py --config config/123.json --verbose=2' $</text:p>
          </table:table-cell>
          <table:table-cell table:formula="of:=CONCATENATE(&quot;python ../../../dlopt/tools/main.py --config config/&quot;;[.A125];&quot;.json --verbose=2&quot;)" office:value-type="string" office:string-value="python ../../../dlopt/tools/main.py --config config/123.json --verbose=2" calcext:value-type="string">
            <text:p>python ../../../dlopt/tools/main.py --config config/123.json --verbose=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5]" office:value-type="float" office:value="500" calcext:value-type="float">
            <text:p>500</text:p>
          </table:table-cell>
          <table:table-cell table:formula="of:=[.C125]" office:value-type="float" office:value="550" calcext:value-type="float">
            <text:p>5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26];&quot;.json&quot;)" office:value-type="string" office:string-value="cp template.json 124.json" calcext:value-type="string">
            <text:p>cp template.json 124.json</text:p>
          </table:table-cell>
          <table:table-cell table:formula="of:=CONCATENATE(&quot;sed -i 's/&quot;;[.$A$1];&quot;/&quot;;[.A126];&quot;/g' &quot;;[.A126];&quot;.json&quot;)" office:value-type="string" office:string-value="sed -i 's/config_no/124/g' 124.json" calcext:value-type="string">
            <text:p>sed -i 's/config_no/124/g' 124.json</text:p>
          </table:table-cell>
          <table:table-cell table:formula="of:=CONCATENATE(&quot;sed -i 's/&quot;;[.$B$1];&quot;/&quot;;[.B126];&quot;/g' &quot;;[.A126];&quot;.json&quot;)" office:value-type="string" office:string-value="sed -i 's/embedding_no/500/g' 124.json" calcext:value-type="string">
            <text:p>sed -i 's/embedding_no/500/g' 124.json</text:p>
          </table:table-cell>
          <table:table-cell table:formula="of:=CONCATENATE(&quot;sed -i 's/&quot;;[.$C$1];&quot;/&quot;;[.C126];&quot;/g' &quot;;[.A126];&quot;.json&quot;)" office:value-type="string" office:string-value="sed -i 's/lstm_no/550/g' 124.json" calcext:value-type="string">
            <text:p>sed -i 's/lstm_no/550/g' 124.json</text:p>
          </table:table-cell>
          <table:table-cell table:formula="of:=CONCATENATE(&quot;sed -i 's/&quot;;[.$D$1];&quot;/&quot;;[.D126];&quot;/g' &quot;;[.A126];&quot;.json&quot;)" office:value-type="string" office:string-value="sed -i 's/lb_no/25/g' 124.json" calcext:value-type="string">
            <text:p>sed -i 's/lb_no/25/g' 124.json</text:p>
          </table:table-cell>
          <table:table-cell table:formula="of:=CONCATENATE(&quot;echo 'python ../../../dlopt/tools/main.py --config config/&quot;;[.A126];&quot;.json --verbose=2' $&quot;)" office:value-type="string" office:string-value="echo 'python ../../../dlopt/tools/main.py --config config/124.json --verbose=2' $" calcext:value-type="string">
            <text:p>echo 'python ../../../dlopt/tools/main.py --config config/124.json --verbose=2' $</text:p>
          </table:table-cell>
          <table:table-cell table:formula="of:=CONCATENATE(&quot;python ../../../dlopt/tools/main.py --config config/&quot;;[.A126];&quot;.json --verbose=2&quot;)" office:value-type="string" office:string-value="python ../../../dlopt/tools/main.py --config config/124.json --verbose=2" calcext:value-type="string">
            <text:p>python ../../../dlopt/tools/main.py --config config/124.json --verbose=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6]" office:value-type="float" office:value="500" calcext:value-type="float">
            <text:p>500</text:p>
          </table:table-cell>
          <table:table-cell table:formula="of:=[.C126]"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27];&quot;.json&quot;)" office:value-type="string" office:string-value="cp template.json 125.json" calcext:value-type="string">
            <text:p>cp template.json 125.json</text:p>
          </table:table-cell>
          <table:table-cell table:formula="of:=CONCATENATE(&quot;sed -i 's/&quot;;[.$A$1];&quot;/&quot;;[.A127];&quot;/g' &quot;;[.A127];&quot;.json&quot;)" office:value-type="string" office:string-value="sed -i 's/config_no/125/g' 125.json" calcext:value-type="string">
            <text:p>sed -i 's/config_no/125/g' 125.json</text:p>
          </table:table-cell>
          <table:table-cell table:formula="of:=CONCATENATE(&quot;sed -i 's/&quot;;[.$B$1];&quot;/&quot;;[.B127];&quot;/g' &quot;;[.A127];&quot;.json&quot;)" office:value-type="string" office:string-value="sed -i 's/embedding_no/500/g' 125.json" calcext:value-type="string">
            <text:p>sed -i 's/embedding_no/500/g' 125.json</text:p>
          </table:table-cell>
          <table:table-cell table:formula="of:=CONCATENATE(&quot;sed -i 's/&quot;;[.$C$1];&quot;/&quot;;[.C127];&quot;/g' &quot;;[.A127];&quot;.json&quot;)" office:value-type="string" office:string-value="sed -i 's/lstm_no/550/g' 125.json" calcext:value-type="string">
            <text:p>sed -i 's/lstm_no/550/g' 125.json</text:p>
          </table:table-cell>
          <table:table-cell table:formula="of:=CONCATENATE(&quot;sed -i 's/&quot;;[.$D$1];&quot;/&quot;;[.D127];&quot;/g' &quot;;[.A127];&quot;.json&quot;)" office:value-type="string" office:string-value="sed -i 's/lb_no/30/g' 125.json" calcext:value-type="string">
            <text:p>sed -i 's/lb_no/30/g' 125.json</text:p>
          </table:table-cell>
          <table:table-cell table:formula="of:=CONCATENATE(&quot;echo 'python ../../../dlopt/tools/main.py --config config/&quot;;[.A127];&quot;.json --verbose=2' $&quot;)" office:value-type="string" office:string-value="echo 'python ../../../dlopt/tools/main.py --config config/125.json --verbose=2' $" calcext:value-type="string">
            <text:p>echo 'python ../../../dlopt/tools/main.py --config config/125.json --verbose=2' $</text:p>
          </table:table-cell>
          <table:table-cell table:formula="of:=CONCATENATE(&quot;python ../../../dlopt/tools/main.py --config config/&quot;;[.A127];&quot;.json --verbose=2&quot;)" office:value-type="string" office:string-value="python ../../../dlopt/tools/main.py --config config/125.json --verbose=2" calcext:value-type="string">
            <text:p>python ../../../dlopt/tools/main.py --config config/125.json --verbose=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7]+50" office:value-type="float" office:value="550" calcext:value-type="float">
            <text:p>550</text:p>
          </table:table-cell>
          <table:table-cell table:formula="of:=[.C127]"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28];&quot;.json&quot;)" office:value-type="string" office:string-value="cp template.json 126.json" calcext:value-type="string">
            <text:p>cp template.json 126.json</text:p>
          </table:table-cell>
          <table:table-cell table:formula="of:=CONCATENATE(&quot;sed -i 's/&quot;;[.$A$1];&quot;/&quot;;[.A128];&quot;/g' &quot;;[.A128];&quot;.json&quot;)" office:value-type="string" office:string-value="sed -i 's/config_no/126/g' 126.json" calcext:value-type="string">
            <text:p>sed -i 's/config_no/126/g' 126.json</text:p>
          </table:table-cell>
          <table:table-cell table:formula="of:=CONCATENATE(&quot;sed -i 's/&quot;;[.$B$1];&quot;/&quot;;[.B128];&quot;/g' &quot;;[.A128];&quot;.json&quot;)" office:value-type="string" office:string-value="sed -i 's/embedding_no/550/g' 126.json" calcext:value-type="string">
            <text:p>sed -i 's/embedding_no/550/g' 126.json</text:p>
          </table:table-cell>
          <table:table-cell table:formula="of:=CONCATENATE(&quot;sed -i 's/&quot;;[.$C$1];&quot;/&quot;;[.C128];&quot;/g' &quot;;[.A128];&quot;.json&quot;)" office:value-type="string" office:string-value="sed -i 's/lstm_no/550/g' 126.json" calcext:value-type="string">
            <text:p>sed -i 's/lstm_no/550/g' 126.json</text:p>
          </table:table-cell>
          <table:table-cell table:formula="of:=CONCATENATE(&quot;sed -i 's/&quot;;[.$D$1];&quot;/&quot;;[.D128];&quot;/g' &quot;;[.A128];&quot;.json&quot;)" office:value-type="string" office:string-value="sed -i 's/lb_no/2/g' 126.json" calcext:value-type="string">
            <text:p>sed -i 's/lb_no/2/g' 126.json</text:p>
          </table:table-cell>
          <table:table-cell table:formula="of:=CONCATENATE(&quot;echo 'python ../../../dlopt/tools/main.py --config config/&quot;;[.A128];&quot;.json --verbose=2' $&quot;)" office:value-type="string" office:string-value="echo 'python ../../../dlopt/tools/main.py --config config/126.json --verbose=2' $" calcext:value-type="string">
            <text:p>echo 'python ../../../dlopt/tools/main.py --config config/126.json --verbose=2' $</text:p>
          </table:table-cell>
          <table:table-cell table:formula="of:=CONCATENATE(&quot;python ../../../dlopt/tools/main.py --config config/&quot;;[.A128];&quot;.json --verbose=2&quot;)" office:value-type="string" office:string-value="python ../../../dlopt/tools/main.py --config config/126.json --verbose=2" calcext:value-type="string">
            <text:p>python ../../../dlopt/tools/main.py --config config/126.json --verbose=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8]" office:value-type="float" office:value="550" calcext:value-type="float">
            <text:p>550</text:p>
          </table:table-cell>
          <table:table-cell table:formula="of:=[.C128]"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29];&quot;.json&quot;)" office:value-type="string" office:string-value="cp template.json 127.json" calcext:value-type="string">
            <text:p>cp template.json 127.json</text:p>
          </table:table-cell>
          <table:table-cell table:formula="of:=CONCATENATE(&quot;sed -i 's/&quot;;[.$A$1];&quot;/&quot;;[.A129];&quot;/g' &quot;;[.A129];&quot;.json&quot;)" office:value-type="string" office:string-value="sed -i 's/config_no/127/g' 127.json" calcext:value-type="string">
            <text:p>sed -i 's/config_no/127/g' 127.json</text:p>
          </table:table-cell>
          <table:table-cell table:formula="of:=CONCATENATE(&quot;sed -i 's/&quot;;[.$B$1];&quot;/&quot;;[.B129];&quot;/g' &quot;;[.A129];&quot;.json&quot;)" office:value-type="string" office:string-value="sed -i 's/embedding_no/550/g' 127.json" calcext:value-type="string">
            <text:p>sed -i 's/embedding_no/550/g' 127.json</text:p>
          </table:table-cell>
          <table:table-cell table:formula="of:=CONCATENATE(&quot;sed -i 's/&quot;;[.$C$1];&quot;/&quot;;[.C129];&quot;/g' &quot;;[.A129];&quot;.json&quot;)" office:value-type="string" office:string-value="sed -i 's/lstm_no/550/g' 127.json" calcext:value-type="string">
            <text:p>sed -i 's/lstm_no/550/g' 127.json</text:p>
          </table:table-cell>
          <table:table-cell table:formula="of:=CONCATENATE(&quot;sed -i 's/&quot;;[.$D$1];&quot;/&quot;;[.D129];&quot;/g' &quot;;[.A129];&quot;.json&quot;)" office:value-type="string" office:string-value="sed -i 's/lb_no/5/g' 127.json" calcext:value-type="string">
            <text:p>sed -i 's/lb_no/5/g' 127.json</text:p>
          </table:table-cell>
          <table:table-cell table:formula="of:=CONCATENATE(&quot;echo 'python ../../../dlopt/tools/main.py --config config/&quot;;[.A129];&quot;.json --verbose=2' $&quot;)" office:value-type="string" office:string-value="echo 'python ../../../dlopt/tools/main.py --config config/127.json --verbose=2' $" calcext:value-type="string">
            <text:p>echo 'python ../../../dlopt/tools/main.py --config config/127.json --verbose=2' $</text:p>
          </table:table-cell>
          <table:table-cell table:formula="of:=CONCATENATE(&quot;python ../../../dlopt/tools/main.py --config config/&quot;;[.A129];&quot;.json --verbose=2&quot;)" office:value-type="string" office:string-value="python ../../../dlopt/tools/main.py --config config/127.json --verbose=2" calcext:value-type="string">
            <text:p>python ../../../dlopt/tools/main.py --config config/127.json --verbose=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9]" office:value-type="float" office:value="550" calcext:value-type="float">
            <text:p>550</text:p>
          </table:table-cell>
          <table:table-cell table:formula="of:=[.C129]"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30];&quot;.json&quot;)" office:value-type="string" office:string-value="cp template.json 128.json" calcext:value-type="string">
            <text:p>cp template.json 128.json</text:p>
          </table:table-cell>
          <table:table-cell table:formula="of:=CONCATENATE(&quot;sed -i 's/&quot;;[.$A$1];&quot;/&quot;;[.A130];&quot;/g' &quot;;[.A130];&quot;.json&quot;)" office:value-type="string" office:string-value="sed -i 's/config_no/128/g' 128.json" calcext:value-type="string">
            <text:p>sed -i 's/config_no/128/g' 128.json</text:p>
          </table:table-cell>
          <table:table-cell table:formula="of:=CONCATENATE(&quot;sed -i 's/&quot;;[.$B$1];&quot;/&quot;;[.B130];&quot;/g' &quot;;[.A130];&quot;.json&quot;)" office:value-type="string" office:string-value="sed -i 's/embedding_no/550/g' 128.json" calcext:value-type="string">
            <text:p>sed -i 's/embedding_no/550/g' 128.json</text:p>
          </table:table-cell>
          <table:table-cell table:formula="of:=CONCATENATE(&quot;sed -i 's/&quot;;[.$C$1];&quot;/&quot;;[.C130];&quot;/g' &quot;;[.A130];&quot;.json&quot;)" office:value-type="string" office:string-value="sed -i 's/lstm_no/550/g' 128.json" calcext:value-type="string">
            <text:p>sed -i 's/lstm_no/550/g' 128.json</text:p>
          </table:table-cell>
          <table:table-cell table:formula="of:=CONCATENATE(&quot;sed -i 's/&quot;;[.$D$1];&quot;/&quot;;[.D130];&quot;/g' &quot;;[.A130];&quot;.json&quot;)" office:value-type="string" office:string-value="sed -i 's/lb_no/10/g' 128.json" calcext:value-type="string">
            <text:p>sed -i 's/lb_no/10/g' 128.json</text:p>
          </table:table-cell>
          <table:table-cell table:formula="of:=CONCATENATE(&quot;echo 'python ../../../dlopt/tools/main.py --config config/&quot;;[.A130];&quot;.json --verbose=2' $&quot;)" office:value-type="string" office:string-value="echo 'python ../../../dlopt/tools/main.py --config config/128.json --verbose=2' $" calcext:value-type="string">
            <text:p>echo 'python ../../../dlopt/tools/main.py --config config/128.json --verbose=2' $</text:p>
          </table:table-cell>
          <table:table-cell table:formula="of:=CONCATENATE(&quot;python ../../../dlopt/tools/main.py --config config/&quot;;[.A130];&quot;.json --verbose=2&quot;)" office:value-type="string" office:string-value="python ../../../dlopt/tools/main.py --config config/128.json --verbose=2" calcext:value-type="string">
            <text:p>python ../../../dlopt/tools/main.py --config config/128.json --verbose=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0]" office:value-type="float" office:value="550" calcext:value-type="float">
            <text:p>550</text:p>
          </table:table-cell>
          <table:table-cell table:formula="of:=[.C130]" office:value-type="float" office:value="550" calcext:value-type="float">
            <text:p>5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31];&quot;.json&quot;)" office:value-type="string" office:string-value="cp template.json 129.json" calcext:value-type="string">
            <text:p>cp template.json 129.json</text:p>
          </table:table-cell>
          <table:table-cell table:formula="of:=CONCATENATE(&quot;sed -i 's/&quot;;[.$A$1];&quot;/&quot;;[.A131];&quot;/g' &quot;;[.A131];&quot;.json&quot;)" office:value-type="string" office:string-value="sed -i 's/config_no/129/g' 129.json" calcext:value-type="string">
            <text:p>sed -i 's/config_no/129/g' 129.json</text:p>
          </table:table-cell>
          <table:table-cell table:formula="of:=CONCATENATE(&quot;sed -i 's/&quot;;[.$B$1];&quot;/&quot;;[.B131];&quot;/g' &quot;;[.A131];&quot;.json&quot;)" office:value-type="string" office:string-value="sed -i 's/embedding_no/550/g' 129.json" calcext:value-type="string">
            <text:p>sed -i 's/embedding_no/550/g' 129.json</text:p>
          </table:table-cell>
          <table:table-cell table:formula="of:=CONCATENATE(&quot;sed -i 's/&quot;;[.$C$1];&quot;/&quot;;[.C131];&quot;/g' &quot;;[.A131];&quot;.json&quot;)" office:value-type="string" office:string-value="sed -i 's/lstm_no/550/g' 129.json" calcext:value-type="string">
            <text:p>sed -i 's/lstm_no/550/g' 129.json</text:p>
          </table:table-cell>
          <table:table-cell table:formula="of:=CONCATENATE(&quot;sed -i 's/&quot;;[.$D$1];&quot;/&quot;;[.D131];&quot;/g' &quot;;[.A131];&quot;.json&quot;)" office:value-type="string" office:string-value="sed -i 's/lb_no/15/g' 129.json" calcext:value-type="string">
            <text:p>sed -i 's/lb_no/15/g' 129.json</text:p>
          </table:table-cell>
          <table:table-cell table:formula="of:=CONCATENATE(&quot;echo 'python ../../../dlopt/tools/main.py --config config/&quot;;[.A131];&quot;.json --verbose=2' $&quot;)" office:value-type="string" office:string-value="echo 'python ../../../dlopt/tools/main.py --config config/129.json --verbose=2' $" calcext:value-type="string">
            <text:p>echo 'python ../../../dlopt/tools/main.py --config config/129.json --verbose=2' $</text:p>
          </table:table-cell>
          <table:table-cell table:formula="of:=CONCATENATE(&quot;python ../../../dlopt/tools/main.py --config config/&quot;;[.A131];&quot;.json --verbose=2&quot;)" office:value-type="string" office:string-value="python ../../../dlopt/tools/main.py --config config/129.json --verbose=2" calcext:value-type="string">
            <text:p>python ../../../dlopt/tools/main.py --config config/129.json --verbose=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1]" office:value-type="float" office:value="550" calcext:value-type="float">
            <text:p>550</text:p>
          </table:table-cell>
          <table:table-cell table:formula="of:=[.C131]" office:value-type="float" office:value="550" calcext:value-type="float">
            <text:p>5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32];&quot;.json&quot;)" office:value-type="string" office:string-value="cp template.json 130.json" calcext:value-type="string">
            <text:p>cp template.json 130.json</text:p>
          </table:table-cell>
          <table:table-cell table:formula="of:=CONCATENATE(&quot;sed -i 's/&quot;;[.$A$1];&quot;/&quot;;[.A132];&quot;/g' &quot;;[.A132];&quot;.json&quot;)" office:value-type="string" office:string-value="sed -i 's/config_no/130/g' 130.json" calcext:value-type="string">
            <text:p>sed -i 's/config_no/130/g' 130.json</text:p>
          </table:table-cell>
          <table:table-cell table:formula="of:=CONCATENATE(&quot;sed -i 's/&quot;;[.$B$1];&quot;/&quot;;[.B132];&quot;/g' &quot;;[.A132];&quot;.json&quot;)" office:value-type="string" office:string-value="sed -i 's/embedding_no/550/g' 130.json" calcext:value-type="string">
            <text:p>sed -i 's/embedding_no/550/g' 130.json</text:p>
          </table:table-cell>
          <table:table-cell table:formula="of:=CONCATENATE(&quot;sed -i 's/&quot;;[.$C$1];&quot;/&quot;;[.C132];&quot;/g' &quot;;[.A132];&quot;.json&quot;)" office:value-type="string" office:string-value="sed -i 's/lstm_no/550/g' 130.json" calcext:value-type="string">
            <text:p>sed -i 's/lstm_no/550/g' 130.json</text:p>
          </table:table-cell>
          <table:table-cell table:formula="of:=CONCATENATE(&quot;sed -i 's/&quot;;[.$D$1];&quot;/&quot;;[.D132];&quot;/g' &quot;;[.A132];&quot;.json&quot;)" office:value-type="string" office:string-value="sed -i 's/lb_no/20/g' 130.json" calcext:value-type="string">
            <text:p>sed -i 's/lb_no/20/g' 130.json</text:p>
          </table:table-cell>
          <table:table-cell table:formula="of:=CONCATENATE(&quot;echo 'python ../../../dlopt/tools/main.py --config config/&quot;;[.A132];&quot;.json --verbose=2' $&quot;)" office:value-type="string" office:string-value="echo 'python ../../../dlopt/tools/main.py --config config/130.json --verbose=2' $" calcext:value-type="string">
            <text:p>echo 'python ../../../dlopt/tools/main.py --config config/130.json --verbose=2' $</text:p>
          </table:table-cell>
          <table:table-cell table:formula="of:=CONCATENATE(&quot;python ../../../dlopt/tools/main.py --config config/&quot;;[.A132];&quot;.json --verbose=2&quot;)" office:value-type="string" office:string-value="python ../../../dlopt/tools/main.py --config config/130.json --verbose=2" calcext:value-type="string">
            <text:p>python ../../../dlopt/tools/main.py --config config/130.json --verbose=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2]" office:value-type="float" office:value="550" calcext:value-type="float">
            <text:p>550</text:p>
          </table:table-cell>
          <table:table-cell table:formula="of:=[.C132]" office:value-type="float" office:value="550" calcext:value-type="float">
            <text:p>5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33];&quot;.json&quot;)" office:value-type="string" office:string-value="cp template.json 131.json" calcext:value-type="string">
            <text:p>cp template.json 131.json</text:p>
          </table:table-cell>
          <table:table-cell table:formula="of:=CONCATENATE(&quot;sed -i 's/&quot;;[.$A$1];&quot;/&quot;;[.A133];&quot;/g' &quot;;[.A133];&quot;.json&quot;)" office:value-type="string" office:string-value="sed -i 's/config_no/131/g' 131.json" calcext:value-type="string">
            <text:p>sed -i 's/config_no/131/g' 131.json</text:p>
          </table:table-cell>
          <table:table-cell table:formula="of:=CONCATENATE(&quot;sed -i 's/&quot;;[.$B$1];&quot;/&quot;;[.B133];&quot;/g' &quot;;[.A133];&quot;.json&quot;)" office:value-type="string" office:string-value="sed -i 's/embedding_no/550/g' 131.json" calcext:value-type="string">
            <text:p>sed -i 's/embedding_no/550/g' 131.json</text:p>
          </table:table-cell>
          <table:table-cell table:formula="of:=CONCATENATE(&quot;sed -i 's/&quot;;[.$C$1];&quot;/&quot;;[.C133];&quot;/g' &quot;;[.A133];&quot;.json&quot;)" office:value-type="string" office:string-value="sed -i 's/lstm_no/550/g' 131.json" calcext:value-type="string">
            <text:p>sed -i 's/lstm_no/550/g' 131.json</text:p>
          </table:table-cell>
          <table:table-cell table:formula="of:=CONCATENATE(&quot;sed -i 's/&quot;;[.$D$1];&quot;/&quot;;[.D133];&quot;/g' &quot;;[.A133];&quot;.json&quot;)" office:value-type="string" office:string-value="sed -i 's/lb_no/25/g' 131.json" calcext:value-type="string">
            <text:p>sed -i 's/lb_no/25/g' 131.json</text:p>
          </table:table-cell>
          <table:table-cell table:formula="of:=CONCATENATE(&quot;echo 'python ../../../dlopt/tools/main.py --config config/&quot;;[.A133];&quot;.json --verbose=2' $&quot;)" office:value-type="string" office:string-value="echo 'python ../../../dlopt/tools/main.py --config config/131.json --verbose=2' $" calcext:value-type="string">
            <text:p>echo 'python ../../../dlopt/tools/main.py --config config/131.json --verbose=2' $</text:p>
          </table:table-cell>
          <table:table-cell table:formula="of:=CONCATENATE(&quot;python ../../../dlopt/tools/main.py --config config/&quot;;[.A133];&quot;.json --verbose=2&quot;)" office:value-type="string" office:string-value="python ../../../dlopt/tools/main.py --config config/131.json --verbose=2" calcext:value-type="string">
            <text:p>python ../../../dlopt/tools/main.py --config config/131.json --verbose=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3]" office:value-type="float" office:value="550" calcext:value-type="float">
            <text:p>550</text:p>
          </table:table-cell>
          <table:table-cell table:formula="of:=[.C133]"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34];&quot;.json&quot;)" office:value-type="string" office:string-value="cp template.json 132.json" calcext:value-type="string">
            <text:p>cp template.json 132.json</text:p>
          </table:table-cell>
          <table:table-cell table:formula="of:=CONCATENATE(&quot;sed -i 's/&quot;;[.$A$1];&quot;/&quot;;[.A134];&quot;/g' &quot;;[.A134];&quot;.json&quot;)" office:value-type="string" office:string-value="sed -i 's/config_no/132/g' 132.json" calcext:value-type="string">
            <text:p>sed -i 's/config_no/132/g' 132.json</text:p>
          </table:table-cell>
          <table:table-cell table:formula="of:=CONCATENATE(&quot;sed -i 's/&quot;;[.$B$1];&quot;/&quot;;[.B134];&quot;/g' &quot;;[.A134];&quot;.json&quot;)" office:value-type="string" office:string-value="sed -i 's/embedding_no/550/g' 132.json" calcext:value-type="string">
            <text:p>sed -i 's/embedding_no/550/g' 132.json</text:p>
          </table:table-cell>
          <table:table-cell table:formula="of:=CONCATENATE(&quot;sed -i 's/&quot;;[.$C$1];&quot;/&quot;;[.C134];&quot;/g' &quot;;[.A134];&quot;.json&quot;)" office:value-type="string" office:string-value="sed -i 's/lstm_no/550/g' 132.json" calcext:value-type="string">
            <text:p>sed -i 's/lstm_no/550/g' 132.json</text:p>
          </table:table-cell>
          <table:table-cell table:formula="of:=CONCATENATE(&quot;sed -i 's/&quot;;[.$D$1];&quot;/&quot;;[.D134];&quot;/g' &quot;;[.A134];&quot;.json&quot;)" office:value-type="string" office:string-value="sed -i 's/lb_no/30/g' 132.json" calcext:value-type="string">
            <text:p>sed -i 's/lb_no/30/g' 132.json</text:p>
          </table:table-cell>
          <table:table-cell table:formula="of:=CONCATENATE(&quot;echo 'python ../../../dlopt/tools/main.py --config config/&quot;;[.A134];&quot;.json --verbose=2' $&quot;)" office:value-type="string" office:string-value="echo 'python ../../../dlopt/tools/main.py --config config/132.json --verbose=2' $" calcext:value-type="string">
            <text:p>echo 'python ../../../dlopt/tools/main.py --config config/132.json --verbose=2' $</text:p>
          </table:table-cell>
          <table:table-cell table:formula="of:=CONCATENATE(&quot;python ../../../dlopt/tools/main.py --config config/&quot;;[.A134];&quot;.json --verbose=2&quot;)" office:value-type="string" office:string-value="python ../../../dlopt/tools/main.py --config config/132.json --verbose=2" calcext:value-type="string">
            <text:p>python ../../../dlopt/tools/main.py --config config/132.json --verbose=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4]" office:value-type="float" office:value="550" calcext:value-type="float">
            <text:p>550</text:p>
          </table:table-cell>
          <table:table-cell table:formula="of:=[.C134]+50"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35];&quot;.json&quot;)" office:value-type="string" office:string-value="cp template.json 133.json" calcext:value-type="string">
            <text:p>cp template.json 133.json</text:p>
          </table:table-cell>
          <table:table-cell table:formula="of:=CONCATENATE(&quot;sed -i 's/&quot;;[.$A$1];&quot;/&quot;;[.A135];&quot;/g' &quot;;[.A135];&quot;.json&quot;)" office:value-type="string" office:string-value="sed -i 's/config_no/133/g' 133.json" calcext:value-type="string">
            <text:p>sed -i 's/config_no/133/g' 133.json</text:p>
          </table:table-cell>
          <table:table-cell table:formula="of:=CONCATENATE(&quot;sed -i 's/&quot;;[.$B$1];&quot;/&quot;;[.B135];&quot;/g' &quot;;[.A135];&quot;.json&quot;)" office:value-type="string" office:string-value="sed -i 's/embedding_no/550/g' 133.json" calcext:value-type="string">
            <text:p>sed -i 's/embedding_no/550/g' 133.json</text:p>
          </table:table-cell>
          <table:table-cell table:formula="of:=CONCATENATE(&quot;sed -i 's/&quot;;[.$C$1];&quot;/&quot;;[.C135];&quot;/g' &quot;;[.A135];&quot;.json&quot;)" office:value-type="string" office:string-value="sed -i 's/lstm_no/600/g' 133.json" calcext:value-type="string">
            <text:p>sed -i 's/lstm_no/600/g' 133.json</text:p>
          </table:table-cell>
          <table:table-cell table:formula="of:=CONCATENATE(&quot;sed -i 's/&quot;;[.$D$1];&quot;/&quot;;[.D135];&quot;/g' &quot;;[.A135];&quot;.json&quot;)" office:value-type="string" office:string-value="sed -i 's/lb_no/2/g' 133.json" calcext:value-type="string">
            <text:p>sed -i 's/lb_no/2/g' 133.json</text:p>
          </table:table-cell>
          <table:table-cell table:formula="of:=CONCATENATE(&quot;echo 'python ../../../dlopt/tools/main.py --config config/&quot;;[.A135];&quot;.json --verbose=2' $&quot;)" office:value-type="string" office:string-value="echo 'python ../../../dlopt/tools/main.py --config config/133.json --verbose=2' $" calcext:value-type="string">
            <text:p>echo 'python ../../../dlopt/tools/main.py --config config/133.json --verbose=2' $</text:p>
          </table:table-cell>
          <table:table-cell table:formula="of:=CONCATENATE(&quot;python ../../../dlopt/tools/main.py --config config/&quot;;[.A135];&quot;.json --verbose=2&quot;)" office:value-type="string" office:string-value="python ../../../dlopt/tools/main.py --config config/133.json --verbose=2" calcext:value-type="string">
            <text:p>python ../../../dlopt/tools/main.py --config config/133.json --verbose=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5]" office:value-type="float" office:value="550" calcext:value-type="float">
            <text:p>550</text:p>
          </table:table-cell>
          <table:table-cell table:formula="of:=[.C135]"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36];&quot;.json&quot;)" office:value-type="string" office:string-value="cp template.json 134.json" calcext:value-type="string">
            <text:p>cp template.json 134.json</text:p>
          </table:table-cell>
          <table:table-cell table:formula="of:=CONCATENATE(&quot;sed -i 's/&quot;;[.$A$1];&quot;/&quot;;[.A136];&quot;/g' &quot;;[.A136];&quot;.json&quot;)" office:value-type="string" office:string-value="sed -i 's/config_no/134/g' 134.json" calcext:value-type="string">
            <text:p>sed -i 's/config_no/134/g' 134.json</text:p>
          </table:table-cell>
          <table:table-cell table:formula="of:=CONCATENATE(&quot;sed -i 's/&quot;;[.$B$1];&quot;/&quot;;[.B136];&quot;/g' &quot;;[.A136];&quot;.json&quot;)" office:value-type="string" office:string-value="sed -i 's/embedding_no/550/g' 134.json" calcext:value-type="string">
            <text:p>sed -i 's/embedding_no/550/g' 134.json</text:p>
          </table:table-cell>
          <table:table-cell table:formula="of:=CONCATENATE(&quot;sed -i 's/&quot;;[.$C$1];&quot;/&quot;;[.C136];&quot;/g' &quot;;[.A136];&quot;.json&quot;)" office:value-type="string" office:string-value="sed -i 's/lstm_no/600/g' 134.json" calcext:value-type="string">
            <text:p>sed -i 's/lstm_no/600/g' 134.json</text:p>
          </table:table-cell>
          <table:table-cell table:formula="of:=CONCATENATE(&quot;sed -i 's/&quot;;[.$D$1];&quot;/&quot;;[.D136];&quot;/g' &quot;;[.A136];&quot;.json&quot;)" office:value-type="string" office:string-value="sed -i 's/lb_no/5/g' 134.json" calcext:value-type="string">
            <text:p>sed -i 's/lb_no/5/g' 134.json</text:p>
          </table:table-cell>
          <table:table-cell table:formula="of:=CONCATENATE(&quot;echo 'python ../../../dlopt/tools/main.py --config config/&quot;;[.A136];&quot;.json --verbose=2' $&quot;)" office:value-type="string" office:string-value="echo 'python ../../../dlopt/tools/main.py --config config/134.json --verbose=2' $" calcext:value-type="string">
            <text:p>echo 'python ../../../dlopt/tools/main.py --config config/134.json --verbose=2' $</text:p>
          </table:table-cell>
          <table:table-cell table:formula="of:=CONCATENATE(&quot;python ../../../dlopt/tools/main.py --config config/&quot;;[.A136];&quot;.json --verbose=2&quot;)" office:value-type="string" office:string-value="python ../../../dlopt/tools/main.py --config config/134.json --verbose=2" calcext:value-type="string">
            <text:p>python ../../../dlopt/tools/main.py --config config/134.json --verbose=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6]" office:value-type="float" office:value="550" calcext:value-type="float">
            <text:p>550</text:p>
          </table:table-cell>
          <table:table-cell table:formula="of:=[.C136]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37];&quot;.json&quot;)" office:value-type="string" office:string-value="cp template.json 135.json" calcext:value-type="string">
            <text:p>cp template.json 135.json</text:p>
          </table:table-cell>
          <table:table-cell table:formula="of:=CONCATENATE(&quot;sed -i 's/&quot;;[.$A$1];&quot;/&quot;;[.A137];&quot;/g' &quot;;[.A137];&quot;.json&quot;)" office:value-type="string" office:string-value="sed -i 's/config_no/135/g' 135.json" calcext:value-type="string">
            <text:p>sed -i 's/config_no/135/g' 135.json</text:p>
          </table:table-cell>
          <table:table-cell table:formula="of:=CONCATENATE(&quot;sed -i 's/&quot;;[.$B$1];&quot;/&quot;;[.B137];&quot;/g' &quot;;[.A137];&quot;.json&quot;)" office:value-type="string" office:string-value="sed -i 's/embedding_no/550/g' 135.json" calcext:value-type="string">
            <text:p>sed -i 's/embedding_no/550/g' 135.json</text:p>
          </table:table-cell>
          <table:table-cell table:formula="of:=CONCATENATE(&quot;sed -i 's/&quot;;[.$C$1];&quot;/&quot;;[.C137];&quot;/g' &quot;;[.A137];&quot;.json&quot;)" office:value-type="string" office:string-value="sed -i 's/lstm_no/600/g' 135.json" calcext:value-type="string">
            <text:p>sed -i 's/lstm_no/600/g' 135.json</text:p>
          </table:table-cell>
          <table:table-cell table:formula="of:=CONCATENATE(&quot;sed -i 's/&quot;;[.$D$1];&quot;/&quot;;[.D137];&quot;/g' &quot;;[.A137];&quot;.json&quot;)" office:value-type="string" office:string-value="sed -i 's/lb_no/10/g' 135.json" calcext:value-type="string">
            <text:p>sed -i 's/lb_no/10/g' 135.json</text:p>
          </table:table-cell>
          <table:table-cell table:formula="of:=CONCATENATE(&quot;echo 'python ../../../dlopt/tools/main.py --config config/&quot;;[.A137];&quot;.json --verbose=2' $&quot;)" office:value-type="string" office:string-value="echo 'python ../../../dlopt/tools/main.py --config config/135.json --verbose=2' $" calcext:value-type="string">
            <text:p>echo 'python ../../../dlopt/tools/main.py --config config/135.json --verbose=2' $</text:p>
          </table:table-cell>
          <table:table-cell table:formula="of:=CONCATENATE(&quot;python ../../../dlopt/tools/main.py --config config/&quot;;[.A137];&quot;.json --verbose=2&quot;)" office:value-type="string" office:string-value="python ../../../dlopt/tools/main.py --config config/135.json --verbose=2" calcext:value-type="string">
            <text:p>python ../../../dlopt/tools/main.py --config config/135.json --verbose=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7]" office:value-type="float" office:value="550" calcext:value-type="float">
            <text:p>550</text:p>
          </table:table-cell>
          <table:table-cell table:formula="of:=[.C137]"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38];&quot;.json&quot;)" office:value-type="string" office:string-value="cp template.json 136.json" calcext:value-type="string">
            <text:p>cp template.json 136.json</text:p>
          </table:table-cell>
          <table:table-cell table:formula="of:=CONCATENATE(&quot;sed -i 's/&quot;;[.$A$1];&quot;/&quot;;[.A138];&quot;/g' &quot;;[.A138];&quot;.json&quot;)" office:value-type="string" office:string-value="sed -i 's/config_no/136/g' 136.json" calcext:value-type="string">
            <text:p>sed -i 's/config_no/136/g' 136.json</text:p>
          </table:table-cell>
          <table:table-cell table:formula="of:=CONCATENATE(&quot;sed -i 's/&quot;;[.$B$1];&quot;/&quot;;[.B138];&quot;/g' &quot;;[.A138];&quot;.json&quot;)" office:value-type="string" office:string-value="sed -i 's/embedding_no/550/g' 136.json" calcext:value-type="string">
            <text:p>sed -i 's/embedding_no/550/g' 136.json</text:p>
          </table:table-cell>
          <table:table-cell table:formula="of:=CONCATENATE(&quot;sed -i 's/&quot;;[.$C$1];&quot;/&quot;;[.C138];&quot;/g' &quot;;[.A138];&quot;.json&quot;)" office:value-type="string" office:string-value="sed -i 's/lstm_no/600/g' 136.json" calcext:value-type="string">
            <text:p>sed -i 's/lstm_no/600/g' 136.json</text:p>
          </table:table-cell>
          <table:table-cell table:formula="of:=CONCATENATE(&quot;sed -i 's/&quot;;[.$D$1];&quot;/&quot;;[.D138];&quot;/g' &quot;;[.A138];&quot;.json&quot;)" office:value-type="string" office:string-value="sed -i 's/lb_no/15/g' 136.json" calcext:value-type="string">
            <text:p>sed -i 's/lb_no/15/g' 136.json</text:p>
          </table:table-cell>
          <table:table-cell table:formula="of:=CONCATENATE(&quot;echo 'python ../../../dlopt/tools/main.py --config config/&quot;;[.A138];&quot;.json --verbose=2' $&quot;)" office:value-type="string" office:string-value="echo 'python ../../../dlopt/tools/main.py --config config/136.json --verbose=2' $" calcext:value-type="string">
            <text:p>echo 'python ../../../dlopt/tools/main.py --config config/136.json --verbose=2' $</text:p>
          </table:table-cell>
          <table:table-cell table:formula="of:=CONCATENATE(&quot;python ../../../dlopt/tools/main.py --config config/&quot;;[.A138];&quot;.json --verbose=2&quot;)" office:value-type="string" office:string-value="python ../../../dlopt/tools/main.py --config config/136.json --verbose=2" calcext:value-type="string">
            <text:p>python ../../../dlopt/tools/main.py --config config/136.json --verbose=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8]" office:value-type="float" office:value="550" calcext:value-type="float">
            <text:p>550</text:p>
          </table:table-cell>
          <table:table-cell table:formula="of:=[.C138]"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39];&quot;.json&quot;)" office:value-type="string" office:string-value="cp template.json 137.json" calcext:value-type="string">
            <text:p>cp template.json 137.json</text:p>
          </table:table-cell>
          <table:table-cell table:formula="of:=CONCATENATE(&quot;sed -i 's/&quot;;[.$A$1];&quot;/&quot;;[.A139];&quot;/g' &quot;;[.A139];&quot;.json&quot;)" office:value-type="string" office:string-value="sed -i 's/config_no/137/g' 137.json" calcext:value-type="string">
            <text:p>sed -i 's/config_no/137/g' 137.json</text:p>
          </table:table-cell>
          <table:table-cell table:formula="of:=CONCATENATE(&quot;sed -i 's/&quot;;[.$B$1];&quot;/&quot;;[.B139];&quot;/g' &quot;;[.A139];&quot;.json&quot;)" office:value-type="string" office:string-value="sed -i 's/embedding_no/550/g' 137.json" calcext:value-type="string">
            <text:p>sed -i 's/embedding_no/550/g' 137.json</text:p>
          </table:table-cell>
          <table:table-cell table:formula="of:=CONCATENATE(&quot;sed -i 's/&quot;;[.$C$1];&quot;/&quot;;[.C139];&quot;/g' &quot;;[.A139];&quot;.json&quot;)" office:value-type="string" office:string-value="sed -i 's/lstm_no/600/g' 137.json" calcext:value-type="string">
            <text:p>sed -i 's/lstm_no/600/g' 137.json</text:p>
          </table:table-cell>
          <table:table-cell table:formula="of:=CONCATENATE(&quot;sed -i 's/&quot;;[.$D$1];&quot;/&quot;;[.D139];&quot;/g' &quot;;[.A139];&quot;.json&quot;)" office:value-type="string" office:string-value="sed -i 's/lb_no/20/g' 137.json" calcext:value-type="string">
            <text:p>sed -i 's/lb_no/20/g' 137.json</text:p>
          </table:table-cell>
          <table:table-cell table:formula="of:=CONCATENATE(&quot;echo 'python ../../../dlopt/tools/main.py --config config/&quot;;[.A139];&quot;.json --verbose=2' $&quot;)" office:value-type="string" office:string-value="echo 'python ../../../dlopt/tools/main.py --config config/137.json --verbose=2' $" calcext:value-type="string">
            <text:p>echo 'python ../../../dlopt/tools/main.py --config config/137.json --verbose=2' $</text:p>
          </table:table-cell>
          <table:table-cell table:formula="of:=CONCATENATE(&quot;python ../../../dlopt/tools/main.py --config config/&quot;;[.A139];&quot;.json --verbose=2&quot;)" office:value-type="string" office:string-value="python ../../../dlopt/tools/main.py --config config/137.json --verbose=2" calcext:value-type="string">
            <text:p>python ../../../dlopt/tools/main.py --config config/137.json --verbose=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9]" office:value-type="float" office:value="550" calcext:value-type="float">
            <text:p>550</text:p>
          </table:table-cell>
          <table:table-cell table:formula="of:=[.C139]"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40];&quot;.json&quot;)" office:value-type="string" office:string-value="cp template.json 138.json" calcext:value-type="string">
            <text:p>cp template.json 138.json</text:p>
          </table:table-cell>
          <table:table-cell table:formula="of:=CONCATENATE(&quot;sed -i 's/&quot;;[.$A$1];&quot;/&quot;;[.A140];&quot;/g' &quot;;[.A140];&quot;.json&quot;)" office:value-type="string" office:string-value="sed -i 's/config_no/138/g' 138.json" calcext:value-type="string">
            <text:p>sed -i 's/config_no/138/g' 138.json</text:p>
          </table:table-cell>
          <table:table-cell table:formula="of:=CONCATENATE(&quot;sed -i 's/&quot;;[.$B$1];&quot;/&quot;;[.B140];&quot;/g' &quot;;[.A140];&quot;.json&quot;)" office:value-type="string" office:string-value="sed -i 's/embedding_no/550/g' 138.json" calcext:value-type="string">
            <text:p>sed -i 's/embedding_no/550/g' 138.json</text:p>
          </table:table-cell>
          <table:table-cell table:formula="of:=CONCATENATE(&quot;sed -i 's/&quot;;[.$C$1];&quot;/&quot;;[.C140];&quot;/g' &quot;;[.A140];&quot;.json&quot;)" office:value-type="string" office:string-value="sed -i 's/lstm_no/600/g' 138.json" calcext:value-type="string">
            <text:p>sed -i 's/lstm_no/600/g' 138.json</text:p>
          </table:table-cell>
          <table:table-cell table:formula="of:=CONCATENATE(&quot;sed -i 's/&quot;;[.$D$1];&quot;/&quot;;[.D140];&quot;/g' &quot;;[.A140];&quot;.json&quot;)" office:value-type="string" office:string-value="sed -i 's/lb_no/25/g' 138.json" calcext:value-type="string">
            <text:p>sed -i 's/lb_no/25/g' 138.json</text:p>
          </table:table-cell>
          <table:table-cell table:formula="of:=CONCATENATE(&quot;echo 'python ../../../dlopt/tools/main.py --config config/&quot;;[.A140];&quot;.json --verbose=2' $&quot;)" office:value-type="string" office:string-value="echo 'python ../../../dlopt/tools/main.py --config config/138.json --verbose=2' $" calcext:value-type="string">
            <text:p>echo 'python ../../../dlopt/tools/main.py --config config/138.json --verbose=2' $</text:p>
          </table:table-cell>
          <table:table-cell table:formula="of:=CONCATENATE(&quot;python ../../../dlopt/tools/main.py --config config/&quot;;[.A140];&quot;.json --verbose=2&quot;)" office:value-type="string" office:string-value="python ../../../dlopt/tools/main.py --config config/138.json --verbose=2" calcext:value-type="string">
            <text:p>python ../../../dlopt/tools/main.py --config config/138.json --verbose=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0]" office:value-type="float" office:value="550" calcext:value-type="float">
            <text:p>550</text:p>
          </table:table-cell>
          <table:table-cell table:formula="of:=[.C140]"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41];&quot;.json&quot;)" office:value-type="string" office:string-value="cp template.json 139.json" calcext:value-type="string">
            <text:p>cp template.json 139.json</text:p>
          </table:table-cell>
          <table:table-cell table:formula="of:=CONCATENATE(&quot;sed -i 's/&quot;;[.$A$1];&quot;/&quot;;[.A141];&quot;/g' &quot;;[.A141];&quot;.json&quot;)" office:value-type="string" office:string-value="sed -i 's/config_no/139/g' 139.json" calcext:value-type="string">
            <text:p>sed -i 's/config_no/139/g' 139.json</text:p>
          </table:table-cell>
          <table:table-cell table:formula="of:=CONCATENATE(&quot;sed -i 's/&quot;;[.$B$1];&quot;/&quot;;[.B141];&quot;/g' &quot;;[.A141];&quot;.json&quot;)" office:value-type="string" office:string-value="sed -i 's/embedding_no/550/g' 139.json" calcext:value-type="string">
            <text:p>sed -i 's/embedding_no/550/g' 139.json</text:p>
          </table:table-cell>
          <table:table-cell table:formula="of:=CONCATENATE(&quot;sed -i 's/&quot;;[.$C$1];&quot;/&quot;;[.C141];&quot;/g' &quot;;[.A141];&quot;.json&quot;)" office:value-type="string" office:string-value="sed -i 's/lstm_no/600/g' 139.json" calcext:value-type="string">
            <text:p>sed -i 's/lstm_no/600/g' 139.json</text:p>
          </table:table-cell>
          <table:table-cell table:formula="of:=CONCATENATE(&quot;sed -i 's/&quot;;[.$D$1];&quot;/&quot;;[.D141];&quot;/g' &quot;;[.A141];&quot;.json&quot;)" office:value-type="string" office:string-value="sed -i 's/lb_no/30/g' 139.json" calcext:value-type="string">
            <text:p>sed -i 's/lb_no/30/g' 139.json</text:p>
          </table:table-cell>
          <table:table-cell table:formula="of:=CONCATENATE(&quot;echo 'python ../../../dlopt/tools/main.py --config config/&quot;;[.A141];&quot;.json --verbose=2' $&quot;)" office:value-type="string" office:string-value="echo 'python ../../../dlopt/tools/main.py --config config/139.json --verbose=2' $" calcext:value-type="string">
            <text:p>echo 'python ../../../dlopt/tools/main.py --config config/139.json --verbose=2' $</text:p>
          </table:table-cell>
          <table:table-cell table:formula="of:=CONCATENATE(&quot;python ../../../dlopt/tools/main.py --config config/&quot;;[.A141];&quot;.json --verbose=2&quot;)" office:value-type="string" office:string-value="python ../../../dlopt/tools/main.py --config config/139.json --verbose=2" calcext:value-type="string">
            <text:p>python ../../../dlopt/tools/main.py --config config/139.json --verbose=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1]+50" office:value-type="float" office:value="600" calcext:value-type="float">
            <text:p>600</text:p>
          </table:table-cell>
          <table:table-cell table:formula="of:=[.C141]"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42];&quot;.json&quot;)" office:value-type="string" office:string-value="cp template.json 140.json" calcext:value-type="string">
            <text:p>cp template.json 140.json</text:p>
          </table:table-cell>
          <table:table-cell table:formula="of:=CONCATENATE(&quot;sed -i 's/&quot;;[.$A$1];&quot;/&quot;;[.A142];&quot;/g' &quot;;[.A142];&quot;.json&quot;)" office:value-type="string" office:string-value="sed -i 's/config_no/140/g' 140.json" calcext:value-type="string">
            <text:p>sed -i 's/config_no/140/g' 140.json</text:p>
          </table:table-cell>
          <table:table-cell table:formula="of:=CONCATENATE(&quot;sed -i 's/&quot;;[.$B$1];&quot;/&quot;;[.B142];&quot;/g' &quot;;[.A142];&quot;.json&quot;)" office:value-type="string" office:string-value="sed -i 's/embedding_no/600/g' 140.json" calcext:value-type="string">
            <text:p>sed -i 's/embedding_no/600/g' 140.json</text:p>
          </table:table-cell>
          <table:table-cell table:formula="of:=CONCATENATE(&quot;sed -i 's/&quot;;[.$C$1];&quot;/&quot;;[.C142];&quot;/g' &quot;;[.A142];&quot;.json&quot;)" office:value-type="string" office:string-value="sed -i 's/lstm_no/600/g' 140.json" calcext:value-type="string">
            <text:p>sed -i 's/lstm_no/600/g' 140.json</text:p>
          </table:table-cell>
          <table:table-cell table:formula="of:=CONCATENATE(&quot;sed -i 's/&quot;;[.$D$1];&quot;/&quot;;[.D142];&quot;/g' &quot;;[.A142];&quot;.json&quot;)" office:value-type="string" office:string-value="sed -i 's/lb_no/2/g' 140.json" calcext:value-type="string">
            <text:p>sed -i 's/lb_no/2/g' 140.json</text:p>
          </table:table-cell>
          <table:table-cell table:formula="of:=CONCATENATE(&quot;echo 'python ../../../dlopt/tools/main.py --config config/&quot;;[.A142];&quot;.json --verbose=2' $&quot;)" office:value-type="string" office:string-value="echo 'python ../../../dlopt/tools/main.py --config config/140.json --verbose=2' $" calcext:value-type="string">
            <text:p>echo 'python ../../../dlopt/tools/main.py --config config/140.json --verbose=2' $</text:p>
          </table:table-cell>
          <table:table-cell table:formula="of:=CONCATENATE(&quot;python ../../../dlopt/tools/main.py --config config/&quot;;[.A142];&quot;.json --verbose=2&quot;)" office:value-type="string" office:string-value="python ../../../dlopt/tools/main.py --config config/140.json --verbose=2" calcext:value-type="string">
            <text:p>python ../../../dlopt/tools/main.py --config config/140.json --verbose=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2]" office:value-type="float" office:value="600" calcext:value-type="float">
            <text:p>600</text:p>
          </table:table-cell>
          <table:table-cell table:formula="of:=[.C142]"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43];&quot;.json&quot;)" office:value-type="string" office:string-value="cp template.json 141.json" calcext:value-type="string">
            <text:p>cp template.json 141.json</text:p>
          </table:table-cell>
          <table:table-cell table:formula="of:=CONCATENATE(&quot;sed -i 's/&quot;;[.$A$1];&quot;/&quot;;[.A143];&quot;/g' &quot;;[.A143];&quot;.json&quot;)" office:value-type="string" office:string-value="sed -i 's/config_no/141/g' 141.json" calcext:value-type="string">
            <text:p>sed -i 's/config_no/141/g' 141.json</text:p>
          </table:table-cell>
          <table:table-cell table:formula="of:=CONCATENATE(&quot;sed -i 's/&quot;;[.$B$1];&quot;/&quot;;[.B143];&quot;/g' &quot;;[.A143];&quot;.json&quot;)" office:value-type="string" office:string-value="sed -i 's/embedding_no/600/g' 141.json" calcext:value-type="string">
            <text:p>sed -i 's/embedding_no/600/g' 141.json</text:p>
          </table:table-cell>
          <table:table-cell table:formula="of:=CONCATENATE(&quot;sed -i 's/&quot;;[.$C$1];&quot;/&quot;;[.C143];&quot;/g' &quot;;[.A143];&quot;.json&quot;)" office:value-type="string" office:string-value="sed -i 's/lstm_no/600/g' 141.json" calcext:value-type="string">
            <text:p>sed -i 's/lstm_no/600/g' 141.json</text:p>
          </table:table-cell>
          <table:table-cell table:formula="of:=CONCATENATE(&quot;sed -i 's/&quot;;[.$D$1];&quot;/&quot;;[.D143];&quot;/g' &quot;;[.A143];&quot;.json&quot;)" office:value-type="string" office:string-value="sed -i 's/lb_no/5/g' 141.json" calcext:value-type="string">
            <text:p>sed -i 's/lb_no/5/g' 141.json</text:p>
          </table:table-cell>
          <table:table-cell table:formula="of:=CONCATENATE(&quot;echo 'python ../../../dlopt/tools/main.py --config config/&quot;;[.A143];&quot;.json --verbose=2' $&quot;)" office:value-type="string" office:string-value="echo 'python ../../../dlopt/tools/main.py --config config/141.json --verbose=2' $" calcext:value-type="string">
            <text:p>echo 'python ../../../dlopt/tools/main.py --config config/141.json --verbose=2' $</text:p>
          </table:table-cell>
          <table:table-cell table:formula="of:=CONCATENATE(&quot;python ../../../dlopt/tools/main.py --config config/&quot;;[.A143];&quot;.json --verbose=2&quot;)" office:value-type="string" office:string-value="python ../../../dlopt/tools/main.py --config config/141.json --verbose=2" calcext:value-type="string">
            <text:p>python ../../../dlopt/tools/main.py --config config/141.json --verbose=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3]" office:value-type="float" office:value="600" calcext:value-type="float">
            <text:p>600</text:p>
          </table:table-cell>
          <table:table-cell table:formula="of:=[.C143]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44];&quot;.json&quot;)" office:value-type="string" office:string-value="cp template.json 142.json" calcext:value-type="string">
            <text:p>cp template.json 142.json</text:p>
          </table:table-cell>
          <table:table-cell table:formula="of:=CONCATENATE(&quot;sed -i 's/&quot;;[.$A$1];&quot;/&quot;;[.A144];&quot;/g' &quot;;[.A144];&quot;.json&quot;)" office:value-type="string" office:string-value="sed -i 's/config_no/142/g' 142.json" calcext:value-type="string">
            <text:p>sed -i 's/config_no/142/g' 142.json</text:p>
          </table:table-cell>
          <table:table-cell table:formula="of:=CONCATENATE(&quot;sed -i 's/&quot;;[.$B$1];&quot;/&quot;;[.B144];&quot;/g' &quot;;[.A144];&quot;.json&quot;)" office:value-type="string" office:string-value="sed -i 's/embedding_no/600/g' 142.json" calcext:value-type="string">
            <text:p>sed -i 's/embedding_no/600/g' 142.json</text:p>
          </table:table-cell>
          <table:table-cell table:formula="of:=CONCATENATE(&quot;sed -i 's/&quot;;[.$C$1];&quot;/&quot;;[.C144];&quot;/g' &quot;;[.A144];&quot;.json&quot;)" office:value-type="string" office:string-value="sed -i 's/lstm_no/600/g' 142.json" calcext:value-type="string">
            <text:p>sed -i 's/lstm_no/600/g' 142.json</text:p>
          </table:table-cell>
          <table:table-cell table:formula="of:=CONCATENATE(&quot;sed -i 's/&quot;;[.$D$1];&quot;/&quot;;[.D144];&quot;/g' &quot;;[.A144];&quot;.json&quot;)" office:value-type="string" office:string-value="sed -i 's/lb_no/10/g' 142.json" calcext:value-type="string">
            <text:p>sed -i 's/lb_no/10/g' 142.json</text:p>
          </table:table-cell>
          <table:table-cell table:formula="of:=CONCATENATE(&quot;echo 'python ../../../dlopt/tools/main.py --config config/&quot;;[.A144];&quot;.json --verbose=2' $&quot;)" office:value-type="string" office:string-value="echo 'python ../../../dlopt/tools/main.py --config config/142.json --verbose=2' $" calcext:value-type="string">
            <text:p>echo 'python ../../../dlopt/tools/main.py --config config/142.json --verbose=2' $</text:p>
          </table:table-cell>
          <table:table-cell table:formula="of:=CONCATENATE(&quot;python ../../../dlopt/tools/main.py --config config/&quot;;[.A144];&quot;.json --verbose=2&quot;)" office:value-type="string" office:string-value="python ../../../dlopt/tools/main.py --config config/142.json --verbose=2" calcext:value-type="string">
            <text:p>python ../../../dlopt/tools/main.py --config config/142.json --verbose=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4]" office:value-type="float" office:value="600" calcext:value-type="float">
            <text:p>600</text:p>
          </table:table-cell>
          <table:table-cell table:formula="of:=[.C144]"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45];&quot;.json&quot;)" office:value-type="string" office:string-value="cp template.json 143.json" calcext:value-type="string">
            <text:p>cp template.json 143.json</text:p>
          </table:table-cell>
          <table:table-cell table:formula="of:=CONCATENATE(&quot;sed -i 's/&quot;;[.$A$1];&quot;/&quot;;[.A145];&quot;/g' &quot;;[.A145];&quot;.json&quot;)" office:value-type="string" office:string-value="sed -i 's/config_no/143/g' 143.json" calcext:value-type="string">
            <text:p>sed -i 's/config_no/143/g' 143.json</text:p>
          </table:table-cell>
          <table:table-cell table:formula="of:=CONCATENATE(&quot;sed -i 's/&quot;;[.$B$1];&quot;/&quot;;[.B145];&quot;/g' &quot;;[.A145];&quot;.json&quot;)" office:value-type="string" office:string-value="sed -i 's/embedding_no/600/g' 143.json" calcext:value-type="string">
            <text:p>sed -i 's/embedding_no/600/g' 143.json</text:p>
          </table:table-cell>
          <table:table-cell table:formula="of:=CONCATENATE(&quot;sed -i 's/&quot;;[.$C$1];&quot;/&quot;;[.C145];&quot;/g' &quot;;[.A145];&quot;.json&quot;)" office:value-type="string" office:string-value="sed -i 's/lstm_no/600/g' 143.json" calcext:value-type="string">
            <text:p>sed -i 's/lstm_no/600/g' 143.json</text:p>
          </table:table-cell>
          <table:table-cell table:formula="of:=CONCATENATE(&quot;sed -i 's/&quot;;[.$D$1];&quot;/&quot;;[.D145];&quot;/g' &quot;;[.A145];&quot;.json&quot;)" office:value-type="string" office:string-value="sed -i 's/lb_no/15/g' 143.json" calcext:value-type="string">
            <text:p>sed -i 's/lb_no/15/g' 143.json</text:p>
          </table:table-cell>
          <table:table-cell table:formula="of:=CONCATENATE(&quot;echo 'python ../../../dlopt/tools/main.py --config config/&quot;;[.A145];&quot;.json --verbose=2' $&quot;)" office:value-type="string" office:string-value="echo 'python ../../../dlopt/tools/main.py --config config/143.json --verbose=2' $" calcext:value-type="string">
            <text:p>echo 'python ../../../dlopt/tools/main.py --config config/143.json --verbose=2' $</text:p>
          </table:table-cell>
          <table:table-cell table:formula="of:=CONCATENATE(&quot;python ../../../dlopt/tools/main.py --config config/&quot;;[.A145];&quot;.json --verbose=2&quot;)" office:value-type="string" office:string-value="python ../../../dlopt/tools/main.py --config config/143.json --verbose=2" calcext:value-type="string">
            <text:p>python ../../../dlopt/tools/main.py --config config/143.json --verbose=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5]" office:value-type="float" office:value="600" calcext:value-type="float">
            <text:p>600</text:p>
          </table:table-cell>
          <table:table-cell table:formula="of:=[.C145]"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46];&quot;.json&quot;)" office:value-type="string" office:string-value="cp template.json 144.json" calcext:value-type="string">
            <text:p>cp template.json 144.json</text:p>
          </table:table-cell>
          <table:table-cell table:formula="of:=CONCATENATE(&quot;sed -i 's/&quot;;[.$A$1];&quot;/&quot;;[.A146];&quot;/g' &quot;;[.A146];&quot;.json&quot;)" office:value-type="string" office:string-value="sed -i 's/config_no/144/g' 144.json" calcext:value-type="string">
            <text:p>sed -i 's/config_no/144/g' 144.json</text:p>
          </table:table-cell>
          <table:table-cell table:formula="of:=CONCATENATE(&quot;sed -i 's/&quot;;[.$B$1];&quot;/&quot;;[.B146];&quot;/g' &quot;;[.A146];&quot;.json&quot;)" office:value-type="string" office:string-value="sed -i 's/embedding_no/600/g' 144.json" calcext:value-type="string">
            <text:p>sed -i 's/embedding_no/600/g' 144.json</text:p>
          </table:table-cell>
          <table:table-cell table:formula="of:=CONCATENATE(&quot;sed -i 's/&quot;;[.$C$1];&quot;/&quot;;[.C146];&quot;/g' &quot;;[.A146];&quot;.json&quot;)" office:value-type="string" office:string-value="sed -i 's/lstm_no/600/g' 144.json" calcext:value-type="string">
            <text:p>sed -i 's/lstm_no/600/g' 144.json</text:p>
          </table:table-cell>
          <table:table-cell table:formula="of:=CONCATENATE(&quot;sed -i 's/&quot;;[.$D$1];&quot;/&quot;;[.D146];&quot;/g' &quot;;[.A146];&quot;.json&quot;)" office:value-type="string" office:string-value="sed -i 's/lb_no/20/g' 144.json" calcext:value-type="string">
            <text:p>sed -i 's/lb_no/20/g' 144.json</text:p>
          </table:table-cell>
          <table:table-cell table:formula="of:=CONCATENATE(&quot;echo 'python ../../../dlopt/tools/main.py --config config/&quot;;[.A146];&quot;.json --verbose=2' $&quot;)" office:value-type="string" office:string-value="echo 'python ../../../dlopt/tools/main.py --config config/144.json --verbose=2' $" calcext:value-type="string">
            <text:p>echo 'python ../../../dlopt/tools/main.py --config config/144.json --verbose=2' $</text:p>
          </table:table-cell>
          <table:table-cell table:formula="of:=CONCATENATE(&quot;python ../../../dlopt/tools/main.py --config config/&quot;;[.A146];&quot;.json --verbose=2&quot;)" office:value-type="string" office:string-value="python ../../../dlopt/tools/main.py --config config/144.json --verbose=2" calcext:value-type="string">
            <text:p>python ../../../dlopt/tools/main.py --config config/144.json --verbose=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6]" office:value-type="float" office:value="600" calcext:value-type="float">
            <text:p>600</text:p>
          </table:table-cell>
          <table:table-cell table:formula="of:=[.C146]"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47];&quot;.json&quot;)" office:value-type="string" office:string-value="cp template.json 145.json" calcext:value-type="string">
            <text:p>cp template.json 145.json</text:p>
          </table:table-cell>
          <table:table-cell table:formula="of:=CONCATENATE(&quot;sed -i 's/&quot;;[.$A$1];&quot;/&quot;;[.A147];&quot;/g' &quot;;[.A147];&quot;.json&quot;)" office:value-type="string" office:string-value="sed -i 's/config_no/145/g' 145.json" calcext:value-type="string">
            <text:p>sed -i 's/config_no/145/g' 145.json</text:p>
          </table:table-cell>
          <table:table-cell table:formula="of:=CONCATENATE(&quot;sed -i 's/&quot;;[.$B$1];&quot;/&quot;;[.B147];&quot;/g' &quot;;[.A147];&quot;.json&quot;)" office:value-type="string" office:string-value="sed -i 's/embedding_no/600/g' 145.json" calcext:value-type="string">
            <text:p>sed -i 's/embedding_no/600/g' 145.json</text:p>
          </table:table-cell>
          <table:table-cell table:formula="of:=CONCATENATE(&quot;sed -i 's/&quot;;[.$C$1];&quot;/&quot;;[.C147];&quot;/g' &quot;;[.A147];&quot;.json&quot;)" office:value-type="string" office:string-value="sed -i 's/lstm_no/600/g' 145.json" calcext:value-type="string">
            <text:p>sed -i 's/lstm_no/600/g' 145.json</text:p>
          </table:table-cell>
          <table:table-cell table:formula="of:=CONCATENATE(&quot;sed -i 's/&quot;;[.$D$1];&quot;/&quot;;[.D147];&quot;/g' &quot;;[.A147];&quot;.json&quot;)" office:value-type="string" office:string-value="sed -i 's/lb_no/25/g' 145.json" calcext:value-type="string">
            <text:p>sed -i 's/lb_no/25/g' 145.json</text:p>
          </table:table-cell>
          <table:table-cell table:formula="of:=CONCATENATE(&quot;echo 'python ../../../dlopt/tools/main.py --config config/&quot;;[.A147];&quot;.json --verbose=2' $&quot;)" office:value-type="string" office:string-value="echo 'python ../../../dlopt/tools/main.py --config config/145.json --verbose=2' $" calcext:value-type="string">
            <text:p>echo 'python ../../../dlopt/tools/main.py --config config/145.json --verbose=2' $</text:p>
          </table:table-cell>
          <table:table-cell table:formula="of:=CONCATENATE(&quot;python ../../../dlopt/tools/main.py --config config/&quot;;[.A147];&quot;.json --verbose=2&quot;)" office:value-type="string" office:string-value="python ../../../dlopt/tools/main.py --config config/145.json --verbose=2" calcext:value-type="string">
            <text:p>python ../../../dlopt/tools/main.py --config config/145.json --verbose=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7]" office:value-type="float" office:value="600" calcext:value-type="float">
            <text:p>600</text:p>
          </table:table-cell>
          <table:table-cell table:formula="of:=[.C147]"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48];&quot;.json&quot;)" office:value-type="string" office:string-value="cp template.json 146.json" calcext:value-type="string">
            <text:p>cp template.json 146.json</text:p>
          </table:table-cell>
          <table:table-cell table:formula="of:=CONCATENATE(&quot;sed -i 's/&quot;;[.$A$1];&quot;/&quot;;[.A148];&quot;/g' &quot;;[.A148];&quot;.json&quot;)" office:value-type="string" office:string-value="sed -i 's/config_no/146/g' 146.json" calcext:value-type="string">
            <text:p>sed -i 's/config_no/146/g' 146.json</text:p>
          </table:table-cell>
          <table:table-cell table:formula="of:=CONCATENATE(&quot;sed -i 's/&quot;;[.$B$1];&quot;/&quot;;[.B148];&quot;/g' &quot;;[.A148];&quot;.json&quot;)" office:value-type="string" office:string-value="sed -i 's/embedding_no/600/g' 146.json" calcext:value-type="string">
            <text:p>sed -i 's/embedding_no/600/g' 146.json</text:p>
          </table:table-cell>
          <table:table-cell table:formula="of:=CONCATENATE(&quot;sed -i 's/&quot;;[.$C$1];&quot;/&quot;;[.C148];&quot;/g' &quot;;[.A148];&quot;.json&quot;)" office:value-type="string" office:string-value="sed -i 's/lstm_no/600/g' 146.json" calcext:value-type="string">
            <text:p>sed -i 's/lstm_no/600/g' 146.json</text:p>
          </table:table-cell>
          <table:table-cell table:formula="of:=CONCATENATE(&quot;sed -i 's/&quot;;[.$D$1];&quot;/&quot;;[.D148];&quot;/g' &quot;;[.A148];&quot;.json&quot;)" office:value-type="string" office:string-value="sed -i 's/lb_no/30/g' 146.json" calcext:value-type="string">
            <text:p>sed -i 's/lb_no/30/g' 146.json</text:p>
          </table:table-cell>
          <table:table-cell table:formula="of:=CONCATENATE(&quot;echo 'python ../../../dlopt/tools/main.py --config config/&quot;;[.A148];&quot;.json --verbose=2' $&quot;)" office:value-type="string" office:string-value="echo 'python ../../../dlopt/tools/main.py --config config/146.json --verbose=2' $" calcext:value-type="string">
            <text:p>echo 'python ../../../dlopt/tools/main.py --config config/146.json --verbose=2' $</text:p>
          </table:table-cell>
          <table:table-cell table:formula="of:=CONCATENATE(&quot;python ../../../dlopt/tools/main.py --config config/&quot;;[.A148];&quot;.json --verbose=2&quot;)" office:value-type="string" office:string-value="python ../../../dlopt/tools/main.py --config config/146.json --verbose=2" calcext:value-type="string">
            <text:p>python ../../../dlopt/tools/main.py --config config/146.json --verbose=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8]" office:value-type="float" office:value="600" calcext:value-type="float">
            <text:p>600</text:p>
          </table:table-cell>
          <table:table-cell table:formula="of:=[.C148]+50"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49];&quot;.json&quot;)" office:value-type="string" office:string-value="cp template.json 147.json" calcext:value-type="string">
            <text:p>cp template.json 147.json</text:p>
          </table:table-cell>
          <table:table-cell table:formula="of:=CONCATENATE(&quot;sed -i 's/&quot;;[.$A$1];&quot;/&quot;;[.A149];&quot;/g' &quot;;[.A149];&quot;.json&quot;)" office:value-type="string" office:string-value="sed -i 's/config_no/147/g' 147.json" calcext:value-type="string">
            <text:p>sed -i 's/config_no/147/g' 147.json</text:p>
          </table:table-cell>
          <table:table-cell table:formula="of:=CONCATENATE(&quot;sed -i 's/&quot;;[.$B$1];&quot;/&quot;;[.B149];&quot;/g' &quot;;[.A149];&quot;.json&quot;)" office:value-type="string" office:string-value="sed -i 's/embedding_no/600/g' 147.json" calcext:value-type="string">
            <text:p>sed -i 's/embedding_no/600/g' 147.json</text:p>
          </table:table-cell>
          <table:table-cell table:formula="of:=CONCATENATE(&quot;sed -i 's/&quot;;[.$C$1];&quot;/&quot;;[.C149];&quot;/g' &quot;;[.A149];&quot;.json&quot;)" office:value-type="string" office:string-value="sed -i 's/lstm_no/650/g' 147.json" calcext:value-type="string">
            <text:p>sed -i 's/lstm_no/650/g' 147.json</text:p>
          </table:table-cell>
          <table:table-cell table:formula="of:=CONCATENATE(&quot;sed -i 's/&quot;;[.$D$1];&quot;/&quot;;[.D149];&quot;/g' &quot;;[.A149];&quot;.json&quot;)" office:value-type="string" office:string-value="sed -i 's/lb_no/2/g' 147.json" calcext:value-type="string">
            <text:p>sed -i 's/lb_no/2/g' 147.json</text:p>
          </table:table-cell>
          <table:table-cell table:formula="of:=CONCATENATE(&quot;echo 'python ../../../dlopt/tools/main.py --config config/&quot;;[.A149];&quot;.json --verbose=2' $&quot;)" office:value-type="string" office:string-value="echo 'python ../../../dlopt/tools/main.py --config config/147.json --verbose=2' $" calcext:value-type="string">
            <text:p>echo 'python ../../../dlopt/tools/main.py --config config/147.json --verbose=2' $</text:p>
          </table:table-cell>
          <table:table-cell table:formula="of:=CONCATENATE(&quot;python ../../../dlopt/tools/main.py --config config/&quot;;[.A149];&quot;.json --verbose=2&quot;)" office:value-type="string" office:string-value="python ../../../dlopt/tools/main.py --config config/147.json --verbose=2" calcext:value-type="string">
            <text:p>python ../../../dlopt/tools/main.py --config config/147.json --verbose=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9]" office:value-type="float" office:value="600" calcext:value-type="float">
            <text:p>600</text:p>
          </table:table-cell>
          <table:table-cell table:formula="of:=[.C149]"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50];&quot;.json&quot;)" office:value-type="string" office:string-value="cp template.json 148.json" calcext:value-type="string">
            <text:p>cp template.json 148.json</text:p>
          </table:table-cell>
          <table:table-cell table:formula="of:=CONCATENATE(&quot;sed -i 's/&quot;;[.$A$1];&quot;/&quot;;[.A150];&quot;/g' &quot;;[.A150];&quot;.json&quot;)" office:value-type="string" office:string-value="sed -i 's/config_no/148/g' 148.json" calcext:value-type="string">
            <text:p>sed -i 's/config_no/148/g' 148.json</text:p>
          </table:table-cell>
          <table:table-cell table:formula="of:=CONCATENATE(&quot;sed -i 's/&quot;;[.$B$1];&quot;/&quot;;[.B150];&quot;/g' &quot;;[.A150];&quot;.json&quot;)" office:value-type="string" office:string-value="sed -i 's/embedding_no/600/g' 148.json" calcext:value-type="string">
            <text:p>sed -i 's/embedding_no/600/g' 148.json</text:p>
          </table:table-cell>
          <table:table-cell table:formula="of:=CONCATENATE(&quot;sed -i 's/&quot;;[.$C$1];&quot;/&quot;;[.C150];&quot;/g' &quot;;[.A150];&quot;.json&quot;)" office:value-type="string" office:string-value="sed -i 's/lstm_no/650/g' 148.json" calcext:value-type="string">
            <text:p>sed -i 's/lstm_no/650/g' 148.json</text:p>
          </table:table-cell>
          <table:table-cell table:formula="of:=CONCATENATE(&quot;sed -i 's/&quot;;[.$D$1];&quot;/&quot;;[.D150];&quot;/g' &quot;;[.A150];&quot;.json&quot;)" office:value-type="string" office:string-value="sed -i 's/lb_no/5/g' 148.json" calcext:value-type="string">
            <text:p>sed -i 's/lb_no/5/g' 148.json</text:p>
          </table:table-cell>
          <table:table-cell table:formula="of:=CONCATENATE(&quot;echo 'python ../../../dlopt/tools/main.py --config config/&quot;;[.A150];&quot;.json --verbose=2' $&quot;)" office:value-type="string" office:string-value="echo 'python ../../../dlopt/tools/main.py --config config/148.json --verbose=2' $" calcext:value-type="string">
            <text:p>echo 'python ../../../dlopt/tools/main.py --config config/148.json --verbose=2' $</text:p>
          </table:table-cell>
          <table:table-cell table:formula="of:=CONCATENATE(&quot;python ../../../dlopt/tools/main.py --config config/&quot;;[.A150];&quot;.json --verbose=2&quot;)" office:value-type="string" office:string-value="python ../../../dlopt/tools/main.py --config config/148.json --verbose=2" calcext:value-type="string">
            <text:p>python ../../../dlopt/tools/main.py --config config/148.json --verbose=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0]" office:value-type="float" office:value="600" calcext:value-type="float">
            <text:p>600</text:p>
          </table:table-cell>
          <table:table-cell table:formula="of:=[.C150]"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51];&quot;.json&quot;)" office:value-type="string" office:string-value="cp template.json 149.json" calcext:value-type="string">
            <text:p>cp template.json 149.json</text:p>
          </table:table-cell>
          <table:table-cell table:formula="of:=CONCATENATE(&quot;sed -i 's/&quot;;[.$A$1];&quot;/&quot;;[.A151];&quot;/g' &quot;;[.A151];&quot;.json&quot;)" office:value-type="string" office:string-value="sed -i 's/config_no/149/g' 149.json" calcext:value-type="string">
            <text:p>sed -i 's/config_no/149/g' 149.json</text:p>
          </table:table-cell>
          <table:table-cell table:formula="of:=CONCATENATE(&quot;sed -i 's/&quot;;[.$B$1];&quot;/&quot;;[.B151];&quot;/g' &quot;;[.A151];&quot;.json&quot;)" office:value-type="string" office:string-value="sed -i 's/embedding_no/600/g' 149.json" calcext:value-type="string">
            <text:p>sed -i 's/embedding_no/600/g' 149.json</text:p>
          </table:table-cell>
          <table:table-cell table:formula="of:=CONCATENATE(&quot;sed -i 's/&quot;;[.$C$1];&quot;/&quot;;[.C151];&quot;/g' &quot;;[.A151];&quot;.json&quot;)" office:value-type="string" office:string-value="sed -i 's/lstm_no/650/g' 149.json" calcext:value-type="string">
            <text:p>sed -i 's/lstm_no/650/g' 149.json</text:p>
          </table:table-cell>
          <table:table-cell table:formula="of:=CONCATENATE(&quot;sed -i 's/&quot;;[.$D$1];&quot;/&quot;;[.D151];&quot;/g' &quot;;[.A151];&quot;.json&quot;)" office:value-type="string" office:string-value="sed -i 's/lb_no/10/g' 149.json" calcext:value-type="string">
            <text:p>sed -i 's/lb_no/10/g' 149.json</text:p>
          </table:table-cell>
          <table:table-cell table:formula="of:=CONCATENATE(&quot;echo 'python ../../../dlopt/tools/main.py --config config/&quot;;[.A151];&quot;.json --verbose=2' $&quot;)" office:value-type="string" office:string-value="echo 'python ../../../dlopt/tools/main.py --config config/149.json --verbose=2' $" calcext:value-type="string">
            <text:p>echo 'python ../../../dlopt/tools/main.py --config config/149.json --verbose=2' $</text:p>
          </table:table-cell>
          <table:table-cell table:formula="of:=CONCATENATE(&quot;python ../../../dlopt/tools/main.py --config config/&quot;;[.A151];&quot;.json --verbose=2&quot;)" office:value-type="string" office:string-value="python ../../../dlopt/tools/main.py --config config/149.json --verbose=2" calcext:value-type="string">
            <text:p>python ../../../dlopt/tools/main.py --config config/149.json --verbose=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1]" office:value-type="float" office:value="600" calcext:value-type="float">
            <text:p>600</text:p>
          </table:table-cell>
          <table:table-cell table:formula="of:=[.C151]"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52];&quot;.json&quot;)" office:value-type="string" office:string-value="cp template.json 150.json" calcext:value-type="string">
            <text:p>cp template.json 150.json</text:p>
          </table:table-cell>
          <table:table-cell table:formula="of:=CONCATENATE(&quot;sed -i 's/&quot;;[.$A$1];&quot;/&quot;;[.A152];&quot;/g' &quot;;[.A152];&quot;.json&quot;)" office:value-type="string" office:string-value="sed -i 's/config_no/150/g' 150.json" calcext:value-type="string">
            <text:p>sed -i 's/config_no/150/g' 150.json</text:p>
          </table:table-cell>
          <table:table-cell table:formula="of:=CONCATENATE(&quot;sed -i 's/&quot;;[.$B$1];&quot;/&quot;;[.B152];&quot;/g' &quot;;[.A152];&quot;.json&quot;)" office:value-type="string" office:string-value="sed -i 's/embedding_no/600/g' 150.json" calcext:value-type="string">
            <text:p>sed -i 's/embedding_no/600/g' 150.json</text:p>
          </table:table-cell>
          <table:table-cell table:formula="of:=CONCATENATE(&quot;sed -i 's/&quot;;[.$C$1];&quot;/&quot;;[.C152];&quot;/g' &quot;;[.A152];&quot;.json&quot;)" office:value-type="string" office:string-value="sed -i 's/lstm_no/650/g' 150.json" calcext:value-type="string">
            <text:p>sed -i 's/lstm_no/650/g' 150.json</text:p>
          </table:table-cell>
          <table:table-cell table:formula="of:=CONCATENATE(&quot;sed -i 's/&quot;;[.$D$1];&quot;/&quot;;[.D152];&quot;/g' &quot;;[.A152];&quot;.json&quot;)" office:value-type="string" office:string-value="sed -i 's/lb_no/15/g' 150.json" calcext:value-type="string">
            <text:p>sed -i 's/lb_no/15/g' 150.json</text:p>
          </table:table-cell>
          <table:table-cell table:formula="of:=CONCATENATE(&quot;echo 'python ../../../dlopt/tools/main.py --config config/&quot;;[.A152];&quot;.json --verbose=2' $&quot;)" office:value-type="string" office:string-value="echo 'python ../../../dlopt/tools/main.py --config config/150.json --verbose=2' $" calcext:value-type="string">
            <text:p>echo 'python ../../../dlopt/tools/main.py --config config/150.json --verbose=2' $</text:p>
          </table:table-cell>
          <table:table-cell table:formula="of:=CONCATENATE(&quot;python ../../../dlopt/tools/main.py --config config/&quot;;[.A152];&quot;.json --verbose=2&quot;)" office:value-type="string" office:string-value="python ../../../dlopt/tools/main.py --config config/150.json --verbose=2" calcext:value-type="string">
            <text:p>python ../../../dlopt/tools/main.py --config config/150.json --verbose=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2]" office:value-type="float" office:value="600" calcext:value-type="float">
            <text:p>600</text:p>
          </table:table-cell>
          <table:table-cell table:formula="of:=[.C152]"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53];&quot;.json&quot;)" office:value-type="string" office:string-value="cp template.json 151.json" calcext:value-type="string">
            <text:p>cp template.json 151.json</text:p>
          </table:table-cell>
          <table:table-cell table:formula="of:=CONCATENATE(&quot;sed -i 's/&quot;;[.$A$1];&quot;/&quot;;[.A153];&quot;/g' &quot;;[.A153];&quot;.json&quot;)" office:value-type="string" office:string-value="sed -i 's/config_no/151/g' 151.json" calcext:value-type="string">
            <text:p>sed -i 's/config_no/151/g' 151.json</text:p>
          </table:table-cell>
          <table:table-cell table:formula="of:=CONCATENATE(&quot;sed -i 's/&quot;;[.$B$1];&quot;/&quot;;[.B153];&quot;/g' &quot;;[.A153];&quot;.json&quot;)" office:value-type="string" office:string-value="sed -i 's/embedding_no/600/g' 151.json" calcext:value-type="string">
            <text:p>sed -i 's/embedding_no/600/g' 151.json</text:p>
          </table:table-cell>
          <table:table-cell table:formula="of:=CONCATENATE(&quot;sed -i 's/&quot;;[.$C$1];&quot;/&quot;;[.C153];&quot;/g' &quot;;[.A153];&quot;.json&quot;)" office:value-type="string" office:string-value="sed -i 's/lstm_no/650/g' 151.json" calcext:value-type="string">
            <text:p>sed -i 's/lstm_no/650/g' 151.json</text:p>
          </table:table-cell>
          <table:table-cell table:formula="of:=CONCATENATE(&quot;sed -i 's/&quot;;[.$D$1];&quot;/&quot;;[.D153];&quot;/g' &quot;;[.A153];&quot;.json&quot;)" office:value-type="string" office:string-value="sed -i 's/lb_no/20/g' 151.json" calcext:value-type="string">
            <text:p>sed -i 's/lb_no/20/g' 151.json</text:p>
          </table:table-cell>
          <table:table-cell table:formula="of:=CONCATENATE(&quot;echo 'python ../../../dlopt/tools/main.py --config config/&quot;;[.A153];&quot;.json --verbose=2' $&quot;)" office:value-type="string" office:string-value="echo 'python ../../../dlopt/tools/main.py --config config/151.json --verbose=2' $" calcext:value-type="string">
            <text:p>echo 'python ../../../dlopt/tools/main.py --config config/151.json --verbose=2' $</text:p>
          </table:table-cell>
          <table:table-cell table:formula="of:=CONCATENATE(&quot;python ../../../dlopt/tools/main.py --config config/&quot;;[.A153];&quot;.json --verbose=2&quot;)" office:value-type="string" office:string-value="python ../../../dlopt/tools/main.py --config config/151.json --verbose=2" calcext:value-type="string">
            <text:p>python ../../../dlopt/tools/main.py --config config/151.json --verbose=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3]" office:value-type="float" office:value="600" calcext:value-type="float">
            <text:p>600</text:p>
          </table:table-cell>
          <table:table-cell table:formula="of:=[.C153]" office:value-type="float" office:value="650" calcext:value-type="float">
            <text:p>6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54];&quot;.json&quot;)" office:value-type="string" office:string-value="cp template.json 152.json" calcext:value-type="string">
            <text:p>cp template.json 152.json</text:p>
          </table:table-cell>
          <table:table-cell table:formula="of:=CONCATENATE(&quot;sed -i 's/&quot;;[.$A$1];&quot;/&quot;;[.A154];&quot;/g' &quot;;[.A154];&quot;.json&quot;)" office:value-type="string" office:string-value="sed -i 's/config_no/152/g' 152.json" calcext:value-type="string">
            <text:p>sed -i 's/config_no/152/g' 152.json</text:p>
          </table:table-cell>
          <table:table-cell table:formula="of:=CONCATENATE(&quot;sed -i 's/&quot;;[.$B$1];&quot;/&quot;;[.B154];&quot;/g' &quot;;[.A154];&quot;.json&quot;)" office:value-type="string" office:string-value="sed -i 's/embedding_no/600/g' 152.json" calcext:value-type="string">
            <text:p>sed -i 's/embedding_no/600/g' 152.json</text:p>
          </table:table-cell>
          <table:table-cell table:formula="of:=CONCATENATE(&quot;sed -i 's/&quot;;[.$C$1];&quot;/&quot;;[.C154];&quot;/g' &quot;;[.A154];&quot;.json&quot;)" office:value-type="string" office:string-value="sed -i 's/lstm_no/650/g' 152.json" calcext:value-type="string">
            <text:p>sed -i 's/lstm_no/650/g' 152.json</text:p>
          </table:table-cell>
          <table:table-cell table:formula="of:=CONCATENATE(&quot;sed -i 's/&quot;;[.$D$1];&quot;/&quot;;[.D154];&quot;/g' &quot;;[.A154];&quot;.json&quot;)" office:value-type="string" office:string-value="sed -i 's/lb_no/25/g' 152.json" calcext:value-type="string">
            <text:p>sed -i 's/lb_no/25/g' 152.json</text:p>
          </table:table-cell>
          <table:table-cell table:formula="of:=CONCATENATE(&quot;echo 'python ../../../dlopt/tools/main.py --config config/&quot;;[.A154];&quot;.json --verbose=2' $&quot;)" office:value-type="string" office:string-value="echo 'python ../../../dlopt/tools/main.py --config config/152.json --verbose=2' $" calcext:value-type="string">
            <text:p>echo 'python ../../../dlopt/tools/main.py --config config/152.json --verbose=2' $</text:p>
          </table:table-cell>
          <table:table-cell table:formula="of:=CONCATENATE(&quot;python ../../../dlopt/tools/main.py --config config/&quot;;[.A154];&quot;.json --verbose=2&quot;)" office:value-type="string" office:string-value="python ../../../dlopt/tools/main.py --config config/152.json --verbose=2" calcext:value-type="string">
            <text:p>python ../../../dlopt/tools/main.py --config config/152.json --verbose=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4]" office:value-type="float" office:value="600" calcext:value-type="float">
            <text:p>600</text:p>
          </table:table-cell>
          <table:table-cell table:formula="of:=[.C154]" office:value-type="float" office:value="650" calcext:value-type="float">
            <text:p>6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55];&quot;.json&quot;)" office:value-type="string" office:string-value="cp template.json 153.json" calcext:value-type="string">
            <text:p>cp template.json 153.json</text:p>
          </table:table-cell>
          <table:table-cell table:formula="of:=CONCATENATE(&quot;sed -i 's/&quot;;[.$A$1];&quot;/&quot;;[.A155];&quot;/g' &quot;;[.A155];&quot;.json&quot;)" office:value-type="string" office:string-value="sed -i 's/config_no/153/g' 153.json" calcext:value-type="string">
            <text:p>sed -i 's/config_no/153/g' 153.json</text:p>
          </table:table-cell>
          <table:table-cell table:formula="of:=CONCATENATE(&quot;sed -i 's/&quot;;[.$B$1];&quot;/&quot;;[.B155];&quot;/g' &quot;;[.A155];&quot;.json&quot;)" office:value-type="string" office:string-value="sed -i 's/embedding_no/600/g' 153.json" calcext:value-type="string">
            <text:p>sed -i 's/embedding_no/600/g' 153.json</text:p>
          </table:table-cell>
          <table:table-cell table:formula="of:=CONCATENATE(&quot;sed -i 's/&quot;;[.$C$1];&quot;/&quot;;[.C155];&quot;/g' &quot;;[.A155];&quot;.json&quot;)" office:value-type="string" office:string-value="sed -i 's/lstm_no/650/g' 153.json" calcext:value-type="string">
            <text:p>sed -i 's/lstm_no/650/g' 153.json</text:p>
          </table:table-cell>
          <table:table-cell table:formula="of:=CONCATENATE(&quot;sed -i 's/&quot;;[.$D$1];&quot;/&quot;;[.D155];&quot;/g' &quot;;[.A155];&quot;.json&quot;)" office:value-type="string" office:string-value="sed -i 's/lb_no/30/g' 153.json" calcext:value-type="string">
            <text:p>sed -i 's/lb_no/30/g' 153.json</text:p>
          </table:table-cell>
          <table:table-cell table:formula="of:=CONCATENATE(&quot;echo 'python ../../../dlopt/tools/main.py --config config/&quot;;[.A155];&quot;.json --verbose=2' $&quot;)" office:value-type="string" office:string-value="echo 'python ../../../dlopt/tools/main.py --config config/153.json --verbose=2' $" calcext:value-type="string">
            <text:p>echo 'python ../../../dlopt/tools/main.py --config config/153.json --verbose=2' $</text:p>
          </table:table-cell>
          <table:table-cell table:formula="of:=CONCATENATE(&quot;python ../../../dlopt/tools/main.py --config config/&quot;;[.A155];&quot;.json --verbose=2&quot;)" office:value-type="string" office:string-value="python ../../../dlopt/tools/main.py --config config/153.json --verbose=2" calcext:value-type="string">
            <text:p>python ../../../dlopt/tools/main.py --config config/153.json --verbose=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5]+50" office:value-type="float" office:value="650" calcext:value-type="float">
            <text:p>650</text:p>
          </table:table-cell>
          <table:table-cell table:formula="of:=[.C155]"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56];&quot;.json&quot;)" office:value-type="string" office:string-value="cp template.json 154.json" calcext:value-type="string">
            <text:p>cp template.json 154.json</text:p>
          </table:table-cell>
          <table:table-cell table:formula="of:=CONCATENATE(&quot;sed -i 's/&quot;;[.$A$1];&quot;/&quot;;[.A156];&quot;/g' &quot;;[.A156];&quot;.json&quot;)" office:value-type="string" office:string-value="sed -i 's/config_no/154/g' 154.json" calcext:value-type="string">
            <text:p>sed -i 's/config_no/154/g' 154.json</text:p>
          </table:table-cell>
          <table:table-cell table:formula="of:=CONCATENATE(&quot;sed -i 's/&quot;;[.$B$1];&quot;/&quot;;[.B156];&quot;/g' &quot;;[.A156];&quot;.json&quot;)" office:value-type="string" office:string-value="sed -i 's/embedding_no/650/g' 154.json" calcext:value-type="string">
            <text:p>sed -i 's/embedding_no/650/g' 154.json</text:p>
          </table:table-cell>
          <table:table-cell table:formula="of:=CONCATENATE(&quot;sed -i 's/&quot;;[.$C$1];&quot;/&quot;;[.C156];&quot;/g' &quot;;[.A156];&quot;.json&quot;)" office:value-type="string" office:string-value="sed -i 's/lstm_no/650/g' 154.json" calcext:value-type="string">
            <text:p>sed -i 's/lstm_no/650/g' 154.json</text:p>
          </table:table-cell>
          <table:table-cell table:formula="of:=CONCATENATE(&quot;sed -i 's/&quot;;[.$D$1];&quot;/&quot;;[.D156];&quot;/g' &quot;;[.A156];&quot;.json&quot;)" office:value-type="string" office:string-value="sed -i 's/lb_no/2/g' 154.json" calcext:value-type="string">
            <text:p>sed -i 's/lb_no/2/g' 154.json</text:p>
          </table:table-cell>
          <table:table-cell table:formula="of:=CONCATENATE(&quot;echo 'python ../../../dlopt/tools/main.py --config config/&quot;;[.A156];&quot;.json --verbose=2' $&quot;)" office:value-type="string" office:string-value="echo 'python ../../../dlopt/tools/main.py --config config/154.json --verbose=2' $" calcext:value-type="string">
            <text:p>echo 'python ../../../dlopt/tools/main.py --config config/154.json --verbose=2' $</text:p>
          </table:table-cell>
          <table:table-cell table:formula="of:=CONCATENATE(&quot;python ../../../dlopt/tools/main.py --config config/&quot;;[.A156];&quot;.json --verbose=2&quot;)" office:value-type="string" office:string-value="python ../../../dlopt/tools/main.py --config config/154.json --verbose=2" calcext:value-type="string">
            <text:p>python ../../../dlopt/tools/main.py --config config/154.json --verbose=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6]" office:value-type="float" office:value="650" calcext:value-type="float">
            <text:p>650</text:p>
          </table:table-cell>
          <table:table-cell table:formula="of:=[.C156]"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57];&quot;.json&quot;)" office:value-type="string" office:string-value="cp template.json 155.json" calcext:value-type="string">
            <text:p>cp template.json 155.json</text:p>
          </table:table-cell>
          <table:table-cell table:formula="of:=CONCATENATE(&quot;sed -i 's/&quot;;[.$A$1];&quot;/&quot;;[.A157];&quot;/g' &quot;;[.A157];&quot;.json&quot;)" office:value-type="string" office:string-value="sed -i 's/config_no/155/g' 155.json" calcext:value-type="string">
            <text:p>sed -i 's/config_no/155/g' 155.json</text:p>
          </table:table-cell>
          <table:table-cell table:formula="of:=CONCATENATE(&quot;sed -i 's/&quot;;[.$B$1];&quot;/&quot;;[.B157];&quot;/g' &quot;;[.A157];&quot;.json&quot;)" office:value-type="string" office:string-value="sed -i 's/embedding_no/650/g' 155.json" calcext:value-type="string">
            <text:p>sed -i 's/embedding_no/650/g' 155.json</text:p>
          </table:table-cell>
          <table:table-cell table:formula="of:=CONCATENATE(&quot;sed -i 's/&quot;;[.$C$1];&quot;/&quot;;[.C157];&quot;/g' &quot;;[.A157];&quot;.json&quot;)" office:value-type="string" office:string-value="sed -i 's/lstm_no/650/g' 155.json" calcext:value-type="string">
            <text:p>sed -i 's/lstm_no/650/g' 155.json</text:p>
          </table:table-cell>
          <table:table-cell table:formula="of:=CONCATENATE(&quot;sed -i 's/&quot;;[.$D$1];&quot;/&quot;;[.D157];&quot;/g' &quot;;[.A157];&quot;.json&quot;)" office:value-type="string" office:string-value="sed -i 's/lb_no/5/g' 155.json" calcext:value-type="string">
            <text:p>sed -i 's/lb_no/5/g' 155.json</text:p>
          </table:table-cell>
          <table:table-cell table:formula="of:=CONCATENATE(&quot;echo 'python ../../../dlopt/tools/main.py --config config/&quot;;[.A157];&quot;.json --verbose=2' $&quot;)" office:value-type="string" office:string-value="echo 'python ../../../dlopt/tools/main.py --config config/155.json --verbose=2' $" calcext:value-type="string">
            <text:p>echo 'python ../../../dlopt/tools/main.py --config config/155.json --verbose=2' $</text:p>
          </table:table-cell>
          <table:table-cell table:formula="of:=CONCATENATE(&quot;python ../../../dlopt/tools/main.py --config config/&quot;;[.A157];&quot;.json --verbose=2&quot;)" office:value-type="string" office:string-value="python ../../../dlopt/tools/main.py --config config/155.json --verbose=2" calcext:value-type="string">
            <text:p>python ../../../dlopt/tools/main.py --config config/155.json --verbose=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7]" office:value-type="float" office:value="650" calcext:value-type="float">
            <text:p>650</text:p>
          </table:table-cell>
          <table:table-cell table:formula="of:=[.C157]"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58];&quot;.json&quot;)" office:value-type="string" office:string-value="cp template.json 156.json" calcext:value-type="string">
            <text:p>cp template.json 156.json</text:p>
          </table:table-cell>
          <table:table-cell table:formula="of:=CONCATENATE(&quot;sed -i 's/&quot;;[.$A$1];&quot;/&quot;;[.A158];&quot;/g' &quot;;[.A158];&quot;.json&quot;)" office:value-type="string" office:string-value="sed -i 's/config_no/156/g' 156.json" calcext:value-type="string">
            <text:p>sed -i 's/config_no/156/g' 156.json</text:p>
          </table:table-cell>
          <table:table-cell table:formula="of:=CONCATENATE(&quot;sed -i 's/&quot;;[.$B$1];&quot;/&quot;;[.B158];&quot;/g' &quot;;[.A158];&quot;.json&quot;)" office:value-type="string" office:string-value="sed -i 's/embedding_no/650/g' 156.json" calcext:value-type="string">
            <text:p>sed -i 's/embedding_no/650/g' 156.json</text:p>
          </table:table-cell>
          <table:table-cell table:formula="of:=CONCATENATE(&quot;sed -i 's/&quot;;[.$C$1];&quot;/&quot;;[.C158];&quot;/g' &quot;;[.A158];&quot;.json&quot;)" office:value-type="string" office:string-value="sed -i 's/lstm_no/650/g' 156.json" calcext:value-type="string">
            <text:p>sed -i 's/lstm_no/650/g' 156.json</text:p>
          </table:table-cell>
          <table:table-cell table:formula="of:=CONCATENATE(&quot;sed -i 's/&quot;;[.$D$1];&quot;/&quot;;[.D158];&quot;/g' &quot;;[.A158];&quot;.json&quot;)" office:value-type="string" office:string-value="sed -i 's/lb_no/10/g' 156.json" calcext:value-type="string">
            <text:p>sed -i 's/lb_no/10/g' 156.json</text:p>
          </table:table-cell>
          <table:table-cell table:formula="of:=CONCATENATE(&quot;echo 'python ../../../dlopt/tools/main.py --config config/&quot;;[.A158];&quot;.json --verbose=2' $&quot;)" office:value-type="string" office:string-value="echo 'python ../../../dlopt/tools/main.py --config config/156.json --verbose=2' $" calcext:value-type="string">
            <text:p>echo 'python ../../../dlopt/tools/main.py --config config/156.json --verbose=2' $</text:p>
          </table:table-cell>
          <table:table-cell table:formula="of:=CONCATENATE(&quot;python ../../../dlopt/tools/main.py --config config/&quot;;[.A158];&quot;.json --verbose=2&quot;)" office:value-type="string" office:string-value="python ../../../dlopt/tools/main.py --config config/156.json --verbose=2" calcext:value-type="string">
            <text:p>python ../../../dlopt/tools/main.py --config config/156.json --verbose=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8]" office:value-type="float" office:value="650" calcext:value-type="float">
            <text:p>650</text:p>
          </table:table-cell>
          <table:table-cell table:formula="of:=[.C158]"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59];&quot;.json&quot;)" office:value-type="string" office:string-value="cp template.json 157.json" calcext:value-type="string">
            <text:p>cp template.json 157.json</text:p>
          </table:table-cell>
          <table:table-cell table:formula="of:=CONCATENATE(&quot;sed -i 's/&quot;;[.$A$1];&quot;/&quot;;[.A159];&quot;/g' &quot;;[.A159];&quot;.json&quot;)" office:value-type="string" office:string-value="sed -i 's/config_no/157/g' 157.json" calcext:value-type="string">
            <text:p>sed -i 's/config_no/157/g' 157.json</text:p>
          </table:table-cell>
          <table:table-cell table:formula="of:=CONCATENATE(&quot;sed -i 's/&quot;;[.$B$1];&quot;/&quot;;[.B159];&quot;/g' &quot;;[.A159];&quot;.json&quot;)" office:value-type="string" office:string-value="sed -i 's/embedding_no/650/g' 157.json" calcext:value-type="string">
            <text:p>sed -i 's/embedding_no/650/g' 157.json</text:p>
          </table:table-cell>
          <table:table-cell table:formula="of:=CONCATENATE(&quot;sed -i 's/&quot;;[.$C$1];&quot;/&quot;;[.C159];&quot;/g' &quot;;[.A159];&quot;.json&quot;)" office:value-type="string" office:string-value="sed -i 's/lstm_no/650/g' 157.json" calcext:value-type="string">
            <text:p>sed -i 's/lstm_no/650/g' 157.json</text:p>
          </table:table-cell>
          <table:table-cell table:formula="of:=CONCATENATE(&quot;sed -i 's/&quot;;[.$D$1];&quot;/&quot;;[.D159];&quot;/g' &quot;;[.A159];&quot;.json&quot;)" office:value-type="string" office:string-value="sed -i 's/lb_no/15/g' 157.json" calcext:value-type="string">
            <text:p>sed -i 's/lb_no/15/g' 157.json</text:p>
          </table:table-cell>
          <table:table-cell table:formula="of:=CONCATENATE(&quot;echo 'python ../../../dlopt/tools/main.py --config config/&quot;;[.A159];&quot;.json --verbose=2' $&quot;)" office:value-type="string" office:string-value="echo 'python ../../../dlopt/tools/main.py --config config/157.json --verbose=2' $" calcext:value-type="string">
            <text:p>echo 'python ../../../dlopt/tools/main.py --config config/157.json --verbose=2' $</text:p>
          </table:table-cell>
          <table:table-cell table:formula="of:=CONCATENATE(&quot;python ../../../dlopt/tools/main.py --config config/&quot;;[.A159];&quot;.json --verbose=2&quot;)" office:value-type="string" office:string-value="python ../../../dlopt/tools/main.py --config config/157.json --verbose=2" calcext:value-type="string">
            <text:p>python ../../../dlopt/tools/main.py --config config/157.json --verbose=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9]" office:value-type="float" office:value="650" calcext:value-type="float">
            <text:p>650</text:p>
          </table:table-cell>
          <table:table-cell table:formula="of:=[.C159]"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60];&quot;.json&quot;)" office:value-type="string" office:string-value="cp template.json 158.json" calcext:value-type="string">
            <text:p>cp template.json 158.json</text:p>
          </table:table-cell>
          <table:table-cell table:formula="of:=CONCATENATE(&quot;sed -i 's/&quot;;[.$A$1];&quot;/&quot;;[.A160];&quot;/g' &quot;;[.A160];&quot;.json&quot;)" office:value-type="string" office:string-value="sed -i 's/config_no/158/g' 158.json" calcext:value-type="string">
            <text:p>sed -i 's/config_no/158/g' 158.json</text:p>
          </table:table-cell>
          <table:table-cell table:formula="of:=CONCATENATE(&quot;sed -i 's/&quot;;[.$B$1];&quot;/&quot;;[.B160];&quot;/g' &quot;;[.A160];&quot;.json&quot;)" office:value-type="string" office:string-value="sed -i 's/embedding_no/650/g' 158.json" calcext:value-type="string">
            <text:p>sed -i 's/embedding_no/650/g' 158.json</text:p>
          </table:table-cell>
          <table:table-cell table:formula="of:=CONCATENATE(&quot;sed -i 's/&quot;;[.$C$1];&quot;/&quot;;[.C160];&quot;/g' &quot;;[.A160];&quot;.json&quot;)" office:value-type="string" office:string-value="sed -i 's/lstm_no/650/g' 158.json" calcext:value-type="string">
            <text:p>sed -i 's/lstm_no/650/g' 158.json</text:p>
          </table:table-cell>
          <table:table-cell table:formula="of:=CONCATENATE(&quot;sed -i 's/&quot;;[.$D$1];&quot;/&quot;;[.D160];&quot;/g' &quot;;[.A160];&quot;.json&quot;)" office:value-type="string" office:string-value="sed -i 's/lb_no/20/g' 158.json" calcext:value-type="string">
            <text:p>sed -i 's/lb_no/20/g' 158.json</text:p>
          </table:table-cell>
          <table:table-cell table:formula="of:=CONCATENATE(&quot;echo 'python ../../../dlopt/tools/main.py --config config/&quot;;[.A160];&quot;.json --verbose=2' $&quot;)" office:value-type="string" office:string-value="echo 'python ../../../dlopt/tools/main.py --config config/158.json --verbose=2' $" calcext:value-type="string">
            <text:p>echo 'python ../../../dlopt/tools/main.py --config config/158.json --verbose=2' $</text:p>
          </table:table-cell>
          <table:table-cell table:formula="of:=CONCATENATE(&quot;python ../../../dlopt/tools/main.py --config config/&quot;;[.A160];&quot;.json --verbose=2&quot;)" office:value-type="string" office:string-value="python ../../../dlopt/tools/main.py --config config/158.json --verbose=2" calcext:value-type="string">
            <text:p>python ../../../dlopt/tools/main.py --config config/158.json --verbose=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0]" office:value-type="float" office:value="650" calcext:value-type="float">
            <text:p>650</text:p>
          </table:table-cell>
          <table:table-cell table:formula="of:=[.C160]" office:value-type="float" office:value="650" calcext:value-type="float">
            <text:p>6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61];&quot;.json&quot;)" office:value-type="string" office:string-value="cp template.json 159.json" calcext:value-type="string">
            <text:p>cp template.json 159.json</text:p>
          </table:table-cell>
          <table:table-cell table:formula="of:=CONCATENATE(&quot;sed -i 's/&quot;;[.$A$1];&quot;/&quot;;[.A161];&quot;/g' &quot;;[.A161];&quot;.json&quot;)" office:value-type="string" office:string-value="sed -i 's/config_no/159/g' 159.json" calcext:value-type="string">
            <text:p>sed -i 's/config_no/159/g' 159.json</text:p>
          </table:table-cell>
          <table:table-cell table:formula="of:=CONCATENATE(&quot;sed -i 's/&quot;;[.$B$1];&quot;/&quot;;[.B161];&quot;/g' &quot;;[.A161];&quot;.json&quot;)" office:value-type="string" office:string-value="sed -i 's/embedding_no/650/g' 159.json" calcext:value-type="string">
            <text:p>sed -i 's/embedding_no/650/g' 159.json</text:p>
          </table:table-cell>
          <table:table-cell table:formula="of:=CONCATENATE(&quot;sed -i 's/&quot;;[.$C$1];&quot;/&quot;;[.C161];&quot;/g' &quot;;[.A161];&quot;.json&quot;)" office:value-type="string" office:string-value="sed -i 's/lstm_no/650/g' 159.json" calcext:value-type="string">
            <text:p>sed -i 's/lstm_no/650/g' 159.json</text:p>
          </table:table-cell>
          <table:table-cell table:formula="of:=CONCATENATE(&quot;sed -i 's/&quot;;[.$D$1];&quot;/&quot;;[.D161];&quot;/g' &quot;;[.A161];&quot;.json&quot;)" office:value-type="string" office:string-value="sed -i 's/lb_no/25/g' 159.json" calcext:value-type="string">
            <text:p>sed -i 's/lb_no/25/g' 159.json</text:p>
          </table:table-cell>
          <table:table-cell table:formula="of:=CONCATENATE(&quot;echo 'python ../../../dlopt/tools/main.py --config config/&quot;;[.A161];&quot;.json --verbose=2' $&quot;)" office:value-type="string" office:string-value="echo 'python ../../../dlopt/tools/main.py --config config/159.json --verbose=2' $" calcext:value-type="string">
            <text:p>echo 'python ../../../dlopt/tools/main.py --config config/159.json --verbose=2' $</text:p>
          </table:table-cell>
          <table:table-cell table:formula="of:=CONCATENATE(&quot;python ../../../dlopt/tools/main.py --config config/&quot;;[.A161];&quot;.json --verbose=2&quot;)" office:value-type="string" office:string-value="python ../../../dlopt/tools/main.py --config config/159.json --verbose=2" calcext:value-type="string">
            <text:p>python ../../../dlopt/tools/main.py --config config/159.json --verbose=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1]" office:value-type="float" office:value="650" calcext:value-type="float">
            <text:p>650</text:p>
          </table:table-cell>
          <table:table-cell table:formula="of:=[.C161]" office:value-type="float" office:value="650" calcext:value-type="float">
            <text:p>6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62];&quot;.json&quot;)" office:value-type="string" office:string-value="cp template.json 160.json" calcext:value-type="string">
            <text:p>cp template.json 160.json</text:p>
          </table:table-cell>
          <table:table-cell table:formula="of:=CONCATENATE(&quot;sed -i 's/&quot;;[.$A$1];&quot;/&quot;;[.A162];&quot;/g' &quot;;[.A162];&quot;.json&quot;)" office:value-type="string" office:string-value="sed -i 's/config_no/160/g' 160.json" calcext:value-type="string">
            <text:p>sed -i 's/config_no/160/g' 160.json</text:p>
          </table:table-cell>
          <table:table-cell table:formula="of:=CONCATENATE(&quot;sed -i 's/&quot;;[.$B$1];&quot;/&quot;;[.B162];&quot;/g' &quot;;[.A162];&quot;.json&quot;)" office:value-type="string" office:string-value="sed -i 's/embedding_no/650/g' 160.json" calcext:value-type="string">
            <text:p>sed -i 's/embedding_no/650/g' 160.json</text:p>
          </table:table-cell>
          <table:table-cell table:formula="of:=CONCATENATE(&quot;sed -i 's/&quot;;[.$C$1];&quot;/&quot;;[.C162];&quot;/g' &quot;;[.A162];&quot;.json&quot;)" office:value-type="string" office:string-value="sed -i 's/lstm_no/650/g' 160.json" calcext:value-type="string">
            <text:p>sed -i 's/lstm_no/650/g' 160.json</text:p>
          </table:table-cell>
          <table:table-cell table:formula="of:=CONCATENATE(&quot;sed -i 's/&quot;;[.$D$1];&quot;/&quot;;[.D162];&quot;/g' &quot;;[.A162];&quot;.json&quot;)" office:value-type="string" office:string-value="sed -i 's/lb_no/30/g' 160.json" calcext:value-type="string">
            <text:p>sed -i 's/lb_no/30/g' 160.json</text:p>
          </table:table-cell>
          <table:table-cell table:formula="of:=CONCATENATE(&quot;echo 'python ../../../dlopt/tools/main.py --config config/&quot;;[.A162];&quot;.json --verbose=2' $&quot;)" office:value-type="string" office:string-value="echo 'python ../../../dlopt/tools/main.py --config config/160.json --verbose=2' $" calcext:value-type="string">
            <text:p>echo 'python ../../../dlopt/tools/main.py --config config/160.json --verbose=2' $</text:p>
          </table:table-cell>
          <table:table-cell table:formula="of:=CONCATENATE(&quot;python ../../../dlopt/tools/main.py --config config/&quot;;[.A162];&quot;.json --verbose=2&quot;)" office:value-type="string" office:string-value="python ../../../dlopt/tools/main.py --config config/160.json --verbose=2" calcext:value-type="string">
            <text:p>python ../../../dlopt/tools/main.py --config config/160.json --verbose=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2]" office:value-type="float" office:value="650" calcext:value-type="float">
            <text:p>650</text:p>
          </table:table-cell>
          <table:table-cell table:formula="of:=[.C162]+50"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63];&quot;.json&quot;)" office:value-type="string" office:string-value="cp template.json 161.json" calcext:value-type="string">
            <text:p>cp template.json 161.json</text:p>
          </table:table-cell>
          <table:table-cell table:formula="of:=CONCATENATE(&quot;sed -i 's/&quot;;[.$A$1];&quot;/&quot;;[.A163];&quot;/g' &quot;;[.A163];&quot;.json&quot;)" office:value-type="string" office:string-value="sed -i 's/config_no/161/g' 161.json" calcext:value-type="string">
            <text:p>sed -i 's/config_no/161/g' 161.json</text:p>
          </table:table-cell>
          <table:table-cell table:formula="of:=CONCATENATE(&quot;sed -i 's/&quot;;[.$B$1];&quot;/&quot;;[.B163];&quot;/g' &quot;;[.A163];&quot;.json&quot;)" office:value-type="string" office:string-value="sed -i 's/embedding_no/650/g' 161.json" calcext:value-type="string">
            <text:p>sed -i 's/embedding_no/650/g' 161.json</text:p>
          </table:table-cell>
          <table:table-cell table:formula="of:=CONCATENATE(&quot;sed -i 's/&quot;;[.$C$1];&quot;/&quot;;[.C163];&quot;/g' &quot;;[.A163];&quot;.json&quot;)" office:value-type="string" office:string-value="sed -i 's/lstm_no/700/g' 161.json" calcext:value-type="string">
            <text:p>sed -i 's/lstm_no/700/g' 161.json</text:p>
          </table:table-cell>
          <table:table-cell table:formula="of:=CONCATENATE(&quot;sed -i 's/&quot;;[.$D$1];&quot;/&quot;;[.D163];&quot;/g' &quot;;[.A163];&quot;.json&quot;)" office:value-type="string" office:string-value="sed -i 's/lb_no/2/g' 161.json" calcext:value-type="string">
            <text:p>sed -i 's/lb_no/2/g' 161.json</text:p>
          </table:table-cell>
          <table:table-cell table:formula="of:=CONCATENATE(&quot;echo 'python ../../../dlopt/tools/main.py --config config/&quot;;[.A163];&quot;.json --verbose=2' $&quot;)" office:value-type="string" office:string-value="echo 'python ../../../dlopt/tools/main.py --config config/161.json --verbose=2' $" calcext:value-type="string">
            <text:p>echo 'python ../../../dlopt/tools/main.py --config config/161.json --verbose=2' $</text:p>
          </table:table-cell>
          <table:table-cell table:formula="of:=CONCATENATE(&quot;python ../../../dlopt/tools/main.py --config config/&quot;;[.A163];&quot;.json --verbose=2&quot;)" office:value-type="string" office:string-value="python ../../../dlopt/tools/main.py --config config/161.json --verbose=2" calcext:value-type="string">
            <text:p>python ../../../dlopt/tools/main.py --config config/161.json --verbose=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3]" office:value-type="float" office:value="650" calcext:value-type="float">
            <text:p>650</text:p>
          </table:table-cell>
          <table:table-cell table:formula="of:=[.C163]"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64];&quot;.json&quot;)" office:value-type="string" office:string-value="cp template.json 162.json" calcext:value-type="string">
            <text:p>cp template.json 162.json</text:p>
          </table:table-cell>
          <table:table-cell table:formula="of:=CONCATENATE(&quot;sed -i 's/&quot;;[.$A$1];&quot;/&quot;;[.A164];&quot;/g' &quot;;[.A164];&quot;.json&quot;)" office:value-type="string" office:string-value="sed -i 's/config_no/162/g' 162.json" calcext:value-type="string">
            <text:p>sed -i 's/config_no/162/g' 162.json</text:p>
          </table:table-cell>
          <table:table-cell table:formula="of:=CONCATENATE(&quot;sed -i 's/&quot;;[.$B$1];&quot;/&quot;;[.B164];&quot;/g' &quot;;[.A164];&quot;.json&quot;)" office:value-type="string" office:string-value="sed -i 's/embedding_no/650/g' 162.json" calcext:value-type="string">
            <text:p>sed -i 's/embedding_no/650/g' 162.json</text:p>
          </table:table-cell>
          <table:table-cell table:formula="of:=CONCATENATE(&quot;sed -i 's/&quot;;[.$C$1];&quot;/&quot;;[.C164];&quot;/g' &quot;;[.A164];&quot;.json&quot;)" office:value-type="string" office:string-value="sed -i 's/lstm_no/700/g' 162.json" calcext:value-type="string">
            <text:p>sed -i 's/lstm_no/700/g' 162.json</text:p>
          </table:table-cell>
          <table:table-cell table:formula="of:=CONCATENATE(&quot;sed -i 's/&quot;;[.$D$1];&quot;/&quot;;[.D164];&quot;/g' &quot;;[.A164];&quot;.json&quot;)" office:value-type="string" office:string-value="sed -i 's/lb_no/5/g' 162.json" calcext:value-type="string">
            <text:p>sed -i 's/lb_no/5/g' 162.json</text:p>
          </table:table-cell>
          <table:table-cell table:formula="of:=CONCATENATE(&quot;echo 'python ../../../dlopt/tools/main.py --config config/&quot;;[.A164];&quot;.json --verbose=2' $&quot;)" office:value-type="string" office:string-value="echo 'python ../../../dlopt/tools/main.py --config config/162.json --verbose=2' $" calcext:value-type="string">
            <text:p>echo 'python ../../../dlopt/tools/main.py --config config/162.json --verbose=2' $</text:p>
          </table:table-cell>
          <table:table-cell table:formula="of:=CONCATENATE(&quot;python ../../../dlopt/tools/main.py --config config/&quot;;[.A164];&quot;.json --verbose=2&quot;)" office:value-type="string" office:string-value="python ../../../dlopt/tools/main.py --config config/162.json --verbose=2" calcext:value-type="string">
            <text:p>python ../../../dlopt/tools/main.py --config config/162.json --verbose=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4]" office:value-type="float" office:value="650" calcext:value-type="float">
            <text:p>650</text:p>
          </table:table-cell>
          <table:table-cell table:formula="of:=[.C164]"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65];&quot;.json&quot;)" office:value-type="string" office:string-value="cp template.json 163.json" calcext:value-type="string">
            <text:p>cp template.json 163.json</text:p>
          </table:table-cell>
          <table:table-cell table:formula="of:=CONCATENATE(&quot;sed -i 's/&quot;;[.$A$1];&quot;/&quot;;[.A165];&quot;/g' &quot;;[.A165];&quot;.json&quot;)" office:value-type="string" office:string-value="sed -i 's/config_no/163/g' 163.json" calcext:value-type="string">
            <text:p>sed -i 's/config_no/163/g' 163.json</text:p>
          </table:table-cell>
          <table:table-cell table:formula="of:=CONCATENATE(&quot;sed -i 's/&quot;;[.$B$1];&quot;/&quot;;[.B165];&quot;/g' &quot;;[.A165];&quot;.json&quot;)" office:value-type="string" office:string-value="sed -i 's/embedding_no/650/g' 163.json" calcext:value-type="string">
            <text:p>sed -i 's/embedding_no/650/g' 163.json</text:p>
          </table:table-cell>
          <table:table-cell table:formula="of:=CONCATENATE(&quot;sed -i 's/&quot;;[.$C$1];&quot;/&quot;;[.C165];&quot;/g' &quot;;[.A165];&quot;.json&quot;)" office:value-type="string" office:string-value="sed -i 's/lstm_no/700/g' 163.json" calcext:value-type="string">
            <text:p>sed -i 's/lstm_no/700/g' 163.json</text:p>
          </table:table-cell>
          <table:table-cell table:formula="of:=CONCATENATE(&quot;sed -i 's/&quot;;[.$D$1];&quot;/&quot;;[.D165];&quot;/g' &quot;;[.A165];&quot;.json&quot;)" office:value-type="string" office:string-value="sed -i 's/lb_no/10/g' 163.json" calcext:value-type="string">
            <text:p>sed -i 's/lb_no/10/g' 163.json</text:p>
          </table:table-cell>
          <table:table-cell table:formula="of:=CONCATENATE(&quot;echo 'python ../../../dlopt/tools/main.py --config config/&quot;;[.A165];&quot;.json --verbose=2' $&quot;)" office:value-type="string" office:string-value="echo 'python ../../../dlopt/tools/main.py --config config/163.json --verbose=2' $" calcext:value-type="string">
            <text:p>echo 'python ../../../dlopt/tools/main.py --config config/163.json --verbose=2' $</text:p>
          </table:table-cell>
          <table:table-cell table:formula="of:=CONCATENATE(&quot;python ../../../dlopt/tools/main.py --config config/&quot;;[.A165];&quot;.json --verbose=2&quot;)" office:value-type="string" office:string-value="python ../../../dlopt/tools/main.py --config config/163.json --verbose=2" calcext:value-type="string">
            <text:p>python ../../../dlopt/tools/main.py --config config/163.json --verbose=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5]" office:value-type="float" office:value="650" calcext:value-type="float">
            <text:p>650</text:p>
          </table:table-cell>
          <table:table-cell table:formula="of:=[.C165]"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66];&quot;.json&quot;)" office:value-type="string" office:string-value="cp template.json 164.json" calcext:value-type="string">
            <text:p>cp template.json 164.json</text:p>
          </table:table-cell>
          <table:table-cell table:formula="of:=CONCATENATE(&quot;sed -i 's/&quot;;[.$A$1];&quot;/&quot;;[.A166];&quot;/g' &quot;;[.A166];&quot;.json&quot;)" office:value-type="string" office:string-value="sed -i 's/config_no/164/g' 164.json" calcext:value-type="string">
            <text:p>sed -i 's/config_no/164/g' 164.json</text:p>
          </table:table-cell>
          <table:table-cell table:formula="of:=CONCATENATE(&quot;sed -i 's/&quot;;[.$B$1];&quot;/&quot;;[.B166];&quot;/g' &quot;;[.A166];&quot;.json&quot;)" office:value-type="string" office:string-value="sed -i 's/embedding_no/650/g' 164.json" calcext:value-type="string">
            <text:p>sed -i 's/embedding_no/650/g' 164.json</text:p>
          </table:table-cell>
          <table:table-cell table:formula="of:=CONCATENATE(&quot;sed -i 's/&quot;;[.$C$1];&quot;/&quot;;[.C166];&quot;/g' &quot;;[.A166];&quot;.json&quot;)" office:value-type="string" office:string-value="sed -i 's/lstm_no/700/g' 164.json" calcext:value-type="string">
            <text:p>sed -i 's/lstm_no/700/g' 164.json</text:p>
          </table:table-cell>
          <table:table-cell table:formula="of:=CONCATENATE(&quot;sed -i 's/&quot;;[.$D$1];&quot;/&quot;;[.D166];&quot;/g' &quot;;[.A166];&quot;.json&quot;)" office:value-type="string" office:string-value="sed -i 's/lb_no/15/g' 164.json" calcext:value-type="string">
            <text:p>sed -i 's/lb_no/15/g' 164.json</text:p>
          </table:table-cell>
          <table:table-cell table:formula="of:=CONCATENATE(&quot;echo 'python ../../../dlopt/tools/main.py --config config/&quot;;[.A166];&quot;.json --verbose=2' $&quot;)" office:value-type="string" office:string-value="echo 'python ../../../dlopt/tools/main.py --config config/164.json --verbose=2' $" calcext:value-type="string">
            <text:p>echo 'python ../../../dlopt/tools/main.py --config config/164.json --verbose=2' $</text:p>
          </table:table-cell>
          <table:table-cell table:formula="of:=CONCATENATE(&quot;python ../../../dlopt/tools/main.py --config config/&quot;;[.A166];&quot;.json --verbose=2&quot;)" office:value-type="string" office:string-value="python ../../../dlopt/tools/main.py --config config/164.json --verbose=2" calcext:value-type="string">
            <text:p>python ../../../dlopt/tools/main.py --config config/164.json --verbose=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6]" office:value-type="float" office:value="650" calcext:value-type="float">
            <text:p>650</text:p>
          </table:table-cell>
          <table:table-cell table:formula="of:=[.C166]" office:value-type="float" office:value="700" calcext:value-type="float">
            <text:p>7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67];&quot;.json&quot;)" office:value-type="string" office:string-value="cp template.json 165.json" calcext:value-type="string">
            <text:p>cp template.json 165.json</text:p>
          </table:table-cell>
          <table:table-cell table:formula="of:=CONCATENATE(&quot;sed -i 's/&quot;;[.$A$1];&quot;/&quot;;[.A167];&quot;/g' &quot;;[.A167];&quot;.json&quot;)" office:value-type="string" office:string-value="sed -i 's/config_no/165/g' 165.json" calcext:value-type="string">
            <text:p>sed -i 's/config_no/165/g' 165.json</text:p>
          </table:table-cell>
          <table:table-cell table:formula="of:=CONCATENATE(&quot;sed -i 's/&quot;;[.$B$1];&quot;/&quot;;[.B167];&quot;/g' &quot;;[.A167];&quot;.json&quot;)" office:value-type="string" office:string-value="sed -i 's/embedding_no/650/g' 165.json" calcext:value-type="string">
            <text:p>sed -i 's/embedding_no/650/g' 165.json</text:p>
          </table:table-cell>
          <table:table-cell table:formula="of:=CONCATENATE(&quot;sed -i 's/&quot;;[.$C$1];&quot;/&quot;;[.C167];&quot;/g' &quot;;[.A167];&quot;.json&quot;)" office:value-type="string" office:string-value="sed -i 's/lstm_no/700/g' 165.json" calcext:value-type="string">
            <text:p>sed -i 's/lstm_no/700/g' 165.json</text:p>
          </table:table-cell>
          <table:table-cell table:formula="of:=CONCATENATE(&quot;sed -i 's/&quot;;[.$D$1];&quot;/&quot;;[.D167];&quot;/g' &quot;;[.A167];&quot;.json&quot;)" office:value-type="string" office:string-value="sed -i 's/lb_no/20/g' 165.json" calcext:value-type="string">
            <text:p>sed -i 's/lb_no/20/g' 165.json</text:p>
          </table:table-cell>
          <table:table-cell table:formula="of:=CONCATENATE(&quot;echo 'python ../../../dlopt/tools/main.py --config config/&quot;;[.A167];&quot;.json --verbose=2' $&quot;)" office:value-type="string" office:string-value="echo 'python ../../../dlopt/tools/main.py --config config/165.json --verbose=2' $" calcext:value-type="string">
            <text:p>echo 'python ../../../dlopt/tools/main.py --config config/165.json --verbose=2' $</text:p>
          </table:table-cell>
          <table:table-cell table:formula="of:=CONCATENATE(&quot;python ../../../dlopt/tools/main.py --config config/&quot;;[.A167];&quot;.json --verbose=2&quot;)" office:value-type="string" office:string-value="python ../../../dlopt/tools/main.py --config config/165.json --verbose=2" calcext:value-type="string">
            <text:p>python ../../../dlopt/tools/main.py --config config/165.json --verbose=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7]" office:value-type="float" office:value="650" calcext:value-type="float">
            <text:p>650</text:p>
          </table:table-cell>
          <table:table-cell table:formula="of:=[.C167]"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68];&quot;.json&quot;)" office:value-type="string" office:string-value="cp template.json 166.json" calcext:value-type="string">
            <text:p>cp template.json 166.json</text:p>
          </table:table-cell>
          <table:table-cell table:formula="of:=CONCATENATE(&quot;sed -i 's/&quot;;[.$A$1];&quot;/&quot;;[.A168];&quot;/g' &quot;;[.A168];&quot;.json&quot;)" office:value-type="string" office:string-value="sed -i 's/config_no/166/g' 166.json" calcext:value-type="string">
            <text:p>sed -i 's/config_no/166/g' 166.json</text:p>
          </table:table-cell>
          <table:table-cell table:formula="of:=CONCATENATE(&quot;sed -i 's/&quot;;[.$B$1];&quot;/&quot;;[.B168];&quot;/g' &quot;;[.A168];&quot;.json&quot;)" office:value-type="string" office:string-value="sed -i 's/embedding_no/650/g' 166.json" calcext:value-type="string">
            <text:p>sed -i 's/embedding_no/650/g' 166.json</text:p>
          </table:table-cell>
          <table:table-cell table:formula="of:=CONCATENATE(&quot;sed -i 's/&quot;;[.$C$1];&quot;/&quot;;[.C168];&quot;/g' &quot;;[.A168];&quot;.json&quot;)" office:value-type="string" office:string-value="sed -i 's/lstm_no/700/g' 166.json" calcext:value-type="string">
            <text:p>sed -i 's/lstm_no/700/g' 166.json</text:p>
          </table:table-cell>
          <table:table-cell table:formula="of:=CONCATENATE(&quot;sed -i 's/&quot;;[.$D$1];&quot;/&quot;;[.D168];&quot;/g' &quot;;[.A168];&quot;.json&quot;)" office:value-type="string" office:string-value="sed -i 's/lb_no/25/g' 166.json" calcext:value-type="string">
            <text:p>sed -i 's/lb_no/25/g' 166.json</text:p>
          </table:table-cell>
          <table:table-cell table:formula="of:=CONCATENATE(&quot;echo 'python ../../../dlopt/tools/main.py --config config/&quot;;[.A168];&quot;.json --verbose=2' $&quot;)" office:value-type="string" office:string-value="echo 'python ../../../dlopt/tools/main.py --config config/166.json --verbose=2' $" calcext:value-type="string">
            <text:p>echo 'python ../../../dlopt/tools/main.py --config config/166.json --verbose=2' $</text:p>
          </table:table-cell>
          <table:table-cell table:formula="of:=CONCATENATE(&quot;python ../../../dlopt/tools/main.py --config config/&quot;;[.A168];&quot;.json --verbose=2&quot;)" office:value-type="string" office:string-value="python ../../../dlopt/tools/main.py --config config/166.json --verbose=2" calcext:value-type="string">
            <text:p>python ../../../dlopt/tools/main.py --config config/166.json --verbose=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8]" office:value-type="float" office:value="650" calcext:value-type="float">
            <text:p>650</text:p>
          </table:table-cell>
          <table:table-cell table:formula="of:=[.C168]"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69];&quot;.json&quot;)" office:value-type="string" office:string-value="cp template.json 167.json" calcext:value-type="string">
            <text:p>cp template.json 167.json</text:p>
          </table:table-cell>
          <table:table-cell table:formula="of:=CONCATENATE(&quot;sed -i 's/&quot;;[.$A$1];&quot;/&quot;;[.A169];&quot;/g' &quot;;[.A169];&quot;.json&quot;)" office:value-type="string" office:string-value="sed -i 's/config_no/167/g' 167.json" calcext:value-type="string">
            <text:p>sed -i 's/config_no/167/g' 167.json</text:p>
          </table:table-cell>
          <table:table-cell table:formula="of:=CONCATENATE(&quot;sed -i 's/&quot;;[.$B$1];&quot;/&quot;;[.B169];&quot;/g' &quot;;[.A169];&quot;.json&quot;)" office:value-type="string" office:string-value="sed -i 's/embedding_no/650/g' 167.json" calcext:value-type="string">
            <text:p>sed -i 's/embedding_no/650/g' 167.json</text:p>
          </table:table-cell>
          <table:table-cell table:formula="of:=CONCATENATE(&quot;sed -i 's/&quot;;[.$C$1];&quot;/&quot;;[.C169];&quot;/g' &quot;;[.A169];&quot;.json&quot;)" office:value-type="string" office:string-value="sed -i 's/lstm_no/700/g' 167.json" calcext:value-type="string">
            <text:p>sed -i 's/lstm_no/700/g' 167.json</text:p>
          </table:table-cell>
          <table:table-cell table:formula="of:=CONCATENATE(&quot;sed -i 's/&quot;;[.$D$1];&quot;/&quot;;[.D169];&quot;/g' &quot;;[.A169];&quot;.json&quot;)" office:value-type="string" office:string-value="sed -i 's/lb_no/30/g' 167.json" calcext:value-type="string">
            <text:p>sed -i 's/lb_no/30/g' 167.json</text:p>
          </table:table-cell>
          <table:table-cell table:formula="of:=CONCATENATE(&quot;echo 'python ../../../dlopt/tools/main.py --config config/&quot;;[.A169];&quot;.json --verbose=2' $&quot;)" office:value-type="string" office:string-value="echo 'python ../../../dlopt/tools/main.py --config config/167.json --verbose=2' $" calcext:value-type="string">
            <text:p>echo 'python ../../../dlopt/tools/main.py --config config/167.json --verbose=2' $</text:p>
          </table:table-cell>
          <table:table-cell table:formula="of:=CONCATENATE(&quot;python ../../../dlopt/tools/main.py --config config/&quot;;[.A169];&quot;.json --verbose=2&quot;)" office:value-type="string" office:string-value="python ../../../dlopt/tools/main.py --config config/167.json --verbose=2" calcext:value-type="string">
            <text:p>python ../../../dlopt/tools/main.py --config config/167.json --verbose=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9]+50" office:value-type="float" office:value="700" calcext:value-type="float">
            <text:p>700</text:p>
          </table:table-cell>
          <table:table-cell table:formula="of:=[.C169]"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70];&quot;.json&quot;)" office:value-type="string" office:string-value="cp template.json 168.json" calcext:value-type="string">
            <text:p>cp template.json 168.json</text:p>
          </table:table-cell>
          <table:table-cell table:formula="of:=CONCATENATE(&quot;sed -i 's/&quot;;[.$A$1];&quot;/&quot;;[.A170];&quot;/g' &quot;;[.A170];&quot;.json&quot;)" office:value-type="string" office:string-value="sed -i 's/config_no/168/g' 168.json" calcext:value-type="string">
            <text:p>sed -i 's/config_no/168/g' 168.json</text:p>
          </table:table-cell>
          <table:table-cell table:formula="of:=CONCATENATE(&quot;sed -i 's/&quot;;[.$B$1];&quot;/&quot;;[.B170];&quot;/g' &quot;;[.A170];&quot;.json&quot;)" office:value-type="string" office:string-value="sed -i 's/embedding_no/700/g' 168.json" calcext:value-type="string">
            <text:p>sed -i 's/embedding_no/700/g' 168.json</text:p>
          </table:table-cell>
          <table:table-cell table:formula="of:=CONCATENATE(&quot;sed -i 's/&quot;;[.$C$1];&quot;/&quot;;[.C170];&quot;/g' &quot;;[.A170];&quot;.json&quot;)" office:value-type="string" office:string-value="sed -i 's/lstm_no/700/g' 168.json" calcext:value-type="string">
            <text:p>sed -i 's/lstm_no/700/g' 168.json</text:p>
          </table:table-cell>
          <table:table-cell table:formula="of:=CONCATENATE(&quot;sed -i 's/&quot;;[.$D$1];&quot;/&quot;;[.D170];&quot;/g' &quot;;[.A170];&quot;.json&quot;)" office:value-type="string" office:string-value="sed -i 's/lb_no/2/g' 168.json" calcext:value-type="string">
            <text:p>sed -i 's/lb_no/2/g' 168.json</text:p>
          </table:table-cell>
          <table:table-cell table:formula="of:=CONCATENATE(&quot;echo 'python ../../../dlopt/tools/main.py --config config/&quot;;[.A170];&quot;.json --verbose=2' $&quot;)" office:value-type="string" office:string-value="echo 'python ../../../dlopt/tools/main.py --config config/168.json --verbose=2' $" calcext:value-type="string">
            <text:p>echo 'python ../../../dlopt/tools/main.py --config config/168.json --verbose=2' $</text:p>
          </table:table-cell>
          <table:table-cell table:formula="of:=CONCATENATE(&quot;python ../../../dlopt/tools/main.py --config config/&quot;;[.A170];&quot;.json --verbose=2&quot;)" office:value-type="string" office:string-value="python ../../../dlopt/tools/main.py --config config/168.json --verbose=2" calcext:value-type="string">
            <text:p>python ../../../dlopt/tools/main.py --config config/168.json --verbose=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0]" office:value-type="float" office:value="700" calcext:value-type="float">
            <text:p>700</text:p>
          </table:table-cell>
          <table:table-cell table:formula="of:=[.C170]"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71];&quot;.json&quot;)" office:value-type="string" office:string-value="cp template.json 169.json" calcext:value-type="string">
            <text:p>cp template.json 169.json</text:p>
          </table:table-cell>
          <table:table-cell table:formula="of:=CONCATENATE(&quot;sed -i 's/&quot;;[.$A$1];&quot;/&quot;;[.A171];&quot;/g' &quot;;[.A171];&quot;.json&quot;)" office:value-type="string" office:string-value="sed -i 's/config_no/169/g' 169.json" calcext:value-type="string">
            <text:p>sed -i 's/config_no/169/g' 169.json</text:p>
          </table:table-cell>
          <table:table-cell table:formula="of:=CONCATENATE(&quot;sed -i 's/&quot;;[.$B$1];&quot;/&quot;;[.B171];&quot;/g' &quot;;[.A171];&quot;.json&quot;)" office:value-type="string" office:string-value="sed -i 's/embedding_no/700/g' 169.json" calcext:value-type="string">
            <text:p>sed -i 's/embedding_no/700/g' 169.json</text:p>
          </table:table-cell>
          <table:table-cell table:formula="of:=CONCATENATE(&quot;sed -i 's/&quot;;[.$C$1];&quot;/&quot;;[.C171];&quot;/g' &quot;;[.A171];&quot;.json&quot;)" office:value-type="string" office:string-value="sed -i 's/lstm_no/700/g' 169.json" calcext:value-type="string">
            <text:p>sed -i 's/lstm_no/700/g' 169.json</text:p>
          </table:table-cell>
          <table:table-cell table:formula="of:=CONCATENATE(&quot;sed -i 's/&quot;;[.$D$1];&quot;/&quot;;[.D171];&quot;/g' &quot;;[.A171];&quot;.json&quot;)" office:value-type="string" office:string-value="sed -i 's/lb_no/5/g' 169.json" calcext:value-type="string">
            <text:p>sed -i 's/lb_no/5/g' 169.json</text:p>
          </table:table-cell>
          <table:table-cell table:formula="of:=CONCATENATE(&quot;echo 'python ../../../dlopt/tools/main.py --config config/&quot;;[.A171];&quot;.json --verbose=2' $&quot;)" office:value-type="string" office:string-value="echo 'python ../../../dlopt/tools/main.py --config config/169.json --verbose=2' $" calcext:value-type="string">
            <text:p>echo 'python ../../../dlopt/tools/main.py --config config/169.json --verbose=2' $</text:p>
          </table:table-cell>
          <table:table-cell table:formula="of:=CONCATENATE(&quot;python ../../../dlopt/tools/main.py --config config/&quot;;[.A171];&quot;.json --verbose=2&quot;)" office:value-type="string" office:string-value="python ../../../dlopt/tools/main.py --config config/169.json --verbose=2" calcext:value-type="string">
            <text:p>python ../../../dlopt/tools/main.py --config config/169.json --verbose=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1]" office:value-type="float" office:value="700" calcext:value-type="float">
            <text:p>700</text:p>
          </table:table-cell>
          <table:table-cell table:formula="of:=[.C171]"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72];&quot;.json&quot;)" office:value-type="string" office:string-value="cp template.json 170.json" calcext:value-type="string">
            <text:p>cp template.json 170.json</text:p>
          </table:table-cell>
          <table:table-cell table:formula="of:=CONCATENATE(&quot;sed -i 's/&quot;;[.$A$1];&quot;/&quot;;[.A172];&quot;/g' &quot;;[.A172];&quot;.json&quot;)" office:value-type="string" office:string-value="sed -i 's/config_no/170/g' 170.json" calcext:value-type="string">
            <text:p>sed -i 's/config_no/170/g' 170.json</text:p>
          </table:table-cell>
          <table:table-cell table:formula="of:=CONCATENATE(&quot;sed -i 's/&quot;;[.$B$1];&quot;/&quot;;[.B172];&quot;/g' &quot;;[.A172];&quot;.json&quot;)" office:value-type="string" office:string-value="sed -i 's/embedding_no/700/g' 170.json" calcext:value-type="string">
            <text:p>sed -i 's/embedding_no/700/g' 170.json</text:p>
          </table:table-cell>
          <table:table-cell table:formula="of:=CONCATENATE(&quot;sed -i 's/&quot;;[.$C$1];&quot;/&quot;;[.C172];&quot;/g' &quot;;[.A172];&quot;.json&quot;)" office:value-type="string" office:string-value="sed -i 's/lstm_no/700/g' 170.json" calcext:value-type="string">
            <text:p>sed -i 's/lstm_no/700/g' 170.json</text:p>
          </table:table-cell>
          <table:table-cell table:formula="of:=CONCATENATE(&quot;sed -i 's/&quot;;[.$D$1];&quot;/&quot;;[.D172];&quot;/g' &quot;;[.A172];&quot;.json&quot;)" office:value-type="string" office:string-value="sed -i 's/lb_no/10/g' 170.json" calcext:value-type="string">
            <text:p>sed -i 's/lb_no/10/g' 170.json</text:p>
          </table:table-cell>
          <table:table-cell table:formula="of:=CONCATENATE(&quot;echo 'python ../../../dlopt/tools/main.py --config config/&quot;;[.A172];&quot;.json --verbose=2' $&quot;)" office:value-type="string" office:string-value="echo 'python ../../../dlopt/tools/main.py --config config/170.json --verbose=2' $" calcext:value-type="string">
            <text:p>echo 'python ../../../dlopt/tools/main.py --config config/170.json --verbose=2' $</text:p>
          </table:table-cell>
          <table:table-cell table:formula="of:=CONCATENATE(&quot;python ../../../dlopt/tools/main.py --config config/&quot;;[.A172];&quot;.json --verbose=2&quot;)" office:value-type="string" office:string-value="python ../../../dlopt/tools/main.py --config config/170.json --verbose=2" calcext:value-type="string">
            <text:p>python ../../../dlopt/tools/main.py --config config/170.json --verbose=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2]" office:value-type="float" office:value="700" calcext:value-type="float">
            <text:p>700</text:p>
          </table:table-cell>
          <table:table-cell table:formula="of:=[.C172]"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73];&quot;.json&quot;)" office:value-type="string" office:string-value="cp template.json 171.json" calcext:value-type="string">
            <text:p>cp template.json 171.json</text:p>
          </table:table-cell>
          <table:table-cell table:formula="of:=CONCATENATE(&quot;sed -i 's/&quot;;[.$A$1];&quot;/&quot;;[.A173];&quot;/g' &quot;;[.A173];&quot;.json&quot;)" office:value-type="string" office:string-value="sed -i 's/config_no/171/g' 171.json" calcext:value-type="string">
            <text:p>sed -i 's/config_no/171/g' 171.json</text:p>
          </table:table-cell>
          <table:table-cell table:formula="of:=CONCATENATE(&quot;sed -i 's/&quot;;[.$B$1];&quot;/&quot;;[.B173];&quot;/g' &quot;;[.A173];&quot;.json&quot;)" office:value-type="string" office:string-value="sed -i 's/embedding_no/700/g' 171.json" calcext:value-type="string">
            <text:p>sed -i 's/embedding_no/700/g' 171.json</text:p>
          </table:table-cell>
          <table:table-cell table:formula="of:=CONCATENATE(&quot;sed -i 's/&quot;;[.$C$1];&quot;/&quot;;[.C173];&quot;/g' &quot;;[.A173];&quot;.json&quot;)" office:value-type="string" office:string-value="sed -i 's/lstm_no/700/g' 171.json" calcext:value-type="string">
            <text:p>sed -i 's/lstm_no/700/g' 171.json</text:p>
          </table:table-cell>
          <table:table-cell table:formula="of:=CONCATENATE(&quot;sed -i 's/&quot;;[.$D$1];&quot;/&quot;;[.D173];&quot;/g' &quot;;[.A173];&quot;.json&quot;)" office:value-type="string" office:string-value="sed -i 's/lb_no/15/g' 171.json" calcext:value-type="string">
            <text:p>sed -i 's/lb_no/15/g' 171.json</text:p>
          </table:table-cell>
          <table:table-cell table:formula="of:=CONCATENATE(&quot;echo 'python ../../../dlopt/tools/main.py --config config/&quot;;[.A173];&quot;.json --verbose=2' $&quot;)" office:value-type="string" office:string-value="echo 'python ../../../dlopt/tools/main.py --config config/171.json --verbose=2' $" calcext:value-type="string">
            <text:p>echo 'python ../../../dlopt/tools/main.py --config config/171.json --verbose=2' $</text:p>
          </table:table-cell>
          <table:table-cell table:formula="of:=CONCATENATE(&quot;python ../../../dlopt/tools/main.py --config config/&quot;;[.A173];&quot;.json --verbose=2&quot;)" office:value-type="string" office:string-value="python ../../../dlopt/tools/main.py --config config/171.json --verbose=2" calcext:value-type="string">
            <text:p>python ../../../dlopt/tools/main.py --config config/171.json --verbose=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3]" office:value-type="float" office:value="700" calcext:value-type="float">
            <text:p>700</text:p>
          </table:table-cell>
          <table:table-cell table:formula="of:=[.C173]" office:value-type="float" office:value="700" calcext:value-type="float">
            <text:p>7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74];&quot;.json&quot;)" office:value-type="string" office:string-value="cp template.json 172.json" calcext:value-type="string">
            <text:p>cp template.json 172.json</text:p>
          </table:table-cell>
          <table:table-cell table:formula="of:=CONCATENATE(&quot;sed -i 's/&quot;;[.$A$1];&quot;/&quot;;[.A174];&quot;/g' &quot;;[.A174];&quot;.json&quot;)" office:value-type="string" office:string-value="sed -i 's/config_no/172/g' 172.json" calcext:value-type="string">
            <text:p>sed -i 's/config_no/172/g' 172.json</text:p>
          </table:table-cell>
          <table:table-cell table:formula="of:=CONCATENATE(&quot;sed -i 's/&quot;;[.$B$1];&quot;/&quot;;[.B174];&quot;/g' &quot;;[.A174];&quot;.json&quot;)" office:value-type="string" office:string-value="sed -i 's/embedding_no/700/g' 172.json" calcext:value-type="string">
            <text:p>sed -i 's/embedding_no/700/g' 172.json</text:p>
          </table:table-cell>
          <table:table-cell table:formula="of:=CONCATENATE(&quot;sed -i 's/&quot;;[.$C$1];&quot;/&quot;;[.C174];&quot;/g' &quot;;[.A174];&quot;.json&quot;)" office:value-type="string" office:string-value="sed -i 's/lstm_no/700/g' 172.json" calcext:value-type="string">
            <text:p>sed -i 's/lstm_no/700/g' 172.json</text:p>
          </table:table-cell>
          <table:table-cell table:formula="of:=CONCATENATE(&quot;sed -i 's/&quot;;[.$D$1];&quot;/&quot;;[.D174];&quot;/g' &quot;;[.A174];&quot;.json&quot;)" office:value-type="string" office:string-value="sed -i 's/lb_no/20/g' 172.json" calcext:value-type="string">
            <text:p>sed -i 's/lb_no/20/g' 172.json</text:p>
          </table:table-cell>
          <table:table-cell table:formula="of:=CONCATENATE(&quot;echo 'python ../../../dlopt/tools/main.py --config config/&quot;;[.A174];&quot;.json --verbose=2' $&quot;)" office:value-type="string" office:string-value="echo 'python ../../../dlopt/tools/main.py --config config/172.json --verbose=2' $" calcext:value-type="string">
            <text:p>echo 'python ../../../dlopt/tools/main.py --config config/172.json --verbose=2' $</text:p>
          </table:table-cell>
          <table:table-cell table:formula="of:=CONCATENATE(&quot;python ../../../dlopt/tools/main.py --config config/&quot;;[.A174];&quot;.json --verbose=2&quot;)" office:value-type="string" office:string-value="python ../../../dlopt/tools/main.py --config config/172.json --verbose=2" calcext:value-type="string">
            <text:p>python ../../../dlopt/tools/main.py --config config/172.json --verbose=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4]" office:value-type="float" office:value="700" calcext:value-type="float">
            <text:p>700</text:p>
          </table:table-cell>
          <table:table-cell table:formula="of:=[.C174]"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75];&quot;.json&quot;)" office:value-type="string" office:string-value="cp template.json 173.json" calcext:value-type="string">
            <text:p>cp template.json 173.json</text:p>
          </table:table-cell>
          <table:table-cell table:formula="of:=CONCATENATE(&quot;sed -i 's/&quot;;[.$A$1];&quot;/&quot;;[.A175];&quot;/g' &quot;;[.A175];&quot;.json&quot;)" office:value-type="string" office:string-value="sed -i 's/config_no/173/g' 173.json" calcext:value-type="string">
            <text:p>sed -i 's/config_no/173/g' 173.json</text:p>
          </table:table-cell>
          <table:table-cell table:formula="of:=CONCATENATE(&quot;sed -i 's/&quot;;[.$B$1];&quot;/&quot;;[.B175];&quot;/g' &quot;;[.A175];&quot;.json&quot;)" office:value-type="string" office:string-value="sed -i 's/embedding_no/700/g' 173.json" calcext:value-type="string">
            <text:p>sed -i 's/embedding_no/700/g' 173.json</text:p>
          </table:table-cell>
          <table:table-cell table:formula="of:=CONCATENATE(&quot;sed -i 's/&quot;;[.$C$1];&quot;/&quot;;[.C175];&quot;/g' &quot;;[.A175];&quot;.json&quot;)" office:value-type="string" office:string-value="sed -i 's/lstm_no/700/g' 173.json" calcext:value-type="string">
            <text:p>sed -i 's/lstm_no/700/g' 173.json</text:p>
          </table:table-cell>
          <table:table-cell table:formula="of:=CONCATENATE(&quot;sed -i 's/&quot;;[.$D$1];&quot;/&quot;;[.D175];&quot;/g' &quot;;[.A175];&quot;.json&quot;)" office:value-type="string" office:string-value="sed -i 's/lb_no/25/g' 173.json" calcext:value-type="string">
            <text:p>sed -i 's/lb_no/25/g' 173.json</text:p>
          </table:table-cell>
          <table:table-cell table:formula="of:=CONCATENATE(&quot;echo 'python ../../../dlopt/tools/main.py --config config/&quot;;[.A175];&quot;.json --verbose=2' $&quot;)" office:value-type="string" office:string-value="echo 'python ../../../dlopt/tools/main.py --config config/173.json --verbose=2' $" calcext:value-type="string">
            <text:p>echo 'python ../../../dlopt/tools/main.py --config config/173.json --verbose=2' $</text:p>
          </table:table-cell>
          <table:table-cell table:formula="of:=CONCATENATE(&quot;python ../../../dlopt/tools/main.py --config config/&quot;;[.A175];&quot;.json --verbose=2&quot;)" office:value-type="string" office:string-value="python ../../../dlopt/tools/main.py --config config/173.json --verbose=2" calcext:value-type="string">
            <text:p>python ../../../dlopt/tools/main.py --config config/173.json --verbose=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5]" office:value-type="float" office:value="700" calcext:value-type="float">
            <text:p>700</text:p>
          </table:table-cell>
          <table:table-cell table:formula="of:=[.C175]"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76];&quot;.json&quot;)" office:value-type="string" office:string-value="cp template.json 174.json" calcext:value-type="string">
            <text:p>cp template.json 174.json</text:p>
          </table:table-cell>
          <table:table-cell table:formula="of:=CONCATENATE(&quot;sed -i 's/&quot;;[.$A$1];&quot;/&quot;;[.A176];&quot;/g' &quot;;[.A176];&quot;.json&quot;)" office:value-type="string" office:string-value="sed -i 's/config_no/174/g' 174.json" calcext:value-type="string">
            <text:p>sed -i 's/config_no/174/g' 174.json</text:p>
          </table:table-cell>
          <table:table-cell table:formula="of:=CONCATENATE(&quot;sed -i 's/&quot;;[.$B$1];&quot;/&quot;;[.B176];&quot;/g' &quot;;[.A176];&quot;.json&quot;)" office:value-type="string" office:string-value="sed -i 's/embedding_no/700/g' 174.json" calcext:value-type="string">
            <text:p>sed -i 's/embedding_no/700/g' 174.json</text:p>
          </table:table-cell>
          <table:table-cell table:formula="of:=CONCATENATE(&quot;sed -i 's/&quot;;[.$C$1];&quot;/&quot;;[.C176];&quot;/g' &quot;;[.A176];&quot;.json&quot;)" office:value-type="string" office:string-value="sed -i 's/lstm_no/700/g' 174.json" calcext:value-type="string">
            <text:p>sed -i 's/lstm_no/700/g' 174.json</text:p>
          </table:table-cell>
          <table:table-cell table:formula="of:=CONCATENATE(&quot;sed -i 's/&quot;;[.$D$1];&quot;/&quot;;[.D176];&quot;/g' &quot;;[.A176];&quot;.json&quot;)" office:value-type="string" office:string-value="sed -i 's/lb_no/30/g' 174.json" calcext:value-type="string">
            <text:p>sed -i 's/lb_no/30/g' 174.json</text:p>
          </table:table-cell>
          <table:table-cell table:formula="of:=CONCATENATE(&quot;echo 'python ../../../dlopt/tools/main.py --config config/&quot;;[.A176];&quot;.json --verbose=2' $&quot;)" office:value-type="string" office:string-value="echo 'python ../../../dlopt/tools/main.py --config config/174.json --verbose=2' $" calcext:value-type="string">
            <text:p>echo 'python ../../../dlopt/tools/main.py --config config/174.json --verbose=2' $</text:p>
          </table:table-cell>
          <table:table-cell table:formula="of:=CONCATENATE(&quot;python ../../../dlopt/tools/main.py --config config/&quot;;[.A176];&quot;.json --verbose=2&quot;)" office:value-type="string" office:string-value="python ../../../dlopt/tools/main.py --config config/174.json --verbose=2" calcext:value-type="string">
            <text:p>python ../../../dlopt/tools/main.py --config config/174.json --verbose=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6]" office:value-type="float" office:value="700" calcext:value-type="float">
            <text:p>700</text:p>
          </table:table-cell>
          <table:table-cell table:formula="of:=[.C176]+50"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77];&quot;.json&quot;)" office:value-type="string" office:string-value="cp template.json 175.json" calcext:value-type="string">
            <text:p>cp template.json 175.json</text:p>
          </table:table-cell>
          <table:table-cell table:formula="of:=CONCATENATE(&quot;sed -i 's/&quot;;[.$A$1];&quot;/&quot;;[.A177];&quot;/g' &quot;;[.A177];&quot;.json&quot;)" office:value-type="string" office:string-value="sed -i 's/config_no/175/g' 175.json" calcext:value-type="string">
            <text:p>sed -i 's/config_no/175/g' 175.json</text:p>
          </table:table-cell>
          <table:table-cell table:formula="of:=CONCATENATE(&quot;sed -i 's/&quot;;[.$B$1];&quot;/&quot;;[.B177];&quot;/g' &quot;;[.A177];&quot;.json&quot;)" office:value-type="string" office:string-value="sed -i 's/embedding_no/700/g' 175.json" calcext:value-type="string">
            <text:p>sed -i 's/embedding_no/700/g' 175.json</text:p>
          </table:table-cell>
          <table:table-cell table:formula="of:=CONCATENATE(&quot;sed -i 's/&quot;;[.$C$1];&quot;/&quot;;[.C177];&quot;/g' &quot;;[.A177];&quot;.json&quot;)" office:value-type="string" office:string-value="sed -i 's/lstm_no/750/g' 175.json" calcext:value-type="string">
            <text:p>sed -i 's/lstm_no/750/g' 175.json</text:p>
          </table:table-cell>
          <table:table-cell table:formula="of:=CONCATENATE(&quot;sed -i 's/&quot;;[.$D$1];&quot;/&quot;;[.D177];&quot;/g' &quot;;[.A177];&quot;.json&quot;)" office:value-type="string" office:string-value="sed -i 's/lb_no/2/g' 175.json" calcext:value-type="string">
            <text:p>sed -i 's/lb_no/2/g' 175.json</text:p>
          </table:table-cell>
          <table:table-cell table:formula="of:=CONCATENATE(&quot;echo 'python ../../../dlopt/tools/main.py --config config/&quot;;[.A177];&quot;.json --verbose=2' $&quot;)" office:value-type="string" office:string-value="echo 'python ../../../dlopt/tools/main.py --config config/175.json --verbose=2' $" calcext:value-type="string">
            <text:p>echo 'python ../../../dlopt/tools/main.py --config config/175.json --verbose=2' $</text:p>
          </table:table-cell>
          <table:table-cell table:formula="of:=CONCATENATE(&quot;python ../../../dlopt/tools/main.py --config config/&quot;;[.A177];&quot;.json --verbose=2&quot;)" office:value-type="string" office:string-value="python ../../../dlopt/tools/main.py --config config/175.json --verbose=2" calcext:value-type="string">
            <text:p>python ../../../dlopt/tools/main.py --config config/175.json --verbose=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7]" office:value-type="float" office:value="700" calcext:value-type="float">
            <text:p>700</text:p>
          </table:table-cell>
          <table:table-cell table:formula="of:=[.C177]"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78];&quot;.json&quot;)" office:value-type="string" office:string-value="cp template.json 176.json" calcext:value-type="string">
            <text:p>cp template.json 176.json</text:p>
          </table:table-cell>
          <table:table-cell table:formula="of:=CONCATENATE(&quot;sed -i 's/&quot;;[.$A$1];&quot;/&quot;;[.A178];&quot;/g' &quot;;[.A178];&quot;.json&quot;)" office:value-type="string" office:string-value="sed -i 's/config_no/176/g' 176.json" calcext:value-type="string">
            <text:p>sed -i 's/config_no/176/g' 176.json</text:p>
          </table:table-cell>
          <table:table-cell table:formula="of:=CONCATENATE(&quot;sed -i 's/&quot;;[.$B$1];&quot;/&quot;;[.B178];&quot;/g' &quot;;[.A178];&quot;.json&quot;)" office:value-type="string" office:string-value="sed -i 's/embedding_no/700/g' 176.json" calcext:value-type="string">
            <text:p>sed -i 's/embedding_no/700/g' 176.json</text:p>
          </table:table-cell>
          <table:table-cell table:formula="of:=CONCATENATE(&quot;sed -i 's/&quot;;[.$C$1];&quot;/&quot;;[.C178];&quot;/g' &quot;;[.A178];&quot;.json&quot;)" office:value-type="string" office:string-value="sed -i 's/lstm_no/750/g' 176.json" calcext:value-type="string">
            <text:p>sed -i 's/lstm_no/750/g' 176.json</text:p>
          </table:table-cell>
          <table:table-cell table:formula="of:=CONCATENATE(&quot;sed -i 's/&quot;;[.$D$1];&quot;/&quot;;[.D178];&quot;/g' &quot;;[.A178];&quot;.json&quot;)" office:value-type="string" office:string-value="sed -i 's/lb_no/5/g' 176.json" calcext:value-type="string">
            <text:p>sed -i 's/lb_no/5/g' 176.json</text:p>
          </table:table-cell>
          <table:table-cell table:formula="of:=CONCATENATE(&quot;echo 'python ../../../dlopt/tools/main.py --config config/&quot;;[.A178];&quot;.json --verbose=2' $&quot;)" office:value-type="string" office:string-value="echo 'python ../../../dlopt/tools/main.py --config config/176.json --verbose=2' $" calcext:value-type="string">
            <text:p>echo 'python ../../../dlopt/tools/main.py --config config/176.json --verbose=2' $</text:p>
          </table:table-cell>
          <table:table-cell table:formula="of:=CONCATENATE(&quot;python ../../../dlopt/tools/main.py --config config/&quot;;[.A178];&quot;.json --verbose=2&quot;)" office:value-type="string" office:string-value="python ../../../dlopt/tools/main.py --config config/176.json --verbose=2" calcext:value-type="string">
            <text:p>python ../../../dlopt/tools/main.py --config config/176.json --verbose=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8]" office:value-type="float" office:value="700" calcext:value-type="float">
            <text:p>700</text:p>
          </table:table-cell>
          <table:table-cell table:formula="of:=[.C178]"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79];&quot;.json&quot;)" office:value-type="string" office:string-value="cp template.json 177.json" calcext:value-type="string">
            <text:p>cp template.json 177.json</text:p>
          </table:table-cell>
          <table:table-cell table:formula="of:=CONCATENATE(&quot;sed -i 's/&quot;;[.$A$1];&quot;/&quot;;[.A179];&quot;/g' &quot;;[.A179];&quot;.json&quot;)" office:value-type="string" office:string-value="sed -i 's/config_no/177/g' 177.json" calcext:value-type="string">
            <text:p>sed -i 's/config_no/177/g' 177.json</text:p>
          </table:table-cell>
          <table:table-cell table:formula="of:=CONCATENATE(&quot;sed -i 's/&quot;;[.$B$1];&quot;/&quot;;[.B179];&quot;/g' &quot;;[.A179];&quot;.json&quot;)" office:value-type="string" office:string-value="sed -i 's/embedding_no/700/g' 177.json" calcext:value-type="string">
            <text:p>sed -i 's/embedding_no/700/g' 177.json</text:p>
          </table:table-cell>
          <table:table-cell table:formula="of:=CONCATENATE(&quot;sed -i 's/&quot;;[.$C$1];&quot;/&quot;;[.C179];&quot;/g' &quot;;[.A179];&quot;.json&quot;)" office:value-type="string" office:string-value="sed -i 's/lstm_no/750/g' 177.json" calcext:value-type="string">
            <text:p>sed -i 's/lstm_no/750/g' 177.json</text:p>
          </table:table-cell>
          <table:table-cell table:formula="of:=CONCATENATE(&quot;sed -i 's/&quot;;[.$D$1];&quot;/&quot;;[.D179];&quot;/g' &quot;;[.A179];&quot;.json&quot;)" office:value-type="string" office:string-value="sed -i 's/lb_no/10/g' 177.json" calcext:value-type="string">
            <text:p>sed -i 's/lb_no/10/g' 177.json</text:p>
          </table:table-cell>
          <table:table-cell table:formula="of:=CONCATENATE(&quot;echo 'python ../../../dlopt/tools/main.py --config config/&quot;;[.A179];&quot;.json --verbose=2' $&quot;)" office:value-type="string" office:string-value="echo 'python ../../../dlopt/tools/main.py --config config/177.json --verbose=2' $" calcext:value-type="string">
            <text:p>echo 'python ../../../dlopt/tools/main.py --config config/177.json --verbose=2' $</text:p>
          </table:table-cell>
          <table:table-cell table:formula="of:=CONCATENATE(&quot;python ../../../dlopt/tools/main.py --config config/&quot;;[.A179];&quot;.json --verbose=2&quot;)" office:value-type="string" office:string-value="python ../../../dlopt/tools/main.py --config config/177.json --verbose=2" calcext:value-type="string">
            <text:p>python ../../../dlopt/tools/main.py --config config/177.json --verbose=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9]" office:value-type="float" office:value="700" calcext:value-type="float">
            <text:p>700</text:p>
          </table:table-cell>
          <table:table-cell table:formula="of:=[.C179]"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80];&quot;.json&quot;)" office:value-type="string" office:string-value="cp template.json 178.json" calcext:value-type="string">
            <text:p>cp template.json 178.json</text:p>
          </table:table-cell>
          <table:table-cell table:formula="of:=CONCATENATE(&quot;sed -i 's/&quot;;[.$A$1];&quot;/&quot;;[.A180];&quot;/g' &quot;;[.A180];&quot;.json&quot;)" office:value-type="string" office:string-value="sed -i 's/config_no/178/g' 178.json" calcext:value-type="string">
            <text:p>sed -i 's/config_no/178/g' 178.json</text:p>
          </table:table-cell>
          <table:table-cell table:formula="of:=CONCATENATE(&quot;sed -i 's/&quot;;[.$B$1];&quot;/&quot;;[.B180];&quot;/g' &quot;;[.A180];&quot;.json&quot;)" office:value-type="string" office:string-value="sed -i 's/embedding_no/700/g' 178.json" calcext:value-type="string">
            <text:p>sed -i 's/embedding_no/700/g' 178.json</text:p>
          </table:table-cell>
          <table:table-cell table:formula="of:=CONCATENATE(&quot;sed -i 's/&quot;;[.$C$1];&quot;/&quot;;[.C180];&quot;/g' &quot;;[.A180];&quot;.json&quot;)" office:value-type="string" office:string-value="sed -i 's/lstm_no/750/g' 178.json" calcext:value-type="string">
            <text:p>sed -i 's/lstm_no/750/g' 178.json</text:p>
          </table:table-cell>
          <table:table-cell table:formula="of:=CONCATENATE(&quot;sed -i 's/&quot;;[.$D$1];&quot;/&quot;;[.D180];&quot;/g' &quot;;[.A180];&quot;.json&quot;)" office:value-type="string" office:string-value="sed -i 's/lb_no/15/g' 178.json" calcext:value-type="string">
            <text:p>sed -i 's/lb_no/15/g' 178.json</text:p>
          </table:table-cell>
          <table:table-cell table:formula="of:=CONCATENATE(&quot;echo 'python ../../../dlopt/tools/main.py --config config/&quot;;[.A180];&quot;.json --verbose=2' $&quot;)" office:value-type="string" office:string-value="echo 'python ../../../dlopt/tools/main.py --config config/178.json --verbose=2' $" calcext:value-type="string">
            <text:p>echo 'python ../../../dlopt/tools/main.py --config config/178.json --verbose=2' $</text:p>
          </table:table-cell>
          <table:table-cell table:formula="of:=CONCATENATE(&quot;python ../../../dlopt/tools/main.py --config config/&quot;;[.A180];&quot;.json --verbose=2&quot;)" office:value-type="string" office:string-value="python ../../../dlopt/tools/main.py --config config/178.json --verbose=2" calcext:value-type="string">
            <text:p>python ../../../dlopt/tools/main.py --config config/178.json --verbose=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0]" office:value-type="float" office:value="700" calcext:value-type="float">
            <text:p>700</text:p>
          </table:table-cell>
          <table:table-cell table:formula="of:=[.C180]" office:value-type="float" office:value="750" calcext:value-type="float">
            <text:p>7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81];&quot;.json&quot;)" office:value-type="string" office:string-value="cp template.json 179.json" calcext:value-type="string">
            <text:p>cp template.json 179.json</text:p>
          </table:table-cell>
          <table:table-cell table:formula="of:=CONCATENATE(&quot;sed -i 's/&quot;;[.$A$1];&quot;/&quot;;[.A181];&quot;/g' &quot;;[.A181];&quot;.json&quot;)" office:value-type="string" office:string-value="sed -i 's/config_no/179/g' 179.json" calcext:value-type="string">
            <text:p>sed -i 's/config_no/179/g' 179.json</text:p>
          </table:table-cell>
          <table:table-cell table:formula="of:=CONCATENATE(&quot;sed -i 's/&quot;;[.$B$1];&quot;/&quot;;[.B181];&quot;/g' &quot;;[.A181];&quot;.json&quot;)" office:value-type="string" office:string-value="sed -i 's/embedding_no/700/g' 179.json" calcext:value-type="string">
            <text:p>sed -i 's/embedding_no/700/g' 179.json</text:p>
          </table:table-cell>
          <table:table-cell table:formula="of:=CONCATENATE(&quot;sed -i 's/&quot;;[.$C$1];&quot;/&quot;;[.C181];&quot;/g' &quot;;[.A181];&quot;.json&quot;)" office:value-type="string" office:string-value="sed -i 's/lstm_no/750/g' 179.json" calcext:value-type="string">
            <text:p>sed -i 's/lstm_no/750/g' 179.json</text:p>
          </table:table-cell>
          <table:table-cell table:formula="of:=CONCATENATE(&quot;sed -i 's/&quot;;[.$D$1];&quot;/&quot;;[.D181];&quot;/g' &quot;;[.A181];&quot;.json&quot;)" office:value-type="string" office:string-value="sed -i 's/lb_no/20/g' 179.json" calcext:value-type="string">
            <text:p>sed -i 's/lb_no/20/g' 179.json</text:p>
          </table:table-cell>
          <table:table-cell table:formula="of:=CONCATENATE(&quot;echo 'python ../../../dlopt/tools/main.py --config config/&quot;;[.A181];&quot;.json --verbose=2' $&quot;)" office:value-type="string" office:string-value="echo 'python ../../../dlopt/tools/main.py --config config/179.json --verbose=2' $" calcext:value-type="string">
            <text:p>echo 'python ../../../dlopt/tools/main.py --config config/179.json --verbose=2' $</text:p>
          </table:table-cell>
          <table:table-cell table:formula="of:=CONCATENATE(&quot;python ../../../dlopt/tools/main.py --config config/&quot;;[.A181];&quot;.json --verbose=2&quot;)" office:value-type="string" office:string-value="python ../../../dlopt/tools/main.py --config config/179.json --verbose=2" calcext:value-type="string">
            <text:p>python ../../../dlopt/tools/main.py --config config/179.json --verbose=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1]" office:value-type="float" office:value="700" calcext:value-type="float">
            <text:p>700</text:p>
          </table:table-cell>
          <table:table-cell table:formula="of:=[.C181]" office:value-type="float" office:value="750" calcext:value-type="float">
            <text:p>7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82];&quot;.json&quot;)" office:value-type="string" office:string-value="cp template.json 180.json" calcext:value-type="string">
            <text:p>cp template.json 180.json</text:p>
          </table:table-cell>
          <table:table-cell table:formula="of:=CONCATENATE(&quot;sed -i 's/&quot;;[.$A$1];&quot;/&quot;;[.A182];&quot;/g' &quot;;[.A182];&quot;.json&quot;)" office:value-type="string" office:string-value="sed -i 's/config_no/180/g' 180.json" calcext:value-type="string">
            <text:p>sed -i 's/config_no/180/g' 180.json</text:p>
          </table:table-cell>
          <table:table-cell table:formula="of:=CONCATENATE(&quot;sed -i 's/&quot;;[.$B$1];&quot;/&quot;;[.B182];&quot;/g' &quot;;[.A182];&quot;.json&quot;)" office:value-type="string" office:string-value="sed -i 's/embedding_no/700/g' 180.json" calcext:value-type="string">
            <text:p>sed -i 's/embedding_no/700/g' 180.json</text:p>
          </table:table-cell>
          <table:table-cell table:formula="of:=CONCATENATE(&quot;sed -i 's/&quot;;[.$C$1];&quot;/&quot;;[.C182];&quot;/g' &quot;;[.A182];&quot;.json&quot;)" office:value-type="string" office:string-value="sed -i 's/lstm_no/750/g' 180.json" calcext:value-type="string">
            <text:p>sed -i 's/lstm_no/750/g' 180.json</text:p>
          </table:table-cell>
          <table:table-cell table:formula="of:=CONCATENATE(&quot;sed -i 's/&quot;;[.$D$1];&quot;/&quot;;[.D182];&quot;/g' &quot;;[.A182];&quot;.json&quot;)" office:value-type="string" office:string-value="sed -i 's/lb_no/25/g' 180.json" calcext:value-type="string">
            <text:p>sed -i 's/lb_no/25/g' 180.json</text:p>
          </table:table-cell>
          <table:table-cell table:formula="of:=CONCATENATE(&quot;echo 'python ../../../dlopt/tools/main.py --config config/&quot;;[.A182];&quot;.json --verbose=2' $&quot;)" office:value-type="string" office:string-value="echo 'python ../../../dlopt/tools/main.py --config config/180.json --verbose=2' $" calcext:value-type="string">
            <text:p>echo 'python ../../../dlopt/tools/main.py --config config/180.json --verbose=2' $</text:p>
          </table:table-cell>
          <table:table-cell table:formula="of:=CONCATENATE(&quot;python ../../../dlopt/tools/main.py --config config/&quot;;[.A182];&quot;.json --verbose=2&quot;)" office:value-type="string" office:string-value="python ../../../dlopt/tools/main.py --config config/180.json --verbose=2" calcext:value-type="string">
            <text:p>python ../../../dlopt/tools/main.py --config config/180.json --verbose=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2]" office:value-type="float" office:value="700" calcext:value-type="float">
            <text:p>700</text:p>
          </table:table-cell>
          <table:table-cell table:formula="of:=[.C182]"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83];&quot;.json&quot;)" office:value-type="string" office:string-value="cp template.json 181.json" calcext:value-type="string">
            <text:p>cp template.json 181.json</text:p>
          </table:table-cell>
          <table:table-cell table:formula="of:=CONCATENATE(&quot;sed -i 's/&quot;;[.$A$1];&quot;/&quot;;[.A183];&quot;/g' &quot;;[.A183];&quot;.json&quot;)" office:value-type="string" office:string-value="sed -i 's/config_no/181/g' 181.json" calcext:value-type="string">
            <text:p>sed -i 's/config_no/181/g' 181.json</text:p>
          </table:table-cell>
          <table:table-cell table:formula="of:=CONCATENATE(&quot;sed -i 's/&quot;;[.$B$1];&quot;/&quot;;[.B183];&quot;/g' &quot;;[.A183];&quot;.json&quot;)" office:value-type="string" office:string-value="sed -i 's/embedding_no/700/g' 181.json" calcext:value-type="string">
            <text:p>sed -i 's/embedding_no/700/g' 181.json</text:p>
          </table:table-cell>
          <table:table-cell table:formula="of:=CONCATENATE(&quot;sed -i 's/&quot;;[.$C$1];&quot;/&quot;;[.C183];&quot;/g' &quot;;[.A183];&quot;.json&quot;)" office:value-type="string" office:string-value="sed -i 's/lstm_no/750/g' 181.json" calcext:value-type="string">
            <text:p>sed -i 's/lstm_no/750/g' 181.json</text:p>
          </table:table-cell>
          <table:table-cell table:formula="of:=CONCATENATE(&quot;sed -i 's/&quot;;[.$D$1];&quot;/&quot;;[.D183];&quot;/g' &quot;;[.A183];&quot;.json&quot;)" office:value-type="string" office:string-value="sed -i 's/lb_no/30/g' 181.json" calcext:value-type="string">
            <text:p>sed -i 's/lb_no/30/g' 181.json</text:p>
          </table:table-cell>
          <table:table-cell table:formula="of:=CONCATENATE(&quot;echo 'python ../../../dlopt/tools/main.py --config config/&quot;;[.A183];&quot;.json --verbose=2' $&quot;)" office:value-type="string" office:string-value="echo 'python ../../../dlopt/tools/main.py --config config/181.json --verbose=2' $" calcext:value-type="string">
            <text:p>echo 'python ../../../dlopt/tools/main.py --config config/181.json --verbose=2' $</text:p>
          </table:table-cell>
          <table:table-cell table:formula="of:=CONCATENATE(&quot;python ../../../dlopt/tools/main.py --config config/&quot;;[.A183];&quot;.json --verbose=2&quot;)" office:value-type="string" office:string-value="python ../../../dlopt/tools/main.py --config config/181.json --verbose=2" calcext:value-type="string">
            <text:p>python ../../../dlopt/tools/main.py --config config/181.json --verbose=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3]+50" office:value-type="float" office:value="750" calcext:value-type="float">
            <text:p>750</text:p>
          </table:table-cell>
          <table:table-cell table:formula="of:=[.C183]"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84];&quot;.json&quot;)" office:value-type="string" office:string-value="cp template.json 182.json" calcext:value-type="string">
            <text:p>cp template.json 182.json</text:p>
          </table:table-cell>
          <table:table-cell table:formula="of:=CONCATENATE(&quot;sed -i 's/&quot;;[.$A$1];&quot;/&quot;;[.A184];&quot;/g' &quot;;[.A184];&quot;.json&quot;)" office:value-type="string" office:string-value="sed -i 's/config_no/182/g' 182.json" calcext:value-type="string">
            <text:p>sed -i 's/config_no/182/g' 182.json</text:p>
          </table:table-cell>
          <table:table-cell table:formula="of:=CONCATENATE(&quot;sed -i 's/&quot;;[.$B$1];&quot;/&quot;;[.B184];&quot;/g' &quot;;[.A184];&quot;.json&quot;)" office:value-type="string" office:string-value="sed -i 's/embedding_no/750/g' 182.json" calcext:value-type="string">
            <text:p>sed -i 's/embedding_no/750/g' 182.json</text:p>
          </table:table-cell>
          <table:table-cell table:formula="of:=CONCATENATE(&quot;sed -i 's/&quot;;[.$C$1];&quot;/&quot;;[.C184];&quot;/g' &quot;;[.A184];&quot;.json&quot;)" office:value-type="string" office:string-value="sed -i 's/lstm_no/750/g' 182.json" calcext:value-type="string">
            <text:p>sed -i 's/lstm_no/750/g' 182.json</text:p>
          </table:table-cell>
          <table:table-cell table:formula="of:=CONCATENATE(&quot;sed -i 's/&quot;;[.$D$1];&quot;/&quot;;[.D184];&quot;/g' &quot;;[.A184];&quot;.json&quot;)" office:value-type="string" office:string-value="sed -i 's/lb_no/2/g' 182.json" calcext:value-type="string">
            <text:p>sed -i 's/lb_no/2/g' 182.json</text:p>
          </table:table-cell>
          <table:table-cell table:formula="of:=CONCATENATE(&quot;echo 'python ../../../dlopt/tools/main.py --config config/&quot;;[.A184];&quot;.json --verbose=2' $&quot;)" office:value-type="string" office:string-value="echo 'python ../../../dlopt/tools/main.py --config config/182.json --verbose=2' $" calcext:value-type="string">
            <text:p>echo 'python ../../../dlopt/tools/main.py --config config/182.json --verbose=2' $</text:p>
          </table:table-cell>
          <table:table-cell table:formula="of:=CONCATENATE(&quot;python ../../../dlopt/tools/main.py --config config/&quot;;[.A184];&quot;.json --verbose=2&quot;)" office:value-type="string" office:string-value="python ../../../dlopt/tools/main.py --config config/182.json --verbose=2" calcext:value-type="string">
            <text:p>python ../../../dlopt/tools/main.py --config config/182.json --verbose=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4]" office:value-type="float" office:value="750" calcext:value-type="float">
            <text:p>750</text:p>
          </table:table-cell>
          <table:table-cell table:formula="of:=[.C184]"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85];&quot;.json&quot;)" office:value-type="string" office:string-value="cp template.json 183.json" calcext:value-type="string">
            <text:p>cp template.json 183.json</text:p>
          </table:table-cell>
          <table:table-cell table:formula="of:=CONCATENATE(&quot;sed -i 's/&quot;;[.$A$1];&quot;/&quot;;[.A185];&quot;/g' &quot;;[.A185];&quot;.json&quot;)" office:value-type="string" office:string-value="sed -i 's/config_no/183/g' 183.json" calcext:value-type="string">
            <text:p>sed -i 's/config_no/183/g' 183.json</text:p>
          </table:table-cell>
          <table:table-cell table:formula="of:=CONCATENATE(&quot;sed -i 's/&quot;;[.$B$1];&quot;/&quot;;[.B185];&quot;/g' &quot;;[.A185];&quot;.json&quot;)" office:value-type="string" office:string-value="sed -i 's/embedding_no/750/g' 183.json" calcext:value-type="string">
            <text:p>sed -i 's/embedding_no/750/g' 183.json</text:p>
          </table:table-cell>
          <table:table-cell table:formula="of:=CONCATENATE(&quot;sed -i 's/&quot;;[.$C$1];&quot;/&quot;;[.C185];&quot;/g' &quot;;[.A185];&quot;.json&quot;)" office:value-type="string" office:string-value="sed -i 's/lstm_no/750/g' 183.json" calcext:value-type="string">
            <text:p>sed -i 's/lstm_no/750/g' 183.json</text:p>
          </table:table-cell>
          <table:table-cell table:formula="of:=CONCATENATE(&quot;sed -i 's/&quot;;[.$D$1];&quot;/&quot;;[.D185];&quot;/g' &quot;;[.A185];&quot;.json&quot;)" office:value-type="string" office:string-value="sed -i 's/lb_no/5/g' 183.json" calcext:value-type="string">
            <text:p>sed -i 's/lb_no/5/g' 183.json</text:p>
          </table:table-cell>
          <table:table-cell table:formula="of:=CONCATENATE(&quot;echo 'python ../../../dlopt/tools/main.py --config config/&quot;;[.A185];&quot;.json --verbose=2' $&quot;)" office:value-type="string" office:string-value="echo 'python ../../../dlopt/tools/main.py --config config/183.json --verbose=2' $" calcext:value-type="string">
            <text:p>echo 'python ../../../dlopt/tools/main.py --config config/183.json --verbose=2' $</text:p>
          </table:table-cell>
          <table:table-cell table:formula="of:=CONCATENATE(&quot;python ../../../dlopt/tools/main.py --config config/&quot;;[.A185];&quot;.json --verbose=2&quot;)" office:value-type="string" office:string-value="python ../../../dlopt/tools/main.py --config config/183.json --verbose=2" calcext:value-type="string">
            <text:p>python ../../../dlopt/tools/main.py --config config/183.json --verbose=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5]" office:value-type="float" office:value="750" calcext:value-type="float">
            <text:p>750</text:p>
          </table:table-cell>
          <table:table-cell table:formula="of:=[.C185]"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86];&quot;.json&quot;)" office:value-type="string" office:string-value="cp template.json 184.json" calcext:value-type="string">
            <text:p>cp template.json 184.json</text:p>
          </table:table-cell>
          <table:table-cell table:formula="of:=CONCATENATE(&quot;sed -i 's/&quot;;[.$A$1];&quot;/&quot;;[.A186];&quot;/g' &quot;;[.A186];&quot;.json&quot;)" office:value-type="string" office:string-value="sed -i 's/config_no/184/g' 184.json" calcext:value-type="string">
            <text:p>sed -i 's/config_no/184/g' 184.json</text:p>
          </table:table-cell>
          <table:table-cell table:formula="of:=CONCATENATE(&quot;sed -i 's/&quot;;[.$B$1];&quot;/&quot;;[.B186];&quot;/g' &quot;;[.A186];&quot;.json&quot;)" office:value-type="string" office:string-value="sed -i 's/embedding_no/750/g' 184.json" calcext:value-type="string">
            <text:p>sed -i 's/embedding_no/750/g' 184.json</text:p>
          </table:table-cell>
          <table:table-cell table:formula="of:=CONCATENATE(&quot;sed -i 's/&quot;;[.$C$1];&quot;/&quot;;[.C186];&quot;/g' &quot;;[.A186];&quot;.json&quot;)" office:value-type="string" office:string-value="sed -i 's/lstm_no/750/g' 184.json" calcext:value-type="string">
            <text:p>sed -i 's/lstm_no/750/g' 184.json</text:p>
          </table:table-cell>
          <table:table-cell table:formula="of:=CONCATENATE(&quot;sed -i 's/&quot;;[.$D$1];&quot;/&quot;;[.D186];&quot;/g' &quot;;[.A186];&quot;.json&quot;)" office:value-type="string" office:string-value="sed -i 's/lb_no/10/g' 184.json" calcext:value-type="string">
            <text:p>sed -i 's/lb_no/10/g' 184.json</text:p>
          </table:table-cell>
          <table:table-cell table:formula="of:=CONCATENATE(&quot;echo 'python ../../../dlopt/tools/main.py --config config/&quot;;[.A186];&quot;.json --verbose=2' $&quot;)" office:value-type="string" office:string-value="echo 'python ../../../dlopt/tools/main.py --config config/184.json --verbose=2' $" calcext:value-type="string">
            <text:p>echo 'python ../../../dlopt/tools/main.py --config config/184.json --verbose=2' $</text:p>
          </table:table-cell>
          <table:table-cell table:formula="of:=CONCATENATE(&quot;python ../../../dlopt/tools/main.py --config config/&quot;;[.A186];&quot;.json --verbose=2&quot;)" office:value-type="string" office:string-value="python ../../../dlopt/tools/main.py --config config/184.json --verbose=2" calcext:value-type="string">
            <text:p>python ../../../dlopt/tools/main.py --config config/184.json --verbose=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6]" office:value-type="float" office:value="750" calcext:value-type="float">
            <text:p>750</text:p>
          </table:table-cell>
          <table:table-cell table:formula="of:=[.C186]"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87];&quot;.json&quot;)" office:value-type="string" office:string-value="cp template.json 185.json" calcext:value-type="string">
            <text:p>cp template.json 185.json</text:p>
          </table:table-cell>
          <table:table-cell table:formula="of:=CONCATENATE(&quot;sed -i 's/&quot;;[.$A$1];&quot;/&quot;;[.A187];&quot;/g' &quot;;[.A187];&quot;.json&quot;)" office:value-type="string" office:string-value="sed -i 's/config_no/185/g' 185.json" calcext:value-type="string">
            <text:p>sed -i 's/config_no/185/g' 185.json</text:p>
          </table:table-cell>
          <table:table-cell table:formula="of:=CONCATENATE(&quot;sed -i 's/&quot;;[.$B$1];&quot;/&quot;;[.B187];&quot;/g' &quot;;[.A187];&quot;.json&quot;)" office:value-type="string" office:string-value="sed -i 's/embedding_no/750/g' 185.json" calcext:value-type="string">
            <text:p>sed -i 's/embedding_no/750/g' 185.json</text:p>
          </table:table-cell>
          <table:table-cell table:formula="of:=CONCATENATE(&quot;sed -i 's/&quot;;[.$C$1];&quot;/&quot;;[.C187];&quot;/g' &quot;;[.A187];&quot;.json&quot;)" office:value-type="string" office:string-value="sed -i 's/lstm_no/750/g' 185.json" calcext:value-type="string">
            <text:p>sed -i 's/lstm_no/750/g' 185.json</text:p>
          </table:table-cell>
          <table:table-cell table:formula="of:=CONCATENATE(&quot;sed -i 's/&quot;;[.$D$1];&quot;/&quot;;[.D187];&quot;/g' &quot;;[.A187];&quot;.json&quot;)" office:value-type="string" office:string-value="sed -i 's/lb_no/15/g' 185.json" calcext:value-type="string">
            <text:p>sed -i 's/lb_no/15/g' 185.json</text:p>
          </table:table-cell>
          <table:table-cell table:formula="of:=CONCATENATE(&quot;echo 'python ../../../dlopt/tools/main.py --config config/&quot;;[.A187];&quot;.json --verbose=2' $&quot;)" office:value-type="string" office:string-value="echo 'python ../../../dlopt/tools/main.py --config config/185.json --verbose=2' $" calcext:value-type="string">
            <text:p>echo 'python ../../../dlopt/tools/main.py --config config/185.json --verbose=2' $</text:p>
          </table:table-cell>
          <table:table-cell table:formula="of:=CONCATENATE(&quot;python ../../../dlopt/tools/main.py --config config/&quot;;[.A187];&quot;.json --verbose=2&quot;)" office:value-type="string" office:string-value="python ../../../dlopt/tools/main.py --config config/185.json --verbose=2" calcext:value-type="string">
            <text:p>python ../../../dlopt/tools/main.py --config config/185.json --verbose=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7]" office:value-type="float" office:value="750" calcext:value-type="float">
            <text:p>750</text:p>
          </table:table-cell>
          <table:table-cell table:formula="of:=[.C187]" office:value-type="float" office:value="750" calcext:value-type="float">
            <text:p>7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88];&quot;.json&quot;)" office:value-type="string" office:string-value="cp template.json 186.json" calcext:value-type="string">
            <text:p>cp template.json 186.json</text:p>
          </table:table-cell>
          <table:table-cell table:formula="of:=CONCATENATE(&quot;sed -i 's/&quot;;[.$A$1];&quot;/&quot;;[.A188];&quot;/g' &quot;;[.A188];&quot;.json&quot;)" office:value-type="string" office:string-value="sed -i 's/config_no/186/g' 186.json" calcext:value-type="string">
            <text:p>sed -i 's/config_no/186/g' 186.json</text:p>
          </table:table-cell>
          <table:table-cell table:formula="of:=CONCATENATE(&quot;sed -i 's/&quot;;[.$B$1];&quot;/&quot;;[.B188];&quot;/g' &quot;;[.A188];&quot;.json&quot;)" office:value-type="string" office:string-value="sed -i 's/embedding_no/750/g' 186.json" calcext:value-type="string">
            <text:p>sed -i 's/embedding_no/750/g' 186.json</text:p>
          </table:table-cell>
          <table:table-cell table:formula="of:=CONCATENATE(&quot;sed -i 's/&quot;;[.$C$1];&quot;/&quot;;[.C188];&quot;/g' &quot;;[.A188];&quot;.json&quot;)" office:value-type="string" office:string-value="sed -i 's/lstm_no/750/g' 186.json" calcext:value-type="string">
            <text:p>sed -i 's/lstm_no/750/g' 186.json</text:p>
          </table:table-cell>
          <table:table-cell table:formula="of:=CONCATENATE(&quot;sed -i 's/&quot;;[.$D$1];&quot;/&quot;;[.D188];&quot;/g' &quot;;[.A188];&quot;.json&quot;)" office:value-type="string" office:string-value="sed -i 's/lb_no/20/g' 186.json" calcext:value-type="string">
            <text:p>sed -i 's/lb_no/20/g' 186.json</text:p>
          </table:table-cell>
          <table:table-cell table:formula="of:=CONCATENATE(&quot;echo 'python ../../../dlopt/tools/main.py --config config/&quot;;[.A188];&quot;.json --verbose=2' $&quot;)" office:value-type="string" office:string-value="echo 'python ../../../dlopt/tools/main.py --config config/186.json --verbose=2' $" calcext:value-type="string">
            <text:p>echo 'python ../../../dlopt/tools/main.py --config config/186.json --verbose=2' $</text:p>
          </table:table-cell>
          <table:table-cell table:formula="of:=CONCATENATE(&quot;python ../../../dlopt/tools/main.py --config config/&quot;;[.A188];&quot;.json --verbose=2&quot;)" office:value-type="string" office:string-value="python ../../../dlopt/tools/main.py --config config/186.json --verbose=2" calcext:value-type="string">
            <text:p>python ../../../dlopt/tools/main.py --config config/186.json --verbose=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8]" office:value-type="float" office:value="750" calcext:value-type="float">
            <text:p>750</text:p>
          </table:table-cell>
          <table:table-cell table:formula="of:=[.C188]" office:value-type="float" office:value="750" calcext:value-type="float">
            <text:p>7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89];&quot;.json&quot;)" office:value-type="string" office:string-value="cp template.json 187.json" calcext:value-type="string">
            <text:p>cp template.json 187.json</text:p>
          </table:table-cell>
          <table:table-cell table:formula="of:=CONCATENATE(&quot;sed -i 's/&quot;;[.$A$1];&quot;/&quot;;[.A189];&quot;/g' &quot;;[.A189];&quot;.json&quot;)" office:value-type="string" office:string-value="sed -i 's/config_no/187/g' 187.json" calcext:value-type="string">
            <text:p>sed -i 's/config_no/187/g' 187.json</text:p>
          </table:table-cell>
          <table:table-cell table:formula="of:=CONCATENATE(&quot;sed -i 's/&quot;;[.$B$1];&quot;/&quot;;[.B189];&quot;/g' &quot;;[.A189];&quot;.json&quot;)" office:value-type="string" office:string-value="sed -i 's/embedding_no/750/g' 187.json" calcext:value-type="string">
            <text:p>sed -i 's/embedding_no/750/g' 187.json</text:p>
          </table:table-cell>
          <table:table-cell table:formula="of:=CONCATENATE(&quot;sed -i 's/&quot;;[.$C$1];&quot;/&quot;;[.C189];&quot;/g' &quot;;[.A189];&quot;.json&quot;)" office:value-type="string" office:string-value="sed -i 's/lstm_no/750/g' 187.json" calcext:value-type="string">
            <text:p>sed -i 's/lstm_no/750/g' 187.json</text:p>
          </table:table-cell>
          <table:table-cell table:formula="of:=CONCATENATE(&quot;sed -i 's/&quot;;[.$D$1];&quot;/&quot;;[.D189];&quot;/g' &quot;;[.A189];&quot;.json&quot;)" office:value-type="string" office:string-value="sed -i 's/lb_no/25/g' 187.json" calcext:value-type="string">
            <text:p>sed -i 's/lb_no/25/g' 187.json</text:p>
          </table:table-cell>
          <table:table-cell table:formula="of:=CONCATENATE(&quot;echo 'python ../../../dlopt/tools/main.py --config config/&quot;;[.A189];&quot;.json --verbose=2' $&quot;)" office:value-type="string" office:string-value="echo 'python ../../../dlopt/tools/main.py --config config/187.json --verbose=2' $" calcext:value-type="string">
            <text:p>echo 'python ../../../dlopt/tools/main.py --config config/187.json --verbose=2' $</text:p>
          </table:table-cell>
          <table:table-cell table:formula="of:=CONCATENATE(&quot;python ../../../dlopt/tools/main.py --config config/&quot;;[.A189];&quot;.json --verbose=2&quot;)" office:value-type="string" office:string-value="python ../../../dlopt/tools/main.py --config config/187.json --verbose=2" calcext:value-type="string">
            <text:p>python ../../../dlopt/tools/main.py --config config/187.json --verbose=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9]" office:value-type="float" office:value="750" calcext:value-type="float">
            <text:p>750</text:p>
          </table:table-cell>
          <table:table-cell table:formula="of:=[.C189]"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90];&quot;.json&quot;)" office:value-type="string" office:string-value="cp template.json 188.json" calcext:value-type="string">
            <text:p>cp template.json 188.json</text:p>
          </table:table-cell>
          <table:table-cell table:formula="of:=CONCATENATE(&quot;sed -i 's/&quot;;[.$A$1];&quot;/&quot;;[.A190];&quot;/g' &quot;;[.A190];&quot;.json&quot;)" office:value-type="string" office:string-value="sed -i 's/config_no/188/g' 188.json" calcext:value-type="string">
            <text:p>sed -i 's/config_no/188/g' 188.json</text:p>
          </table:table-cell>
          <table:table-cell table:formula="of:=CONCATENATE(&quot;sed -i 's/&quot;;[.$B$1];&quot;/&quot;;[.B190];&quot;/g' &quot;;[.A190];&quot;.json&quot;)" office:value-type="string" office:string-value="sed -i 's/embedding_no/750/g' 188.json" calcext:value-type="string">
            <text:p>sed -i 's/embedding_no/750/g' 188.json</text:p>
          </table:table-cell>
          <table:table-cell table:formula="of:=CONCATENATE(&quot;sed -i 's/&quot;;[.$C$1];&quot;/&quot;;[.C190];&quot;/g' &quot;;[.A190];&quot;.json&quot;)" office:value-type="string" office:string-value="sed -i 's/lstm_no/750/g' 188.json" calcext:value-type="string">
            <text:p>sed -i 's/lstm_no/750/g' 188.json</text:p>
          </table:table-cell>
          <table:table-cell table:formula="of:=CONCATENATE(&quot;sed -i 's/&quot;;[.$D$1];&quot;/&quot;;[.D190];&quot;/g' &quot;;[.A190];&quot;.json&quot;)" office:value-type="string" office:string-value="sed -i 's/lb_no/30/g' 188.json" calcext:value-type="string">
            <text:p>sed -i 's/lb_no/30/g' 188.json</text:p>
          </table:table-cell>
          <table:table-cell table:formula="of:=CONCATENATE(&quot;echo 'python ../../../dlopt/tools/main.py --config config/&quot;;[.A190];&quot;.json --verbose=2' $&quot;)" office:value-type="string" office:string-value="echo 'python ../../../dlopt/tools/main.py --config config/188.json --verbose=2' $" calcext:value-type="string">
            <text:p>echo 'python ../../../dlopt/tools/main.py --config config/188.json --verbose=2' $</text:p>
          </table:table-cell>
          <table:table-cell table:formula="of:=CONCATENATE(&quot;python ../../../dlopt/tools/main.py --config config/&quot;;[.A190];&quot;.json --verbose=2&quot;)" office:value-type="string" office:string-value="python ../../../dlopt/tools/main.py --config config/188.json --verbose=2" calcext:value-type="string">
            <text:p>python ../../../dlopt/tools/main.py --config config/188.json --verbose=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0]" office:value-type="float" office:value="750" calcext:value-type="float">
            <text:p>750</text:p>
          </table:table-cell>
          <table:table-cell table:formula="of:=[.C190]+50"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91];&quot;.json&quot;)" office:value-type="string" office:string-value="cp template.json 189.json" calcext:value-type="string">
            <text:p>cp template.json 189.json</text:p>
          </table:table-cell>
          <table:table-cell table:formula="of:=CONCATENATE(&quot;sed -i 's/&quot;;[.$A$1];&quot;/&quot;;[.A191];&quot;/g' &quot;;[.A191];&quot;.json&quot;)" office:value-type="string" office:string-value="sed -i 's/config_no/189/g' 189.json" calcext:value-type="string">
            <text:p>sed -i 's/config_no/189/g' 189.json</text:p>
          </table:table-cell>
          <table:table-cell table:formula="of:=CONCATENATE(&quot;sed -i 's/&quot;;[.$B$1];&quot;/&quot;;[.B191];&quot;/g' &quot;;[.A191];&quot;.json&quot;)" office:value-type="string" office:string-value="sed -i 's/embedding_no/750/g' 189.json" calcext:value-type="string">
            <text:p>sed -i 's/embedding_no/750/g' 189.json</text:p>
          </table:table-cell>
          <table:table-cell table:formula="of:=CONCATENATE(&quot;sed -i 's/&quot;;[.$C$1];&quot;/&quot;;[.C191];&quot;/g' &quot;;[.A191];&quot;.json&quot;)" office:value-type="string" office:string-value="sed -i 's/lstm_no/800/g' 189.json" calcext:value-type="string">
            <text:p>sed -i 's/lstm_no/800/g' 189.json</text:p>
          </table:table-cell>
          <table:table-cell table:formula="of:=CONCATENATE(&quot;sed -i 's/&quot;;[.$D$1];&quot;/&quot;;[.D191];&quot;/g' &quot;;[.A191];&quot;.json&quot;)" office:value-type="string" office:string-value="sed -i 's/lb_no/2/g' 189.json" calcext:value-type="string">
            <text:p>sed -i 's/lb_no/2/g' 189.json</text:p>
          </table:table-cell>
          <table:table-cell table:formula="of:=CONCATENATE(&quot;echo 'python ../../../dlopt/tools/main.py --config config/&quot;;[.A191];&quot;.json --verbose=2' $&quot;)" office:value-type="string" office:string-value="echo 'python ../../../dlopt/tools/main.py --config config/189.json --verbose=2' $" calcext:value-type="string">
            <text:p>echo 'python ../../../dlopt/tools/main.py --config config/189.json --verbose=2' $</text:p>
          </table:table-cell>
          <table:table-cell table:formula="of:=CONCATENATE(&quot;python ../../../dlopt/tools/main.py --config config/&quot;;[.A191];&quot;.json --verbose=2&quot;)" office:value-type="string" office:string-value="python ../../../dlopt/tools/main.py --config config/189.json --verbose=2" calcext:value-type="string">
            <text:p>python ../../../dlopt/tools/main.py --config config/189.json --verbose=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1]" office:value-type="float" office:value="750" calcext:value-type="float">
            <text:p>750</text:p>
          </table:table-cell>
          <table:table-cell table:formula="of:=[.C191]"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92];&quot;.json&quot;)" office:value-type="string" office:string-value="cp template.json 190.json" calcext:value-type="string">
            <text:p>cp template.json 190.json</text:p>
          </table:table-cell>
          <table:table-cell table:formula="of:=CONCATENATE(&quot;sed -i 's/&quot;;[.$A$1];&quot;/&quot;;[.A192];&quot;/g' &quot;;[.A192];&quot;.json&quot;)" office:value-type="string" office:string-value="sed -i 's/config_no/190/g' 190.json" calcext:value-type="string">
            <text:p>sed -i 's/config_no/190/g' 190.json</text:p>
          </table:table-cell>
          <table:table-cell table:formula="of:=CONCATENATE(&quot;sed -i 's/&quot;;[.$B$1];&quot;/&quot;;[.B192];&quot;/g' &quot;;[.A192];&quot;.json&quot;)" office:value-type="string" office:string-value="sed -i 's/embedding_no/750/g' 190.json" calcext:value-type="string">
            <text:p>sed -i 's/embedding_no/750/g' 190.json</text:p>
          </table:table-cell>
          <table:table-cell table:formula="of:=CONCATENATE(&quot;sed -i 's/&quot;;[.$C$1];&quot;/&quot;;[.C192];&quot;/g' &quot;;[.A192];&quot;.json&quot;)" office:value-type="string" office:string-value="sed -i 's/lstm_no/800/g' 190.json" calcext:value-type="string">
            <text:p>sed -i 's/lstm_no/800/g' 190.json</text:p>
          </table:table-cell>
          <table:table-cell table:formula="of:=CONCATENATE(&quot;sed -i 's/&quot;;[.$D$1];&quot;/&quot;;[.D192];&quot;/g' &quot;;[.A192];&quot;.json&quot;)" office:value-type="string" office:string-value="sed -i 's/lb_no/5/g' 190.json" calcext:value-type="string">
            <text:p>sed -i 's/lb_no/5/g' 190.json</text:p>
          </table:table-cell>
          <table:table-cell table:formula="of:=CONCATENATE(&quot;echo 'python ../../../dlopt/tools/main.py --config config/&quot;;[.A192];&quot;.json --verbose=2' $&quot;)" office:value-type="string" office:string-value="echo 'python ../../../dlopt/tools/main.py --config config/190.json --verbose=2' $" calcext:value-type="string">
            <text:p>echo 'python ../../../dlopt/tools/main.py --config config/190.json --verbose=2' $</text:p>
          </table:table-cell>
          <table:table-cell table:formula="of:=CONCATENATE(&quot;python ../../../dlopt/tools/main.py --config config/&quot;;[.A192];&quot;.json --verbose=2&quot;)" office:value-type="string" office:string-value="python ../../../dlopt/tools/main.py --config config/190.json --verbose=2" calcext:value-type="string">
            <text:p>python ../../../dlopt/tools/main.py --config config/190.json --verbose=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2]" office:value-type="float" office:value="750" calcext:value-type="float">
            <text:p>750</text:p>
          </table:table-cell>
          <table:table-cell table:formula="of:=[.C192]"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93];&quot;.json&quot;)" office:value-type="string" office:string-value="cp template.json 191.json" calcext:value-type="string">
            <text:p>cp template.json 191.json</text:p>
          </table:table-cell>
          <table:table-cell table:formula="of:=CONCATENATE(&quot;sed -i 's/&quot;;[.$A$1];&quot;/&quot;;[.A193];&quot;/g' &quot;;[.A193];&quot;.json&quot;)" office:value-type="string" office:string-value="sed -i 's/config_no/191/g' 191.json" calcext:value-type="string">
            <text:p>sed -i 's/config_no/191/g' 191.json</text:p>
          </table:table-cell>
          <table:table-cell table:formula="of:=CONCATENATE(&quot;sed -i 's/&quot;;[.$B$1];&quot;/&quot;;[.B193];&quot;/g' &quot;;[.A193];&quot;.json&quot;)" office:value-type="string" office:string-value="sed -i 's/embedding_no/750/g' 191.json" calcext:value-type="string">
            <text:p>sed -i 's/embedding_no/750/g' 191.json</text:p>
          </table:table-cell>
          <table:table-cell table:formula="of:=CONCATENATE(&quot;sed -i 's/&quot;;[.$C$1];&quot;/&quot;;[.C193];&quot;/g' &quot;;[.A193];&quot;.json&quot;)" office:value-type="string" office:string-value="sed -i 's/lstm_no/800/g' 191.json" calcext:value-type="string">
            <text:p>sed -i 's/lstm_no/800/g' 191.json</text:p>
          </table:table-cell>
          <table:table-cell table:formula="of:=CONCATENATE(&quot;sed -i 's/&quot;;[.$D$1];&quot;/&quot;;[.D193];&quot;/g' &quot;;[.A193];&quot;.json&quot;)" office:value-type="string" office:string-value="sed -i 's/lb_no/10/g' 191.json" calcext:value-type="string">
            <text:p>sed -i 's/lb_no/10/g' 191.json</text:p>
          </table:table-cell>
          <table:table-cell table:formula="of:=CONCATENATE(&quot;echo 'python ../../../dlopt/tools/main.py --config config/&quot;;[.A193];&quot;.json --verbose=2' $&quot;)" office:value-type="string" office:string-value="echo 'python ../../../dlopt/tools/main.py --config config/191.json --verbose=2' $" calcext:value-type="string">
            <text:p>echo 'python ../../../dlopt/tools/main.py --config config/191.json --verbose=2' $</text:p>
          </table:table-cell>
          <table:table-cell table:formula="of:=CONCATENATE(&quot;python ../../../dlopt/tools/main.py --config config/&quot;;[.A193];&quot;.json --verbose=2&quot;)" office:value-type="string" office:string-value="python ../../../dlopt/tools/main.py --config config/191.json --verbose=2" calcext:value-type="string">
            <text:p>python ../../../dlopt/tools/main.py --config config/191.json --verbose=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3]" office:value-type="float" office:value="750" calcext:value-type="float">
            <text:p>750</text:p>
          </table:table-cell>
          <table:table-cell table:formula="of:=[.C193]"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94];&quot;.json&quot;)" office:value-type="string" office:string-value="cp template.json 192.json" calcext:value-type="string">
            <text:p>cp template.json 192.json</text:p>
          </table:table-cell>
          <table:table-cell table:formula="of:=CONCATENATE(&quot;sed -i 's/&quot;;[.$A$1];&quot;/&quot;;[.A194];&quot;/g' &quot;;[.A194];&quot;.json&quot;)" office:value-type="string" office:string-value="sed -i 's/config_no/192/g' 192.json" calcext:value-type="string">
            <text:p>sed -i 's/config_no/192/g' 192.json</text:p>
          </table:table-cell>
          <table:table-cell table:formula="of:=CONCATENATE(&quot;sed -i 's/&quot;;[.$B$1];&quot;/&quot;;[.B194];&quot;/g' &quot;;[.A194];&quot;.json&quot;)" office:value-type="string" office:string-value="sed -i 's/embedding_no/750/g' 192.json" calcext:value-type="string">
            <text:p>sed -i 's/embedding_no/750/g' 192.json</text:p>
          </table:table-cell>
          <table:table-cell table:formula="of:=CONCATENATE(&quot;sed -i 's/&quot;;[.$C$1];&quot;/&quot;;[.C194];&quot;/g' &quot;;[.A194];&quot;.json&quot;)" office:value-type="string" office:string-value="sed -i 's/lstm_no/800/g' 192.json" calcext:value-type="string">
            <text:p>sed -i 's/lstm_no/800/g' 192.json</text:p>
          </table:table-cell>
          <table:table-cell table:formula="of:=CONCATENATE(&quot;sed -i 's/&quot;;[.$D$1];&quot;/&quot;;[.D194];&quot;/g' &quot;;[.A194];&quot;.json&quot;)" office:value-type="string" office:string-value="sed -i 's/lb_no/15/g' 192.json" calcext:value-type="string">
            <text:p>sed -i 's/lb_no/15/g' 192.json</text:p>
          </table:table-cell>
          <table:table-cell table:formula="of:=CONCATENATE(&quot;echo 'python ../../../dlopt/tools/main.py --config config/&quot;;[.A194];&quot;.json --verbose=2' $&quot;)" office:value-type="string" office:string-value="echo 'python ../../../dlopt/tools/main.py --config config/192.json --verbose=2' $" calcext:value-type="string">
            <text:p>echo 'python ../../../dlopt/tools/main.py --config config/192.json --verbose=2' $</text:p>
          </table:table-cell>
          <table:table-cell table:formula="of:=CONCATENATE(&quot;python ../../../dlopt/tools/main.py --config config/&quot;;[.A194];&quot;.json --verbose=2&quot;)" office:value-type="string" office:string-value="python ../../../dlopt/tools/main.py --config config/192.json --verbose=2" calcext:value-type="string">
            <text:p>python ../../../dlopt/tools/main.py --config config/192.json --verbose=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4]" office:value-type="float" office:value="750" calcext:value-type="float">
            <text:p>750</text:p>
          </table:table-cell>
          <table:table-cell table:formula="of:=[.C194]"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95];&quot;.json&quot;)" office:value-type="string" office:string-value="cp template.json 193.json" calcext:value-type="string">
            <text:p>cp template.json 193.json</text:p>
          </table:table-cell>
          <table:table-cell table:formula="of:=CONCATENATE(&quot;sed -i 's/&quot;;[.$A$1];&quot;/&quot;;[.A195];&quot;/g' &quot;;[.A195];&quot;.json&quot;)" office:value-type="string" office:string-value="sed -i 's/config_no/193/g' 193.json" calcext:value-type="string">
            <text:p>sed -i 's/config_no/193/g' 193.json</text:p>
          </table:table-cell>
          <table:table-cell table:formula="of:=CONCATENATE(&quot;sed -i 's/&quot;;[.$B$1];&quot;/&quot;;[.B195];&quot;/g' &quot;;[.A195];&quot;.json&quot;)" office:value-type="string" office:string-value="sed -i 's/embedding_no/750/g' 193.json" calcext:value-type="string">
            <text:p>sed -i 's/embedding_no/750/g' 193.json</text:p>
          </table:table-cell>
          <table:table-cell table:formula="of:=CONCATENATE(&quot;sed -i 's/&quot;;[.$C$1];&quot;/&quot;;[.C195];&quot;/g' &quot;;[.A195];&quot;.json&quot;)" office:value-type="string" office:string-value="sed -i 's/lstm_no/800/g' 193.json" calcext:value-type="string">
            <text:p>sed -i 's/lstm_no/800/g' 193.json</text:p>
          </table:table-cell>
          <table:table-cell table:formula="of:=CONCATENATE(&quot;sed -i 's/&quot;;[.$D$1];&quot;/&quot;;[.D195];&quot;/g' &quot;;[.A195];&quot;.json&quot;)" office:value-type="string" office:string-value="sed -i 's/lb_no/20/g' 193.json" calcext:value-type="string">
            <text:p>sed -i 's/lb_no/20/g' 193.json</text:p>
          </table:table-cell>
          <table:table-cell table:formula="of:=CONCATENATE(&quot;echo 'python ../../../dlopt/tools/main.py --config config/&quot;;[.A195];&quot;.json --verbose=2' $&quot;)" office:value-type="string" office:string-value="echo 'python ../../../dlopt/tools/main.py --config config/193.json --verbose=2' $" calcext:value-type="string">
            <text:p>echo 'python ../../../dlopt/tools/main.py --config config/193.json --verbose=2' $</text:p>
          </table:table-cell>
          <table:table-cell table:formula="of:=CONCATENATE(&quot;python ../../../dlopt/tools/main.py --config config/&quot;;[.A195];&quot;.json --verbose=2&quot;)" office:value-type="string" office:string-value="python ../../../dlopt/tools/main.py --config config/193.json --verbose=2" calcext:value-type="string">
            <text:p>python ../../../dlopt/tools/main.py --config config/193.json --verbose=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5]" office:value-type="float" office:value="750" calcext:value-type="float">
            <text:p>750</text:p>
          </table:table-cell>
          <table:table-cell table:formula="of:=[.C195]"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96];&quot;.json&quot;)" office:value-type="string" office:string-value="cp template.json 194.json" calcext:value-type="string">
            <text:p>cp template.json 194.json</text:p>
          </table:table-cell>
          <table:table-cell table:formula="of:=CONCATENATE(&quot;sed -i 's/&quot;;[.$A$1];&quot;/&quot;;[.A196];&quot;/g' &quot;;[.A196];&quot;.json&quot;)" office:value-type="string" office:string-value="sed -i 's/config_no/194/g' 194.json" calcext:value-type="string">
            <text:p>sed -i 's/config_no/194/g' 194.json</text:p>
          </table:table-cell>
          <table:table-cell table:formula="of:=CONCATENATE(&quot;sed -i 's/&quot;;[.$B$1];&quot;/&quot;;[.B196];&quot;/g' &quot;;[.A196];&quot;.json&quot;)" office:value-type="string" office:string-value="sed -i 's/embedding_no/750/g' 194.json" calcext:value-type="string">
            <text:p>sed -i 's/embedding_no/750/g' 194.json</text:p>
          </table:table-cell>
          <table:table-cell table:formula="of:=CONCATENATE(&quot;sed -i 's/&quot;;[.$C$1];&quot;/&quot;;[.C196];&quot;/g' &quot;;[.A196];&quot;.json&quot;)" office:value-type="string" office:string-value="sed -i 's/lstm_no/800/g' 194.json" calcext:value-type="string">
            <text:p>sed -i 's/lstm_no/800/g' 194.json</text:p>
          </table:table-cell>
          <table:table-cell table:formula="of:=CONCATENATE(&quot;sed -i 's/&quot;;[.$D$1];&quot;/&quot;;[.D196];&quot;/g' &quot;;[.A196];&quot;.json&quot;)" office:value-type="string" office:string-value="sed -i 's/lb_no/25/g' 194.json" calcext:value-type="string">
            <text:p>sed -i 's/lb_no/25/g' 194.json</text:p>
          </table:table-cell>
          <table:table-cell table:formula="of:=CONCATENATE(&quot;echo 'python ../../../dlopt/tools/main.py --config config/&quot;;[.A196];&quot;.json --verbose=2' $&quot;)" office:value-type="string" office:string-value="echo 'python ../../../dlopt/tools/main.py --config config/194.json --verbose=2' $" calcext:value-type="string">
            <text:p>echo 'python ../../../dlopt/tools/main.py --config config/194.json --verbose=2' $</text:p>
          </table:table-cell>
          <table:table-cell table:formula="of:=CONCATENATE(&quot;python ../../../dlopt/tools/main.py --config config/&quot;;[.A196];&quot;.json --verbose=2&quot;)" office:value-type="string" office:string-value="python ../../../dlopt/tools/main.py --config config/194.json --verbose=2" calcext:value-type="string">
            <text:p>python ../../../dlopt/tools/main.py --config config/194.json --verbose=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6]" office:value-type="float" office:value="750" calcext:value-type="float">
            <text:p>750</text:p>
          </table:table-cell>
          <table:table-cell table:formula="of:=[.C196]"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97];&quot;.json&quot;)" office:value-type="string" office:string-value="cp template.json 195.json" calcext:value-type="string">
            <text:p>cp template.json 195.json</text:p>
          </table:table-cell>
          <table:table-cell table:formula="of:=CONCATENATE(&quot;sed -i 's/&quot;;[.$A$1];&quot;/&quot;;[.A197];&quot;/g' &quot;;[.A197];&quot;.json&quot;)" office:value-type="string" office:string-value="sed -i 's/config_no/195/g' 195.json" calcext:value-type="string">
            <text:p>sed -i 's/config_no/195/g' 195.json</text:p>
          </table:table-cell>
          <table:table-cell table:formula="of:=CONCATENATE(&quot;sed -i 's/&quot;;[.$B$1];&quot;/&quot;;[.B197];&quot;/g' &quot;;[.A197];&quot;.json&quot;)" office:value-type="string" office:string-value="sed -i 's/embedding_no/750/g' 195.json" calcext:value-type="string">
            <text:p>sed -i 's/embedding_no/750/g' 195.json</text:p>
          </table:table-cell>
          <table:table-cell table:formula="of:=CONCATENATE(&quot;sed -i 's/&quot;;[.$C$1];&quot;/&quot;;[.C197];&quot;/g' &quot;;[.A197];&quot;.json&quot;)" office:value-type="string" office:string-value="sed -i 's/lstm_no/800/g' 195.json" calcext:value-type="string">
            <text:p>sed -i 's/lstm_no/800/g' 195.json</text:p>
          </table:table-cell>
          <table:table-cell table:formula="of:=CONCATENATE(&quot;sed -i 's/&quot;;[.$D$1];&quot;/&quot;;[.D197];&quot;/g' &quot;;[.A197];&quot;.json&quot;)" office:value-type="string" office:string-value="sed -i 's/lb_no/30/g' 195.json" calcext:value-type="string">
            <text:p>sed -i 's/lb_no/30/g' 195.json</text:p>
          </table:table-cell>
          <table:table-cell table:formula="of:=CONCATENATE(&quot;echo 'python ../../../dlopt/tools/main.py --config config/&quot;;[.A197];&quot;.json --verbose=2' $&quot;)" office:value-type="string" office:string-value="echo 'python ../../../dlopt/tools/main.py --config config/195.json --verbose=2' $" calcext:value-type="string">
            <text:p>echo 'python ../../../dlopt/tools/main.py --config config/195.json --verbose=2' $</text:p>
          </table:table-cell>
          <table:table-cell table:formula="of:=CONCATENATE(&quot;python ../../../dlopt/tools/main.py --config config/&quot;;[.A197];&quot;.json --verbose=2&quot;)" office:value-type="string" office:string-value="python ../../../dlopt/tools/main.py --config config/195.json --verbose=2" calcext:value-type="string">
            <text:p>python ../../../dlopt/tools/main.py --config config/195.json --verbose=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7]+50" office:value-type="float" office:value="800" calcext:value-type="float">
            <text:p>800</text:p>
          </table:table-cell>
          <table:table-cell table:formula="of:=[.C197]"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98];&quot;.json&quot;)" office:value-type="string" office:string-value="cp template.json 196.json" calcext:value-type="string">
            <text:p>cp template.json 196.json</text:p>
          </table:table-cell>
          <table:table-cell table:formula="of:=CONCATENATE(&quot;sed -i 's/&quot;;[.$A$1];&quot;/&quot;;[.A198];&quot;/g' &quot;;[.A198];&quot;.json&quot;)" office:value-type="string" office:string-value="sed -i 's/config_no/196/g' 196.json" calcext:value-type="string">
            <text:p>sed -i 's/config_no/196/g' 196.json</text:p>
          </table:table-cell>
          <table:table-cell table:formula="of:=CONCATENATE(&quot;sed -i 's/&quot;;[.$B$1];&quot;/&quot;;[.B198];&quot;/g' &quot;;[.A198];&quot;.json&quot;)" office:value-type="string" office:string-value="sed -i 's/embedding_no/800/g' 196.json" calcext:value-type="string">
            <text:p>sed -i 's/embedding_no/800/g' 196.json</text:p>
          </table:table-cell>
          <table:table-cell table:formula="of:=CONCATENATE(&quot;sed -i 's/&quot;;[.$C$1];&quot;/&quot;;[.C198];&quot;/g' &quot;;[.A198];&quot;.json&quot;)" office:value-type="string" office:string-value="sed -i 's/lstm_no/800/g' 196.json" calcext:value-type="string">
            <text:p>sed -i 's/lstm_no/800/g' 196.json</text:p>
          </table:table-cell>
          <table:table-cell table:formula="of:=CONCATENATE(&quot;sed -i 's/&quot;;[.$D$1];&quot;/&quot;;[.D198];&quot;/g' &quot;;[.A198];&quot;.json&quot;)" office:value-type="string" office:string-value="sed -i 's/lb_no/2/g' 196.json" calcext:value-type="string">
            <text:p>sed -i 's/lb_no/2/g' 196.json</text:p>
          </table:table-cell>
          <table:table-cell table:formula="of:=CONCATENATE(&quot;echo 'python ../../../dlopt/tools/main.py --config config/&quot;;[.A198];&quot;.json --verbose=2' $&quot;)" office:value-type="string" office:string-value="echo 'python ../../../dlopt/tools/main.py --config config/196.json --verbose=2' $" calcext:value-type="string">
            <text:p>echo 'python ../../../dlopt/tools/main.py --config config/196.json --verbose=2' $</text:p>
          </table:table-cell>
          <table:table-cell table:formula="of:=CONCATENATE(&quot;python ../../../dlopt/tools/main.py --config config/&quot;;[.A198];&quot;.json --verbose=2&quot;)" office:value-type="string" office:string-value="python ../../../dlopt/tools/main.py --config config/196.json --verbose=2" calcext:value-type="string">
            <text:p>python ../../../dlopt/tools/main.py --config config/196.json --verbose=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8]" office:value-type="float" office:value="800" calcext:value-type="float">
            <text:p>800</text:p>
          </table:table-cell>
          <table:table-cell table:formula="of:=[.C198]"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99];&quot;.json&quot;)" office:value-type="string" office:string-value="cp template.json 197.json" calcext:value-type="string">
            <text:p>cp template.json 197.json</text:p>
          </table:table-cell>
          <table:table-cell table:formula="of:=CONCATENATE(&quot;sed -i 's/&quot;;[.$A$1];&quot;/&quot;;[.A199];&quot;/g' &quot;;[.A199];&quot;.json&quot;)" office:value-type="string" office:string-value="sed -i 's/config_no/197/g' 197.json" calcext:value-type="string">
            <text:p>sed -i 's/config_no/197/g' 197.json</text:p>
          </table:table-cell>
          <table:table-cell table:formula="of:=CONCATENATE(&quot;sed -i 's/&quot;;[.$B$1];&quot;/&quot;;[.B199];&quot;/g' &quot;;[.A199];&quot;.json&quot;)" office:value-type="string" office:string-value="sed -i 's/embedding_no/800/g' 197.json" calcext:value-type="string">
            <text:p>sed -i 's/embedding_no/800/g' 197.json</text:p>
          </table:table-cell>
          <table:table-cell table:formula="of:=CONCATENATE(&quot;sed -i 's/&quot;;[.$C$1];&quot;/&quot;;[.C199];&quot;/g' &quot;;[.A199];&quot;.json&quot;)" office:value-type="string" office:string-value="sed -i 's/lstm_no/800/g' 197.json" calcext:value-type="string">
            <text:p>sed -i 's/lstm_no/800/g' 197.json</text:p>
          </table:table-cell>
          <table:table-cell table:formula="of:=CONCATENATE(&quot;sed -i 's/&quot;;[.$D$1];&quot;/&quot;;[.D199];&quot;/g' &quot;;[.A199];&quot;.json&quot;)" office:value-type="string" office:string-value="sed -i 's/lb_no/5/g' 197.json" calcext:value-type="string">
            <text:p>sed -i 's/lb_no/5/g' 197.json</text:p>
          </table:table-cell>
          <table:table-cell table:formula="of:=CONCATENATE(&quot;echo 'python ../../../dlopt/tools/main.py --config config/&quot;;[.A199];&quot;.json --verbose=2' $&quot;)" office:value-type="string" office:string-value="echo 'python ../../../dlopt/tools/main.py --config config/197.json --verbose=2' $" calcext:value-type="string">
            <text:p>echo 'python ../../../dlopt/tools/main.py --config config/197.json --verbose=2' $</text:p>
          </table:table-cell>
          <table:table-cell table:formula="of:=CONCATENATE(&quot;python ../../../dlopt/tools/main.py --config config/&quot;;[.A199];&quot;.json --verbose=2&quot;)" office:value-type="string" office:string-value="python ../../../dlopt/tools/main.py --config config/197.json --verbose=2" calcext:value-type="string">
            <text:p>python ../../../dlopt/tools/main.py --config config/197.json --verbose=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9]" office:value-type="float" office:value="800" calcext:value-type="float">
            <text:p>800</text:p>
          </table:table-cell>
          <table:table-cell table:formula="of:=[.C199]"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00];&quot;.json&quot;)" office:value-type="string" office:string-value="cp template.json 198.json" calcext:value-type="string">
            <text:p>cp template.json 198.json</text:p>
          </table:table-cell>
          <table:table-cell table:formula="of:=CONCATENATE(&quot;sed -i 's/&quot;;[.$A$1];&quot;/&quot;;[.A200];&quot;/g' &quot;;[.A200];&quot;.json&quot;)" office:value-type="string" office:string-value="sed -i 's/config_no/198/g' 198.json" calcext:value-type="string">
            <text:p>sed -i 's/config_no/198/g' 198.json</text:p>
          </table:table-cell>
          <table:table-cell table:formula="of:=CONCATENATE(&quot;sed -i 's/&quot;;[.$B$1];&quot;/&quot;;[.B200];&quot;/g' &quot;;[.A200];&quot;.json&quot;)" office:value-type="string" office:string-value="sed -i 's/embedding_no/800/g' 198.json" calcext:value-type="string">
            <text:p>sed -i 's/embedding_no/800/g' 198.json</text:p>
          </table:table-cell>
          <table:table-cell table:formula="of:=CONCATENATE(&quot;sed -i 's/&quot;;[.$C$1];&quot;/&quot;;[.C200];&quot;/g' &quot;;[.A200];&quot;.json&quot;)" office:value-type="string" office:string-value="sed -i 's/lstm_no/800/g' 198.json" calcext:value-type="string">
            <text:p>sed -i 's/lstm_no/800/g' 198.json</text:p>
          </table:table-cell>
          <table:table-cell table:formula="of:=CONCATENATE(&quot;sed -i 's/&quot;;[.$D$1];&quot;/&quot;;[.D200];&quot;/g' &quot;;[.A200];&quot;.json&quot;)" office:value-type="string" office:string-value="sed -i 's/lb_no/10/g' 198.json" calcext:value-type="string">
            <text:p>sed -i 's/lb_no/10/g' 198.json</text:p>
          </table:table-cell>
          <table:table-cell table:formula="of:=CONCATENATE(&quot;echo 'python ../../../dlopt/tools/main.py --config config/&quot;;[.A200];&quot;.json --verbose=2' $&quot;)" office:value-type="string" office:string-value="echo 'python ../../../dlopt/tools/main.py --config config/198.json --verbose=2' $" calcext:value-type="string">
            <text:p>echo 'python ../../../dlopt/tools/main.py --config config/198.json --verbose=2' $</text:p>
          </table:table-cell>
          <table:table-cell table:formula="of:=CONCATENATE(&quot;python ../../../dlopt/tools/main.py --config config/&quot;;[.A200];&quot;.json --verbose=2&quot;)" office:value-type="string" office:string-value="python ../../../dlopt/tools/main.py --config config/198.json --verbose=2" calcext:value-type="string">
            <text:p>python ../../../dlopt/tools/main.py --config config/198.json --verbose=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0]" office:value-type="float" office:value="800" calcext:value-type="float">
            <text:p>800</text:p>
          </table:table-cell>
          <table:table-cell table:formula="of:=[.C200]"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01];&quot;.json&quot;)" office:value-type="string" office:string-value="cp template.json 199.json" calcext:value-type="string">
            <text:p>cp template.json 199.json</text:p>
          </table:table-cell>
          <table:table-cell table:formula="of:=CONCATENATE(&quot;sed -i 's/&quot;;[.$A$1];&quot;/&quot;;[.A201];&quot;/g' &quot;;[.A201];&quot;.json&quot;)" office:value-type="string" office:string-value="sed -i 's/config_no/199/g' 199.json" calcext:value-type="string">
            <text:p>sed -i 's/config_no/199/g' 199.json</text:p>
          </table:table-cell>
          <table:table-cell table:formula="of:=CONCATENATE(&quot;sed -i 's/&quot;;[.$B$1];&quot;/&quot;;[.B201];&quot;/g' &quot;;[.A201];&quot;.json&quot;)" office:value-type="string" office:string-value="sed -i 's/embedding_no/800/g' 199.json" calcext:value-type="string">
            <text:p>sed -i 's/embedding_no/800/g' 199.json</text:p>
          </table:table-cell>
          <table:table-cell table:formula="of:=CONCATENATE(&quot;sed -i 's/&quot;;[.$C$1];&quot;/&quot;;[.C201];&quot;/g' &quot;;[.A201];&quot;.json&quot;)" office:value-type="string" office:string-value="sed -i 's/lstm_no/800/g' 199.json" calcext:value-type="string">
            <text:p>sed -i 's/lstm_no/800/g' 199.json</text:p>
          </table:table-cell>
          <table:table-cell table:formula="of:=CONCATENATE(&quot;sed -i 's/&quot;;[.$D$1];&quot;/&quot;;[.D201];&quot;/g' &quot;;[.A201];&quot;.json&quot;)" office:value-type="string" office:string-value="sed -i 's/lb_no/15/g' 199.json" calcext:value-type="string">
            <text:p>sed -i 's/lb_no/15/g' 199.json</text:p>
          </table:table-cell>
          <table:table-cell table:formula="of:=CONCATENATE(&quot;echo 'python ../../../dlopt/tools/main.py --config config/&quot;;[.A201];&quot;.json --verbose=2' $&quot;)" office:value-type="string" office:string-value="echo 'python ../../../dlopt/tools/main.py --config config/199.json --verbose=2' $" calcext:value-type="string">
            <text:p>echo 'python ../../../dlopt/tools/main.py --config config/199.json --verbose=2' $</text:p>
          </table:table-cell>
          <table:table-cell table:formula="of:=CONCATENATE(&quot;python ../../../dlopt/tools/main.py --config config/&quot;;[.A201];&quot;.json --verbose=2&quot;)" office:value-type="string" office:string-value="python ../../../dlopt/tools/main.py --config config/199.json --verbose=2" calcext:value-type="string">
            <text:p>python ../../../dlopt/tools/main.py --config config/199.json --verbose=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1]" office:value-type="float" office:value="800" calcext:value-type="float">
            <text:p>800</text:p>
          </table:table-cell>
          <table:table-cell table:formula="of:=[.C201]"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02];&quot;.json&quot;)" office:value-type="string" office:string-value="cp template.json 200.json" calcext:value-type="string">
            <text:p>cp template.json 200.json</text:p>
          </table:table-cell>
          <table:table-cell table:formula="of:=CONCATENATE(&quot;sed -i 's/&quot;;[.$A$1];&quot;/&quot;;[.A202];&quot;/g' &quot;;[.A202];&quot;.json&quot;)" office:value-type="string" office:string-value="sed -i 's/config_no/200/g' 200.json" calcext:value-type="string">
            <text:p>sed -i 's/config_no/200/g' 200.json</text:p>
          </table:table-cell>
          <table:table-cell table:formula="of:=CONCATENATE(&quot;sed -i 's/&quot;;[.$B$1];&quot;/&quot;;[.B202];&quot;/g' &quot;;[.A202];&quot;.json&quot;)" office:value-type="string" office:string-value="sed -i 's/embedding_no/800/g' 200.json" calcext:value-type="string">
            <text:p>sed -i 's/embedding_no/800/g' 200.json</text:p>
          </table:table-cell>
          <table:table-cell table:formula="of:=CONCATENATE(&quot;sed -i 's/&quot;;[.$C$1];&quot;/&quot;;[.C202];&quot;/g' &quot;;[.A202];&quot;.json&quot;)" office:value-type="string" office:string-value="sed -i 's/lstm_no/800/g' 200.json" calcext:value-type="string">
            <text:p>sed -i 's/lstm_no/800/g' 200.json</text:p>
          </table:table-cell>
          <table:table-cell table:formula="of:=CONCATENATE(&quot;sed -i 's/&quot;;[.$D$1];&quot;/&quot;;[.D202];&quot;/g' &quot;;[.A202];&quot;.json&quot;)" office:value-type="string" office:string-value="sed -i 's/lb_no/20/g' 200.json" calcext:value-type="string">
            <text:p>sed -i 's/lb_no/20/g' 200.json</text:p>
          </table:table-cell>
          <table:table-cell table:formula="of:=CONCATENATE(&quot;echo 'python ../../../dlopt/tools/main.py --config config/&quot;;[.A202];&quot;.json --verbose=2' $&quot;)" office:value-type="string" office:string-value="echo 'python ../../../dlopt/tools/main.py --config config/200.json --verbose=2' $" calcext:value-type="string">
            <text:p>echo 'python ../../../dlopt/tools/main.py --config config/200.json --verbose=2' $</text:p>
          </table:table-cell>
          <table:table-cell table:formula="of:=CONCATENATE(&quot;python ../../../dlopt/tools/main.py --config config/&quot;;[.A202];&quot;.json --verbose=2&quot;)" office:value-type="string" office:string-value="python ../../../dlopt/tools/main.py --config config/200.json --verbose=2" calcext:value-type="string">
            <text:p>python ../../../dlopt/tools/main.py --config config/200.json --verbose=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2]" office:value-type="float" office:value="800" calcext:value-type="float">
            <text:p>800</text:p>
          </table:table-cell>
          <table:table-cell table:formula="of:=[.C202]"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03];&quot;.json&quot;)" office:value-type="string" office:string-value="cp template.json 201.json" calcext:value-type="string">
            <text:p>cp template.json 201.json</text:p>
          </table:table-cell>
          <table:table-cell table:formula="of:=CONCATENATE(&quot;sed -i 's/&quot;;[.$A$1];&quot;/&quot;;[.A203];&quot;/g' &quot;;[.A203];&quot;.json&quot;)" office:value-type="string" office:string-value="sed -i 's/config_no/201/g' 201.json" calcext:value-type="string">
            <text:p>sed -i 's/config_no/201/g' 201.json</text:p>
          </table:table-cell>
          <table:table-cell table:formula="of:=CONCATENATE(&quot;sed -i 's/&quot;;[.$B$1];&quot;/&quot;;[.B203];&quot;/g' &quot;;[.A203];&quot;.json&quot;)" office:value-type="string" office:string-value="sed -i 's/embedding_no/800/g' 201.json" calcext:value-type="string">
            <text:p>sed -i 's/embedding_no/800/g' 201.json</text:p>
          </table:table-cell>
          <table:table-cell table:formula="of:=CONCATENATE(&quot;sed -i 's/&quot;;[.$C$1];&quot;/&quot;;[.C203];&quot;/g' &quot;;[.A203];&quot;.json&quot;)" office:value-type="string" office:string-value="sed -i 's/lstm_no/800/g' 201.json" calcext:value-type="string">
            <text:p>sed -i 's/lstm_no/800/g' 201.json</text:p>
          </table:table-cell>
          <table:table-cell table:formula="of:=CONCATENATE(&quot;sed -i 's/&quot;;[.$D$1];&quot;/&quot;;[.D203];&quot;/g' &quot;;[.A203];&quot;.json&quot;)" office:value-type="string" office:string-value="sed -i 's/lb_no/25/g' 201.json" calcext:value-type="string">
            <text:p>sed -i 's/lb_no/25/g' 201.json</text:p>
          </table:table-cell>
          <table:table-cell table:formula="of:=CONCATENATE(&quot;echo 'python ../../../dlopt/tools/main.py --config config/&quot;;[.A203];&quot;.json --verbose=2' $&quot;)" office:value-type="string" office:string-value="echo 'python ../../../dlopt/tools/main.py --config config/201.json --verbose=2' $" calcext:value-type="string">
            <text:p>echo 'python ../../../dlopt/tools/main.py --config config/201.json --verbose=2' $</text:p>
          </table:table-cell>
          <table:table-cell table:formula="of:=CONCATENATE(&quot;python ../../../dlopt/tools/main.py --config config/&quot;;[.A203];&quot;.json --verbose=2&quot;)" office:value-type="string" office:string-value="python ../../../dlopt/tools/main.py --config config/201.json --verbose=2" calcext:value-type="string">
            <text:p>python ../../../dlopt/tools/main.py --config config/201.json --verbose=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3]" office:value-type="float" office:value="800" calcext:value-type="float">
            <text:p>800</text:p>
          </table:table-cell>
          <table:table-cell table:formula="of:=[.C203]"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04];&quot;.json&quot;)" office:value-type="string" office:string-value="cp template.json 202.json" calcext:value-type="string">
            <text:p>cp template.json 202.json</text:p>
          </table:table-cell>
          <table:table-cell table:formula="of:=CONCATENATE(&quot;sed -i 's/&quot;;[.$A$1];&quot;/&quot;;[.A204];&quot;/g' &quot;;[.A204];&quot;.json&quot;)" office:value-type="string" office:string-value="sed -i 's/config_no/202/g' 202.json" calcext:value-type="string">
            <text:p>sed -i 's/config_no/202/g' 202.json</text:p>
          </table:table-cell>
          <table:table-cell table:formula="of:=CONCATENATE(&quot;sed -i 's/&quot;;[.$B$1];&quot;/&quot;;[.B204];&quot;/g' &quot;;[.A204];&quot;.json&quot;)" office:value-type="string" office:string-value="sed -i 's/embedding_no/800/g' 202.json" calcext:value-type="string">
            <text:p>sed -i 's/embedding_no/800/g' 202.json</text:p>
          </table:table-cell>
          <table:table-cell table:formula="of:=CONCATENATE(&quot;sed -i 's/&quot;;[.$C$1];&quot;/&quot;;[.C204];&quot;/g' &quot;;[.A204];&quot;.json&quot;)" office:value-type="string" office:string-value="sed -i 's/lstm_no/800/g' 202.json" calcext:value-type="string">
            <text:p>sed -i 's/lstm_no/800/g' 202.json</text:p>
          </table:table-cell>
          <table:table-cell table:formula="of:=CONCATENATE(&quot;sed -i 's/&quot;;[.$D$1];&quot;/&quot;;[.D204];&quot;/g' &quot;;[.A204];&quot;.json&quot;)" office:value-type="string" office:string-value="sed -i 's/lb_no/30/g' 202.json" calcext:value-type="string">
            <text:p>sed -i 's/lb_no/30/g' 202.json</text:p>
          </table:table-cell>
          <table:table-cell table:formula="of:=CONCATENATE(&quot;echo 'python ../../../dlopt/tools/main.py --config config/&quot;;[.A204];&quot;.json --verbose=2' $&quot;)" office:value-type="string" office:string-value="echo 'python ../../../dlopt/tools/main.py --config config/202.json --verbose=2' $" calcext:value-type="string">
            <text:p>echo 'python ../../../dlopt/tools/main.py --config config/202.json --verbose=2' $</text:p>
          </table:table-cell>
          <table:table-cell table:formula="of:=CONCATENATE(&quot;python ../../../dlopt/tools/main.py --config config/&quot;;[.A204];&quot;.json --verbose=2&quot;)" office:value-type="string" office:string-value="python ../../../dlopt/tools/main.py --config config/202.json --verbose=2" calcext:value-type="string">
            <text:p>python ../../../dlopt/tools/main.py --config config/202.json --verbose=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4]" office:value-type="float" office:value="800" calcext:value-type="float">
            <text:p>800</text:p>
          </table:table-cell>
          <table:table-cell table:formula="of:=[.C204]+50"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05];&quot;.json&quot;)" office:value-type="string" office:string-value="cp template.json 203.json" calcext:value-type="string">
            <text:p>cp template.json 203.json</text:p>
          </table:table-cell>
          <table:table-cell table:formula="of:=CONCATENATE(&quot;sed -i 's/&quot;;[.$A$1];&quot;/&quot;;[.A205];&quot;/g' &quot;;[.A205];&quot;.json&quot;)" office:value-type="string" office:string-value="sed -i 's/config_no/203/g' 203.json" calcext:value-type="string">
            <text:p>sed -i 's/config_no/203/g' 203.json</text:p>
          </table:table-cell>
          <table:table-cell table:formula="of:=CONCATENATE(&quot;sed -i 's/&quot;;[.$B$1];&quot;/&quot;;[.B205];&quot;/g' &quot;;[.A205];&quot;.json&quot;)" office:value-type="string" office:string-value="sed -i 's/embedding_no/800/g' 203.json" calcext:value-type="string">
            <text:p>sed -i 's/embedding_no/800/g' 203.json</text:p>
          </table:table-cell>
          <table:table-cell table:formula="of:=CONCATENATE(&quot;sed -i 's/&quot;;[.$C$1];&quot;/&quot;;[.C205];&quot;/g' &quot;;[.A205];&quot;.json&quot;)" office:value-type="string" office:string-value="sed -i 's/lstm_no/850/g' 203.json" calcext:value-type="string">
            <text:p>sed -i 's/lstm_no/850/g' 203.json</text:p>
          </table:table-cell>
          <table:table-cell table:formula="of:=CONCATENATE(&quot;sed -i 's/&quot;;[.$D$1];&quot;/&quot;;[.D205];&quot;/g' &quot;;[.A205];&quot;.json&quot;)" office:value-type="string" office:string-value="sed -i 's/lb_no/2/g' 203.json" calcext:value-type="string">
            <text:p>sed -i 's/lb_no/2/g' 203.json</text:p>
          </table:table-cell>
          <table:table-cell table:formula="of:=CONCATENATE(&quot;echo 'python ../../../dlopt/tools/main.py --config config/&quot;;[.A205];&quot;.json --verbose=2' $&quot;)" office:value-type="string" office:string-value="echo 'python ../../../dlopt/tools/main.py --config config/203.json --verbose=2' $" calcext:value-type="string">
            <text:p>echo 'python ../../../dlopt/tools/main.py --config config/203.json --verbose=2' $</text:p>
          </table:table-cell>
          <table:table-cell table:formula="of:=CONCATENATE(&quot;python ../../../dlopt/tools/main.py --config config/&quot;;[.A205];&quot;.json --verbose=2&quot;)" office:value-type="string" office:string-value="python ../../../dlopt/tools/main.py --config config/203.json --verbose=2" calcext:value-type="string">
            <text:p>python ../../../dlopt/tools/main.py --config config/203.json --verbose=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5]" office:value-type="float" office:value="800" calcext:value-type="float">
            <text:p>800</text:p>
          </table:table-cell>
          <table:table-cell table:formula="of:=[.C205]" office:value-type="float" office:value="850" calcext:value-type="float">
            <text:p>8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206];&quot;.json&quot;)" office:value-type="string" office:string-value="cp template.json 204.json" calcext:value-type="string">
            <text:p>cp template.json 204.json</text:p>
          </table:table-cell>
          <table:table-cell table:formula="of:=CONCATENATE(&quot;sed -i 's/&quot;;[.$A$1];&quot;/&quot;;[.A206];&quot;/g' &quot;;[.A206];&quot;.json&quot;)" office:value-type="string" office:string-value="sed -i 's/config_no/204/g' 204.json" calcext:value-type="string">
            <text:p>sed -i 's/config_no/204/g' 204.json</text:p>
          </table:table-cell>
          <table:table-cell table:formula="of:=CONCATENATE(&quot;sed -i 's/&quot;;[.$B$1];&quot;/&quot;;[.B206];&quot;/g' &quot;;[.A206];&quot;.json&quot;)" office:value-type="string" office:string-value="sed -i 's/embedding_no/800/g' 204.json" calcext:value-type="string">
            <text:p>sed -i 's/embedding_no/800/g' 204.json</text:p>
          </table:table-cell>
          <table:table-cell table:formula="of:=CONCATENATE(&quot;sed -i 's/&quot;;[.$C$1];&quot;/&quot;;[.C206];&quot;/g' &quot;;[.A206];&quot;.json&quot;)" office:value-type="string" office:string-value="sed -i 's/lstm_no/850/g' 204.json" calcext:value-type="string">
            <text:p>sed -i 's/lstm_no/850/g' 204.json</text:p>
          </table:table-cell>
          <table:table-cell table:formula="of:=CONCATENATE(&quot;sed -i 's/&quot;;[.$D$1];&quot;/&quot;;[.D206];&quot;/g' &quot;;[.A206];&quot;.json&quot;)" office:value-type="string" office:string-value="sed -i 's/lb_no/5/g' 204.json" calcext:value-type="string">
            <text:p>sed -i 's/lb_no/5/g' 204.json</text:p>
          </table:table-cell>
          <table:table-cell table:formula="of:=CONCATENATE(&quot;echo 'python ../../../dlopt/tools/main.py --config config/&quot;;[.A206];&quot;.json --verbose=2' $&quot;)" office:value-type="string" office:string-value="echo 'python ../../../dlopt/tools/main.py --config config/204.json --verbose=2' $" calcext:value-type="string">
            <text:p>echo 'python ../../../dlopt/tools/main.py --config config/204.json --verbose=2' $</text:p>
          </table:table-cell>
          <table:table-cell table:formula="of:=CONCATENATE(&quot;python ../../../dlopt/tools/main.py --config config/&quot;;[.A206];&quot;.json --verbose=2&quot;)" office:value-type="string" office:string-value="python ../../../dlopt/tools/main.py --config config/204.json --verbose=2" calcext:value-type="string">
            <text:p>python ../../../dlopt/tools/main.py --config config/204.json --verbose=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6]" office:value-type="float" office:value="800" calcext:value-type="float">
            <text:p>800</text:p>
          </table:table-cell>
          <table:table-cell table:formula="of:=[.C206]"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07];&quot;.json&quot;)" office:value-type="string" office:string-value="cp template.json 205.json" calcext:value-type="string">
            <text:p>cp template.json 205.json</text:p>
          </table:table-cell>
          <table:table-cell table:formula="of:=CONCATENATE(&quot;sed -i 's/&quot;;[.$A$1];&quot;/&quot;;[.A207];&quot;/g' &quot;;[.A207];&quot;.json&quot;)" office:value-type="string" office:string-value="sed -i 's/config_no/205/g' 205.json" calcext:value-type="string">
            <text:p>sed -i 's/config_no/205/g' 205.json</text:p>
          </table:table-cell>
          <table:table-cell table:formula="of:=CONCATENATE(&quot;sed -i 's/&quot;;[.$B$1];&quot;/&quot;;[.B207];&quot;/g' &quot;;[.A207];&quot;.json&quot;)" office:value-type="string" office:string-value="sed -i 's/embedding_no/800/g' 205.json" calcext:value-type="string">
            <text:p>sed -i 's/embedding_no/800/g' 205.json</text:p>
          </table:table-cell>
          <table:table-cell table:formula="of:=CONCATENATE(&quot;sed -i 's/&quot;;[.$C$1];&quot;/&quot;;[.C207];&quot;/g' &quot;;[.A207];&quot;.json&quot;)" office:value-type="string" office:string-value="sed -i 's/lstm_no/850/g' 205.json" calcext:value-type="string">
            <text:p>sed -i 's/lstm_no/850/g' 205.json</text:p>
          </table:table-cell>
          <table:table-cell table:formula="of:=CONCATENATE(&quot;sed -i 's/&quot;;[.$D$1];&quot;/&quot;;[.D207];&quot;/g' &quot;;[.A207];&quot;.json&quot;)" office:value-type="string" office:string-value="sed -i 's/lb_no/10/g' 205.json" calcext:value-type="string">
            <text:p>sed -i 's/lb_no/10/g' 205.json</text:p>
          </table:table-cell>
          <table:table-cell table:formula="of:=CONCATENATE(&quot;echo 'python ../../../dlopt/tools/main.py --config config/&quot;;[.A207];&quot;.json --verbose=2' $&quot;)" office:value-type="string" office:string-value="echo 'python ../../../dlopt/tools/main.py --config config/205.json --verbose=2' $" calcext:value-type="string">
            <text:p>echo 'python ../../../dlopt/tools/main.py --config config/205.json --verbose=2' $</text:p>
          </table:table-cell>
          <table:table-cell table:formula="of:=CONCATENATE(&quot;python ../../../dlopt/tools/main.py --config config/&quot;;[.A207];&quot;.json --verbose=2&quot;)" office:value-type="string" office:string-value="python ../../../dlopt/tools/main.py --config config/205.json --verbose=2" calcext:value-type="string">
            <text:p>python ../../../dlopt/tools/main.py --config config/205.json --verbose=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7]" office:value-type="float" office:value="800" calcext:value-type="float">
            <text:p>800</text:p>
          </table:table-cell>
          <table:table-cell table:formula="of:=[.C207]"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08];&quot;.json&quot;)" office:value-type="string" office:string-value="cp template.json 206.json" calcext:value-type="string">
            <text:p>cp template.json 206.json</text:p>
          </table:table-cell>
          <table:table-cell table:formula="of:=CONCATENATE(&quot;sed -i 's/&quot;;[.$A$1];&quot;/&quot;;[.A208];&quot;/g' &quot;;[.A208];&quot;.json&quot;)" office:value-type="string" office:string-value="sed -i 's/config_no/206/g' 206.json" calcext:value-type="string">
            <text:p>sed -i 's/config_no/206/g' 206.json</text:p>
          </table:table-cell>
          <table:table-cell table:formula="of:=CONCATENATE(&quot;sed -i 's/&quot;;[.$B$1];&quot;/&quot;;[.B208];&quot;/g' &quot;;[.A208];&quot;.json&quot;)" office:value-type="string" office:string-value="sed -i 's/embedding_no/800/g' 206.json" calcext:value-type="string">
            <text:p>sed -i 's/embedding_no/800/g' 206.json</text:p>
          </table:table-cell>
          <table:table-cell table:formula="of:=CONCATENATE(&quot;sed -i 's/&quot;;[.$C$1];&quot;/&quot;;[.C208];&quot;/g' &quot;;[.A208];&quot;.json&quot;)" office:value-type="string" office:string-value="sed -i 's/lstm_no/850/g' 206.json" calcext:value-type="string">
            <text:p>sed -i 's/lstm_no/850/g' 206.json</text:p>
          </table:table-cell>
          <table:table-cell table:formula="of:=CONCATENATE(&quot;sed -i 's/&quot;;[.$D$1];&quot;/&quot;;[.D208];&quot;/g' &quot;;[.A208];&quot;.json&quot;)" office:value-type="string" office:string-value="sed -i 's/lb_no/15/g' 206.json" calcext:value-type="string">
            <text:p>sed -i 's/lb_no/15/g' 206.json</text:p>
          </table:table-cell>
          <table:table-cell table:formula="of:=CONCATENATE(&quot;echo 'python ../../../dlopt/tools/main.py --config config/&quot;;[.A208];&quot;.json --verbose=2' $&quot;)" office:value-type="string" office:string-value="echo 'python ../../../dlopt/tools/main.py --config config/206.json --verbose=2' $" calcext:value-type="string">
            <text:p>echo 'python ../../../dlopt/tools/main.py --config config/206.json --verbose=2' $</text:p>
          </table:table-cell>
          <table:table-cell table:formula="of:=CONCATENATE(&quot;python ../../../dlopt/tools/main.py --config config/&quot;;[.A208];&quot;.json --verbose=2&quot;)" office:value-type="string" office:string-value="python ../../../dlopt/tools/main.py --config config/206.json --verbose=2" calcext:value-type="string">
            <text:p>python ../../../dlopt/tools/main.py --config config/206.json --verbose=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8]" office:value-type="float" office:value="800" calcext:value-type="float">
            <text:p>800</text:p>
          </table:table-cell>
          <table:table-cell table:formula="of:=[.C208]" office:value-type="float" office:value="850" calcext:value-type="float">
            <text:p>8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09];&quot;.json&quot;)" office:value-type="string" office:string-value="cp template.json 207.json" calcext:value-type="string">
            <text:p>cp template.json 207.json</text:p>
          </table:table-cell>
          <table:table-cell table:formula="of:=CONCATENATE(&quot;sed -i 's/&quot;;[.$A$1];&quot;/&quot;;[.A209];&quot;/g' &quot;;[.A209];&quot;.json&quot;)" office:value-type="string" office:string-value="sed -i 's/config_no/207/g' 207.json" calcext:value-type="string">
            <text:p>sed -i 's/config_no/207/g' 207.json</text:p>
          </table:table-cell>
          <table:table-cell table:formula="of:=CONCATENATE(&quot;sed -i 's/&quot;;[.$B$1];&quot;/&quot;;[.B209];&quot;/g' &quot;;[.A209];&quot;.json&quot;)" office:value-type="string" office:string-value="sed -i 's/embedding_no/800/g' 207.json" calcext:value-type="string">
            <text:p>sed -i 's/embedding_no/800/g' 207.json</text:p>
          </table:table-cell>
          <table:table-cell table:formula="of:=CONCATENATE(&quot;sed -i 's/&quot;;[.$C$1];&quot;/&quot;;[.C209];&quot;/g' &quot;;[.A209];&quot;.json&quot;)" office:value-type="string" office:string-value="sed -i 's/lstm_no/850/g' 207.json" calcext:value-type="string">
            <text:p>sed -i 's/lstm_no/850/g' 207.json</text:p>
          </table:table-cell>
          <table:table-cell table:formula="of:=CONCATENATE(&quot;sed -i 's/&quot;;[.$D$1];&quot;/&quot;;[.D209];&quot;/g' &quot;;[.A209];&quot;.json&quot;)" office:value-type="string" office:string-value="sed -i 's/lb_no/20/g' 207.json" calcext:value-type="string">
            <text:p>sed -i 's/lb_no/20/g' 207.json</text:p>
          </table:table-cell>
          <table:table-cell table:formula="of:=CONCATENATE(&quot;echo 'python ../../../dlopt/tools/main.py --config config/&quot;;[.A209];&quot;.json --verbose=2' $&quot;)" office:value-type="string" office:string-value="echo 'python ../../../dlopt/tools/main.py --config config/207.json --verbose=2' $" calcext:value-type="string">
            <text:p>echo 'python ../../../dlopt/tools/main.py --config config/207.json --verbose=2' $</text:p>
          </table:table-cell>
          <table:table-cell table:formula="of:=CONCATENATE(&quot;python ../../../dlopt/tools/main.py --config config/&quot;;[.A209];&quot;.json --verbose=2&quot;)" office:value-type="string" office:string-value="python ../../../dlopt/tools/main.py --config config/207.json --verbose=2" calcext:value-type="string">
            <text:p>python ../../../dlopt/tools/main.py --config config/207.json --verbose=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9]" office:value-type="float" office:value="800" calcext:value-type="float">
            <text:p>800</text:p>
          </table:table-cell>
          <table:table-cell table:formula="of:=[.C209]" office:value-type="float" office:value="850" calcext:value-type="float">
            <text:p>8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10];&quot;.json&quot;)" office:value-type="string" office:string-value="cp template.json 208.json" calcext:value-type="string">
            <text:p>cp template.json 208.json</text:p>
          </table:table-cell>
          <table:table-cell table:formula="of:=CONCATENATE(&quot;sed -i 's/&quot;;[.$A$1];&quot;/&quot;;[.A210];&quot;/g' &quot;;[.A210];&quot;.json&quot;)" office:value-type="string" office:string-value="sed -i 's/config_no/208/g' 208.json" calcext:value-type="string">
            <text:p>sed -i 's/config_no/208/g' 208.json</text:p>
          </table:table-cell>
          <table:table-cell table:formula="of:=CONCATENATE(&quot;sed -i 's/&quot;;[.$B$1];&quot;/&quot;;[.B210];&quot;/g' &quot;;[.A210];&quot;.json&quot;)" office:value-type="string" office:string-value="sed -i 's/embedding_no/800/g' 208.json" calcext:value-type="string">
            <text:p>sed -i 's/embedding_no/800/g' 208.json</text:p>
          </table:table-cell>
          <table:table-cell table:formula="of:=CONCATENATE(&quot;sed -i 's/&quot;;[.$C$1];&quot;/&quot;;[.C210];&quot;/g' &quot;;[.A210];&quot;.json&quot;)" office:value-type="string" office:string-value="sed -i 's/lstm_no/850/g' 208.json" calcext:value-type="string">
            <text:p>sed -i 's/lstm_no/850/g' 208.json</text:p>
          </table:table-cell>
          <table:table-cell table:formula="of:=CONCATENATE(&quot;sed -i 's/&quot;;[.$D$1];&quot;/&quot;;[.D210];&quot;/g' &quot;;[.A210];&quot;.json&quot;)" office:value-type="string" office:string-value="sed -i 's/lb_no/25/g' 208.json" calcext:value-type="string">
            <text:p>sed -i 's/lb_no/25/g' 208.json</text:p>
          </table:table-cell>
          <table:table-cell table:formula="of:=CONCATENATE(&quot;echo 'python ../../../dlopt/tools/main.py --config config/&quot;;[.A210];&quot;.json --verbose=2' $&quot;)" office:value-type="string" office:string-value="echo 'python ../../../dlopt/tools/main.py --config config/208.json --verbose=2' $" calcext:value-type="string">
            <text:p>echo 'python ../../../dlopt/tools/main.py --config config/208.json --verbose=2' $</text:p>
          </table:table-cell>
          <table:table-cell table:formula="of:=CONCATENATE(&quot;python ../../../dlopt/tools/main.py --config config/&quot;;[.A210];&quot;.json --verbose=2&quot;)" office:value-type="string" office:string-value="python ../../../dlopt/tools/main.py --config config/208.json --verbose=2" calcext:value-type="string">
            <text:p>python ../../../dlopt/tools/main.py --config config/208.json --verbose=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0]" office:value-type="float" office:value="800" calcext:value-type="float">
            <text:p>800</text:p>
          </table:table-cell>
          <table:table-cell table:formula="of:=[.C210]" office:value-type="float" office:value="850" calcext:value-type="float">
            <text:p>8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11];&quot;.json&quot;)" office:value-type="string" office:string-value="cp template.json 209.json" calcext:value-type="string">
            <text:p>cp template.json 209.json</text:p>
          </table:table-cell>
          <table:table-cell table:formula="of:=CONCATENATE(&quot;sed -i 's/&quot;;[.$A$1];&quot;/&quot;;[.A211];&quot;/g' &quot;;[.A211];&quot;.json&quot;)" office:value-type="string" office:string-value="sed -i 's/config_no/209/g' 209.json" calcext:value-type="string">
            <text:p>sed -i 's/config_no/209/g' 209.json</text:p>
          </table:table-cell>
          <table:table-cell table:formula="of:=CONCATENATE(&quot;sed -i 's/&quot;;[.$B$1];&quot;/&quot;;[.B211];&quot;/g' &quot;;[.A211];&quot;.json&quot;)" office:value-type="string" office:string-value="sed -i 's/embedding_no/800/g' 209.json" calcext:value-type="string">
            <text:p>sed -i 's/embedding_no/800/g' 209.json</text:p>
          </table:table-cell>
          <table:table-cell table:formula="of:=CONCATENATE(&quot;sed -i 's/&quot;;[.$C$1];&quot;/&quot;;[.C211];&quot;/g' &quot;;[.A211];&quot;.json&quot;)" office:value-type="string" office:string-value="sed -i 's/lstm_no/850/g' 209.json" calcext:value-type="string">
            <text:p>sed -i 's/lstm_no/850/g' 209.json</text:p>
          </table:table-cell>
          <table:table-cell table:formula="of:=CONCATENATE(&quot;sed -i 's/&quot;;[.$D$1];&quot;/&quot;;[.D211];&quot;/g' &quot;;[.A211];&quot;.json&quot;)" office:value-type="string" office:string-value="sed -i 's/lb_no/30/g' 209.json" calcext:value-type="string">
            <text:p>sed -i 's/lb_no/30/g' 209.json</text:p>
          </table:table-cell>
          <table:table-cell table:formula="of:=CONCATENATE(&quot;echo 'python ../../../dlopt/tools/main.py --config config/&quot;;[.A211];&quot;.json --verbose=2' $&quot;)" office:value-type="string" office:string-value="echo 'python ../../../dlopt/tools/main.py --config config/209.json --verbose=2' $" calcext:value-type="string">
            <text:p>echo 'python ../../../dlopt/tools/main.py --config config/209.json --verbose=2' $</text:p>
          </table:table-cell>
          <table:table-cell table:formula="of:=CONCATENATE(&quot;python ../../../dlopt/tools/main.py --config config/&quot;;[.A211];&quot;.json --verbose=2&quot;)" office:value-type="string" office:string-value="python ../../../dlopt/tools/main.py --config config/209.json --verbose=2" calcext:value-type="string">
            <text:p>python ../../../dlopt/tools/main.py --config config/209.json --verbose=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1]+50" office:value-type="float" office:value="850" calcext:value-type="float">
            <text:p>850</text:p>
          </table:table-cell>
          <table:table-cell table:formula="of:=[.C211]"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12];&quot;.json&quot;)" office:value-type="string" office:string-value="cp template.json 210.json" calcext:value-type="string">
            <text:p>cp template.json 210.json</text:p>
          </table:table-cell>
          <table:table-cell table:formula="of:=CONCATENATE(&quot;sed -i 's/&quot;;[.$A$1];&quot;/&quot;;[.A212];&quot;/g' &quot;;[.A212];&quot;.json&quot;)" office:value-type="string" office:string-value="sed -i 's/config_no/210/g' 210.json" calcext:value-type="string">
            <text:p>sed -i 's/config_no/210/g' 210.json</text:p>
          </table:table-cell>
          <table:table-cell table:formula="of:=CONCATENATE(&quot;sed -i 's/&quot;;[.$B$1];&quot;/&quot;;[.B212];&quot;/g' &quot;;[.A212];&quot;.json&quot;)" office:value-type="string" office:string-value="sed -i 's/embedding_no/850/g' 210.json" calcext:value-type="string">
            <text:p>sed -i 's/embedding_no/850/g' 210.json</text:p>
          </table:table-cell>
          <table:table-cell table:formula="of:=CONCATENATE(&quot;sed -i 's/&quot;;[.$C$1];&quot;/&quot;;[.C212];&quot;/g' &quot;;[.A212];&quot;.json&quot;)" office:value-type="string" office:string-value="sed -i 's/lstm_no/850/g' 210.json" calcext:value-type="string">
            <text:p>sed -i 's/lstm_no/850/g' 210.json</text:p>
          </table:table-cell>
          <table:table-cell table:formula="of:=CONCATENATE(&quot;sed -i 's/&quot;;[.$D$1];&quot;/&quot;;[.D212];&quot;/g' &quot;;[.A212];&quot;.json&quot;)" office:value-type="string" office:string-value="sed -i 's/lb_no/2/g' 210.json" calcext:value-type="string">
            <text:p>sed -i 's/lb_no/2/g' 210.json</text:p>
          </table:table-cell>
          <table:table-cell table:formula="of:=CONCATENATE(&quot;echo 'python ../../../dlopt/tools/main.py --config config/&quot;;[.A212];&quot;.json --verbose=2' $&quot;)" office:value-type="string" office:string-value="echo 'python ../../../dlopt/tools/main.py --config config/210.json --verbose=2' $" calcext:value-type="string">
            <text:p>echo 'python ../../../dlopt/tools/main.py --config config/210.json --verbose=2' $</text:p>
          </table:table-cell>
          <table:table-cell table:formula="of:=CONCATENATE(&quot;python ../../../dlopt/tools/main.py --config config/&quot;;[.A212];&quot;.json --verbose=2&quot;)" office:value-type="string" office:string-value="python ../../../dlopt/tools/main.py --config config/210.json --verbose=2" calcext:value-type="string">
            <text:p>python ../../../dlopt/tools/main.py --config config/210.json --verbose=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2]" office:value-type="float" office:value="850" calcext:value-type="float">
            <text:p>850</text:p>
          </table:table-cell>
          <table:table-cell table:formula="of:=[.C212]" office:value-type="float" office:value="850" calcext:value-type="float">
            <text:p>8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213];&quot;.json&quot;)" office:value-type="string" office:string-value="cp template.json 211.json" calcext:value-type="string">
            <text:p>cp template.json 211.json</text:p>
          </table:table-cell>
          <table:table-cell table:formula="of:=CONCATENATE(&quot;sed -i 's/&quot;;[.$A$1];&quot;/&quot;;[.A213];&quot;/g' &quot;;[.A213];&quot;.json&quot;)" office:value-type="string" office:string-value="sed -i 's/config_no/211/g' 211.json" calcext:value-type="string">
            <text:p>sed -i 's/config_no/211/g' 211.json</text:p>
          </table:table-cell>
          <table:table-cell table:formula="of:=CONCATENATE(&quot;sed -i 's/&quot;;[.$B$1];&quot;/&quot;;[.B213];&quot;/g' &quot;;[.A213];&quot;.json&quot;)" office:value-type="string" office:string-value="sed -i 's/embedding_no/850/g' 211.json" calcext:value-type="string">
            <text:p>sed -i 's/embedding_no/850/g' 211.json</text:p>
          </table:table-cell>
          <table:table-cell table:formula="of:=CONCATENATE(&quot;sed -i 's/&quot;;[.$C$1];&quot;/&quot;;[.C213];&quot;/g' &quot;;[.A213];&quot;.json&quot;)" office:value-type="string" office:string-value="sed -i 's/lstm_no/850/g' 211.json" calcext:value-type="string">
            <text:p>sed -i 's/lstm_no/850/g' 211.json</text:p>
          </table:table-cell>
          <table:table-cell table:formula="of:=CONCATENATE(&quot;sed -i 's/&quot;;[.$D$1];&quot;/&quot;;[.D213];&quot;/g' &quot;;[.A213];&quot;.json&quot;)" office:value-type="string" office:string-value="sed -i 's/lb_no/5/g' 211.json" calcext:value-type="string">
            <text:p>sed -i 's/lb_no/5/g' 211.json</text:p>
          </table:table-cell>
          <table:table-cell table:formula="of:=CONCATENATE(&quot;echo 'python ../../../dlopt/tools/main.py --config config/&quot;;[.A213];&quot;.json --verbose=2' $&quot;)" office:value-type="string" office:string-value="echo 'python ../../../dlopt/tools/main.py --config config/211.json --verbose=2' $" calcext:value-type="string">
            <text:p>echo 'python ../../../dlopt/tools/main.py --config config/211.json --verbose=2' $</text:p>
          </table:table-cell>
          <table:table-cell table:formula="of:=CONCATENATE(&quot;python ../../../dlopt/tools/main.py --config config/&quot;;[.A213];&quot;.json --verbose=2&quot;)" office:value-type="string" office:string-value="python ../../../dlopt/tools/main.py --config config/211.json --verbose=2" calcext:value-type="string">
            <text:p>python ../../../dlopt/tools/main.py --config config/211.json --verbose=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3]" office:value-type="float" office:value="850" calcext:value-type="float">
            <text:p>850</text:p>
          </table:table-cell>
          <table:table-cell table:formula="of:=[.C213]"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14];&quot;.json&quot;)" office:value-type="string" office:string-value="cp template.json 212.json" calcext:value-type="string">
            <text:p>cp template.json 212.json</text:p>
          </table:table-cell>
          <table:table-cell table:formula="of:=CONCATENATE(&quot;sed -i 's/&quot;;[.$A$1];&quot;/&quot;;[.A214];&quot;/g' &quot;;[.A214];&quot;.json&quot;)" office:value-type="string" office:string-value="sed -i 's/config_no/212/g' 212.json" calcext:value-type="string">
            <text:p>sed -i 's/config_no/212/g' 212.json</text:p>
          </table:table-cell>
          <table:table-cell table:formula="of:=CONCATENATE(&quot;sed -i 's/&quot;;[.$B$1];&quot;/&quot;;[.B214];&quot;/g' &quot;;[.A214];&quot;.json&quot;)" office:value-type="string" office:string-value="sed -i 's/embedding_no/850/g' 212.json" calcext:value-type="string">
            <text:p>sed -i 's/embedding_no/850/g' 212.json</text:p>
          </table:table-cell>
          <table:table-cell table:formula="of:=CONCATENATE(&quot;sed -i 's/&quot;;[.$C$1];&quot;/&quot;;[.C214];&quot;/g' &quot;;[.A214];&quot;.json&quot;)" office:value-type="string" office:string-value="sed -i 's/lstm_no/850/g' 212.json" calcext:value-type="string">
            <text:p>sed -i 's/lstm_no/850/g' 212.json</text:p>
          </table:table-cell>
          <table:table-cell table:formula="of:=CONCATENATE(&quot;sed -i 's/&quot;;[.$D$1];&quot;/&quot;;[.D214];&quot;/g' &quot;;[.A214];&quot;.json&quot;)" office:value-type="string" office:string-value="sed -i 's/lb_no/10/g' 212.json" calcext:value-type="string">
            <text:p>sed -i 's/lb_no/10/g' 212.json</text:p>
          </table:table-cell>
          <table:table-cell table:formula="of:=CONCATENATE(&quot;echo 'python ../../../dlopt/tools/main.py --config config/&quot;;[.A214];&quot;.json --verbose=2' $&quot;)" office:value-type="string" office:string-value="echo 'python ../../../dlopt/tools/main.py --config config/212.json --verbose=2' $" calcext:value-type="string">
            <text:p>echo 'python ../../../dlopt/tools/main.py --config config/212.json --verbose=2' $</text:p>
          </table:table-cell>
          <table:table-cell table:formula="of:=CONCATENATE(&quot;python ../../../dlopt/tools/main.py --config config/&quot;;[.A214];&quot;.json --verbose=2&quot;)" office:value-type="string" office:string-value="python ../../../dlopt/tools/main.py --config config/212.json --verbose=2" calcext:value-type="string">
            <text:p>python ../../../dlopt/tools/main.py --config config/212.json --verbose=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4]" office:value-type="float" office:value="850" calcext:value-type="float">
            <text:p>850</text:p>
          </table:table-cell>
          <table:table-cell table:formula="of:=[.C214]"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15];&quot;.json&quot;)" office:value-type="string" office:string-value="cp template.json 213.json" calcext:value-type="string">
            <text:p>cp template.json 213.json</text:p>
          </table:table-cell>
          <table:table-cell table:formula="of:=CONCATENATE(&quot;sed -i 's/&quot;;[.$A$1];&quot;/&quot;;[.A215];&quot;/g' &quot;;[.A215];&quot;.json&quot;)" office:value-type="string" office:string-value="sed -i 's/config_no/213/g' 213.json" calcext:value-type="string">
            <text:p>sed -i 's/config_no/213/g' 213.json</text:p>
          </table:table-cell>
          <table:table-cell table:formula="of:=CONCATENATE(&quot;sed -i 's/&quot;;[.$B$1];&quot;/&quot;;[.B215];&quot;/g' &quot;;[.A215];&quot;.json&quot;)" office:value-type="string" office:string-value="sed -i 's/embedding_no/850/g' 213.json" calcext:value-type="string">
            <text:p>sed -i 's/embedding_no/850/g' 213.json</text:p>
          </table:table-cell>
          <table:table-cell table:formula="of:=CONCATENATE(&quot;sed -i 's/&quot;;[.$C$1];&quot;/&quot;;[.C215];&quot;/g' &quot;;[.A215];&quot;.json&quot;)" office:value-type="string" office:string-value="sed -i 's/lstm_no/850/g' 213.json" calcext:value-type="string">
            <text:p>sed -i 's/lstm_no/850/g' 213.json</text:p>
          </table:table-cell>
          <table:table-cell table:formula="of:=CONCATENATE(&quot;sed -i 's/&quot;;[.$D$1];&quot;/&quot;;[.D215];&quot;/g' &quot;;[.A215];&quot;.json&quot;)" office:value-type="string" office:string-value="sed -i 's/lb_no/15/g' 213.json" calcext:value-type="string">
            <text:p>sed -i 's/lb_no/15/g' 213.json</text:p>
          </table:table-cell>
          <table:table-cell table:formula="of:=CONCATENATE(&quot;echo 'python ../../../dlopt/tools/main.py --config config/&quot;;[.A215];&quot;.json --verbose=2' $&quot;)" office:value-type="string" office:string-value="echo 'python ../../../dlopt/tools/main.py --config config/213.json --verbose=2' $" calcext:value-type="string">
            <text:p>echo 'python ../../../dlopt/tools/main.py --config config/213.json --verbose=2' $</text:p>
          </table:table-cell>
          <table:table-cell table:formula="of:=CONCATENATE(&quot;python ../../../dlopt/tools/main.py --config config/&quot;;[.A215];&quot;.json --verbose=2&quot;)" office:value-type="string" office:string-value="python ../../../dlopt/tools/main.py --config config/213.json --verbose=2" calcext:value-type="string">
            <text:p>python ../../../dlopt/tools/main.py --config config/213.json --verbose=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5]" office:value-type="float" office:value="850" calcext:value-type="float">
            <text:p>850</text:p>
          </table:table-cell>
          <table:table-cell table:formula="of:=[.C215]" office:value-type="float" office:value="850" calcext:value-type="float">
            <text:p>8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16];&quot;.json&quot;)" office:value-type="string" office:string-value="cp template.json 214.json" calcext:value-type="string">
            <text:p>cp template.json 214.json</text:p>
          </table:table-cell>
          <table:table-cell table:formula="of:=CONCATENATE(&quot;sed -i 's/&quot;;[.$A$1];&quot;/&quot;;[.A216];&quot;/g' &quot;;[.A216];&quot;.json&quot;)" office:value-type="string" office:string-value="sed -i 's/config_no/214/g' 214.json" calcext:value-type="string">
            <text:p>sed -i 's/config_no/214/g' 214.json</text:p>
          </table:table-cell>
          <table:table-cell table:formula="of:=CONCATENATE(&quot;sed -i 's/&quot;;[.$B$1];&quot;/&quot;;[.B216];&quot;/g' &quot;;[.A216];&quot;.json&quot;)" office:value-type="string" office:string-value="sed -i 's/embedding_no/850/g' 214.json" calcext:value-type="string">
            <text:p>sed -i 's/embedding_no/850/g' 214.json</text:p>
          </table:table-cell>
          <table:table-cell table:formula="of:=CONCATENATE(&quot;sed -i 's/&quot;;[.$C$1];&quot;/&quot;;[.C216];&quot;/g' &quot;;[.A216];&quot;.json&quot;)" office:value-type="string" office:string-value="sed -i 's/lstm_no/850/g' 214.json" calcext:value-type="string">
            <text:p>sed -i 's/lstm_no/850/g' 214.json</text:p>
          </table:table-cell>
          <table:table-cell table:formula="of:=CONCATENATE(&quot;sed -i 's/&quot;;[.$D$1];&quot;/&quot;;[.D216];&quot;/g' &quot;;[.A216];&quot;.json&quot;)" office:value-type="string" office:string-value="sed -i 's/lb_no/20/g' 214.json" calcext:value-type="string">
            <text:p>sed -i 's/lb_no/20/g' 214.json</text:p>
          </table:table-cell>
          <table:table-cell table:formula="of:=CONCATENATE(&quot;echo 'python ../../../dlopt/tools/main.py --config config/&quot;;[.A216];&quot;.json --verbose=2' $&quot;)" office:value-type="string" office:string-value="echo 'python ../../../dlopt/tools/main.py --config config/214.json --verbose=2' $" calcext:value-type="string">
            <text:p>echo 'python ../../../dlopt/tools/main.py --config config/214.json --verbose=2' $</text:p>
          </table:table-cell>
          <table:table-cell table:formula="of:=CONCATENATE(&quot;python ../../../dlopt/tools/main.py --config config/&quot;;[.A216];&quot;.json --verbose=2&quot;)" office:value-type="string" office:string-value="python ../../../dlopt/tools/main.py --config config/214.json --verbose=2" calcext:value-type="string">
            <text:p>python ../../../dlopt/tools/main.py --config config/214.json --verbose=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6]" office:value-type="float" office:value="850" calcext:value-type="float">
            <text:p>850</text:p>
          </table:table-cell>
          <table:table-cell table:formula="of:=[.C216]" office:value-type="float" office:value="850" calcext:value-type="float">
            <text:p>8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17];&quot;.json&quot;)" office:value-type="string" office:string-value="cp template.json 215.json" calcext:value-type="string">
            <text:p>cp template.json 215.json</text:p>
          </table:table-cell>
          <table:table-cell table:formula="of:=CONCATENATE(&quot;sed -i 's/&quot;;[.$A$1];&quot;/&quot;;[.A217];&quot;/g' &quot;;[.A217];&quot;.json&quot;)" office:value-type="string" office:string-value="sed -i 's/config_no/215/g' 215.json" calcext:value-type="string">
            <text:p>sed -i 's/config_no/215/g' 215.json</text:p>
          </table:table-cell>
          <table:table-cell table:formula="of:=CONCATENATE(&quot;sed -i 's/&quot;;[.$B$1];&quot;/&quot;;[.B217];&quot;/g' &quot;;[.A217];&quot;.json&quot;)" office:value-type="string" office:string-value="sed -i 's/embedding_no/850/g' 215.json" calcext:value-type="string">
            <text:p>sed -i 's/embedding_no/850/g' 215.json</text:p>
          </table:table-cell>
          <table:table-cell table:formula="of:=CONCATENATE(&quot;sed -i 's/&quot;;[.$C$1];&quot;/&quot;;[.C217];&quot;/g' &quot;;[.A217];&quot;.json&quot;)" office:value-type="string" office:string-value="sed -i 's/lstm_no/850/g' 215.json" calcext:value-type="string">
            <text:p>sed -i 's/lstm_no/850/g' 215.json</text:p>
          </table:table-cell>
          <table:table-cell table:formula="of:=CONCATENATE(&quot;sed -i 's/&quot;;[.$D$1];&quot;/&quot;;[.D217];&quot;/g' &quot;;[.A217];&quot;.json&quot;)" office:value-type="string" office:string-value="sed -i 's/lb_no/25/g' 215.json" calcext:value-type="string">
            <text:p>sed -i 's/lb_no/25/g' 215.json</text:p>
          </table:table-cell>
          <table:table-cell table:formula="of:=CONCATENATE(&quot;echo 'python ../../../dlopt/tools/main.py --config config/&quot;;[.A217];&quot;.json --verbose=2' $&quot;)" office:value-type="string" office:string-value="echo 'python ../../../dlopt/tools/main.py --config config/215.json --verbose=2' $" calcext:value-type="string">
            <text:p>echo 'python ../../../dlopt/tools/main.py --config config/215.json --verbose=2' $</text:p>
          </table:table-cell>
          <table:table-cell table:formula="of:=CONCATENATE(&quot;python ../../../dlopt/tools/main.py --config config/&quot;;[.A217];&quot;.json --verbose=2&quot;)" office:value-type="string" office:string-value="python ../../../dlopt/tools/main.py --config config/215.json --verbose=2" calcext:value-type="string">
            <text:p>python ../../../dlopt/tools/main.py --config config/215.json --verbose=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7]" office:value-type="float" office:value="850" calcext:value-type="float">
            <text:p>850</text:p>
          </table:table-cell>
          <table:table-cell table:formula="of:=[.C217]" office:value-type="float" office:value="850" calcext:value-type="float">
            <text:p>8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18];&quot;.json&quot;)" office:value-type="string" office:string-value="cp template.json 216.json" calcext:value-type="string">
            <text:p>cp template.json 216.json</text:p>
          </table:table-cell>
          <table:table-cell table:formula="of:=CONCATENATE(&quot;sed -i 's/&quot;;[.$A$1];&quot;/&quot;;[.A218];&quot;/g' &quot;;[.A218];&quot;.json&quot;)" office:value-type="string" office:string-value="sed -i 's/config_no/216/g' 216.json" calcext:value-type="string">
            <text:p>sed -i 's/config_no/216/g' 216.json</text:p>
          </table:table-cell>
          <table:table-cell table:formula="of:=CONCATENATE(&quot;sed -i 's/&quot;;[.$B$1];&quot;/&quot;;[.B218];&quot;/g' &quot;;[.A218];&quot;.json&quot;)" office:value-type="string" office:string-value="sed -i 's/embedding_no/850/g' 216.json" calcext:value-type="string">
            <text:p>sed -i 's/embedding_no/850/g' 216.json</text:p>
          </table:table-cell>
          <table:table-cell table:formula="of:=CONCATENATE(&quot;sed -i 's/&quot;;[.$C$1];&quot;/&quot;;[.C218];&quot;/g' &quot;;[.A218];&quot;.json&quot;)" office:value-type="string" office:string-value="sed -i 's/lstm_no/850/g' 216.json" calcext:value-type="string">
            <text:p>sed -i 's/lstm_no/850/g' 216.json</text:p>
          </table:table-cell>
          <table:table-cell table:formula="of:=CONCATENATE(&quot;sed -i 's/&quot;;[.$D$1];&quot;/&quot;;[.D218];&quot;/g' &quot;;[.A218];&quot;.json&quot;)" office:value-type="string" office:string-value="sed -i 's/lb_no/30/g' 216.json" calcext:value-type="string">
            <text:p>sed -i 's/lb_no/30/g' 216.json</text:p>
          </table:table-cell>
          <table:table-cell table:formula="of:=CONCATENATE(&quot;echo 'python ../../../dlopt/tools/main.py --config config/&quot;;[.A218];&quot;.json --verbose=2' $&quot;)" office:value-type="string" office:string-value="echo 'python ../../../dlopt/tools/main.py --config config/216.json --verbose=2' $" calcext:value-type="string">
            <text:p>echo 'python ../../../dlopt/tools/main.py --config config/216.json --verbose=2' $</text:p>
          </table:table-cell>
          <table:table-cell table:formula="of:=CONCATENATE(&quot;python ../../../dlopt/tools/main.py --config config/&quot;;[.A218];&quot;.json --verbose=2&quot;)" office:value-type="string" office:string-value="python ../../../dlopt/tools/main.py --config config/216.json --verbose=2" calcext:value-type="string">
            <text:p>python ../../../dlopt/tools/main.py --config config/216.json --verbose=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8]" office:value-type="float" office:value="850" calcext:value-type="float">
            <text:p>850</text:p>
          </table:table-cell>
          <table:table-cell table:formula="of:=[.C218]+50"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19];&quot;.json&quot;)" office:value-type="string" office:string-value="cp template.json 217.json" calcext:value-type="string">
            <text:p>cp template.json 217.json</text:p>
          </table:table-cell>
          <table:table-cell table:formula="of:=CONCATENATE(&quot;sed -i 's/&quot;;[.$A$1];&quot;/&quot;;[.A219];&quot;/g' &quot;;[.A219];&quot;.json&quot;)" office:value-type="string" office:string-value="sed -i 's/config_no/217/g' 217.json" calcext:value-type="string">
            <text:p>sed -i 's/config_no/217/g' 217.json</text:p>
          </table:table-cell>
          <table:table-cell table:formula="of:=CONCATENATE(&quot;sed -i 's/&quot;;[.$B$1];&quot;/&quot;;[.B219];&quot;/g' &quot;;[.A219];&quot;.json&quot;)" office:value-type="string" office:string-value="sed -i 's/embedding_no/850/g' 217.json" calcext:value-type="string">
            <text:p>sed -i 's/embedding_no/850/g' 217.json</text:p>
          </table:table-cell>
          <table:table-cell table:formula="of:=CONCATENATE(&quot;sed -i 's/&quot;;[.$C$1];&quot;/&quot;;[.C219];&quot;/g' &quot;;[.A219];&quot;.json&quot;)" office:value-type="string" office:string-value="sed -i 's/lstm_no/900/g' 217.json" calcext:value-type="string">
            <text:p>sed -i 's/lstm_no/900/g' 217.json</text:p>
          </table:table-cell>
          <table:table-cell table:formula="of:=CONCATENATE(&quot;sed -i 's/&quot;;[.$D$1];&quot;/&quot;;[.D219];&quot;/g' &quot;;[.A219];&quot;.json&quot;)" office:value-type="string" office:string-value="sed -i 's/lb_no/2/g' 217.json" calcext:value-type="string">
            <text:p>sed -i 's/lb_no/2/g' 217.json</text:p>
          </table:table-cell>
          <table:table-cell table:formula="of:=CONCATENATE(&quot;echo 'python ../../../dlopt/tools/main.py --config config/&quot;;[.A219];&quot;.json --verbose=2' $&quot;)" office:value-type="string" office:string-value="echo 'python ../../../dlopt/tools/main.py --config config/217.json --verbose=2' $" calcext:value-type="string">
            <text:p>echo 'python ../../../dlopt/tools/main.py --config config/217.json --verbose=2' $</text:p>
          </table:table-cell>
          <table:table-cell table:formula="of:=CONCATENATE(&quot;python ../../../dlopt/tools/main.py --config config/&quot;;[.A219];&quot;.json --verbose=2&quot;)" office:value-type="string" office:string-value="python ../../../dlopt/tools/main.py --config config/217.json --verbose=2" calcext:value-type="string">
            <text:p>python ../../../dlopt/tools/main.py --config config/217.json --verbose=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9]" office:value-type="float" office:value="850" calcext:value-type="float">
            <text:p>850</text:p>
          </table:table-cell>
          <table:table-cell table:formula="of:=[.C219]"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220];&quot;.json&quot;)" office:value-type="string" office:string-value="cp template.json 218.json" calcext:value-type="string">
            <text:p>cp template.json 218.json</text:p>
          </table:table-cell>
          <table:table-cell table:formula="of:=CONCATENATE(&quot;sed -i 's/&quot;;[.$A$1];&quot;/&quot;;[.A220];&quot;/g' &quot;;[.A220];&quot;.json&quot;)" office:value-type="string" office:string-value="sed -i 's/config_no/218/g' 218.json" calcext:value-type="string">
            <text:p>sed -i 's/config_no/218/g' 218.json</text:p>
          </table:table-cell>
          <table:table-cell table:formula="of:=CONCATENATE(&quot;sed -i 's/&quot;;[.$B$1];&quot;/&quot;;[.B220];&quot;/g' &quot;;[.A220];&quot;.json&quot;)" office:value-type="string" office:string-value="sed -i 's/embedding_no/850/g' 218.json" calcext:value-type="string">
            <text:p>sed -i 's/embedding_no/850/g' 218.json</text:p>
          </table:table-cell>
          <table:table-cell table:formula="of:=CONCATENATE(&quot;sed -i 's/&quot;;[.$C$1];&quot;/&quot;;[.C220];&quot;/g' &quot;;[.A220];&quot;.json&quot;)" office:value-type="string" office:string-value="sed -i 's/lstm_no/900/g' 218.json" calcext:value-type="string">
            <text:p>sed -i 's/lstm_no/900/g' 218.json</text:p>
          </table:table-cell>
          <table:table-cell table:formula="of:=CONCATENATE(&quot;sed -i 's/&quot;;[.$D$1];&quot;/&quot;;[.D220];&quot;/g' &quot;;[.A220];&quot;.json&quot;)" office:value-type="string" office:string-value="sed -i 's/lb_no/5/g' 218.json" calcext:value-type="string">
            <text:p>sed -i 's/lb_no/5/g' 218.json</text:p>
          </table:table-cell>
          <table:table-cell table:formula="of:=CONCATENATE(&quot;echo 'python ../../../dlopt/tools/main.py --config config/&quot;;[.A220];&quot;.json --verbose=2' $&quot;)" office:value-type="string" office:string-value="echo 'python ../../../dlopt/tools/main.py --config config/218.json --verbose=2' $" calcext:value-type="string">
            <text:p>echo 'python ../../../dlopt/tools/main.py --config config/218.json --verbose=2' $</text:p>
          </table:table-cell>
          <table:table-cell table:formula="of:=CONCATENATE(&quot;python ../../../dlopt/tools/main.py --config config/&quot;;[.A220];&quot;.json --verbose=2&quot;)" office:value-type="string" office:string-value="python ../../../dlopt/tools/main.py --config config/218.json --verbose=2" calcext:value-type="string">
            <text:p>python ../../../dlopt/tools/main.py --config config/218.json --verbose=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0]" office:value-type="float" office:value="850" calcext:value-type="float">
            <text:p>850</text:p>
          </table:table-cell>
          <table:table-cell table:formula="of:=[.C220]"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21];&quot;.json&quot;)" office:value-type="string" office:string-value="cp template.json 219.json" calcext:value-type="string">
            <text:p>cp template.json 219.json</text:p>
          </table:table-cell>
          <table:table-cell table:formula="of:=CONCATENATE(&quot;sed -i 's/&quot;;[.$A$1];&quot;/&quot;;[.A221];&quot;/g' &quot;;[.A221];&quot;.json&quot;)" office:value-type="string" office:string-value="sed -i 's/config_no/219/g' 219.json" calcext:value-type="string">
            <text:p>sed -i 's/config_no/219/g' 219.json</text:p>
          </table:table-cell>
          <table:table-cell table:formula="of:=CONCATENATE(&quot;sed -i 's/&quot;;[.$B$1];&quot;/&quot;;[.B221];&quot;/g' &quot;;[.A221];&quot;.json&quot;)" office:value-type="string" office:string-value="sed -i 's/embedding_no/850/g' 219.json" calcext:value-type="string">
            <text:p>sed -i 's/embedding_no/850/g' 219.json</text:p>
          </table:table-cell>
          <table:table-cell table:formula="of:=CONCATENATE(&quot;sed -i 's/&quot;;[.$C$1];&quot;/&quot;;[.C221];&quot;/g' &quot;;[.A221];&quot;.json&quot;)" office:value-type="string" office:string-value="sed -i 's/lstm_no/900/g' 219.json" calcext:value-type="string">
            <text:p>sed -i 's/lstm_no/900/g' 219.json</text:p>
          </table:table-cell>
          <table:table-cell table:formula="of:=CONCATENATE(&quot;sed -i 's/&quot;;[.$D$1];&quot;/&quot;;[.D221];&quot;/g' &quot;;[.A221];&quot;.json&quot;)" office:value-type="string" office:string-value="sed -i 's/lb_no/10/g' 219.json" calcext:value-type="string">
            <text:p>sed -i 's/lb_no/10/g' 219.json</text:p>
          </table:table-cell>
          <table:table-cell table:formula="of:=CONCATENATE(&quot;echo 'python ../../../dlopt/tools/main.py --config config/&quot;;[.A221];&quot;.json --verbose=2' $&quot;)" office:value-type="string" office:string-value="echo 'python ../../../dlopt/tools/main.py --config config/219.json --verbose=2' $" calcext:value-type="string">
            <text:p>echo 'python ../../../dlopt/tools/main.py --config config/219.json --verbose=2' $</text:p>
          </table:table-cell>
          <table:table-cell table:formula="of:=CONCATENATE(&quot;python ../../../dlopt/tools/main.py --config config/&quot;;[.A221];&quot;.json --verbose=2&quot;)" office:value-type="string" office:string-value="python ../../../dlopt/tools/main.py --config config/219.json --verbose=2" calcext:value-type="string">
            <text:p>python ../../../dlopt/tools/main.py --config config/219.json --verbose=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1]" office:value-type="float" office:value="850" calcext:value-type="float">
            <text:p>850</text:p>
          </table:table-cell>
          <table:table-cell table:formula="of:=[.C221]"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22];&quot;.json&quot;)" office:value-type="string" office:string-value="cp template.json 220.json" calcext:value-type="string">
            <text:p>cp template.json 220.json</text:p>
          </table:table-cell>
          <table:table-cell table:formula="of:=CONCATENATE(&quot;sed -i 's/&quot;;[.$A$1];&quot;/&quot;;[.A222];&quot;/g' &quot;;[.A222];&quot;.json&quot;)" office:value-type="string" office:string-value="sed -i 's/config_no/220/g' 220.json" calcext:value-type="string">
            <text:p>sed -i 's/config_no/220/g' 220.json</text:p>
          </table:table-cell>
          <table:table-cell table:formula="of:=CONCATENATE(&quot;sed -i 's/&quot;;[.$B$1];&quot;/&quot;;[.B222];&quot;/g' &quot;;[.A222];&quot;.json&quot;)" office:value-type="string" office:string-value="sed -i 's/embedding_no/850/g' 220.json" calcext:value-type="string">
            <text:p>sed -i 's/embedding_no/850/g' 220.json</text:p>
          </table:table-cell>
          <table:table-cell table:formula="of:=CONCATENATE(&quot;sed -i 's/&quot;;[.$C$1];&quot;/&quot;;[.C222];&quot;/g' &quot;;[.A222];&quot;.json&quot;)" office:value-type="string" office:string-value="sed -i 's/lstm_no/900/g' 220.json" calcext:value-type="string">
            <text:p>sed -i 's/lstm_no/900/g' 220.json</text:p>
          </table:table-cell>
          <table:table-cell table:formula="of:=CONCATENATE(&quot;sed -i 's/&quot;;[.$D$1];&quot;/&quot;;[.D222];&quot;/g' &quot;;[.A222];&quot;.json&quot;)" office:value-type="string" office:string-value="sed -i 's/lb_no/15/g' 220.json" calcext:value-type="string">
            <text:p>sed -i 's/lb_no/15/g' 220.json</text:p>
          </table:table-cell>
          <table:table-cell table:formula="of:=CONCATENATE(&quot;echo 'python ../../../dlopt/tools/main.py --config config/&quot;;[.A222];&quot;.json --verbose=2' $&quot;)" office:value-type="string" office:string-value="echo 'python ../../../dlopt/tools/main.py --config config/220.json --verbose=2' $" calcext:value-type="string">
            <text:p>echo 'python ../../../dlopt/tools/main.py --config config/220.json --verbose=2' $</text:p>
          </table:table-cell>
          <table:table-cell table:formula="of:=CONCATENATE(&quot;python ../../../dlopt/tools/main.py --config config/&quot;;[.A222];&quot;.json --verbose=2&quot;)" office:value-type="string" office:string-value="python ../../../dlopt/tools/main.py --config config/220.json --verbose=2" calcext:value-type="string">
            <text:p>python ../../../dlopt/tools/main.py --config config/220.json --verbose=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2]" office:value-type="float" office:value="850" calcext:value-type="float">
            <text:p>850</text:p>
          </table:table-cell>
          <table:table-cell table:formula="of:=[.C222]"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23];&quot;.json&quot;)" office:value-type="string" office:string-value="cp template.json 221.json" calcext:value-type="string">
            <text:p>cp template.json 221.json</text:p>
          </table:table-cell>
          <table:table-cell table:formula="of:=CONCATENATE(&quot;sed -i 's/&quot;;[.$A$1];&quot;/&quot;;[.A223];&quot;/g' &quot;;[.A223];&quot;.json&quot;)" office:value-type="string" office:string-value="sed -i 's/config_no/221/g' 221.json" calcext:value-type="string">
            <text:p>sed -i 's/config_no/221/g' 221.json</text:p>
          </table:table-cell>
          <table:table-cell table:formula="of:=CONCATENATE(&quot;sed -i 's/&quot;;[.$B$1];&quot;/&quot;;[.B223];&quot;/g' &quot;;[.A223];&quot;.json&quot;)" office:value-type="string" office:string-value="sed -i 's/embedding_no/850/g' 221.json" calcext:value-type="string">
            <text:p>sed -i 's/embedding_no/850/g' 221.json</text:p>
          </table:table-cell>
          <table:table-cell table:formula="of:=CONCATENATE(&quot;sed -i 's/&quot;;[.$C$1];&quot;/&quot;;[.C223];&quot;/g' &quot;;[.A223];&quot;.json&quot;)" office:value-type="string" office:string-value="sed -i 's/lstm_no/900/g' 221.json" calcext:value-type="string">
            <text:p>sed -i 's/lstm_no/900/g' 221.json</text:p>
          </table:table-cell>
          <table:table-cell table:formula="of:=CONCATENATE(&quot;sed -i 's/&quot;;[.$D$1];&quot;/&quot;;[.D223];&quot;/g' &quot;;[.A223];&quot;.json&quot;)" office:value-type="string" office:string-value="sed -i 's/lb_no/20/g' 221.json" calcext:value-type="string">
            <text:p>sed -i 's/lb_no/20/g' 221.json</text:p>
          </table:table-cell>
          <table:table-cell table:formula="of:=CONCATENATE(&quot;echo 'python ../../../dlopt/tools/main.py --config config/&quot;;[.A223];&quot;.json --verbose=2' $&quot;)" office:value-type="string" office:string-value="echo 'python ../../../dlopt/tools/main.py --config config/221.json --verbose=2' $" calcext:value-type="string">
            <text:p>echo 'python ../../../dlopt/tools/main.py --config config/221.json --verbose=2' $</text:p>
          </table:table-cell>
          <table:table-cell table:formula="of:=CONCATENATE(&quot;python ../../../dlopt/tools/main.py --config config/&quot;;[.A223];&quot;.json --verbose=2&quot;)" office:value-type="string" office:string-value="python ../../../dlopt/tools/main.py --config config/221.json --verbose=2" calcext:value-type="string">
            <text:p>python ../../../dlopt/tools/main.py --config config/221.json --verbose=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3]" office:value-type="float" office:value="850" calcext:value-type="float">
            <text:p>850</text:p>
          </table:table-cell>
          <table:table-cell table:formula="of:=[.C223]" office:value-type="float" office:value="900" calcext:value-type="float">
            <text:p>9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24];&quot;.json&quot;)" office:value-type="string" office:string-value="cp template.json 222.json" calcext:value-type="string">
            <text:p>cp template.json 222.json</text:p>
          </table:table-cell>
          <table:table-cell table:formula="of:=CONCATENATE(&quot;sed -i 's/&quot;;[.$A$1];&quot;/&quot;;[.A224];&quot;/g' &quot;;[.A224];&quot;.json&quot;)" office:value-type="string" office:string-value="sed -i 's/config_no/222/g' 222.json" calcext:value-type="string">
            <text:p>sed -i 's/config_no/222/g' 222.json</text:p>
          </table:table-cell>
          <table:table-cell table:formula="of:=CONCATENATE(&quot;sed -i 's/&quot;;[.$B$1];&quot;/&quot;;[.B224];&quot;/g' &quot;;[.A224];&quot;.json&quot;)" office:value-type="string" office:string-value="sed -i 's/embedding_no/850/g' 222.json" calcext:value-type="string">
            <text:p>sed -i 's/embedding_no/850/g' 222.json</text:p>
          </table:table-cell>
          <table:table-cell table:formula="of:=CONCATENATE(&quot;sed -i 's/&quot;;[.$C$1];&quot;/&quot;;[.C224];&quot;/g' &quot;;[.A224];&quot;.json&quot;)" office:value-type="string" office:string-value="sed -i 's/lstm_no/900/g' 222.json" calcext:value-type="string">
            <text:p>sed -i 's/lstm_no/900/g' 222.json</text:p>
          </table:table-cell>
          <table:table-cell table:formula="of:=CONCATENATE(&quot;sed -i 's/&quot;;[.$D$1];&quot;/&quot;;[.D224];&quot;/g' &quot;;[.A224];&quot;.json&quot;)" office:value-type="string" office:string-value="sed -i 's/lb_no/25/g' 222.json" calcext:value-type="string">
            <text:p>sed -i 's/lb_no/25/g' 222.json</text:p>
          </table:table-cell>
          <table:table-cell table:formula="of:=CONCATENATE(&quot;echo 'python ../../../dlopt/tools/main.py --config config/&quot;;[.A224];&quot;.json --verbose=2' $&quot;)" office:value-type="string" office:string-value="echo 'python ../../../dlopt/tools/main.py --config config/222.json --verbose=2' $" calcext:value-type="string">
            <text:p>echo 'python ../../../dlopt/tools/main.py --config config/222.json --verbose=2' $</text:p>
          </table:table-cell>
          <table:table-cell table:formula="of:=CONCATENATE(&quot;python ../../../dlopt/tools/main.py --config config/&quot;;[.A224];&quot;.json --verbose=2&quot;)" office:value-type="string" office:string-value="python ../../../dlopt/tools/main.py --config config/222.json --verbose=2" calcext:value-type="string">
            <text:p>python ../../../dlopt/tools/main.py --config config/222.json --verbose=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4]" office:value-type="float" office:value="850" calcext:value-type="float">
            <text:p>850</text:p>
          </table:table-cell>
          <table:table-cell table:formula="of:=[.C224]"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25];&quot;.json&quot;)" office:value-type="string" office:string-value="cp template.json 223.json" calcext:value-type="string">
            <text:p>cp template.json 223.json</text:p>
          </table:table-cell>
          <table:table-cell table:formula="of:=CONCATENATE(&quot;sed -i 's/&quot;;[.$A$1];&quot;/&quot;;[.A225];&quot;/g' &quot;;[.A225];&quot;.json&quot;)" office:value-type="string" office:string-value="sed -i 's/config_no/223/g' 223.json" calcext:value-type="string">
            <text:p>sed -i 's/config_no/223/g' 223.json</text:p>
          </table:table-cell>
          <table:table-cell table:formula="of:=CONCATENATE(&quot;sed -i 's/&quot;;[.$B$1];&quot;/&quot;;[.B225];&quot;/g' &quot;;[.A225];&quot;.json&quot;)" office:value-type="string" office:string-value="sed -i 's/embedding_no/850/g' 223.json" calcext:value-type="string">
            <text:p>sed -i 's/embedding_no/850/g' 223.json</text:p>
          </table:table-cell>
          <table:table-cell table:formula="of:=CONCATENATE(&quot;sed -i 's/&quot;;[.$C$1];&quot;/&quot;;[.C225];&quot;/g' &quot;;[.A225];&quot;.json&quot;)" office:value-type="string" office:string-value="sed -i 's/lstm_no/900/g' 223.json" calcext:value-type="string">
            <text:p>sed -i 's/lstm_no/900/g' 223.json</text:p>
          </table:table-cell>
          <table:table-cell table:formula="of:=CONCATENATE(&quot;sed -i 's/&quot;;[.$D$1];&quot;/&quot;;[.D225];&quot;/g' &quot;;[.A225];&quot;.json&quot;)" office:value-type="string" office:string-value="sed -i 's/lb_no/30/g' 223.json" calcext:value-type="string">
            <text:p>sed -i 's/lb_no/30/g' 223.json</text:p>
          </table:table-cell>
          <table:table-cell table:formula="of:=CONCATENATE(&quot;echo 'python ../../../dlopt/tools/main.py --config config/&quot;;[.A225];&quot;.json --verbose=2' $&quot;)" office:value-type="string" office:string-value="echo 'python ../../../dlopt/tools/main.py --config config/223.json --verbose=2' $" calcext:value-type="string">
            <text:p>echo 'python ../../../dlopt/tools/main.py --config config/223.json --verbose=2' $</text:p>
          </table:table-cell>
          <table:table-cell table:formula="of:=CONCATENATE(&quot;python ../../../dlopt/tools/main.py --config config/&quot;;[.A225];&quot;.json --verbose=2&quot;)" office:value-type="string" office:string-value="python ../../../dlopt/tools/main.py --config config/223.json --verbose=2" calcext:value-type="string">
            <text:p>python ../../../dlopt/tools/main.py --config config/223.json --verbose=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5]+50" office:value-type="float" office:value="900" calcext:value-type="float">
            <text:p>900</text:p>
          </table:table-cell>
          <table:table-cell table:formula="of:=[.C225]"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26];&quot;.json&quot;)" office:value-type="string" office:string-value="cp template.json 224.json" calcext:value-type="string">
            <text:p>cp template.json 224.json</text:p>
          </table:table-cell>
          <table:table-cell table:formula="of:=CONCATENATE(&quot;sed -i 's/&quot;;[.$A$1];&quot;/&quot;;[.A226];&quot;/g' &quot;;[.A226];&quot;.json&quot;)" office:value-type="string" office:string-value="sed -i 's/config_no/224/g' 224.json" calcext:value-type="string">
            <text:p>sed -i 's/config_no/224/g' 224.json</text:p>
          </table:table-cell>
          <table:table-cell table:formula="of:=CONCATENATE(&quot;sed -i 's/&quot;;[.$B$1];&quot;/&quot;;[.B226];&quot;/g' &quot;;[.A226];&quot;.json&quot;)" office:value-type="string" office:string-value="sed -i 's/embedding_no/900/g' 224.json" calcext:value-type="string">
            <text:p>sed -i 's/embedding_no/900/g' 224.json</text:p>
          </table:table-cell>
          <table:table-cell table:formula="of:=CONCATENATE(&quot;sed -i 's/&quot;;[.$C$1];&quot;/&quot;;[.C226];&quot;/g' &quot;;[.A226];&quot;.json&quot;)" office:value-type="string" office:string-value="sed -i 's/lstm_no/900/g' 224.json" calcext:value-type="string">
            <text:p>sed -i 's/lstm_no/900/g' 224.json</text:p>
          </table:table-cell>
          <table:table-cell table:formula="of:=CONCATENATE(&quot;sed -i 's/&quot;;[.$D$1];&quot;/&quot;;[.D226];&quot;/g' &quot;;[.A226];&quot;.json&quot;)" office:value-type="string" office:string-value="sed -i 's/lb_no/2/g' 224.json" calcext:value-type="string">
            <text:p>sed -i 's/lb_no/2/g' 224.json</text:p>
          </table:table-cell>
          <table:table-cell table:formula="of:=CONCATENATE(&quot;echo 'python ../../../dlopt/tools/main.py --config config/&quot;;[.A226];&quot;.json --verbose=2' $&quot;)" office:value-type="string" office:string-value="echo 'python ../../../dlopt/tools/main.py --config config/224.json --verbose=2' $" calcext:value-type="string">
            <text:p>echo 'python ../../../dlopt/tools/main.py --config config/224.json --verbose=2' $</text:p>
          </table:table-cell>
          <table:table-cell table:formula="of:=CONCATENATE(&quot;python ../../../dlopt/tools/main.py --config config/&quot;;[.A226];&quot;.json --verbose=2&quot;)" office:value-type="string" office:string-value="python ../../../dlopt/tools/main.py --config config/224.json --verbose=2" calcext:value-type="string">
            <text:p>python ../../../dlopt/tools/main.py --config config/224.json --verbose=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6]" office:value-type="float" office:value="900" calcext:value-type="float">
            <text:p>900</text:p>
          </table:table-cell>
          <table:table-cell table:formula="of:=[.C226]"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227];&quot;.json&quot;)" office:value-type="string" office:string-value="cp template.json 225.json" calcext:value-type="string">
            <text:p>cp template.json 225.json</text:p>
          </table:table-cell>
          <table:table-cell table:formula="of:=CONCATENATE(&quot;sed -i 's/&quot;;[.$A$1];&quot;/&quot;;[.A227];&quot;/g' &quot;;[.A227];&quot;.json&quot;)" office:value-type="string" office:string-value="sed -i 's/config_no/225/g' 225.json" calcext:value-type="string">
            <text:p>sed -i 's/config_no/225/g' 225.json</text:p>
          </table:table-cell>
          <table:table-cell table:formula="of:=CONCATENATE(&quot;sed -i 's/&quot;;[.$B$1];&quot;/&quot;;[.B227];&quot;/g' &quot;;[.A227];&quot;.json&quot;)" office:value-type="string" office:string-value="sed -i 's/embedding_no/900/g' 225.json" calcext:value-type="string">
            <text:p>sed -i 's/embedding_no/900/g' 225.json</text:p>
          </table:table-cell>
          <table:table-cell table:formula="of:=CONCATENATE(&quot;sed -i 's/&quot;;[.$C$1];&quot;/&quot;;[.C227];&quot;/g' &quot;;[.A227];&quot;.json&quot;)" office:value-type="string" office:string-value="sed -i 's/lstm_no/900/g' 225.json" calcext:value-type="string">
            <text:p>sed -i 's/lstm_no/900/g' 225.json</text:p>
          </table:table-cell>
          <table:table-cell table:formula="of:=CONCATENATE(&quot;sed -i 's/&quot;;[.$D$1];&quot;/&quot;;[.D227];&quot;/g' &quot;;[.A227];&quot;.json&quot;)" office:value-type="string" office:string-value="sed -i 's/lb_no/5/g' 225.json" calcext:value-type="string">
            <text:p>sed -i 's/lb_no/5/g' 225.json</text:p>
          </table:table-cell>
          <table:table-cell table:formula="of:=CONCATENATE(&quot;echo 'python ../../../dlopt/tools/main.py --config config/&quot;;[.A227];&quot;.json --verbose=2' $&quot;)" office:value-type="string" office:string-value="echo 'python ../../../dlopt/tools/main.py --config config/225.json --verbose=2' $" calcext:value-type="string">
            <text:p>echo 'python ../../../dlopt/tools/main.py --config config/225.json --verbose=2' $</text:p>
          </table:table-cell>
          <table:table-cell table:formula="of:=CONCATENATE(&quot;python ../../../dlopt/tools/main.py --config config/&quot;;[.A227];&quot;.json --verbose=2&quot;)" office:value-type="string" office:string-value="python ../../../dlopt/tools/main.py --config config/225.json --verbose=2" calcext:value-type="string">
            <text:p>python ../../../dlopt/tools/main.py --config config/225.json --verbose=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7]" office:value-type="float" office:value="900" calcext:value-type="float">
            <text:p>900</text:p>
          </table:table-cell>
          <table:table-cell table:formula="of:=[.C227]"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28];&quot;.json&quot;)" office:value-type="string" office:string-value="cp template.json 226.json" calcext:value-type="string">
            <text:p>cp template.json 226.json</text:p>
          </table:table-cell>
          <table:table-cell table:formula="of:=CONCATENATE(&quot;sed -i 's/&quot;;[.$A$1];&quot;/&quot;;[.A228];&quot;/g' &quot;;[.A228];&quot;.json&quot;)" office:value-type="string" office:string-value="sed -i 's/config_no/226/g' 226.json" calcext:value-type="string">
            <text:p>sed -i 's/config_no/226/g' 226.json</text:p>
          </table:table-cell>
          <table:table-cell table:formula="of:=CONCATENATE(&quot;sed -i 's/&quot;;[.$B$1];&quot;/&quot;;[.B228];&quot;/g' &quot;;[.A228];&quot;.json&quot;)" office:value-type="string" office:string-value="sed -i 's/embedding_no/900/g' 226.json" calcext:value-type="string">
            <text:p>sed -i 's/embedding_no/900/g' 226.json</text:p>
          </table:table-cell>
          <table:table-cell table:formula="of:=CONCATENATE(&quot;sed -i 's/&quot;;[.$C$1];&quot;/&quot;;[.C228];&quot;/g' &quot;;[.A228];&quot;.json&quot;)" office:value-type="string" office:string-value="sed -i 's/lstm_no/900/g' 226.json" calcext:value-type="string">
            <text:p>sed -i 's/lstm_no/900/g' 226.json</text:p>
          </table:table-cell>
          <table:table-cell table:formula="of:=CONCATENATE(&quot;sed -i 's/&quot;;[.$D$1];&quot;/&quot;;[.D228];&quot;/g' &quot;;[.A228];&quot;.json&quot;)" office:value-type="string" office:string-value="sed -i 's/lb_no/10/g' 226.json" calcext:value-type="string">
            <text:p>sed -i 's/lb_no/10/g' 226.json</text:p>
          </table:table-cell>
          <table:table-cell table:formula="of:=CONCATENATE(&quot;echo 'python ../../../dlopt/tools/main.py --config config/&quot;;[.A228];&quot;.json --verbose=2' $&quot;)" office:value-type="string" office:string-value="echo 'python ../../../dlopt/tools/main.py --config config/226.json --verbose=2' $" calcext:value-type="string">
            <text:p>echo 'python ../../../dlopt/tools/main.py --config config/226.json --verbose=2' $</text:p>
          </table:table-cell>
          <table:table-cell table:formula="of:=CONCATENATE(&quot;python ../../../dlopt/tools/main.py --config config/&quot;;[.A228];&quot;.json --verbose=2&quot;)" office:value-type="string" office:string-value="python ../../../dlopt/tools/main.py --config config/226.json --verbose=2" calcext:value-type="string">
            <text:p>python ../../../dlopt/tools/main.py --config config/226.json --verbose=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8]" office:value-type="float" office:value="900" calcext:value-type="float">
            <text:p>900</text:p>
          </table:table-cell>
          <table:table-cell table:formula="of:=[.C228]"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29];&quot;.json&quot;)" office:value-type="string" office:string-value="cp template.json 227.json" calcext:value-type="string">
            <text:p>cp template.json 227.json</text:p>
          </table:table-cell>
          <table:table-cell table:formula="of:=CONCATENATE(&quot;sed -i 's/&quot;;[.$A$1];&quot;/&quot;;[.A229];&quot;/g' &quot;;[.A229];&quot;.json&quot;)" office:value-type="string" office:string-value="sed -i 's/config_no/227/g' 227.json" calcext:value-type="string">
            <text:p>sed -i 's/config_no/227/g' 227.json</text:p>
          </table:table-cell>
          <table:table-cell table:formula="of:=CONCATENATE(&quot;sed -i 's/&quot;;[.$B$1];&quot;/&quot;;[.B229];&quot;/g' &quot;;[.A229];&quot;.json&quot;)" office:value-type="string" office:string-value="sed -i 's/embedding_no/900/g' 227.json" calcext:value-type="string">
            <text:p>sed -i 's/embedding_no/900/g' 227.json</text:p>
          </table:table-cell>
          <table:table-cell table:formula="of:=CONCATENATE(&quot;sed -i 's/&quot;;[.$C$1];&quot;/&quot;;[.C229];&quot;/g' &quot;;[.A229];&quot;.json&quot;)" office:value-type="string" office:string-value="sed -i 's/lstm_no/900/g' 227.json" calcext:value-type="string">
            <text:p>sed -i 's/lstm_no/900/g' 227.json</text:p>
          </table:table-cell>
          <table:table-cell table:formula="of:=CONCATENATE(&quot;sed -i 's/&quot;;[.$D$1];&quot;/&quot;;[.D229];&quot;/g' &quot;;[.A229];&quot;.json&quot;)" office:value-type="string" office:string-value="sed -i 's/lb_no/15/g' 227.json" calcext:value-type="string">
            <text:p>sed -i 's/lb_no/15/g' 227.json</text:p>
          </table:table-cell>
          <table:table-cell table:formula="of:=CONCATENATE(&quot;echo 'python ../../../dlopt/tools/main.py --config config/&quot;;[.A229];&quot;.json --verbose=2' $&quot;)" office:value-type="string" office:string-value="echo 'python ../../../dlopt/tools/main.py --config config/227.json --verbose=2' $" calcext:value-type="string">
            <text:p>echo 'python ../../../dlopt/tools/main.py --config config/227.json --verbose=2' $</text:p>
          </table:table-cell>
          <table:table-cell table:formula="of:=CONCATENATE(&quot;python ../../../dlopt/tools/main.py --config config/&quot;;[.A229];&quot;.json --verbose=2&quot;)" office:value-type="string" office:string-value="python ../../../dlopt/tools/main.py --config config/227.json --verbose=2" calcext:value-type="string">
            <text:p>python ../../../dlopt/tools/main.py --config config/227.json --verbose=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9]" office:value-type="float" office:value="900" calcext:value-type="float">
            <text:p>900</text:p>
          </table:table-cell>
          <table:table-cell table:formula="of:=[.C229]"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30];&quot;.json&quot;)" office:value-type="string" office:string-value="cp template.json 228.json" calcext:value-type="string">
            <text:p>cp template.json 228.json</text:p>
          </table:table-cell>
          <table:table-cell table:formula="of:=CONCATENATE(&quot;sed -i 's/&quot;;[.$A$1];&quot;/&quot;;[.A230];&quot;/g' &quot;;[.A230];&quot;.json&quot;)" office:value-type="string" office:string-value="sed -i 's/config_no/228/g' 228.json" calcext:value-type="string">
            <text:p>sed -i 's/config_no/228/g' 228.json</text:p>
          </table:table-cell>
          <table:table-cell table:formula="of:=CONCATENATE(&quot;sed -i 's/&quot;;[.$B$1];&quot;/&quot;;[.B230];&quot;/g' &quot;;[.A230];&quot;.json&quot;)" office:value-type="string" office:string-value="sed -i 's/embedding_no/900/g' 228.json" calcext:value-type="string">
            <text:p>sed -i 's/embedding_no/900/g' 228.json</text:p>
          </table:table-cell>
          <table:table-cell table:formula="of:=CONCATENATE(&quot;sed -i 's/&quot;;[.$C$1];&quot;/&quot;;[.C230];&quot;/g' &quot;;[.A230];&quot;.json&quot;)" office:value-type="string" office:string-value="sed -i 's/lstm_no/900/g' 228.json" calcext:value-type="string">
            <text:p>sed -i 's/lstm_no/900/g' 228.json</text:p>
          </table:table-cell>
          <table:table-cell table:formula="of:=CONCATENATE(&quot;sed -i 's/&quot;;[.$D$1];&quot;/&quot;;[.D230];&quot;/g' &quot;;[.A230];&quot;.json&quot;)" office:value-type="string" office:string-value="sed -i 's/lb_no/20/g' 228.json" calcext:value-type="string">
            <text:p>sed -i 's/lb_no/20/g' 228.json</text:p>
          </table:table-cell>
          <table:table-cell table:formula="of:=CONCATENATE(&quot;echo 'python ../../../dlopt/tools/main.py --config config/&quot;;[.A230];&quot;.json --verbose=2' $&quot;)" office:value-type="string" office:string-value="echo 'python ../../../dlopt/tools/main.py --config config/228.json --verbose=2' $" calcext:value-type="string">
            <text:p>echo 'python ../../../dlopt/tools/main.py --config config/228.json --verbose=2' $</text:p>
          </table:table-cell>
          <table:table-cell table:formula="of:=CONCATENATE(&quot;python ../../../dlopt/tools/main.py --config config/&quot;;[.A230];&quot;.json --verbose=2&quot;)" office:value-type="string" office:string-value="python ../../../dlopt/tools/main.py --config config/228.json --verbose=2" calcext:value-type="string">
            <text:p>python ../../../dlopt/tools/main.py --config config/228.json --verbose=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0]" office:value-type="float" office:value="900" calcext:value-type="float">
            <text:p>900</text:p>
          </table:table-cell>
          <table:table-cell table:formula="of:=[.C230]" office:value-type="float" office:value="900" calcext:value-type="float">
            <text:p>9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31];&quot;.json&quot;)" office:value-type="string" office:string-value="cp template.json 229.json" calcext:value-type="string">
            <text:p>cp template.json 229.json</text:p>
          </table:table-cell>
          <table:table-cell table:formula="of:=CONCATENATE(&quot;sed -i 's/&quot;;[.$A$1];&quot;/&quot;;[.A231];&quot;/g' &quot;;[.A231];&quot;.json&quot;)" office:value-type="string" office:string-value="sed -i 's/config_no/229/g' 229.json" calcext:value-type="string">
            <text:p>sed -i 's/config_no/229/g' 229.json</text:p>
          </table:table-cell>
          <table:table-cell table:formula="of:=CONCATENATE(&quot;sed -i 's/&quot;;[.$B$1];&quot;/&quot;;[.B231];&quot;/g' &quot;;[.A231];&quot;.json&quot;)" office:value-type="string" office:string-value="sed -i 's/embedding_no/900/g' 229.json" calcext:value-type="string">
            <text:p>sed -i 's/embedding_no/900/g' 229.json</text:p>
          </table:table-cell>
          <table:table-cell table:formula="of:=CONCATENATE(&quot;sed -i 's/&quot;;[.$C$1];&quot;/&quot;;[.C231];&quot;/g' &quot;;[.A231];&quot;.json&quot;)" office:value-type="string" office:string-value="sed -i 's/lstm_no/900/g' 229.json" calcext:value-type="string">
            <text:p>sed -i 's/lstm_no/900/g' 229.json</text:p>
          </table:table-cell>
          <table:table-cell table:formula="of:=CONCATENATE(&quot;sed -i 's/&quot;;[.$D$1];&quot;/&quot;;[.D231];&quot;/g' &quot;;[.A231];&quot;.json&quot;)" office:value-type="string" office:string-value="sed -i 's/lb_no/25/g' 229.json" calcext:value-type="string">
            <text:p>sed -i 's/lb_no/25/g' 229.json</text:p>
          </table:table-cell>
          <table:table-cell table:formula="of:=CONCATENATE(&quot;echo 'python ../../../dlopt/tools/main.py --config config/&quot;;[.A231];&quot;.json --verbose=2' $&quot;)" office:value-type="string" office:string-value="echo 'python ../../../dlopt/tools/main.py --config config/229.json --verbose=2' $" calcext:value-type="string">
            <text:p>echo 'python ../../../dlopt/tools/main.py --config config/229.json --verbose=2' $</text:p>
          </table:table-cell>
          <table:table-cell table:formula="of:=CONCATENATE(&quot;python ../../../dlopt/tools/main.py --config config/&quot;;[.A231];&quot;.json --verbose=2&quot;)" office:value-type="string" office:string-value="python ../../../dlopt/tools/main.py --config config/229.json --verbose=2" calcext:value-type="string">
            <text:p>python ../../../dlopt/tools/main.py --config config/229.json --verbose=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1]" office:value-type="float" office:value="900" calcext:value-type="float">
            <text:p>900</text:p>
          </table:table-cell>
          <table:table-cell table:formula="of:=[.C231]"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32];&quot;.json&quot;)" office:value-type="string" office:string-value="cp template.json 230.json" calcext:value-type="string">
            <text:p>cp template.json 230.json</text:p>
          </table:table-cell>
          <table:table-cell table:formula="of:=CONCATENATE(&quot;sed -i 's/&quot;;[.$A$1];&quot;/&quot;;[.A232];&quot;/g' &quot;;[.A232];&quot;.json&quot;)" office:value-type="string" office:string-value="sed -i 's/config_no/230/g' 230.json" calcext:value-type="string">
            <text:p>sed -i 's/config_no/230/g' 230.json</text:p>
          </table:table-cell>
          <table:table-cell table:formula="of:=CONCATENATE(&quot;sed -i 's/&quot;;[.$B$1];&quot;/&quot;;[.B232];&quot;/g' &quot;;[.A232];&quot;.json&quot;)" office:value-type="string" office:string-value="sed -i 's/embedding_no/900/g' 230.json" calcext:value-type="string">
            <text:p>sed -i 's/embedding_no/900/g' 230.json</text:p>
          </table:table-cell>
          <table:table-cell table:formula="of:=CONCATENATE(&quot;sed -i 's/&quot;;[.$C$1];&quot;/&quot;;[.C232];&quot;/g' &quot;;[.A232];&quot;.json&quot;)" office:value-type="string" office:string-value="sed -i 's/lstm_no/900/g' 230.json" calcext:value-type="string">
            <text:p>sed -i 's/lstm_no/900/g' 230.json</text:p>
          </table:table-cell>
          <table:table-cell table:formula="of:=CONCATENATE(&quot;sed -i 's/&quot;;[.$D$1];&quot;/&quot;;[.D232];&quot;/g' &quot;;[.A232];&quot;.json&quot;)" office:value-type="string" office:string-value="sed -i 's/lb_no/30/g' 230.json" calcext:value-type="string">
            <text:p>sed -i 's/lb_no/30/g' 230.json</text:p>
          </table:table-cell>
          <table:table-cell table:formula="of:=CONCATENATE(&quot;echo 'python ../../../dlopt/tools/main.py --config config/&quot;;[.A232];&quot;.json --verbose=2' $&quot;)" office:value-type="string" office:string-value="echo 'python ../../../dlopt/tools/main.py --config config/230.json --verbose=2' $" calcext:value-type="string">
            <text:p>echo 'python ../../../dlopt/tools/main.py --config config/230.json --verbose=2' $</text:p>
          </table:table-cell>
          <table:table-cell table:formula="of:=CONCATENATE(&quot;python ../../../dlopt/tools/main.py --config config/&quot;;[.A232];&quot;.json --verbose=2&quot;)" office:value-type="string" office:string-value="python ../../../dlopt/tools/main.py --config config/230.json --verbose=2" calcext:value-type="string">
            <text:p>python ../../../dlopt/tools/main.py --config config/230.json --verbose=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2]" office:value-type="float" office:value="900" calcext:value-type="float">
            <text:p>900</text:p>
          </table:table-cell>
          <table:table-cell table:formula="of:=[.C232]+50"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33];&quot;.json&quot;)" office:value-type="string" office:string-value="cp template.json 231.json" calcext:value-type="string">
            <text:p>cp template.json 231.json</text:p>
          </table:table-cell>
          <table:table-cell table:formula="of:=CONCATENATE(&quot;sed -i 's/&quot;;[.$A$1];&quot;/&quot;;[.A233];&quot;/g' &quot;;[.A233];&quot;.json&quot;)" office:value-type="string" office:string-value="sed -i 's/config_no/231/g' 231.json" calcext:value-type="string">
            <text:p>sed -i 's/config_no/231/g' 231.json</text:p>
          </table:table-cell>
          <table:table-cell table:formula="of:=CONCATENATE(&quot;sed -i 's/&quot;;[.$B$1];&quot;/&quot;;[.B233];&quot;/g' &quot;;[.A233];&quot;.json&quot;)" office:value-type="string" office:string-value="sed -i 's/embedding_no/900/g' 231.json" calcext:value-type="string">
            <text:p>sed -i 's/embedding_no/900/g' 231.json</text:p>
          </table:table-cell>
          <table:table-cell table:formula="of:=CONCATENATE(&quot;sed -i 's/&quot;;[.$C$1];&quot;/&quot;;[.C233];&quot;/g' &quot;;[.A233];&quot;.json&quot;)" office:value-type="string" office:string-value="sed -i 's/lstm_no/950/g' 231.json" calcext:value-type="string">
            <text:p>sed -i 's/lstm_no/950/g' 231.json</text:p>
          </table:table-cell>
          <table:table-cell table:formula="of:=CONCATENATE(&quot;sed -i 's/&quot;;[.$D$1];&quot;/&quot;;[.D233];&quot;/g' &quot;;[.A233];&quot;.json&quot;)" office:value-type="string" office:string-value="sed -i 's/lb_no/2/g' 231.json" calcext:value-type="string">
            <text:p>sed -i 's/lb_no/2/g' 231.json</text:p>
          </table:table-cell>
          <table:table-cell table:formula="of:=CONCATENATE(&quot;echo 'python ../../../dlopt/tools/main.py --config config/&quot;;[.A233];&quot;.json --verbose=2' $&quot;)" office:value-type="string" office:string-value="echo 'python ../../../dlopt/tools/main.py --config config/231.json --verbose=2' $" calcext:value-type="string">
            <text:p>echo 'python ../../../dlopt/tools/main.py --config config/231.json --verbose=2' $</text:p>
          </table:table-cell>
          <table:table-cell table:formula="of:=CONCATENATE(&quot;python ../../../dlopt/tools/main.py --config config/&quot;;[.A233];&quot;.json --verbose=2&quot;)" office:value-type="string" office:string-value="python ../../../dlopt/tools/main.py --config config/231.json --verbose=2" calcext:value-type="string">
            <text:p>python ../../../dlopt/tools/main.py --config config/231.json --verbose=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3]" office:value-type="float" office:value="900" calcext:value-type="float">
            <text:p>900</text:p>
          </table:table-cell>
          <table:table-cell table:formula="of:=[.C233]"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234];&quot;.json&quot;)" office:value-type="string" office:string-value="cp template.json 232.json" calcext:value-type="string">
            <text:p>cp template.json 232.json</text:p>
          </table:table-cell>
          <table:table-cell table:formula="of:=CONCATENATE(&quot;sed -i 's/&quot;;[.$A$1];&quot;/&quot;;[.A234];&quot;/g' &quot;;[.A234];&quot;.json&quot;)" office:value-type="string" office:string-value="sed -i 's/config_no/232/g' 232.json" calcext:value-type="string">
            <text:p>sed -i 's/config_no/232/g' 232.json</text:p>
          </table:table-cell>
          <table:table-cell table:formula="of:=CONCATENATE(&quot;sed -i 's/&quot;;[.$B$1];&quot;/&quot;;[.B234];&quot;/g' &quot;;[.A234];&quot;.json&quot;)" office:value-type="string" office:string-value="sed -i 's/embedding_no/900/g' 232.json" calcext:value-type="string">
            <text:p>sed -i 's/embedding_no/900/g' 232.json</text:p>
          </table:table-cell>
          <table:table-cell table:formula="of:=CONCATENATE(&quot;sed -i 's/&quot;;[.$C$1];&quot;/&quot;;[.C234];&quot;/g' &quot;;[.A234];&quot;.json&quot;)" office:value-type="string" office:string-value="sed -i 's/lstm_no/950/g' 232.json" calcext:value-type="string">
            <text:p>sed -i 's/lstm_no/950/g' 232.json</text:p>
          </table:table-cell>
          <table:table-cell table:formula="of:=CONCATENATE(&quot;sed -i 's/&quot;;[.$D$1];&quot;/&quot;;[.D234];&quot;/g' &quot;;[.A234];&quot;.json&quot;)" office:value-type="string" office:string-value="sed -i 's/lb_no/5/g' 232.json" calcext:value-type="string">
            <text:p>sed -i 's/lb_no/5/g' 232.json</text:p>
          </table:table-cell>
          <table:table-cell table:formula="of:=CONCATENATE(&quot;echo 'python ../../../dlopt/tools/main.py --config config/&quot;;[.A234];&quot;.json --verbose=2' $&quot;)" office:value-type="string" office:string-value="echo 'python ../../../dlopt/tools/main.py --config config/232.json --verbose=2' $" calcext:value-type="string">
            <text:p>echo 'python ../../../dlopt/tools/main.py --config config/232.json --verbose=2' $</text:p>
          </table:table-cell>
          <table:table-cell table:formula="of:=CONCATENATE(&quot;python ../../../dlopt/tools/main.py --config config/&quot;;[.A234];&quot;.json --verbose=2&quot;)" office:value-type="string" office:string-value="python ../../../dlopt/tools/main.py --config config/232.json --verbose=2" calcext:value-type="string">
            <text:p>python ../../../dlopt/tools/main.py --config config/232.json --verbose=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4]" office:value-type="float" office:value="900" calcext:value-type="float">
            <text:p>900</text:p>
          </table:table-cell>
          <table:table-cell table:formula="of:=[.C234]"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35];&quot;.json&quot;)" office:value-type="string" office:string-value="cp template.json 233.json" calcext:value-type="string">
            <text:p>cp template.json 233.json</text:p>
          </table:table-cell>
          <table:table-cell table:formula="of:=CONCATENATE(&quot;sed -i 's/&quot;;[.$A$1];&quot;/&quot;;[.A235];&quot;/g' &quot;;[.A235];&quot;.json&quot;)" office:value-type="string" office:string-value="sed -i 's/config_no/233/g' 233.json" calcext:value-type="string">
            <text:p>sed -i 's/config_no/233/g' 233.json</text:p>
          </table:table-cell>
          <table:table-cell table:formula="of:=CONCATENATE(&quot;sed -i 's/&quot;;[.$B$1];&quot;/&quot;;[.B235];&quot;/g' &quot;;[.A235];&quot;.json&quot;)" office:value-type="string" office:string-value="sed -i 's/embedding_no/900/g' 233.json" calcext:value-type="string">
            <text:p>sed -i 's/embedding_no/900/g' 233.json</text:p>
          </table:table-cell>
          <table:table-cell table:formula="of:=CONCATENATE(&quot;sed -i 's/&quot;;[.$C$1];&quot;/&quot;;[.C235];&quot;/g' &quot;;[.A235];&quot;.json&quot;)" office:value-type="string" office:string-value="sed -i 's/lstm_no/950/g' 233.json" calcext:value-type="string">
            <text:p>sed -i 's/lstm_no/950/g' 233.json</text:p>
          </table:table-cell>
          <table:table-cell table:formula="of:=CONCATENATE(&quot;sed -i 's/&quot;;[.$D$1];&quot;/&quot;;[.D235];&quot;/g' &quot;;[.A235];&quot;.json&quot;)" office:value-type="string" office:string-value="sed -i 's/lb_no/10/g' 233.json" calcext:value-type="string">
            <text:p>sed -i 's/lb_no/10/g' 233.json</text:p>
          </table:table-cell>
          <table:table-cell table:formula="of:=CONCATENATE(&quot;echo 'python ../../../dlopt/tools/main.py --config config/&quot;;[.A235];&quot;.json --verbose=2' $&quot;)" office:value-type="string" office:string-value="echo 'python ../../../dlopt/tools/main.py --config config/233.json --verbose=2' $" calcext:value-type="string">
            <text:p>echo 'python ../../../dlopt/tools/main.py --config config/233.json --verbose=2' $</text:p>
          </table:table-cell>
          <table:table-cell table:formula="of:=CONCATENATE(&quot;python ../../../dlopt/tools/main.py --config config/&quot;;[.A235];&quot;.json --verbose=2&quot;)" office:value-type="string" office:string-value="python ../../../dlopt/tools/main.py --config config/233.json --verbose=2" calcext:value-type="string">
            <text:p>python ../../../dlopt/tools/main.py --config config/233.json --verbose=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5]" office:value-type="float" office:value="900" calcext:value-type="float">
            <text:p>900</text:p>
          </table:table-cell>
          <table:table-cell table:formula="of:=[.C235]" office:value-type="float" office:value="950" calcext:value-type="float">
            <text:p>9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36];&quot;.json&quot;)" office:value-type="string" office:string-value="cp template.json 234.json" calcext:value-type="string">
            <text:p>cp template.json 234.json</text:p>
          </table:table-cell>
          <table:table-cell table:formula="of:=CONCATENATE(&quot;sed -i 's/&quot;;[.$A$1];&quot;/&quot;;[.A236];&quot;/g' &quot;;[.A236];&quot;.json&quot;)" office:value-type="string" office:string-value="sed -i 's/config_no/234/g' 234.json" calcext:value-type="string">
            <text:p>sed -i 's/config_no/234/g' 234.json</text:p>
          </table:table-cell>
          <table:table-cell table:formula="of:=CONCATENATE(&quot;sed -i 's/&quot;;[.$B$1];&quot;/&quot;;[.B236];&quot;/g' &quot;;[.A236];&quot;.json&quot;)" office:value-type="string" office:string-value="sed -i 's/embedding_no/900/g' 234.json" calcext:value-type="string">
            <text:p>sed -i 's/embedding_no/900/g' 234.json</text:p>
          </table:table-cell>
          <table:table-cell table:formula="of:=CONCATENATE(&quot;sed -i 's/&quot;;[.$C$1];&quot;/&quot;;[.C236];&quot;/g' &quot;;[.A236];&quot;.json&quot;)" office:value-type="string" office:string-value="sed -i 's/lstm_no/950/g' 234.json" calcext:value-type="string">
            <text:p>sed -i 's/lstm_no/950/g' 234.json</text:p>
          </table:table-cell>
          <table:table-cell table:formula="of:=CONCATENATE(&quot;sed -i 's/&quot;;[.$D$1];&quot;/&quot;;[.D236];&quot;/g' &quot;;[.A236];&quot;.json&quot;)" office:value-type="string" office:string-value="sed -i 's/lb_no/15/g' 234.json" calcext:value-type="string">
            <text:p>sed -i 's/lb_no/15/g' 234.json</text:p>
          </table:table-cell>
          <table:table-cell table:formula="of:=CONCATENATE(&quot;echo 'python ../../../dlopt/tools/main.py --config config/&quot;;[.A236];&quot;.json --verbose=2' $&quot;)" office:value-type="string" office:string-value="echo 'python ../../../dlopt/tools/main.py --config config/234.json --verbose=2' $" calcext:value-type="string">
            <text:p>echo 'python ../../../dlopt/tools/main.py --config config/234.json --verbose=2' $</text:p>
          </table:table-cell>
          <table:table-cell table:formula="of:=CONCATENATE(&quot;python ../../../dlopt/tools/main.py --config config/&quot;;[.A236];&quot;.json --verbose=2&quot;)" office:value-type="string" office:string-value="python ../../../dlopt/tools/main.py --config config/234.json --verbose=2" calcext:value-type="string">
            <text:p>python ../../../dlopt/tools/main.py --config config/234.json --verbose=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6]" office:value-type="float" office:value="900" calcext:value-type="float">
            <text:p>900</text:p>
          </table:table-cell>
          <table:table-cell table:formula="of:=[.C236]" office:value-type="float" office:value="950" calcext:value-type="float">
            <text:p>9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37];&quot;.json&quot;)" office:value-type="string" office:string-value="cp template.json 235.json" calcext:value-type="string">
            <text:p>cp template.json 235.json</text:p>
          </table:table-cell>
          <table:table-cell table:formula="of:=CONCATENATE(&quot;sed -i 's/&quot;;[.$A$1];&quot;/&quot;;[.A237];&quot;/g' &quot;;[.A237];&quot;.json&quot;)" office:value-type="string" office:string-value="sed -i 's/config_no/235/g' 235.json" calcext:value-type="string">
            <text:p>sed -i 's/config_no/235/g' 235.json</text:p>
          </table:table-cell>
          <table:table-cell table:formula="of:=CONCATENATE(&quot;sed -i 's/&quot;;[.$B$1];&quot;/&quot;;[.B237];&quot;/g' &quot;;[.A237];&quot;.json&quot;)" office:value-type="string" office:string-value="sed -i 's/embedding_no/900/g' 235.json" calcext:value-type="string">
            <text:p>sed -i 's/embedding_no/900/g' 235.json</text:p>
          </table:table-cell>
          <table:table-cell table:formula="of:=CONCATENATE(&quot;sed -i 's/&quot;;[.$C$1];&quot;/&quot;;[.C237];&quot;/g' &quot;;[.A237];&quot;.json&quot;)" office:value-type="string" office:string-value="sed -i 's/lstm_no/950/g' 235.json" calcext:value-type="string">
            <text:p>sed -i 's/lstm_no/950/g' 235.json</text:p>
          </table:table-cell>
          <table:table-cell table:formula="of:=CONCATENATE(&quot;sed -i 's/&quot;;[.$D$1];&quot;/&quot;;[.D237];&quot;/g' &quot;;[.A237];&quot;.json&quot;)" office:value-type="string" office:string-value="sed -i 's/lb_no/20/g' 235.json" calcext:value-type="string">
            <text:p>sed -i 's/lb_no/20/g' 235.json</text:p>
          </table:table-cell>
          <table:table-cell table:formula="of:=CONCATENATE(&quot;echo 'python ../../../dlopt/tools/main.py --config config/&quot;;[.A237];&quot;.json --verbose=2' $&quot;)" office:value-type="string" office:string-value="echo 'python ../../../dlopt/tools/main.py --config config/235.json --verbose=2' $" calcext:value-type="string">
            <text:p>echo 'python ../../../dlopt/tools/main.py --config config/235.json --verbose=2' $</text:p>
          </table:table-cell>
          <table:table-cell table:formula="of:=CONCATENATE(&quot;python ../../../dlopt/tools/main.py --config config/&quot;;[.A237];&quot;.json --verbose=2&quot;)" office:value-type="string" office:string-value="python ../../../dlopt/tools/main.py --config config/235.json --verbose=2" calcext:value-type="string">
            <text:p>python ../../../dlopt/tools/main.py --config config/235.json --verbose=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7]" office:value-type="float" office:value="900" calcext:value-type="float">
            <text:p>900</text:p>
          </table:table-cell>
          <table:table-cell table:formula="of:=[.C237]" office:value-type="float" office:value="950" calcext:value-type="float">
            <text:p>9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38];&quot;.json&quot;)" office:value-type="string" office:string-value="cp template.json 236.json" calcext:value-type="string">
            <text:p>cp template.json 236.json</text:p>
          </table:table-cell>
          <table:table-cell table:formula="of:=CONCATENATE(&quot;sed -i 's/&quot;;[.$A$1];&quot;/&quot;;[.A238];&quot;/g' &quot;;[.A238];&quot;.json&quot;)" office:value-type="string" office:string-value="sed -i 's/config_no/236/g' 236.json" calcext:value-type="string">
            <text:p>sed -i 's/config_no/236/g' 236.json</text:p>
          </table:table-cell>
          <table:table-cell table:formula="of:=CONCATENATE(&quot;sed -i 's/&quot;;[.$B$1];&quot;/&quot;;[.B238];&quot;/g' &quot;;[.A238];&quot;.json&quot;)" office:value-type="string" office:string-value="sed -i 's/embedding_no/900/g' 236.json" calcext:value-type="string">
            <text:p>sed -i 's/embedding_no/900/g' 236.json</text:p>
          </table:table-cell>
          <table:table-cell table:formula="of:=CONCATENATE(&quot;sed -i 's/&quot;;[.$C$1];&quot;/&quot;;[.C238];&quot;/g' &quot;;[.A238];&quot;.json&quot;)" office:value-type="string" office:string-value="sed -i 's/lstm_no/950/g' 236.json" calcext:value-type="string">
            <text:p>sed -i 's/lstm_no/950/g' 236.json</text:p>
          </table:table-cell>
          <table:table-cell table:formula="of:=CONCATENATE(&quot;sed -i 's/&quot;;[.$D$1];&quot;/&quot;;[.D238];&quot;/g' &quot;;[.A238];&quot;.json&quot;)" office:value-type="string" office:string-value="sed -i 's/lb_no/25/g' 236.json" calcext:value-type="string">
            <text:p>sed -i 's/lb_no/25/g' 236.json</text:p>
          </table:table-cell>
          <table:table-cell table:formula="of:=CONCATENATE(&quot;echo 'python ../../../dlopt/tools/main.py --config config/&quot;;[.A238];&quot;.json --verbose=2' $&quot;)" office:value-type="string" office:string-value="echo 'python ../../../dlopt/tools/main.py --config config/236.json --verbose=2' $" calcext:value-type="string">
            <text:p>echo 'python ../../../dlopt/tools/main.py --config config/236.json --verbose=2' $</text:p>
          </table:table-cell>
          <table:table-cell table:formula="of:=CONCATENATE(&quot;python ../../../dlopt/tools/main.py --config config/&quot;;[.A238];&quot;.json --verbose=2&quot;)" office:value-type="string" office:string-value="python ../../../dlopt/tools/main.py --config config/236.json --verbose=2" calcext:value-type="string">
            <text:p>python ../../../dlopt/tools/main.py --config config/236.json --verbose=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8]" office:value-type="float" office:value="900" calcext:value-type="float">
            <text:p>900</text:p>
          </table:table-cell>
          <table:table-cell table:formula="of:=[.C238]" office:value-type="float" office:value="950" calcext:value-type="float">
            <text:p>9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39];&quot;.json&quot;)" office:value-type="string" office:string-value="cp template.json 237.json" calcext:value-type="string">
            <text:p>cp template.json 237.json</text:p>
          </table:table-cell>
          <table:table-cell table:formula="of:=CONCATENATE(&quot;sed -i 's/&quot;;[.$A$1];&quot;/&quot;;[.A239];&quot;/g' &quot;;[.A239];&quot;.json&quot;)" office:value-type="string" office:string-value="sed -i 's/config_no/237/g' 237.json" calcext:value-type="string">
            <text:p>sed -i 's/config_no/237/g' 237.json</text:p>
          </table:table-cell>
          <table:table-cell table:formula="of:=CONCATENATE(&quot;sed -i 's/&quot;;[.$B$1];&quot;/&quot;;[.B239];&quot;/g' &quot;;[.A239];&quot;.json&quot;)" office:value-type="string" office:string-value="sed -i 's/embedding_no/900/g' 237.json" calcext:value-type="string">
            <text:p>sed -i 's/embedding_no/900/g' 237.json</text:p>
          </table:table-cell>
          <table:table-cell table:formula="of:=CONCATENATE(&quot;sed -i 's/&quot;;[.$C$1];&quot;/&quot;;[.C239];&quot;/g' &quot;;[.A239];&quot;.json&quot;)" office:value-type="string" office:string-value="sed -i 's/lstm_no/950/g' 237.json" calcext:value-type="string">
            <text:p>sed -i 's/lstm_no/950/g' 237.json</text:p>
          </table:table-cell>
          <table:table-cell table:formula="of:=CONCATENATE(&quot;sed -i 's/&quot;;[.$D$1];&quot;/&quot;;[.D239];&quot;/g' &quot;;[.A239];&quot;.json&quot;)" office:value-type="string" office:string-value="sed -i 's/lb_no/30/g' 237.json" calcext:value-type="string">
            <text:p>sed -i 's/lb_no/30/g' 237.json</text:p>
          </table:table-cell>
          <table:table-cell table:formula="of:=CONCATENATE(&quot;echo 'python ../../../dlopt/tools/main.py --config config/&quot;;[.A239];&quot;.json --verbose=2' $&quot;)" office:value-type="string" office:string-value="echo 'python ../../../dlopt/tools/main.py --config config/237.json --verbose=2' $" calcext:value-type="string">
            <text:p>echo 'python ../../../dlopt/tools/main.py --config config/237.json --verbose=2' $</text:p>
          </table:table-cell>
          <table:table-cell table:formula="of:=CONCATENATE(&quot;python ../../../dlopt/tools/main.py --config config/&quot;;[.A239];&quot;.json --verbose=2&quot;)" office:value-type="string" office:string-value="python ../../../dlopt/tools/main.py --config config/237.json --verbose=2" calcext:value-type="string">
            <text:p>python ../../../dlopt/tools/main.py --config config/237.json --verbose=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9]+50" office:value-type="float" office:value="950" calcext:value-type="float">
            <text:p>950</text:p>
          </table:table-cell>
          <table:table-cell table:formula="of:=[.C239]"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40];&quot;.json&quot;)" office:value-type="string" office:string-value="cp template.json 238.json" calcext:value-type="string">
            <text:p>cp template.json 238.json</text:p>
          </table:table-cell>
          <table:table-cell table:formula="of:=CONCATENATE(&quot;sed -i 's/&quot;;[.$A$1];&quot;/&quot;;[.A240];&quot;/g' &quot;;[.A240];&quot;.json&quot;)" office:value-type="string" office:string-value="sed -i 's/config_no/238/g' 238.json" calcext:value-type="string">
            <text:p>sed -i 's/config_no/238/g' 238.json</text:p>
          </table:table-cell>
          <table:table-cell table:formula="of:=CONCATENATE(&quot;sed -i 's/&quot;;[.$B$1];&quot;/&quot;;[.B240];&quot;/g' &quot;;[.A240];&quot;.json&quot;)" office:value-type="string" office:string-value="sed -i 's/embedding_no/950/g' 238.json" calcext:value-type="string">
            <text:p>sed -i 's/embedding_no/950/g' 238.json</text:p>
          </table:table-cell>
          <table:table-cell table:formula="of:=CONCATENATE(&quot;sed -i 's/&quot;;[.$C$1];&quot;/&quot;;[.C240];&quot;/g' &quot;;[.A240];&quot;.json&quot;)" office:value-type="string" office:string-value="sed -i 's/lstm_no/950/g' 238.json" calcext:value-type="string">
            <text:p>sed -i 's/lstm_no/950/g' 238.json</text:p>
          </table:table-cell>
          <table:table-cell table:formula="of:=CONCATENATE(&quot;sed -i 's/&quot;;[.$D$1];&quot;/&quot;;[.D240];&quot;/g' &quot;;[.A240];&quot;.json&quot;)" office:value-type="string" office:string-value="sed -i 's/lb_no/2/g' 238.json" calcext:value-type="string">
            <text:p>sed -i 's/lb_no/2/g' 238.json</text:p>
          </table:table-cell>
          <table:table-cell table:formula="of:=CONCATENATE(&quot;echo 'python ../../../dlopt/tools/main.py --config config/&quot;;[.A240];&quot;.json --verbose=2' $&quot;)" office:value-type="string" office:string-value="echo 'python ../../../dlopt/tools/main.py --config config/238.json --verbose=2' $" calcext:value-type="string">
            <text:p>echo 'python ../../../dlopt/tools/main.py --config config/238.json --verbose=2' $</text:p>
          </table:table-cell>
          <table:table-cell table:formula="of:=CONCATENATE(&quot;python ../../../dlopt/tools/main.py --config config/&quot;;[.A240];&quot;.json --verbose=2&quot;)" office:value-type="string" office:string-value="python ../../../dlopt/tools/main.py --config config/238.json --verbose=2" calcext:value-type="string">
            <text:p>python ../../../dlopt/tools/main.py --config config/238.json --verbose=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0]" office:value-type="float" office:value="950" calcext:value-type="float">
            <text:p>950</text:p>
          </table:table-cell>
          <table:table-cell table:formula="of:=[.C240]"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241];&quot;.json&quot;)" office:value-type="string" office:string-value="cp template.json 239.json" calcext:value-type="string">
            <text:p>cp template.json 239.json</text:p>
          </table:table-cell>
          <table:table-cell table:formula="of:=CONCATENATE(&quot;sed -i 's/&quot;;[.$A$1];&quot;/&quot;;[.A241];&quot;/g' &quot;;[.A241];&quot;.json&quot;)" office:value-type="string" office:string-value="sed -i 's/config_no/239/g' 239.json" calcext:value-type="string">
            <text:p>sed -i 's/config_no/239/g' 239.json</text:p>
          </table:table-cell>
          <table:table-cell table:formula="of:=CONCATENATE(&quot;sed -i 's/&quot;;[.$B$1];&quot;/&quot;;[.B241];&quot;/g' &quot;;[.A241];&quot;.json&quot;)" office:value-type="string" office:string-value="sed -i 's/embedding_no/950/g' 239.json" calcext:value-type="string">
            <text:p>sed -i 's/embedding_no/950/g' 239.json</text:p>
          </table:table-cell>
          <table:table-cell table:formula="of:=CONCATENATE(&quot;sed -i 's/&quot;;[.$C$1];&quot;/&quot;;[.C241];&quot;/g' &quot;;[.A241];&quot;.json&quot;)" office:value-type="string" office:string-value="sed -i 's/lstm_no/950/g' 239.json" calcext:value-type="string">
            <text:p>sed -i 's/lstm_no/950/g' 239.json</text:p>
          </table:table-cell>
          <table:table-cell table:formula="of:=CONCATENATE(&quot;sed -i 's/&quot;;[.$D$1];&quot;/&quot;;[.D241];&quot;/g' &quot;;[.A241];&quot;.json&quot;)" office:value-type="string" office:string-value="sed -i 's/lb_no/5/g' 239.json" calcext:value-type="string">
            <text:p>sed -i 's/lb_no/5/g' 239.json</text:p>
          </table:table-cell>
          <table:table-cell table:formula="of:=CONCATENATE(&quot;echo 'python ../../../dlopt/tools/main.py --config config/&quot;;[.A241];&quot;.json --verbose=2' $&quot;)" office:value-type="string" office:string-value="echo 'python ../../../dlopt/tools/main.py --config config/239.json --verbose=2' $" calcext:value-type="string">
            <text:p>echo 'python ../../../dlopt/tools/main.py --config config/239.json --verbose=2' $</text:p>
          </table:table-cell>
          <table:table-cell table:formula="of:=CONCATENATE(&quot;python ../../../dlopt/tools/main.py --config config/&quot;;[.A241];&quot;.json --verbose=2&quot;)" office:value-type="string" office:string-value="python ../../../dlopt/tools/main.py --config config/239.json --verbose=2" calcext:value-type="string">
            <text:p>python ../../../dlopt/tools/main.py --config config/239.json --verbose=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1]" office:value-type="float" office:value="950" calcext:value-type="float">
            <text:p>950</text:p>
          </table:table-cell>
          <table:table-cell table:formula="of:=[.C241]"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42];&quot;.json&quot;)" office:value-type="string" office:string-value="cp template.json 240.json" calcext:value-type="string">
            <text:p>cp template.json 240.json</text:p>
          </table:table-cell>
          <table:table-cell table:formula="of:=CONCATENATE(&quot;sed -i 's/&quot;;[.$A$1];&quot;/&quot;;[.A242];&quot;/g' &quot;;[.A242];&quot;.json&quot;)" office:value-type="string" office:string-value="sed -i 's/config_no/240/g' 240.json" calcext:value-type="string">
            <text:p>sed -i 's/config_no/240/g' 240.json</text:p>
          </table:table-cell>
          <table:table-cell table:formula="of:=CONCATENATE(&quot;sed -i 's/&quot;;[.$B$1];&quot;/&quot;;[.B242];&quot;/g' &quot;;[.A242];&quot;.json&quot;)" office:value-type="string" office:string-value="sed -i 's/embedding_no/950/g' 240.json" calcext:value-type="string">
            <text:p>sed -i 's/embedding_no/950/g' 240.json</text:p>
          </table:table-cell>
          <table:table-cell table:formula="of:=CONCATENATE(&quot;sed -i 's/&quot;;[.$C$1];&quot;/&quot;;[.C242];&quot;/g' &quot;;[.A242];&quot;.json&quot;)" office:value-type="string" office:string-value="sed -i 's/lstm_no/950/g' 240.json" calcext:value-type="string">
            <text:p>sed -i 's/lstm_no/950/g' 240.json</text:p>
          </table:table-cell>
          <table:table-cell table:formula="of:=CONCATENATE(&quot;sed -i 's/&quot;;[.$D$1];&quot;/&quot;;[.D242];&quot;/g' &quot;;[.A242];&quot;.json&quot;)" office:value-type="string" office:string-value="sed -i 's/lb_no/10/g' 240.json" calcext:value-type="string">
            <text:p>sed -i 's/lb_no/10/g' 240.json</text:p>
          </table:table-cell>
          <table:table-cell table:formula="of:=CONCATENATE(&quot;echo 'python ../../../dlopt/tools/main.py --config config/&quot;;[.A242];&quot;.json --verbose=2' $&quot;)" office:value-type="string" office:string-value="echo 'python ../../../dlopt/tools/main.py --config config/240.json --verbose=2' $" calcext:value-type="string">
            <text:p>echo 'python ../../../dlopt/tools/main.py --config config/240.json --verbose=2' $</text:p>
          </table:table-cell>
          <table:table-cell table:formula="of:=CONCATENATE(&quot;python ../../../dlopt/tools/main.py --config config/&quot;;[.A242];&quot;.json --verbose=2&quot;)" office:value-type="string" office:string-value="python ../../../dlopt/tools/main.py --config config/240.json --verbose=2" calcext:value-type="string">
            <text:p>python ../../../dlopt/tools/main.py --config config/240.json --verbose=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2]" office:value-type="float" office:value="950" calcext:value-type="float">
            <text:p>950</text:p>
          </table:table-cell>
          <table:table-cell table:formula="of:=[.C242]" office:value-type="float" office:value="950" calcext:value-type="float">
            <text:p>9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43];&quot;.json&quot;)" office:value-type="string" office:string-value="cp template.json 241.json" calcext:value-type="string">
            <text:p>cp template.json 241.json</text:p>
          </table:table-cell>
          <table:table-cell table:formula="of:=CONCATENATE(&quot;sed -i 's/&quot;;[.$A$1];&quot;/&quot;;[.A243];&quot;/g' &quot;;[.A243];&quot;.json&quot;)" office:value-type="string" office:string-value="sed -i 's/config_no/241/g' 241.json" calcext:value-type="string">
            <text:p>sed -i 's/config_no/241/g' 241.json</text:p>
          </table:table-cell>
          <table:table-cell table:formula="of:=CONCATENATE(&quot;sed -i 's/&quot;;[.$B$1];&quot;/&quot;;[.B243];&quot;/g' &quot;;[.A243];&quot;.json&quot;)" office:value-type="string" office:string-value="sed -i 's/embedding_no/950/g' 241.json" calcext:value-type="string">
            <text:p>sed -i 's/embedding_no/950/g' 241.json</text:p>
          </table:table-cell>
          <table:table-cell table:formula="of:=CONCATENATE(&quot;sed -i 's/&quot;;[.$C$1];&quot;/&quot;;[.C243];&quot;/g' &quot;;[.A243];&quot;.json&quot;)" office:value-type="string" office:string-value="sed -i 's/lstm_no/950/g' 241.json" calcext:value-type="string">
            <text:p>sed -i 's/lstm_no/950/g' 241.json</text:p>
          </table:table-cell>
          <table:table-cell table:formula="of:=CONCATENATE(&quot;sed -i 's/&quot;;[.$D$1];&quot;/&quot;;[.D243];&quot;/g' &quot;;[.A243];&quot;.json&quot;)" office:value-type="string" office:string-value="sed -i 's/lb_no/15/g' 241.json" calcext:value-type="string">
            <text:p>sed -i 's/lb_no/15/g' 241.json</text:p>
          </table:table-cell>
          <table:table-cell table:formula="of:=CONCATENATE(&quot;echo 'python ../../../dlopt/tools/main.py --config config/&quot;;[.A243];&quot;.json --verbose=2' $&quot;)" office:value-type="string" office:string-value="echo 'python ../../../dlopt/tools/main.py --config config/241.json --verbose=2' $" calcext:value-type="string">
            <text:p>echo 'python ../../../dlopt/tools/main.py --config config/241.json --verbose=2' $</text:p>
          </table:table-cell>
          <table:table-cell table:formula="of:=CONCATENATE(&quot;python ../../../dlopt/tools/main.py --config config/&quot;;[.A243];&quot;.json --verbose=2&quot;)" office:value-type="string" office:string-value="python ../../../dlopt/tools/main.py --config config/241.json --verbose=2" calcext:value-type="string">
            <text:p>python ../../../dlopt/tools/main.py --config config/241.json --verbose=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3]" office:value-type="float" office:value="950" calcext:value-type="float">
            <text:p>950</text:p>
          </table:table-cell>
          <table:table-cell table:formula="of:=[.C243]" office:value-type="float" office:value="950" calcext:value-type="float">
            <text:p>9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44];&quot;.json&quot;)" office:value-type="string" office:string-value="cp template.json 242.json" calcext:value-type="string">
            <text:p>cp template.json 242.json</text:p>
          </table:table-cell>
          <table:table-cell table:formula="of:=CONCATENATE(&quot;sed -i 's/&quot;;[.$A$1];&quot;/&quot;;[.A244];&quot;/g' &quot;;[.A244];&quot;.json&quot;)" office:value-type="string" office:string-value="sed -i 's/config_no/242/g' 242.json" calcext:value-type="string">
            <text:p>sed -i 's/config_no/242/g' 242.json</text:p>
          </table:table-cell>
          <table:table-cell table:formula="of:=CONCATENATE(&quot;sed -i 's/&quot;;[.$B$1];&quot;/&quot;;[.B244];&quot;/g' &quot;;[.A244];&quot;.json&quot;)" office:value-type="string" office:string-value="sed -i 's/embedding_no/950/g' 242.json" calcext:value-type="string">
            <text:p>sed -i 's/embedding_no/950/g' 242.json</text:p>
          </table:table-cell>
          <table:table-cell table:formula="of:=CONCATENATE(&quot;sed -i 's/&quot;;[.$C$1];&quot;/&quot;;[.C244];&quot;/g' &quot;;[.A244];&quot;.json&quot;)" office:value-type="string" office:string-value="sed -i 's/lstm_no/950/g' 242.json" calcext:value-type="string">
            <text:p>sed -i 's/lstm_no/950/g' 242.json</text:p>
          </table:table-cell>
          <table:table-cell table:formula="of:=CONCATENATE(&quot;sed -i 's/&quot;;[.$D$1];&quot;/&quot;;[.D244];&quot;/g' &quot;;[.A244];&quot;.json&quot;)" office:value-type="string" office:string-value="sed -i 's/lb_no/20/g' 242.json" calcext:value-type="string">
            <text:p>sed -i 's/lb_no/20/g' 242.json</text:p>
          </table:table-cell>
          <table:table-cell table:formula="of:=CONCATENATE(&quot;echo 'python ../../../dlopt/tools/main.py --config config/&quot;;[.A244];&quot;.json --verbose=2' $&quot;)" office:value-type="string" office:string-value="echo 'python ../../../dlopt/tools/main.py --config config/242.json --verbose=2' $" calcext:value-type="string">
            <text:p>echo 'python ../../../dlopt/tools/main.py --config config/242.json --verbose=2' $</text:p>
          </table:table-cell>
          <table:table-cell table:formula="of:=CONCATENATE(&quot;python ../../../dlopt/tools/main.py --config config/&quot;;[.A244];&quot;.json --verbose=2&quot;)" office:value-type="string" office:string-value="python ../../../dlopt/tools/main.py --config config/242.json --verbose=2" calcext:value-type="string">
            <text:p>python ../../../dlopt/tools/main.py --config config/242.json --verbose=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4]" office:value-type="float" office:value="950" calcext:value-type="float">
            <text:p>950</text:p>
          </table:table-cell>
          <table:table-cell table:formula="of:=[.C244]" office:value-type="float" office:value="950" calcext:value-type="float">
            <text:p>9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45];&quot;.json&quot;)" office:value-type="string" office:string-value="cp template.json 243.json" calcext:value-type="string">
            <text:p>cp template.json 243.json</text:p>
          </table:table-cell>
          <table:table-cell table:formula="of:=CONCATENATE(&quot;sed -i 's/&quot;;[.$A$1];&quot;/&quot;;[.A245];&quot;/g' &quot;;[.A245];&quot;.json&quot;)" office:value-type="string" office:string-value="sed -i 's/config_no/243/g' 243.json" calcext:value-type="string">
            <text:p>sed -i 's/config_no/243/g' 243.json</text:p>
          </table:table-cell>
          <table:table-cell table:formula="of:=CONCATENATE(&quot;sed -i 's/&quot;;[.$B$1];&quot;/&quot;;[.B245];&quot;/g' &quot;;[.A245];&quot;.json&quot;)" office:value-type="string" office:string-value="sed -i 's/embedding_no/950/g' 243.json" calcext:value-type="string">
            <text:p>sed -i 's/embedding_no/950/g' 243.json</text:p>
          </table:table-cell>
          <table:table-cell table:formula="of:=CONCATENATE(&quot;sed -i 's/&quot;;[.$C$1];&quot;/&quot;;[.C245];&quot;/g' &quot;;[.A245];&quot;.json&quot;)" office:value-type="string" office:string-value="sed -i 's/lstm_no/950/g' 243.json" calcext:value-type="string">
            <text:p>sed -i 's/lstm_no/950/g' 243.json</text:p>
          </table:table-cell>
          <table:table-cell table:formula="of:=CONCATENATE(&quot;sed -i 's/&quot;;[.$D$1];&quot;/&quot;;[.D245];&quot;/g' &quot;;[.A245];&quot;.json&quot;)" office:value-type="string" office:string-value="sed -i 's/lb_no/25/g' 243.json" calcext:value-type="string">
            <text:p>sed -i 's/lb_no/25/g' 243.json</text:p>
          </table:table-cell>
          <table:table-cell table:formula="of:=CONCATENATE(&quot;echo 'python ../../../dlopt/tools/main.py --config config/&quot;;[.A245];&quot;.json --verbose=2' $&quot;)" office:value-type="string" office:string-value="echo 'python ../../../dlopt/tools/main.py --config config/243.json --verbose=2' $" calcext:value-type="string">
            <text:p>echo 'python ../../../dlopt/tools/main.py --config config/243.json --verbose=2' $</text:p>
          </table:table-cell>
          <table:table-cell table:formula="of:=CONCATENATE(&quot;python ../../../dlopt/tools/main.py --config config/&quot;;[.A245];&quot;.json --verbose=2&quot;)" office:value-type="string" office:string-value="python ../../../dlopt/tools/main.py --config config/243.json --verbose=2" calcext:value-type="string">
            <text:p>python ../../../dlopt/tools/main.py --config config/243.json --verbose=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5]" office:value-type="float" office:value="950" calcext:value-type="float">
            <text:p>950</text:p>
          </table:table-cell>
          <table:table-cell table:formula="of:=[.C245]" office:value-type="float" office:value="950" calcext:value-type="float">
            <text:p>9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46];&quot;.json&quot;)" office:value-type="string" office:string-value="cp template.json 244.json" calcext:value-type="string">
            <text:p>cp template.json 244.json</text:p>
          </table:table-cell>
          <table:table-cell table:formula="of:=CONCATENATE(&quot;sed -i 's/&quot;;[.$A$1];&quot;/&quot;;[.A246];&quot;/g' &quot;;[.A246];&quot;.json&quot;)" office:value-type="string" office:string-value="sed -i 's/config_no/244/g' 244.json" calcext:value-type="string">
            <text:p>sed -i 's/config_no/244/g' 244.json</text:p>
          </table:table-cell>
          <table:table-cell table:formula="of:=CONCATENATE(&quot;sed -i 's/&quot;;[.$B$1];&quot;/&quot;;[.B246];&quot;/g' &quot;;[.A246];&quot;.json&quot;)" office:value-type="string" office:string-value="sed -i 's/embedding_no/950/g' 244.json" calcext:value-type="string">
            <text:p>sed -i 's/embedding_no/950/g' 244.json</text:p>
          </table:table-cell>
          <table:table-cell table:formula="of:=CONCATENATE(&quot;sed -i 's/&quot;;[.$C$1];&quot;/&quot;;[.C246];&quot;/g' &quot;;[.A246];&quot;.json&quot;)" office:value-type="string" office:string-value="sed -i 's/lstm_no/950/g' 244.json" calcext:value-type="string">
            <text:p>sed -i 's/lstm_no/950/g' 244.json</text:p>
          </table:table-cell>
          <table:table-cell table:formula="of:=CONCATENATE(&quot;sed -i 's/&quot;;[.$D$1];&quot;/&quot;;[.D246];&quot;/g' &quot;;[.A246];&quot;.json&quot;)" office:value-type="string" office:string-value="sed -i 's/lb_no/30/g' 244.json" calcext:value-type="string">
            <text:p>sed -i 's/lb_no/30/g' 244.json</text:p>
          </table:table-cell>
          <table:table-cell table:formula="of:=CONCATENATE(&quot;echo 'python ../../../dlopt/tools/main.py --config config/&quot;;[.A246];&quot;.json --verbose=2' $&quot;)" office:value-type="string" office:string-value="echo 'python ../../../dlopt/tools/main.py --config config/244.json --verbose=2' $" calcext:value-type="string">
            <text:p>echo 'python ../../../dlopt/tools/main.py --config config/244.json --verbose=2' $</text:p>
          </table:table-cell>
          <table:table-cell table:formula="of:=CONCATENATE(&quot;python ../../../dlopt/tools/main.py --config config/&quot;;[.A246];&quot;.json --verbose=2&quot;)" office:value-type="string" office:string-value="python ../../../dlopt/tools/main.py --config config/244.json --verbose=2" calcext:value-type="string">
            <text:p>python ../../../dlopt/tools/main.py --config config/244.json --verbose=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6]" office:value-type="float" office:value="950" calcext:value-type="float">
            <text:p>950</text:p>
          </table:table-cell>
          <table:table-cell table:formula="of:=[.C246]+50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47];&quot;.json&quot;)" office:value-type="string" office:string-value="cp template.json 245.json" calcext:value-type="string">
            <text:p>cp template.json 245.json</text:p>
          </table:table-cell>
          <table:table-cell table:formula="of:=CONCATENATE(&quot;sed -i 's/&quot;;[.$A$1];&quot;/&quot;;[.A247];&quot;/g' &quot;;[.A247];&quot;.json&quot;)" office:value-type="string" office:string-value="sed -i 's/config_no/245/g' 245.json" calcext:value-type="string">
            <text:p>sed -i 's/config_no/245/g' 245.json</text:p>
          </table:table-cell>
          <table:table-cell table:formula="of:=CONCATENATE(&quot;sed -i 's/&quot;;[.$B$1];&quot;/&quot;;[.B247];&quot;/g' &quot;;[.A247];&quot;.json&quot;)" office:value-type="string" office:string-value="sed -i 's/embedding_no/950/g' 245.json" calcext:value-type="string">
            <text:p>sed -i 's/embedding_no/950/g' 245.json</text:p>
          </table:table-cell>
          <table:table-cell table:formula="of:=CONCATENATE(&quot;sed -i 's/&quot;;[.$C$1];&quot;/&quot;;[.C247];&quot;/g' &quot;;[.A247];&quot;.json&quot;)" office:value-type="string" office:string-value="sed -i 's/lstm_no/1000/g' 245.json" calcext:value-type="string">
            <text:p>sed -i 's/lstm_no/1000/g' 245.json</text:p>
          </table:table-cell>
          <table:table-cell table:formula="of:=CONCATENATE(&quot;sed -i 's/&quot;;[.$D$1];&quot;/&quot;;[.D247];&quot;/g' &quot;;[.A247];&quot;.json&quot;)" office:value-type="string" office:string-value="sed -i 's/lb_no/2/g' 245.json" calcext:value-type="string">
            <text:p>sed -i 's/lb_no/2/g' 245.json</text:p>
          </table:table-cell>
          <table:table-cell table:formula="of:=CONCATENATE(&quot;echo 'python ../../../dlopt/tools/main.py --config config/&quot;;[.A247];&quot;.json --verbose=2' $&quot;)" office:value-type="string" office:string-value="echo 'python ../../../dlopt/tools/main.py --config config/245.json --verbose=2' $" calcext:value-type="string">
            <text:p>echo 'python ../../../dlopt/tools/main.py --config config/245.json --verbose=2' $</text:p>
          </table:table-cell>
          <table:table-cell table:formula="of:=CONCATENATE(&quot;python ../../../dlopt/tools/main.py --config config/&quot;;[.A247];&quot;.json --verbose=2&quot;)" office:value-type="string" office:string-value="python ../../../dlopt/tools/main.py --config config/245.json --verbose=2" calcext:value-type="string">
            <text:p>python ../../../dlopt/tools/main.py --config config/245.json --verbose=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7]" office:value-type="float" office:value="950" calcext:value-type="float">
            <text:p>950</text:p>
          </table:table-cell>
          <table:table-cell table:formula="of:=[.C247]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248];&quot;.json&quot;)" office:value-type="string" office:string-value="cp template.json 246.json" calcext:value-type="string">
            <text:p>cp template.json 246.json</text:p>
          </table:table-cell>
          <table:table-cell table:formula="of:=CONCATENATE(&quot;sed -i 's/&quot;;[.$A$1];&quot;/&quot;;[.A248];&quot;/g' &quot;;[.A248];&quot;.json&quot;)" office:value-type="string" office:string-value="sed -i 's/config_no/246/g' 246.json" calcext:value-type="string">
            <text:p>sed -i 's/config_no/246/g' 246.json</text:p>
          </table:table-cell>
          <table:table-cell table:formula="of:=CONCATENATE(&quot;sed -i 's/&quot;;[.$B$1];&quot;/&quot;;[.B248];&quot;/g' &quot;;[.A248];&quot;.json&quot;)" office:value-type="string" office:string-value="sed -i 's/embedding_no/950/g' 246.json" calcext:value-type="string">
            <text:p>sed -i 's/embedding_no/950/g' 246.json</text:p>
          </table:table-cell>
          <table:table-cell table:formula="of:=CONCATENATE(&quot;sed -i 's/&quot;;[.$C$1];&quot;/&quot;;[.C248];&quot;/g' &quot;;[.A248];&quot;.json&quot;)" office:value-type="string" office:string-value="sed -i 's/lstm_no/1000/g' 246.json" calcext:value-type="string">
            <text:p>sed -i 's/lstm_no/1000/g' 246.json</text:p>
          </table:table-cell>
          <table:table-cell table:formula="of:=CONCATENATE(&quot;sed -i 's/&quot;;[.$D$1];&quot;/&quot;;[.D248];&quot;/g' &quot;;[.A248];&quot;.json&quot;)" office:value-type="string" office:string-value="sed -i 's/lb_no/5/g' 246.json" calcext:value-type="string">
            <text:p>sed -i 's/lb_no/5/g' 246.json</text:p>
          </table:table-cell>
          <table:table-cell table:formula="of:=CONCATENATE(&quot;echo 'python ../../../dlopt/tools/main.py --config config/&quot;;[.A248];&quot;.json --verbose=2' $&quot;)" office:value-type="string" office:string-value="echo 'python ../../../dlopt/tools/main.py --config config/246.json --verbose=2' $" calcext:value-type="string">
            <text:p>echo 'python ../../../dlopt/tools/main.py --config config/246.json --verbose=2' $</text:p>
          </table:table-cell>
          <table:table-cell table:formula="of:=CONCATENATE(&quot;python ../../../dlopt/tools/main.py --config config/&quot;;[.A248];&quot;.json --verbose=2&quot;)" office:value-type="string" office:string-value="python ../../../dlopt/tools/main.py --config config/246.json --verbose=2" calcext:value-type="string">
            <text:p>python ../../../dlopt/tools/main.py --config config/246.json --verbose=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8]" office:value-type="float" office:value="950" calcext:value-type="float">
            <text:p>950</text:p>
          </table:table-cell>
          <table:table-cell table:formula="of:=[.C248]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49];&quot;.json&quot;)" office:value-type="string" office:string-value="cp template.json 247.json" calcext:value-type="string">
            <text:p>cp template.json 247.json</text:p>
          </table:table-cell>
          <table:table-cell table:formula="of:=CONCATENATE(&quot;sed -i 's/&quot;;[.$A$1];&quot;/&quot;;[.A249];&quot;/g' &quot;;[.A249];&quot;.json&quot;)" office:value-type="string" office:string-value="sed -i 's/config_no/247/g' 247.json" calcext:value-type="string">
            <text:p>sed -i 's/config_no/247/g' 247.json</text:p>
          </table:table-cell>
          <table:table-cell table:formula="of:=CONCATENATE(&quot;sed -i 's/&quot;;[.$B$1];&quot;/&quot;;[.B249];&quot;/g' &quot;;[.A249];&quot;.json&quot;)" office:value-type="string" office:string-value="sed -i 's/embedding_no/950/g' 247.json" calcext:value-type="string">
            <text:p>sed -i 's/embedding_no/950/g' 247.json</text:p>
          </table:table-cell>
          <table:table-cell table:formula="of:=CONCATENATE(&quot;sed -i 's/&quot;;[.$C$1];&quot;/&quot;;[.C249];&quot;/g' &quot;;[.A249];&quot;.json&quot;)" office:value-type="string" office:string-value="sed -i 's/lstm_no/1000/g' 247.json" calcext:value-type="string">
            <text:p>sed -i 's/lstm_no/1000/g' 247.json</text:p>
          </table:table-cell>
          <table:table-cell table:formula="of:=CONCATENATE(&quot;sed -i 's/&quot;;[.$D$1];&quot;/&quot;;[.D249];&quot;/g' &quot;;[.A249];&quot;.json&quot;)" office:value-type="string" office:string-value="sed -i 's/lb_no/10/g' 247.json" calcext:value-type="string">
            <text:p>sed -i 's/lb_no/10/g' 247.json</text:p>
          </table:table-cell>
          <table:table-cell table:formula="of:=CONCATENATE(&quot;echo 'python ../../../dlopt/tools/main.py --config config/&quot;;[.A249];&quot;.json --verbose=2' $&quot;)" office:value-type="string" office:string-value="echo 'python ../../../dlopt/tools/main.py --config config/247.json --verbose=2' $" calcext:value-type="string">
            <text:p>echo 'python ../../../dlopt/tools/main.py --config config/247.json --verbose=2' $</text:p>
          </table:table-cell>
          <table:table-cell table:formula="of:=CONCATENATE(&quot;python ../../../dlopt/tools/main.py --config config/&quot;;[.A249];&quot;.json --verbose=2&quot;)" office:value-type="string" office:string-value="python ../../../dlopt/tools/main.py --config config/247.json --verbose=2" calcext:value-type="string">
            <text:p>python ../../../dlopt/tools/main.py --config config/247.json --verbose=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9]" office:value-type="float" office:value="950" calcext:value-type="float">
            <text:p>950</text:p>
          </table:table-cell>
          <table:table-cell table:formula="of:=[.C249]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50];&quot;.json&quot;)" office:value-type="string" office:string-value="cp template.json 248.json" calcext:value-type="string">
            <text:p>cp template.json 248.json</text:p>
          </table:table-cell>
          <table:table-cell table:formula="of:=CONCATENATE(&quot;sed -i 's/&quot;;[.$A$1];&quot;/&quot;;[.A250];&quot;/g' &quot;;[.A250];&quot;.json&quot;)" office:value-type="string" office:string-value="sed -i 's/config_no/248/g' 248.json" calcext:value-type="string">
            <text:p>sed -i 's/config_no/248/g' 248.json</text:p>
          </table:table-cell>
          <table:table-cell table:formula="of:=CONCATENATE(&quot;sed -i 's/&quot;;[.$B$1];&quot;/&quot;;[.B250];&quot;/g' &quot;;[.A250];&quot;.json&quot;)" office:value-type="string" office:string-value="sed -i 's/embedding_no/950/g' 248.json" calcext:value-type="string">
            <text:p>sed -i 's/embedding_no/950/g' 248.json</text:p>
          </table:table-cell>
          <table:table-cell table:formula="of:=CONCATENATE(&quot;sed -i 's/&quot;;[.$C$1];&quot;/&quot;;[.C250];&quot;/g' &quot;;[.A250];&quot;.json&quot;)" office:value-type="string" office:string-value="sed -i 's/lstm_no/1000/g' 248.json" calcext:value-type="string">
            <text:p>sed -i 's/lstm_no/1000/g' 248.json</text:p>
          </table:table-cell>
          <table:table-cell table:formula="of:=CONCATENATE(&quot;sed -i 's/&quot;;[.$D$1];&quot;/&quot;;[.D250];&quot;/g' &quot;;[.A250];&quot;.json&quot;)" office:value-type="string" office:string-value="sed -i 's/lb_no/15/g' 248.json" calcext:value-type="string">
            <text:p>sed -i 's/lb_no/15/g' 248.json</text:p>
          </table:table-cell>
          <table:table-cell table:formula="of:=CONCATENATE(&quot;echo 'python ../../../dlopt/tools/main.py --config config/&quot;;[.A250];&quot;.json --verbose=2' $&quot;)" office:value-type="string" office:string-value="echo 'python ../../../dlopt/tools/main.py --config config/248.json --verbose=2' $" calcext:value-type="string">
            <text:p>echo 'python ../../../dlopt/tools/main.py --config config/248.json --verbose=2' $</text:p>
          </table:table-cell>
          <table:table-cell table:formula="of:=CONCATENATE(&quot;python ../../../dlopt/tools/main.py --config config/&quot;;[.A250];&quot;.json --verbose=2&quot;)" office:value-type="string" office:string-value="python ../../../dlopt/tools/main.py --config config/248.json --verbose=2" calcext:value-type="string">
            <text:p>python ../../../dlopt/tools/main.py --config config/248.json --verbose=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50]" office:value-type="float" office:value="950" calcext:value-type="float">
            <text:p>950</text:p>
          </table:table-cell>
          <table:table-cell table:formula="of:=[.C250]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51];&quot;.json&quot;)" office:value-type="string" office:string-value="cp template.json 249.json" calcext:value-type="string">
            <text:p>cp template.json 249.json</text:p>
          </table:table-cell>
          <table:table-cell table:formula="of:=CONCATENATE(&quot;sed -i 's/&quot;;[.$A$1];&quot;/&quot;;[.A251];&quot;/g' &quot;;[.A251];&quot;.json&quot;)" office:value-type="string" office:string-value="sed -i 's/config_no/249/g' 249.json" calcext:value-type="string">
            <text:p>sed -i 's/config_no/249/g' 249.json</text:p>
          </table:table-cell>
          <table:table-cell table:formula="of:=CONCATENATE(&quot;sed -i 's/&quot;;[.$B$1];&quot;/&quot;;[.B251];&quot;/g' &quot;;[.A251];&quot;.json&quot;)" office:value-type="string" office:string-value="sed -i 's/embedding_no/950/g' 249.json" calcext:value-type="string">
            <text:p>sed -i 's/embedding_no/950/g' 249.json</text:p>
          </table:table-cell>
          <table:table-cell table:formula="of:=CONCATENATE(&quot;sed -i 's/&quot;;[.$C$1];&quot;/&quot;;[.C251];&quot;/g' &quot;;[.A251];&quot;.json&quot;)" office:value-type="string" office:string-value="sed -i 's/lstm_no/1000/g' 249.json" calcext:value-type="string">
            <text:p>sed -i 's/lstm_no/1000/g' 249.json</text:p>
          </table:table-cell>
          <table:table-cell table:formula="of:=CONCATENATE(&quot;sed -i 's/&quot;;[.$D$1];&quot;/&quot;;[.D251];&quot;/g' &quot;;[.A251];&quot;.json&quot;)" office:value-type="string" office:string-value="sed -i 's/lb_no/20/g' 249.json" calcext:value-type="string">
            <text:p>sed -i 's/lb_no/20/g' 249.json</text:p>
          </table:table-cell>
          <table:table-cell table:formula="of:=CONCATENATE(&quot;echo 'python ../../../dlopt/tools/main.py --config config/&quot;;[.A251];&quot;.json --verbose=2' $&quot;)" office:value-type="string" office:string-value="echo 'python ../../../dlopt/tools/main.py --config config/249.json --verbose=2' $" calcext:value-type="string">
            <text:p>echo 'python ../../../dlopt/tools/main.py --config config/249.json --verbose=2' $</text:p>
          </table:table-cell>
          <table:table-cell table:formula="of:=CONCATENATE(&quot;python ../../../dlopt/tools/main.py --config config/&quot;;[.A251];&quot;.json --verbose=2&quot;)" office:value-type="string" office:string-value="python ../../../dlopt/tools/main.py --config config/249.json --verbose=2" calcext:value-type="string">
            <text:p>python ../../../dlopt/tools/main.py --config config/249.json --verbose=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1]" office:value-type="float" office:value="950" calcext:value-type="float">
            <text:p>950</text:p>
          </table:table-cell>
          <table:table-cell table:formula="of:=[.C251]"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52];&quot;.json&quot;)" office:value-type="string" office:string-value="cp template.json 250.json" calcext:value-type="string">
            <text:p>cp template.json 250.json</text:p>
          </table:table-cell>
          <table:table-cell table:formula="of:=CONCATENATE(&quot;sed -i 's/&quot;;[.$A$1];&quot;/&quot;;[.A252];&quot;/g' &quot;;[.A252];&quot;.json&quot;)" office:value-type="string" office:string-value="sed -i 's/config_no/250/g' 250.json" calcext:value-type="string">
            <text:p>sed -i 's/config_no/250/g' 250.json</text:p>
          </table:table-cell>
          <table:table-cell table:formula="of:=CONCATENATE(&quot;sed -i 's/&quot;;[.$B$1];&quot;/&quot;;[.B252];&quot;/g' &quot;;[.A252];&quot;.json&quot;)" office:value-type="string" office:string-value="sed -i 's/embedding_no/950/g' 250.json" calcext:value-type="string">
            <text:p>sed -i 's/embedding_no/950/g' 250.json</text:p>
          </table:table-cell>
          <table:table-cell table:formula="of:=CONCATENATE(&quot;sed -i 's/&quot;;[.$C$1];&quot;/&quot;;[.C252];&quot;/g' &quot;;[.A252];&quot;.json&quot;)" office:value-type="string" office:string-value="sed -i 's/lstm_no/1000/g' 250.json" calcext:value-type="string">
            <text:p>sed -i 's/lstm_no/1000/g' 250.json</text:p>
          </table:table-cell>
          <table:table-cell table:formula="of:=CONCATENATE(&quot;sed -i 's/&quot;;[.$D$1];&quot;/&quot;;[.D252];&quot;/g' &quot;;[.A252];&quot;.json&quot;)" office:value-type="string" office:string-value="sed -i 's/lb_no/25/g' 250.json" calcext:value-type="string">
            <text:p>sed -i 's/lb_no/25/g' 250.json</text:p>
          </table:table-cell>
          <table:table-cell table:formula="of:=CONCATENATE(&quot;echo 'python ../../../dlopt/tools/main.py --config config/&quot;;[.A252];&quot;.json --verbose=2' $&quot;)" office:value-type="string" office:string-value="echo 'python ../../../dlopt/tools/main.py --config config/250.json --verbose=2' $" calcext:value-type="string">
            <text:p>echo 'python ../../../dlopt/tools/main.py --config config/250.json --verbose=2' $</text:p>
          </table:table-cell>
          <table:table-cell table:formula="of:=CONCATENATE(&quot;python ../../../dlopt/tools/main.py --config config/&quot;;[.A252];&quot;.json --verbose=2&quot;)" office:value-type="string" office:string-value="python ../../../dlopt/tools/main.py --config config/250.json --verbose=2" calcext:value-type="string">
            <text:p>python ../../../dlopt/tools/main.py --config config/250.json --verbose=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2]" office:value-type="float" office:value="950" calcext:value-type="float">
            <text:p>950</text:p>
          </table:table-cell>
          <table:table-cell table:formula="of:=[.C252]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53];&quot;.json&quot;)" office:value-type="string" office:string-value="cp template.json 251.json" calcext:value-type="string">
            <text:p>cp template.json 251.json</text:p>
          </table:table-cell>
          <table:table-cell table:formula="of:=CONCATENATE(&quot;sed -i 's/&quot;;[.$A$1];&quot;/&quot;;[.A253];&quot;/g' &quot;;[.A253];&quot;.json&quot;)" office:value-type="string" office:string-value="sed -i 's/config_no/251/g' 251.json" calcext:value-type="string">
            <text:p>sed -i 's/config_no/251/g' 251.json</text:p>
          </table:table-cell>
          <table:table-cell table:formula="of:=CONCATENATE(&quot;sed -i 's/&quot;;[.$B$1];&quot;/&quot;;[.B253];&quot;/g' &quot;;[.A253];&quot;.json&quot;)" office:value-type="string" office:string-value="sed -i 's/embedding_no/950/g' 251.json" calcext:value-type="string">
            <text:p>sed -i 's/embedding_no/950/g' 251.json</text:p>
          </table:table-cell>
          <table:table-cell table:formula="of:=CONCATENATE(&quot;sed -i 's/&quot;;[.$C$1];&quot;/&quot;;[.C253];&quot;/g' &quot;;[.A253];&quot;.json&quot;)" office:value-type="string" office:string-value="sed -i 's/lstm_no/1000/g' 251.json" calcext:value-type="string">
            <text:p>sed -i 's/lstm_no/1000/g' 251.json</text:p>
          </table:table-cell>
          <table:table-cell table:formula="of:=CONCATENATE(&quot;sed -i 's/&quot;;[.$D$1];&quot;/&quot;;[.D253];&quot;/g' &quot;;[.A253];&quot;.json&quot;)" office:value-type="string" office:string-value="sed -i 's/lb_no/30/g' 251.json" calcext:value-type="string">
            <text:p>sed -i 's/lb_no/30/g' 251.json</text:p>
          </table:table-cell>
          <table:table-cell table:formula="of:=CONCATENATE(&quot;echo 'python ../../../dlopt/tools/main.py --config config/&quot;;[.A253];&quot;.json --verbose=2' $&quot;)" office:value-type="string" office:string-value="echo 'python ../../../dlopt/tools/main.py --config config/251.json --verbose=2' $" calcext:value-type="string">
            <text:p>echo 'python ../../../dlopt/tools/main.py --config config/251.json --verbose=2' $</text:p>
          </table:table-cell>
          <table:table-cell table:formula="of:=CONCATENATE(&quot;python ../../../dlopt/tools/main.py --config config/&quot;;[.A253];&quot;.json --verbose=2&quot;)" office:value-type="string" office:string-value="python ../../../dlopt/tools/main.py --config config/251.json --verbose=2" calcext:value-type="string">
            <text:p>python ../../../dlopt/tools/main.py --config config/251.json --verbose=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3]+50" office:value-type="float" office:value="1000" calcext:value-type="float">
            <text:p>1000</text:p>
          </table:table-cell>
          <table:table-cell table:formula="of:=[.C253]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54];&quot;.json&quot;)" office:value-type="string" office:string-value="cp template.json 252.json" calcext:value-type="string">
            <text:p>cp template.json 252.json</text:p>
          </table:table-cell>
          <table:table-cell table:formula="of:=CONCATENATE(&quot;sed -i 's/&quot;;[.$A$1];&quot;/&quot;;[.A254];&quot;/g' &quot;;[.A254];&quot;.json&quot;)" office:value-type="string" office:string-value="sed -i 's/config_no/252/g' 252.json" calcext:value-type="string">
            <text:p>sed -i 's/config_no/252/g' 252.json</text:p>
          </table:table-cell>
          <table:table-cell table:formula="of:=CONCATENATE(&quot;sed -i 's/&quot;;[.$B$1];&quot;/&quot;;[.B254];&quot;/g' &quot;;[.A254];&quot;.json&quot;)" office:value-type="string" office:string-value="sed -i 's/embedding_no/1000/g' 252.json" calcext:value-type="string">
            <text:p>sed -i 's/embedding_no/1000/g' 252.json</text:p>
          </table:table-cell>
          <table:table-cell table:formula="of:=CONCATENATE(&quot;sed -i 's/&quot;;[.$C$1];&quot;/&quot;;[.C254];&quot;/g' &quot;;[.A254];&quot;.json&quot;)" office:value-type="string" office:string-value="sed -i 's/lstm_no/1000/g' 252.json" calcext:value-type="string">
            <text:p>sed -i 's/lstm_no/1000/g' 252.json</text:p>
          </table:table-cell>
          <table:table-cell table:formula="of:=CONCATENATE(&quot;sed -i 's/&quot;;[.$D$1];&quot;/&quot;;[.D254];&quot;/g' &quot;;[.A254];&quot;.json&quot;)" office:value-type="string" office:string-value="sed -i 's/lb_no/2/g' 252.json" calcext:value-type="string">
            <text:p>sed -i 's/lb_no/2/g' 252.json</text:p>
          </table:table-cell>
          <table:table-cell table:formula="of:=CONCATENATE(&quot;echo 'python ../../../dlopt/tools/main.py --config config/&quot;;[.A254];&quot;.json --verbose=2' $&quot;)" office:value-type="string" office:string-value="echo 'python ../../../dlopt/tools/main.py --config config/252.json --verbose=2' $" calcext:value-type="string">
            <text:p>echo 'python ../../../dlopt/tools/main.py --config config/252.json --verbose=2' $</text:p>
          </table:table-cell>
          <table:table-cell table:formula="of:=CONCATENATE(&quot;python ../../../dlopt/tools/main.py --config config/&quot;;[.A254];&quot;.json --verbose=2&quot;)" office:value-type="string" office:string-value="python ../../../dlopt/tools/main.py --config config/252.json --verbose=2" calcext:value-type="string">
            <text:p>python ../../../dlopt/tools/main.py --config config/252.json --verbose=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4]" office:value-type="float" office:value="1000" calcext:value-type="float">
            <text:p>1000</text:p>
          </table:table-cell>
          <table:table-cell table:formula="of:=[.C254]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255];&quot;.json&quot;)" office:value-type="string" office:string-value="cp template.json 253.json" calcext:value-type="string">
            <text:p>cp template.json 253.json</text:p>
          </table:table-cell>
          <table:table-cell table:formula="of:=CONCATENATE(&quot;sed -i 's/&quot;;[.$A$1];&quot;/&quot;;[.A255];&quot;/g' &quot;;[.A255];&quot;.json&quot;)" office:value-type="string" office:string-value="sed -i 's/config_no/253/g' 253.json" calcext:value-type="string">
            <text:p>sed -i 's/config_no/253/g' 253.json</text:p>
          </table:table-cell>
          <table:table-cell table:formula="of:=CONCATENATE(&quot;sed -i 's/&quot;;[.$B$1];&quot;/&quot;;[.B255];&quot;/g' &quot;;[.A255];&quot;.json&quot;)" office:value-type="string" office:string-value="sed -i 's/embedding_no/1000/g' 253.json" calcext:value-type="string">
            <text:p>sed -i 's/embedding_no/1000/g' 253.json</text:p>
          </table:table-cell>
          <table:table-cell table:formula="of:=CONCATENATE(&quot;sed -i 's/&quot;;[.$C$1];&quot;/&quot;;[.C255];&quot;/g' &quot;;[.A255];&quot;.json&quot;)" office:value-type="string" office:string-value="sed -i 's/lstm_no/1000/g' 253.json" calcext:value-type="string">
            <text:p>sed -i 's/lstm_no/1000/g' 253.json</text:p>
          </table:table-cell>
          <table:table-cell table:formula="of:=CONCATENATE(&quot;sed -i 's/&quot;;[.$D$1];&quot;/&quot;;[.D255];&quot;/g' &quot;;[.A255];&quot;.json&quot;)" office:value-type="string" office:string-value="sed -i 's/lb_no/5/g' 253.json" calcext:value-type="string">
            <text:p>sed -i 's/lb_no/5/g' 253.json</text:p>
          </table:table-cell>
          <table:table-cell table:formula="of:=CONCATENATE(&quot;echo 'python ../../../dlopt/tools/main.py --config config/&quot;;[.A255];&quot;.json --verbose=2' $&quot;)" office:value-type="string" office:string-value="echo 'python ../../../dlopt/tools/main.py --config config/253.json --verbose=2' $" calcext:value-type="string">
            <text:p>echo 'python ../../../dlopt/tools/main.py --config config/253.json --verbose=2' $</text:p>
          </table:table-cell>
          <table:table-cell table:formula="of:=CONCATENATE(&quot;python ../../../dlopt/tools/main.py --config config/&quot;;[.A255];&quot;.json --verbose=2&quot;)" office:value-type="string" office:string-value="python ../../../dlopt/tools/main.py --config config/253.json --verbose=2" calcext:value-type="string">
            <text:p>python ../../../dlopt/tools/main.py --config config/253.json --verbose=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5]" office:value-type="float" office:value="1000" calcext:value-type="float">
            <text:p>1000</text:p>
          </table:table-cell>
          <table:table-cell table:formula="of:=[.C255]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56];&quot;.json&quot;)" office:value-type="string" office:string-value="cp template.json 254.json" calcext:value-type="string">
            <text:p>cp template.json 254.json</text:p>
          </table:table-cell>
          <table:table-cell table:formula="of:=CONCATENATE(&quot;sed -i 's/&quot;;[.$A$1];&quot;/&quot;;[.A256];&quot;/g' &quot;;[.A256];&quot;.json&quot;)" office:value-type="string" office:string-value="sed -i 's/config_no/254/g' 254.json" calcext:value-type="string">
            <text:p>sed -i 's/config_no/254/g' 254.json</text:p>
          </table:table-cell>
          <table:table-cell table:formula="of:=CONCATENATE(&quot;sed -i 's/&quot;;[.$B$1];&quot;/&quot;;[.B256];&quot;/g' &quot;;[.A256];&quot;.json&quot;)" office:value-type="string" office:string-value="sed -i 's/embedding_no/1000/g' 254.json" calcext:value-type="string">
            <text:p>sed -i 's/embedding_no/1000/g' 254.json</text:p>
          </table:table-cell>
          <table:table-cell table:formula="of:=CONCATENATE(&quot;sed -i 's/&quot;;[.$C$1];&quot;/&quot;;[.C256];&quot;/g' &quot;;[.A256];&quot;.json&quot;)" office:value-type="string" office:string-value="sed -i 's/lstm_no/1000/g' 254.json" calcext:value-type="string">
            <text:p>sed -i 's/lstm_no/1000/g' 254.json</text:p>
          </table:table-cell>
          <table:table-cell table:formula="of:=CONCATENATE(&quot;sed -i 's/&quot;;[.$D$1];&quot;/&quot;;[.D256];&quot;/g' &quot;;[.A256];&quot;.json&quot;)" office:value-type="string" office:string-value="sed -i 's/lb_no/10/g' 254.json" calcext:value-type="string">
            <text:p>sed -i 's/lb_no/10/g' 254.json</text:p>
          </table:table-cell>
          <table:table-cell table:formula="of:=CONCATENATE(&quot;echo 'python ../../../dlopt/tools/main.py --config config/&quot;;[.A256];&quot;.json --verbose=2' $&quot;)" office:value-type="string" office:string-value="echo 'python ../../../dlopt/tools/main.py --config config/254.json --verbose=2' $" calcext:value-type="string">
            <text:p>echo 'python ../../../dlopt/tools/main.py --config config/254.json --verbose=2' $</text:p>
          </table:table-cell>
          <table:table-cell table:formula="of:=CONCATENATE(&quot;python ../../../dlopt/tools/main.py --config config/&quot;;[.A256];&quot;.json --verbose=2&quot;)" office:value-type="string" office:string-value="python ../../../dlopt/tools/main.py --config config/254.json --verbose=2" calcext:value-type="string">
            <text:p>python ../../../dlopt/tools/main.py --config config/254.json --verbose=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6]" office:value-type="float" office:value="1000" calcext:value-type="float">
            <text:p>1000</text:p>
          </table:table-cell>
          <table:table-cell table:formula="of:=[.C256]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57];&quot;.json&quot;)" office:value-type="string" office:string-value="cp template.json 255.json" calcext:value-type="string">
            <text:p>cp template.json 255.json</text:p>
          </table:table-cell>
          <table:table-cell table:formula="of:=CONCATENATE(&quot;sed -i 's/&quot;;[.$A$1];&quot;/&quot;;[.A257];&quot;/g' &quot;;[.A257];&quot;.json&quot;)" office:value-type="string" office:string-value="sed -i 's/config_no/255/g' 255.json" calcext:value-type="string">
            <text:p>sed -i 's/config_no/255/g' 255.json</text:p>
          </table:table-cell>
          <table:table-cell table:formula="of:=CONCATENATE(&quot;sed -i 's/&quot;;[.$B$1];&quot;/&quot;;[.B257];&quot;/g' &quot;;[.A257];&quot;.json&quot;)" office:value-type="string" office:string-value="sed -i 's/embedding_no/1000/g' 255.json" calcext:value-type="string">
            <text:p>sed -i 's/embedding_no/1000/g' 255.json</text:p>
          </table:table-cell>
          <table:table-cell table:formula="of:=CONCATENATE(&quot;sed -i 's/&quot;;[.$C$1];&quot;/&quot;;[.C257];&quot;/g' &quot;;[.A257];&quot;.json&quot;)" office:value-type="string" office:string-value="sed -i 's/lstm_no/1000/g' 255.json" calcext:value-type="string">
            <text:p>sed -i 's/lstm_no/1000/g' 255.json</text:p>
          </table:table-cell>
          <table:table-cell table:formula="of:=CONCATENATE(&quot;sed -i 's/&quot;;[.$D$1];&quot;/&quot;;[.D257];&quot;/g' &quot;;[.A257];&quot;.json&quot;)" office:value-type="string" office:string-value="sed -i 's/lb_no/15/g' 255.json" calcext:value-type="string">
            <text:p>sed -i 's/lb_no/15/g' 255.json</text:p>
          </table:table-cell>
          <table:table-cell table:formula="of:=CONCATENATE(&quot;echo 'python ../../../dlopt/tools/main.py --config config/&quot;;[.A257];&quot;.json --verbose=2' $&quot;)" office:value-type="string" office:string-value="echo 'python ../../../dlopt/tools/main.py --config config/255.json --verbose=2' $" calcext:value-type="string">
            <text:p>echo 'python ../../../dlopt/tools/main.py --config config/255.json --verbose=2' $</text:p>
          </table:table-cell>
          <table:table-cell table:formula="of:=CONCATENATE(&quot;python ../../../dlopt/tools/main.py --config config/&quot;;[.A257];&quot;.json --verbose=2&quot;)" office:value-type="string" office:string-value="python ../../../dlopt/tools/main.py --config config/255.json --verbose=2" calcext:value-type="string">
            <text:p>python ../../../dlopt/tools/main.py --config config/255.json --verbose=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7]" office:value-type="float" office:value="1000" calcext:value-type="float">
            <text:p>1000</text:p>
          </table:table-cell>
          <table:table-cell table:formula="of:=[.C257]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58];&quot;.json&quot;)" office:value-type="string" office:string-value="cp template.json 256.json" calcext:value-type="string">
            <text:p>cp template.json 256.json</text:p>
          </table:table-cell>
          <table:table-cell table:formula="of:=CONCATENATE(&quot;sed -i 's/&quot;;[.$A$1];&quot;/&quot;;[.A258];&quot;/g' &quot;;[.A258];&quot;.json&quot;)" office:value-type="string" office:string-value="sed -i 's/config_no/256/g' 256.json" calcext:value-type="string">
            <text:p>sed -i 's/config_no/256/g' 256.json</text:p>
          </table:table-cell>
          <table:table-cell table:formula="of:=CONCATENATE(&quot;sed -i 's/&quot;;[.$B$1];&quot;/&quot;;[.B258];&quot;/g' &quot;;[.A258];&quot;.json&quot;)" office:value-type="string" office:string-value="sed -i 's/embedding_no/1000/g' 256.json" calcext:value-type="string">
            <text:p>sed -i 's/embedding_no/1000/g' 256.json</text:p>
          </table:table-cell>
          <table:table-cell table:formula="of:=CONCATENATE(&quot;sed -i 's/&quot;;[.$C$1];&quot;/&quot;;[.C258];&quot;/g' &quot;;[.A258];&quot;.json&quot;)" office:value-type="string" office:string-value="sed -i 's/lstm_no/1000/g' 256.json" calcext:value-type="string">
            <text:p>sed -i 's/lstm_no/1000/g' 256.json</text:p>
          </table:table-cell>
          <table:table-cell table:formula="of:=CONCATENATE(&quot;sed -i 's/&quot;;[.$D$1];&quot;/&quot;;[.D258];&quot;/g' &quot;;[.A258];&quot;.json&quot;)" office:value-type="string" office:string-value="sed -i 's/lb_no/20/g' 256.json" calcext:value-type="string">
            <text:p>sed -i 's/lb_no/20/g' 256.json</text:p>
          </table:table-cell>
          <table:table-cell table:formula="of:=CONCATENATE(&quot;echo 'python ../../../dlopt/tools/main.py --config config/&quot;;[.A258];&quot;.json --verbose=2' $&quot;)" office:value-type="string" office:string-value="echo 'python ../../../dlopt/tools/main.py --config config/256.json --verbose=2' $" calcext:value-type="string">
            <text:p>echo 'python ../../../dlopt/tools/main.py --config config/256.json --verbose=2' $</text:p>
          </table:table-cell>
          <table:table-cell table:formula="of:=CONCATENATE(&quot;python ../../../dlopt/tools/main.py --config config/&quot;;[.A258];&quot;.json --verbose=2&quot;)" office:value-type="string" office:string-value="python ../../../dlopt/tools/main.py --config config/256.json --verbose=2" calcext:value-type="string">
            <text:p>python ../../../dlopt/tools/main.py --config config/256.json --verbose=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58]" office:value-type="float" office:value="1000" calcext:value-type="float">
            <text:p>1000</text:p>
          </table:table-cell>
          <table:table-cell table:formula="of:=[.C258]"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59];&quot;.json&quot;)" office:value-type="string" office:string-value="cp template.json 257.json" calcext:value-type="string">
            <text:p>cp template.json 257.json</text:p>
          </table:table-cell>
          <table:table-cell table:formula="of:=CONCATENATE(&quot;sed -i 's/&quot;;[.$A$1];&quot;/&quot;;[.A259];&quot;/g' &quot;;[.A259];&quot;.json&quot;)" office:value-type="string" office:string-value="sed -i 's/config_no/257/g' 257.json" calcext:value-type="string">
            <text:p>sed -i 's/config_no/257/g' 257.json</text:p>
          </table:table-cell>
          <table:table-cell table:formula="of:=CONCATENATE(&quot;sed -i 's/&quot;;[.$B$1];&quot;/&quot;;[.B259];&quot;/g' &quot;;[.A259];&quot;.json&quot;)" office:value-type="string" office:string-value="sed -i 's/embedding_no/1000/g' 257.json" calcext:value-type="string">
            <text:p>sed -i 's/embedding_no/1000/g' 257.json</text:p>
          </table:table-cell>
          <table:table-cell table:formula="of:=CONCATENATE(&quot;sed -i 's/&quot;;[.$C$1];&quot;/&quot;;[.C259];&quot;/g' &quot;;[.A259];&quot;.json&quot;)" office:value-type="string" office:string-value="sed -i 's/lstm_no/1000/g' 257.json" calcext:value-type="string">
            <text:p>sed -i 's/lstm_no/1000/g' 257.json</text:p>
          </table:table-cell>
          <table:table-cell table:formula="of:=CONCATENATE(&quot;sed -i 's/&quot;;[.$D$1];&quot;/&quot;;[.D259];&quot;/g' &quot;;[.A259];&quot;.json&quot;)" office:value-type="string" office:string-value="sed -i 's/lb_no/25/g' 257.json" calcext:value-type="string">
            <text:p>sed -i 's/lb_no/25/g' 257.json</text:p>
          </table:table-cell>
          <table:table-cell table:formula="of:=CONCATENATE(&quot;echo 'python ../../../dlopt/tools/main.py --config config/&quot;;[.A259];&quot;.json --verbose=2' $&quot;)" office:value-type="string" office:string-value="echo 'python ../../../dlopt/tools/main.py --config config/257.json --verbose=2' $" calcext:value-type="string">
            <text:p>echo 'python ../../../dlopt/tools/main.py --config config/257.json --verbose=2' $</text:p>
          </table:table-cell>
          <table:table-cell table:formula="of:=CONCATENATE(&quot;python ../../../dlopt/tools/main.py --config config/&quot;;[.A259];&quot;.json --verbose=2&quot;)" office:value-type="string" office:string-value="python ../../../dlopt/tools/main.py --config config/257.json --verbose=2" calcext:value-type="string">
            <text:p>python ../../../dlopt/tools/main.py --config config/257.json --verbose=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59]" office:value-type="float" office:value="1000" calcext:value-type="float">
            <text:p>1000</text:p>
          </table:table-cell>
          <table:table-cell table:formula="of:=[.C259]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60];&quot;.json&quot;)" office:value-type="string" office:string-value="cp template.json 258.json" calcext:value-type="string">
            <text:p>cp template.json 258.json</text:p>
          </table:table-cell>
          <table:table-cell table:formula="of:=CONCATENATE(&quot;sed -i 's/&quot;;[.$A$1];&quot;/&quot;;[.A260];&quot;/g' &quot;;[.A260];&quot;.json&quot;)" office:value-type="string" office:string-value="sed -i 's/config_no/258/g' 258.json" calcext:value-type="string">
            <text:p>sed -i 's/config_no/258/g' 258.json</text:p>
          </table:table-cell>
          <table:table-cell table:formula="of:=CONCATENATE(&quot;sed -i 's/&quot;;[.$B$1];&quot;/&quot;;[.B260];&quot;/g' &quot;;[.A260];&quot;.json&quot;)" office:value-type="string" office:string-value="sed -i 's/embedding_no/1000/g' 258.json" calcext:value-type="string">
            <text:p>sed -i 's/embedding_no/1000/g' 258.json</text:p>
          </table:table-cell>
          <table:table-cell table:formula="of:=CONCATENATE(&quot;sed -i 's/&quot;;[.$C$1];&quot;/&quot;;[.C260];&quot;/g' &quot;;[.A260];&quot;.json&quot;)" office:value-type="string" office:string-value="sed -i 's/lstm_no/1000/g' 258.json" calcext:value-type="string">
            <text:p>sed -i 's/lstm_no/1000/g' 258.json</text:p>
          </table:table-cell>
          <table:table-cell table:formula="of:=CONCATENATE(&quot;sed -i 's/&quot;;[.$D$1];&quot;/&quot;;[.D260];&quot;/g' &quot;;[.A260];&quot;.json&quot;)" office:value-type="string" office:string-value="sed -i 's/lb_no/30/g' 258.json" calcext:value-type="string">
            <text:p>sed -i 's/lb_no/30/g' 258.json</text:p>
          </table:table-cell>
          <table:table-cell table:formula="of:=CONCATENATE(&quot;echo 'python ../../../dlopt/tools/main.py --config config/&quot;;[.A260];&quot;.json --verbose=2' $&quot;)" office:value-type="string" office:string-value="echo 'python ../../../dlopt/tools/main.py --config config/258.json --verbose=2' $" calcext:value-type="string">
            <text:p>echo 'python ../../../dlopt/tools/main.py --config config/258.json --verbose=2' $</text:p>
          </table:table-cell>
          <table:table-cell table:formula="of:=CONCATENATE(&quot;python ../../../dlopt/tools/main.py --config config/&quot;;[.A260];&quot;.json --verbose=2&quot;)" office:value-type="string" office:string-value="python ../../../dlopt/tools/main.py --config config/258.json --verbose=2" calcext:value-type="string">
            <text:p>python ../../../dlopt/tools/main.py --config config/258.json --verbose=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 style:data-style-name="N2" text:time-value="14:46:58.810579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4:02:07.822691113</meta:creation-date>
    <dc:date>2018-09-27T14:51:06.307170150</dc:date>
    <meta:editing-duration>PT6M38S</meta:editing-duration>
    <meta:editing-cycles>2</meta:editing-cycles>
    <meta:generator>LibreOffice/6.0.6.2$Linux_X86_64 LibreOffice_project/00m0$Build-2</meta:generator>
    <meta:document-statistic meta:table-count="1" meta:cell-count="2853" meta:object-count="0"/>
  </office:meta>
</office:document-meta>
</file>